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327in"/>
    </style:style>
    <style:style style:name="co2" style:family="table-column">
      <style:table-column-properties fo:break-before="auto" style:column-width="0.4055in"/>
    </style:style>
    <style:style style:name="co3" style:family="table-column">
      <style:table-column-properties fo:break-before="auto" style:column-width="0.4945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0.5543in"/>
    </style:style>
    <style:style style:name="co6" style:family="table-column">
      <style:table-column-properties fo:break-before="auto" style:column-width="0.316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0.9217in"/>
    </style:style>
    <style:style style:name="co9" style:family="table-column">
      <style:table-column-properties fo:break-before="auto" style:column-width="1.0008in"/>
    </style:style>
    <style:style style:name="co10" style:family="table-column">
      <style:table-column-properties fo:break-before="auto" style:column-width="0.6335in"/>
    </style:style>
    <style:style style:name="co11" style:family="table-column">
      <style:table-column-properties fo:break-before="auto" style:column-width="0.762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_2" table:style-name="ta1">
        <table:shapes>
          <draw:frame draw:z-index="0" draw:style-name="gr1" svg:width="6.2988in" svg:height="3.5429in" svg:x="12.4126in" svg:y="0.0394in">
            <draw:object draw:notify-on-update-of-ranges="Sheet1_2.D1:Sheet1_2.D1 Sheet1_2.D2:Sheet1_2.D193 Sheet1_2.E1:Sheet1_2.E1 Sheet1_2.E2:Sheet1_2.E193 Sheet1_2.D1:Sheet1_2.D1 Sheet1_2.D2:Sheet1_2.D193 Sheet1_2.P1:Sheet1_2.P1 Sheet1_2.P2:Sheet1_2.P193 Sheet1_2.D1:Sheet1_2.D1 Sheet1_2.D2:Sheet1_2.D193 Sheet1_2.Q1:Sheet1_2.Q1 Sheet1_2.Q2:Sheet1_2.Q193 Sheet1_2.D1:Sheet1_2.D1 Sheet1_2.D2:Sheet1_2.D193 Sheet1_2.R1:Sheet1_2.R1 Sheet1_2.R2:Sheet1_2.R193 Sheet1_2.D1:Sheet1_2.D1 Sheet1_2.D2:Sheet1_2.D193 Sheet1_2.S1:Sheet1_2.S1 Sheet1_2.S2:Sheet1_2.S193 Sheet1_2.D1:Sheet1_2.D1 Sheet1_2.D2:Sheet1_2.D193 Sheet1_2.T1:Sheet1_2.T1 Sheet1_2.T2:Sheet1_2.T193 Sheet1_2.D1:Sheet1_2.D1 Sheet1_2.D2:Sheet1_2.D193 Sheet1_2.U1:Sheet1_2.U1 Sheet1_2.U2:Sheet1_2.U193 Sheet1_2.D1:Sheet1_2.D1 Sheet1_2.D2:Sheet1_2.D193 Sheet1_2.V1:Sheet1_2.V1 Sheet1_2.V2:Sheet1_2.V19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3" table:default-cell-style-name="ce2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number-columns-repeated="1002" table:default-cell-style-name="Default"/>
        <table:table-row table:style-name="ro1">
          <table:table-cell table:style-name="ce1" office:value-type="string">
            <text:p>%element</text:p>
          </table:table-cell>
          <table:table-cell table:style-name="ce1" office:value-type="string">
            <text:p>local</text:p>
          </table:table-cell>
          <table:table-cell table:style-name="ce1" office:value-type="string">
            <text:p>globa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dx</text:p>
          </table:table-cell>
          <table:table-cell table:style-name="ce1" office:value-type="string">
            <text:p>dy</text:p>
          </table:table-cell>
          <table:table-cell table:style-name="ce1" office:value-type="string">
            <text:p>dz</text:p>
          </table:table-cell>
          <table:table-cell table:style-name="ce1" office:value-type="string">
            <text:p>e11</text:p>
          </table:table-cell>
          <table:table-cell table:style-name="ce1" office:value-type="string">
            <text:p>e22</text:p>
          </table:table-cell>
          <table:table-cell table:style-name="ce1" office:value-type="string">
            <text:p>e33</text:p>
          </table:table-cell>
          <table:table-cell table:style-name="ce1" office:value-type="string">
            <text:p>e12</text:p>
          </table:table-cell>
          <table:table-cell table:style-name="ce1" office:value-type="string">
            <text:p>e23</text:p>
          </table:table-cell>
          <table:table-cell table:style-name="ce1" office:value-type="string">
            <text:p>e13</text:p>
          </table:table-cell>
          <table:table-cell table:style-name="ce1" office:value-type="string">
            <text:p>s1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s33</text:p>
          </table:table-cell>
          <table:table-cell table:style-name="ce1" office:value-type="string">
            <text:p>s12</text:p>
          </table:table-cell>
          <table:table-cell table:style-name="ce1" office:value-type="string">
            <text:p>s23</text:p>
          </table:table-cell>
          <table:table-cell table:style-name="ce1" office:value-type="string">
            <text:p>s13</text:p>
          </table:table-cell>
          <table:table-cell table:style-name="ce1" office:value-type="string">
            <text:p>von</text:p>
          </table:table-cell>
          <table:table-cell table:style-name="ce1" table:number-columns-repeated="1002"/>
        </table:table-row>
        <table:table-row table:style-name="ro1">
          <table:table-cell office:value-type="float" office:value="6687">
            <text:p>6687</text:p>
          </table:table-cell>
          <table:table-cell office:value-type="float" office:value="4">
            <text:p>4</text:p>
          </table:table-cell>
          <table:table-cell office:value-type="float" office:value="13789">
            <text:p>13789</text:p>
          </table:table-cell>
          <table:table-cell office:value-type="float" office:value="-0.0209875">
            <text:p>-0.02098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5645e-11</text:p>
          </table:table-cell>
          <table:table-cell office:value-type="string">
            <text:p>-1.5542e-08</text:p>
          </table:table-cell>
          <table:table-cell office:value-type="string">
            <text:p>4.20563e-21</text:p>
          </table:table-cell>
          <table:table-cell office:value-type="string">
            <text:p>-2.08063e-09</text:p>
          </table:table-cell>
          <table:table-cell office:value-type="string">
            <text:p>-2.16078e-09</text:p>
          </table:table-cell>
          <table:table-cell office:value-type="string">
            <text:p>6.92949e-09</text:p>
          </table:table-cell>
          <table:table-cell office:value-type="string">
            <text:p>8.53517e-11</text:p>
          </table:table-cell>
          <table:table-cell office:value-type="string">
            <text:p>-1.70507e-09</text:p>
          </table:table-cell>
          <table:table-cell office:value-type="string">
            <text:p>8.38218e-12</text:p>
          </table:table-cell>
          <table:table-cell office:value-type="float" office:value="-0.0104302">
            <text:p>-0.0104302</text:p>
          </table:table-cell>
          <table:table-cell office:value-type="float" office:value="-0.0233783">
            <text:p>-0.0233783</text:p>
          </table:table-cell>
          <table:table-cell office:value-type="float" office:value="1.44505">
            <text:p>1.44505</text:p>
          </table:table-cell>
          <table:table-cell office:value-type="float" office:value="0.00689379">
            <text:p>0.00689379</text:p>
          </table:table-cell>
          <table:table-cell office:value-type="float" office:value="-0.137717">
            <text:p>-0.137717</text:p>
          </table:table-cell>
          <table:table-cell office:value-type="float" office:value="0.000677022">
            <text:p>0.000677022</text:p>
          </table:table-cell>
          <table:table-cell office:value-type="float" office:value="1.48775">
            <text:p>1.48775</text:p>
          </table:table-cell>
          <table:table-cell table:number-columns-repeated="1002"/>
        </table:table-row>
        <table:table-row table:style-name="ro1">
          <table:table-cell office:value-type="float" office:value="6687">
            <text:p>6687</text:p>
          </table:table-cell>
          <table:table-cell office:value-type="float" office:value="5">
            <text:p>5</text:p>
          </table:table-cell>
          <table:table-cell office:value-type="float" office:value="9169">
            <text:p>9169</text:p>
          </table:table-cell>
          <table:table-cell office:value-type="float" office:value="-0.023">
            <text:p>-0.023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98323e-11</text:p>
          </table:table-cell>
          <table:table-cell office:value-type="string">
            <text:p>-1.55501e-08</text:p>
          </table:table-cell>
          <table:table-cell office:value-type="string">
            <text:p>4.06274e-21</text:p>
          </table:table-cell>
          <table:table-cell office:value-type="string">
            <text:p>-2.08063e-09</text:p>
          </table:table-cell>
          <table:table-cell office:value-type="string">
            <text:p>-2.16187e-09</text:p>
          </table:table-cell>
          <table:table-cell office:value-type="string">
            <text:p>6.92634e-09</text:p>
          </table:table-cell>
          <table:table-cell office:value-type="string">
            <text:p>-5.94598e-11</text:p>
          </table:table-cell>
          <table:table-cell office:value-type="string">
            <text:p>-1.70557e-09</text:p>
          </table:table-cell>
          <table:table-cell office:value-type="string">
            <text:p>9.17731e-12</text:p>
          </table:table-cell>
          <table:table-cell office:value-type="float" office:value="-0.0109438">
            <text:p>-0.0109438</text:p>
          </table:table-cell>
          <table:table-cell office:value-type="float" office:value="-0.024068">
            <text:p>-0.024068</text:p>
          </table:table-cell>
          <table:table-cell office:value-type="float" office:value="1.44403">
            <text:p>1.44403</text:p>
          </table:table-cell>
          <table:table-cell office:value-type="float" office:value="-0.00480252">
            <text:p>-0.00480252</text:p>
          </table:table-cell>
          <table:table-cell office:value-type="float" office:value="-0.137758">
            <text:p>-0.137758</text:p>
          </table:table-cell>
          <table:table-cell office:value-type="float" office:value="0.000741244">
            <text:p>0.000741244</text:p>
          </table:table-cell>
          <table:table-cell office:value-type="float" office:value="1.48741">
            <text:p>1.48741</text:p>
          </table:table-cell>
          <table:table-cell table:number-columns-repeated="1002"/>
        </table:table-row>
        <table:table-row table:style-name="ro1">
          <table:table-cell office:value-type="float" office:value="6688">
            <text:p>6688</text:p>
          </table:table-cell>
          <table:table-cell office:value-type="float" office:value="0">
            <text:p>0</text:p>
          </table:table-cell>
          <table:table-cell office:value-type="float" office:value="13789">
            <text:p>13789</text:p>
          </table:table-cell>
          <table:table-cell office:value-type="float" office:value="-0.0209875">
            <text:p>-0.02098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5645e-11</text:p>
          </table:table-cell>
          <table:table-cell office:value-type="string">
            <text:p>-1.5542e-08</text:p>
          </table:table-cell>
          <table:table-cell office:value-type="string">
            <text:p>4.20563e-21</text:p>
          </table:table-cell>
          <table:table-cell office:value-type="string">
            <text:p>-2.08063e-09</text:p>
          </table:table-cell>
          <table:table-cell office:value-type="string">
            <text:p>-2.16078e-09</text:p>
          </table:table-cell>
          <table:table-cell office:value-type="string">
            <text:p>6.92949e-09</text:p>
          </table:table-cell>
          <table:table-cell office:value-type="string">
            <text:p>8.53517e-11</text:p>
          </table:table-cell>
          <table:table-cell office:value-type="string">
            <text:p>1.70507e-09</text:p>
          </table:table-cell>
          <table:table-cell office:value-type="string">
            <text:p>-8.38218e-12</text:p>
          </table:table-cell>
          <table:table-cell office:value-type="float" office:value="-0.0104302">
            <text:p>-0.0104302</text:p>
          </table:table-cell>
          <table:table-cell office:value-type="float" office:value="-0.0233783">
            <text:p>-0.0233783</text:p>
          </table:table-cell>
          <table:table-cell office:value-type="float" office:value="1.44505">
            <text:p>1.44505</text:p>
          </table:table-cell>
          <table:table-cell office:value-type="float" office:value="0.00689379">
            <text:p>0.00689379</text:p>
          </table:table-cell>
          <table:table-cell office:value-type="float" office:value="0.137717">
            <text:p>0.137717</text:p>
          </table:table-cell>
          <table:table-cell office:value-type="float" office:value="-0.000677022">
            <text:p>-0.000677022</text:p>
          </table:table-cell>
          <table:table-cell office:value-type="float" office:value="1.48775">
            <text:p>1.48775</text:p>
          </table:table-cell>
          <table:table-cell table:number-columns-repeated="1002"/>
        </table:table-row>
        <table:table-row table:style-name="ro1">
          <table:table-cell office:value-type="float" office:value="6688">
            <text:p>6688</text:p>
          </table:table-cell>
          <table:table-cell office:value-type="float" office:value="1">
            <text:p>1</text:p>
          </table:table-cell>
          <table:table-cell office:value-type="float" office:value="9169">
            <text:p>9169</text:p>
          </table:table-cell>
          <table:table-cell office:value-type="float" office:value="-0.023">
            <text:p>-0.023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98323e-11</text:p>
          </table:table-cell>
          <table:table-cell office:value-type="string">
            <text:p>-1.55501e-08</text:p>
          </table:table-cell>
          <table:table-cell office:value-type="string">
            <text:p>4.06274e-21</text:p>
          </table:table-cell>
          <table:table-cell office:value-type="string">
            <text:p>-2.08063e-09</text:p>
          </table:table-cell>
          <table:table-cell office:value-type="string">
            <text:p>-2.16187e-09</text:p>
          </table:table-cell>
          <table:table-cell office:value-type="string">
            <text:p>6.92634e-09</text:p>
          </table:table-cell>
          <table:table-cell office:value-type="string">
            <text:p>-5.94598e-11</text:p>
          </table:table-cell>
          <table:table-cell office:value-type="string">
            <text:p>1.70557e-09</text:p>
          </table:table-cell>
          <table:table-cell office:value-type="string">
            <text:p>-9.17731e-12</text:p>
          </table:table-cell>
          <table:table-cell office:value-type="float" office:value="-0.0109438">
            <text:p>-0.0109438</text:p>
          </table:table-cell>
          <table:table-cell office:value-type="float" office:value="-0.024068">
            <text:p>-0.024068</text:p>
          </table:table-cell>
          <table:table-cell office:value-type="float" office:value="1.44403">
            <text:p>1.44403</text:p>
          </table:table-cell>
          <table:table-cell office:value-type="float" office:value="-0.00480252">
            <text:p>-0.00480252</text:p>
          </table:table-cell>
          <table:table-cell office:value-type="float" office:value="0.137758">
            <text:p>0.137758</text:p>
          </table:table-cell>
          <table:table-cell office:value-type="float" office:value="-0.000741244">
            <text:p>-0.000741244</text:p>
          </table:table-cell>
          <table:table-cell office:value-type="float" office:value="1.48741">
            <text:p>1.48741</text:p>
          </table:table-cell>
          <table:table-cell table:number-columns-repeated="1002"/>
        </table:table-row>
        <table:table-row table:style-name="ro1">
          <table:table-cell office:value-type="float" office:value="6751">
            <text:p>6751</text:p>
          </table:table-cell>
          <table:table-cell office:value-type="float" office:value="4">
            <text:p>4</text:p>
          </table:table-cell>
          <table:table-cell office:value-type="float" office:value="13852">
            <text:p>13852</text:p>
          </table:table-cell>
          <table:table-cell office:value-type="float" office:value="-0.018975">
            <text:p>-0.0189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14541e-11</text:p>
          </table:table-cell>
          <table:table-cell office:value-type="string">
            <text:p>-1.55341e-08</text:p>
          </table:table-cell>
          <table:table-cell office:value-type="string">
            <text:p>4.35206e-21</text:p>
          </table:table-cell>
          <table:table-cell office:value-type="string">
            <text:p>-2.08245e-09</text:p>
          </table:table-cell>
          <table:table-cell office:value-type="string">
            <text:p>-2.156e-09</text:p>
          </table:table-cell>
          <table:table-cell office:value-type="string">
            <text:p>6.93421e-09</text:p>
          </table:table-cell>
          <table:table-cell office:value-type="string">
            <text:p>1.19312e-10</text:p>
          </table:table-cell>
          <table:table-cell office:value-type="string">
            <text:p>-1.70461e-09</text:p>
          </table:table-cell>
          <table:table-cell office:value-type="string">
            <text:p>7.58704e-12</text:p>
          </table:table-cell>
          <table:table-cell office:value-type="float" office:value="-0.0097945">
            <text:p>-0.0097945</text:p>
          </table:table-cell>
          <table:table-cell office:value-type="float" office:value="-0.0216749">
            <text:p>-0.0216749</text:p>
          </table:table-cell>
          <table:table-cell office:value-type="float" office:value="1.44674">
            <text:p>1.44674</text:p>
          </table:table-cell>
          <table:table-cell office:value-type="float" office:value="0.00963677">
            <text:p>0.00963677</text:p>
          </table:table-cell>
          <table:table-cell office:value-type="float" office:value="-0.13768">
            <text:p>-0.13768</text:p>
          </table:table-cell>
          <table:table-cell office:value-type="float" office:value="0.0006128">
            <text:p>0.0006128</text:p>
          </table:table-cell>
          <table:table-cell office:value-type="float" office:value="1.48777">
            <text:p>1.48777</text:p>
          </table:table-cell>
          <table:table-cell table:number-columns-repeated="1002"/>
        </table:table-row>
        <table:table-row table:style-name="ro1">
          <table:table-cell office:value-type="float" office:value="6751">
            <text:p>6751</text:p>
          </table:table-cell>
          <table:table-cell office:value-type="float" office:value="5">
            <text:p>5</text:p>
          </table:table-cell>
          <table:table-cell office:value-type="float" office:value="13789">
            <text:p>13789</text:p>
          </table:table-cell>
          <table:table-cell office:value-type="float" office:value="-0.0209875">
            <text:p>-0.02098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5645e-11</text:p>
          </table:table-cell>
          <table:table-cell office:value-type="string">
            <text:p>-1.5542e-08</text:p>
          </table:table-cell>
          <table:table-cell office:value-type="string">
            <text:p>4.20563e-21</text:p>
          </table:table-cell>
          <table:table-cell office:value-type="string">
            <text:p>-2.08245e-09</text:p>
          </table:table-cell>
          <table:table-cell office:value-type="string">
            <text:p>-2.16078e-09</text:p>
          </table:table-cell>
          <table:table-cell office:value-type="string">
            <text:p>6.92949e-09</text:p>
          </table:table-cell>
          <table:table-cell office:value-type="string">
            <text:p>-3.93512e-11</text:p>
          </table:table-cell>
          <table:table-cell office:value-type="string">
            <text:p>-1.70507e-09</text:p>
          </table:table-cell>
          <table:table-cell office:value-type="string">
            <text:p>8.38218e-12</text:p>
          </table:table-cell>
          <table:table-cell office:value-type="float" office:value="-0.010946">
            <text:p>-0.010946</text:p>
          </table:table-cell>
          <table:table-cell office:value-type="float" office:value="-0.0235994">
            <text:p>-0.0235994</text:p>
          </table:table-cell>
          <table:table-cell office:value-type="float" office:value="1.44483">
            <text:p>1.44483</text:p>
          </table:table-cell>
          <table:table-cell office:value-type="float" office:value="-0.00317837">
            <text:p>-0.00317837</text:p>
          </table:table-cell>
          <table:table-cell office:value-type="float" office:value="-0.137717">
            <text:p>-0.137717</text:p>
          </table:table-cell>
          <table:table-cell office:value-type="float" office:value="0.000677022">
            <text:p>0.000677022</text:p>
          </table:table-cell>
          <table:table-cell office:value-type="float" office:value="1.48771">
            <text:p>1.48771</text:p>
          </table:table-cell>
          <table:table-cell table:number-columns-repeated="1002"/>
        </table:table-row>
        <table:table-row table:style-name="ro1">
          <table:table-cell office:value-type="float" office:value="6752">
            <text:p>6752</text:p>
          </table:table-cell>
          <table:table-cell office:value-type="float" office:value="0">
            <text:p>0</text:p>
          </table:table-cell>
          <table:table-cell office:value-type="float" office:value="13852">
            <text:p>13852</text:p>
          </table:table-cell>
          <table:table-cell office:value-type="float" office:value="-0.018975">
            <text:p>-0.0189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14541e-11</text:p>
          </table:table-cell>
          <table:table-cell office:value-type="string">
            <text:p>-1.55341e-08</text:p>
          </table:table-cell>
          <table:table-cell office:value-type="string">
            <text:p>4.35206e-21</text:p>
          </table:table-cell>
          <table:table-cell office:value-type="string">
            <text:p>-2.08245e-09</text:p>
          </table:table-cell>
          <table:table-cell office:value-type="string">
            <text:p>-2.156e-09</text:p>
          </table:table-cell>
          <table:table-cell office:value-type="string">
            <text:p>6.93421e-09</text:p>
          </table:table-cell>
          <table:table-cell office:value-type="string">
            <text:p>1.19312e-10</text:p>
          </table:table-cell>
          <table:table-cell office:value-type="string">
            <text:p>1.70461e-09</text:p>
          </table:table-cell>
          <table:table-cell office:value-type="string">
            <text:p>-7.58704e-12</text:p>
          </table:table-cell>
          <table:table-cell office:value-type="float" office:value="-0.0097945">
            <text:p>-0.0097945</text:p>
          </table:table-cell>
          <table:table-cell office:value-type="float" office:value="-0.0216749">
            <text:p>-0.0216749</text:p>
          </table:table-cell>
          <table:table-cell office:value-type="float" office:value="1.44674">
            <text:p>1.44674</text:p>
          </table:table-cell>
          <table:table-cell office:value-type="float" office:value="0.00963677">
            <text:p>0.00963677</text:p>
          </table:table-cell>
          <table:table-cell office:value-type="float" office:value="0.13768">
            <text:p>0.13768</text:p>
          </table:table-cell>
          <table:table-cell office:value-type="float" office:value="-0.0006128">
            <text:p>-0.0006128</text:p>
          </table:table-cell>
          <table:table-cell office:value-type="float" office:value="1.48777">
            <text:p>1.48777</text:p>
          </table:table-cell>
          <table:table-cell table:number-columns-repeated="1002"/>
        </table:table-row>
        <table:table-row table:style-name="ro1">
          <table:table-cell office:value-type="float" office:value="6752">
            <text:p>6752</text:p>
          </table:table-cell>
          <table:table-cell office:value-type="float" office:value="1">
            <text:p>1</text:p>
          </table:table-cell>
          <table:table-cell office:value-type="float" office:value="13789">
            <text:p>13789</text:p>
          </table:table-cell>
          <table:table-cell office:value-type="float" office:value="-0.0209875">
            <text:p>-0.02098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5645e-11</text:p>
          </table:table-cell>
          <table:table-cell office:value-type="string">
            <text:p>-1.5542e-08</text:p>
          </table:table-cell>
          <table:table-cell office:value-type="string">
            <text:p>4.20563e-21</text:p>
          </table:table-cell>
          <table:table-cell office:value-type="string">
            <text:p>-2.08245e-09</text:p>
          </table:table-cell>
          <table:table-cell office:value-type="string">
            <text:p>-2.16078e-09</text:p>
          </table:table-cell>
          <table:table-cell office:value-type="string">
            <text:p>6.92949e-09</text:p>
          </table:table-cell>
          <table:table-cell office:value-type="string">
            <text:p>-3.93512e-11</text:p>
          </table:table-cell>
          <table:table-cell office:value-type="string">
            <text:p>1.70507e-09</text:p>
          </table:table-cell>
          <table:table-cell office:value-type="string">
            <text:p>-8.38218e-12</text:p>
          </table:table-cell>
          <table:table-cell office:value-type="float" office:value="-0.010946">
            <text:p>-0.010946</text:p>
          </table:table-cell>
          <table:table-cell office:value-type="float" office:value="-0.0235994">
            <text:p>-0.0235994</text:p>
          </table:table-cell>
          <table:table-cell office:value-type="float" office:value="1.44483">
            <text:p>1.44483</text:p>
          </table:table-cell>
          <table:table-cell office:value-type="float" office:value="-0.00317837">
            <text:p>-0.00317837</text:p>
          </table:table-cell>
          <table:table-cell office:value-type="float" office:value="0.137717">
            <text:p>0.137717</text:p>
          </table:table-cell>
          <table:table-cell office:value-type="float" office:value="-0.000677022">
            <text:p>-0.000677022</text:p>
          </table:table-cell>
          <table:table-cell office:value-type="float" office:value="1.48771">
            <text:p>1.48771</text:p>
          </table:table-cell>
          <table:table-cell table:number-columns-repeated="1002"/>
        </table:table-row>
        <table:table-row table:style-name="ro1">
          <table:table-cell office:value-type="float" office:value="6815">
            <text:p>6815</text:p>
          </table:table-cell>
          <table:table-cell office:value-type="float" office:value="4">
            <text:p>4</text:p>
          </table:table-cell>
          <table:table-cell office:value-type="float" office:value="13915">
            <text:p>13915</text:p>
          </table:table-cell>
          <table:table-cell office:value-type="float" office:value="-0.0169625">
            <text:p>-0.01696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3.72573e-11</text:p>
          </table:table-cell>
          <table:table-cell office:value-type="string">
            <text:p>-1.55265e-08</text:p>
          </table:table-cell>
          <table:table-cell office:value-type="string">
            <text:p>4.5015e-21</text:p>
          </table:table-cell>
          <table:table-cell office:value-type="string">
            <text:p>-2.08535e-09</text:p>
          </table:table-cell>
          <table:table-cell office:value-type="string">
            <text:p>-2.14755e-09</text:p>
          </table:table-cell>
          <table:table-cell office:value-type="string">
            <text:p>6.9405e-09</text:p>
          </table:table-cell>
          <table:table-cell office:value-type="string">
            <text:p>1.60287e-10</text:p>
          </table:table-cell>
          <table:table-cell office:value-type="string">
            <text:p>-1.7042e-09</text:p>
          </table:table-cell>
          <table:table-cell office:value-type="string">
            <text:p>6.79191e-12</text:p>
          </table:table-cell>
          <table:table-cell office:value-type="float" office:value="-0.00882895">
            <text:p>-0.00882895</text:p>
          </table:table-cell>
          <table:table-cell office:value-type="float" office:value="-0.0188753">
            <text:p>-0.0188753</text:p>
          </table:table-cell>
          <table:table-cell office:value-type="float" office:value="1.44919">
            <text:p>1.44919</text:p>
          </table:table-cell>
          <table:table-cell office:value-type="float" office:value="0.0129462">
            <text:p>0.0129462</text:p>
          </table:table-cell>
          <table:table-cell office:value-type="float" office:value="-0.137647">
            <text:p>-0.137647</text:p>
          </table:table-cell>
          <table:table-cell office:value-type="float" office:value="0.000548577">
            <text:p>0.000548577</text:p>
          </table:table-cell>
          <table:table-cell office:value-type="float" office:value="1.48749">
            <text:p>1.48749</text:p>
          </table:table-cell>
          <table:table-cell table:number-columns-repeated="1002"/>
        </table:table-row>
        <table:table-row table:style-name="ro1">
          <table:table-cell office:value-type="float" office:value="6815">
            <text:p>6815</text:p>
          </table:table-cell>
          <table:table-cell office:value-type="float" office:value="5">
            <text:p>5</text:p>
          </table:table-cell>
          <table:table-cell office:value-type="float" office:value="13852">
            <text:p>13852</text:p>
          </table:table-cell>
          <table:table-cell office:value-type="float" office:value="-0.018975">
            <text:p>-0.0189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14541e-11</text:p>
          </table:table-cell>
          <table:table-cell office:value-type="string">
            <text:p>-1.55341e-08</text:p>
          </table:table-cell>
          <table:table-cell office:value-type="string">
            <text:p>4.35206e-21</text:p>
          </table:table-cell>
          <table:table-cell office:value-type="string">
            <text:p>-2.08535e-09</text:p>
          </table:table-cell>
          <table:table-cell office:value-type="string">
            <text:p>-2.156e-09</text:p>
          </table:table-cell>
          <table:table-cell office:value-type="string">
            <text:p>6.93421e-09</text:p>
          </table:table-cell>
          <table:table-cell office:value-type="string">
            <text:p>-2.62123e-11</text:p>
          </table:table-cell>
          <table:table-cell office:value-type="string">
            <text:p>-1.70461e-09</text:p>
          </table:table-cell>
          <table:table-cell office:value-type="string">
            <text:p>7.58704e-12</text:p>
          </table:table-cell>
          <table:table-cell office:value-type="float" office:value="-0.0106149">
            <text:p>-0.0106149</text:p>
          </table:table-cell>
          <table:table-cell office:value-type="float" office:value="-0.0220264">
            <text:p>-0.0220264</text:p>
          </table:table-cell>
          <table:table-cell office:value-type="float" office:value="1.44639">
            <text:p>1.44639</text:p>
          </table:table-cell>
          <table:table-cell office:value-type="float" office:value="-0.00211715">
            <text:p>-0.00211715</text:p>
          </table:table-cell>
          <table:table-cell office:value-type="float" office:value="-0.13768">
            <text:p>-0.13768</text:p>
          </table:table-cell>
          <table:table-cell office:value-type="float" office:value="0.0006128">
            <text:p>0.0006128</text:p>
          </table:table-cell>
          <table:table-cell office:value-type="float" office:value="1.48768">
            <text:p>1.48768</text:p>
          </table:table-cell>
          <table:table-cell table:number-columns-repeated="1002"/>
        </table:table-row>
        <table:table-row table:style-name="ro1">
          <table:table-cell office:value-type="float" office:value="6816">
            <text:p>6816</text:p>
          </table:table-cell>
          <table:table-cell office:value-type="float" office:value="0">
            <text:p>0</text:p>
          </table:table-cell>
          <table:table-cell office:value-type="float" office:value="13915">
            <text:p>13915</text:p>
          </table:table-cell>
          <table:table-cell office:value-type="float" office:value="-0.0169625">
            <text:p>-0.01696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3.72573e-11</text:p>
          </table:table-cell>
          <table:table-cell office:value-type="string">
            <text:p>-1.55265e-08</text:p>
          </table:table-cell>
          <table:table-cell office:value-type="string">
            <text:p>4.5015e-21</text:p>
          </table:table-cell>
          <table:table-cell office:value-type="string">
            <text:p>-2.08535e-09</text:p>
          </table:table-cell>
          <table:table-cell office:value-type="string">
            <text:p>-2.14755e-09</text:p>
          </table:table-cell>
          <table:table-cell office:value-type="string">
            <text:p>6.9405e-09</text:p>
          </table:table-cell>
          <table:table-cell office:value-type="string">
            <text:p>1.60287e-10</text:p>
          </table:table-cell>
          <table:table-cell office:value-type="string">
            <text:p>1.7042e-09</text:p>
          </table:table-cell>
          <table:table-cell office:value-type="string">
            <text:p>-6.79191e-12</text:p>
          </table:table-cell>
          <table:table-cell office:value-type="float" office:value="-0.00882895">
            <text:p>-0.00882895</text:p>
          </table:table-cell>
          <table:table-cell office:value-type="float" office:value="-0.0188753">
            <text:p>-0.0188753</text:p>
          </table:table-cell>
          <table:table-cell office:value-type="float" office:value="1.44919">
            <text:p>1.44919</text:p>
          </table:table-cell>
          <table:table-cell office:value-type="float" office:value="0.0129462">
            <text:p>0.0129462</text:p>
          </table:table-cell>
          <table:table-cell office:value-type="float" office:value="0.137647">
            <text:p>0.137647</text:p>
          </table:table-cell>
          <table:table-cell office:value-type="float" office:value="-0.000548577">
            <text:p>-0.000548577</text:p>
          </table:table-cell>
          <table:table-cell office:value-type="float" office:value="1.48749">
            <text:p>1.48749</text:p>
          </table:table-cell>
          <table:table-cell table:number-columns-repeated="1002"/>
        </table:table-row>
        <table:table-row table:style-name="ro1">
          <table:table-cell office:value-type="float" office:value="6816">
            <text:p>6816</text:p>
          </table:table-cell>
          <table:table-cell office:value-type="float" office:value="1">
            <text:p>1</text:p>
          </table:table-cell>
          <table:table-cell office:value-type="float" office:value="13852">
            <text:p>13852</text:p>
          </table:table-cell>
          <table:table-cell office:value-type="float" office:value="-0.018975">
            <text:p>-0.0189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14541e-11</text:p>
          </table:table-cell>
          <table:table-cell office:value-type="string">
            <text:p>-1.55341e-08</text:p>
          </table:table-cell>
          <table:table-cell office:value-type="string">
            <text:p>4.35206e-21</text:p>
          </table:table-cell>
          <table:table-cell office:value-type="string">
            <text:p>-2.08535e-09</text:p>
          </table:table-cell>
          <table:table-cell office:value-type="string">
            <text:p>-2.156e-09</text:p>
          </table:table-cell>
          <table:table-cell office:value-type="string">
            <text:p>6.93421e-09</text:p>
          </table:table-cell>
          <table:table-cell office:value-type="string">
            <text:p>-2.62123e-11</text:p>
          </table:table-cell>
          <table:table-cell office:value-type="string">
            <text:p>1.70461e-09</text:p>
          </table:table-cell>
          <table:table-cell office:value-type="string">
            <text:p>-7.58704e-12</text:p>
          </table:table-cell>
          <table:table-cell office:value-type="float" office:value="-0.0106149">
            <text:p>-0.0106149</text:p>
          </table:table-cell>
          <table:table-cell office:value-type="float" office:value="-0.0220264">
            <text:p>-0.0220264</text:p>
          </table:table-cell>
          <table:table-cell office:value-type="float" office:value="1.44639">
            <text:p>1.44639</text:p>
          </table:table-cell>
          <table:table-cell office:value-type="float" office:value="-0.00211715">
            <text:p>-0.00211715</text:p>
          </table:table-cell>
          <table:table-cell office:value-type="float" office:value="0.13768">
            <text:p>0.13768</text:p>
          </table:table-cell>
          <table:table-cell office:value-type="float" office:value="-0.0006128">
            <text:p>-0.0006128</text:p>
          </table:table-cell>
          <table:table-cell office:value-type="float" office:value="1.48768">
            <text:p>1.48768</text:p>
          </table:table-cell>
          <table:table-cell table:number-columns-repeated="1002"/>
        </table:table-row>
        <table:table-row table:style-name="ro1">
          <table:table-cell office:value-type="float" office:value="6879">
            <text:p>6879</text:p>
          </table:table-cell>
          <table:table-cell office:value-type="float" office:value="4">
            <text:p>4</text:p>
          </table:table-cell>
          <table:table-cell office:value-type="float" office:value="13978">
            <text:p>13978</text:p>
          </table:table-cell>
          <table:table-cell office:value-type="float" office:value="-0.01495">
            <text:p>-0.0149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3.30526e-11</text:p>
          </table:table-cell>
          <table:table-cell office:value-type="string">
            <text:p>-1.55193e-08</text:p>
          </table:table-cell>
          <table:table-cell office:value-type="string">
            <text:p>4.6556e-21</text:p>
          </table:table-cell>
          <table:table-cell office:value-type="string">
            <text:p>-2.08932e-09</text:p>
          </table:table-cell>
          <table:table-cell office:value-type="string">
            <text:p>-2.13545e-09</text:p>
          </table:table-cell>
          <table:table-cell office:value-type="string">
            <text:p>6.94836e-09</text:p>
          </table:table-cell>
          <table:table-cell office:value-type="string">
            <text:p>2.08295e-10</text:p>
          </table:table-cell>
          <table:table-cell office:value-type="string">
            <text:p>-1.70383e-09</text:p>
          </table:table-cell>
          <table:table-cell office:value-type="string">
            <text:p>5.99677e-12</text:p>
          </table:table-cell>
          <table:table-cell office:value-type="float" office:value="-0.00753152">
            <text:p>-0.00753152</text:p>
          </table:table-cell>
          <table:table-cell office:value-type="float" office:value="-0.0149826">
            <text:p>-0.0149826</text:p>
          </table:table-cell>
          <table:table-cell office:value-type="float" office:value="1.4524">
            <text:p>1.4524</text:p>
          </table:table-cell>
          <table:table-cell office:value-type="float" office:value="0.0168238">
            <text:p>0.0168238</text:p>
          </table:table-cell>
          <table:table-cell office:value-type="float" office:value="-0.137617">
            <text:p>-0.137617</text:p>
          </table:table-cell>
          <table:table-cell office:value-type="float" office:value="0.000484354">
            <text:p>0.000484354</text:p>
          </table:table-cell>
          <table:table-cell office:value-type="float" office:value="1.48691">
            <text:p>1.48691</text:p>
          </table:table-cell>
          <table:table-cell table:number-columns-repeated="1002"/>
        </table:table-row>
        <table:table-row table:style-name="ro1">
          <table:table-cell office:value-type="float" office:value="6879">
            <text:p>6879</text:p>
          </table:table-cell>
          <table:table-cell office:value-type="float" office:value="5">
            <text:p>5</text:p>
          </table:table-cell>
          <table:table-cell office:value-type="float" office:value="13915">
            <text:p>13915</text:p>
          </table:table-cell>
          <table:table-cell office:value-type="float" office:value="-0.0169625">
            <text:p>-0.01696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3.72573e-11</text:p>
          </table:table-cell>
          <table:table-cell office:value-type="string">
            <text:p>-1.55265e-08</text:p>
          </table:table-cell>
          <table:table-cell office:value-type="string">
            <text:p>4.5015e-21</text:p>
          </table:table-cell>
          <table:table-cell office:value-type="string">
            <text:p>-2.08932e-09</text:p>
          </table:table-cell>
          <table:table-cell office:value-type="string">
            <text:p>-2.14755e-09</text:p>
          </table:table-cell>
          <table:table-cell office:value-type="string">
            <text:p>6.9405e-09</text:p>
          </table:table-cell>
          <table:table-cell office:value-type="string">
            <text:p>-2.00783e-11</text:p>
          </table:table-cell>
          <table:table-cell office:value-type="string">
            <text:p>-1.7042e-09</text:p>
          </table:table-cell>
          <table:table-cell office:value-type="string">
            <text:p>6.79191e-12</text:p>
          </table:table-cell>
          <table:table-cell office:value-type="float" office:value="-0.0099499">
            <text:p>-0.0099499</text:p>
          </table:table-cell>
          <table:table-cell office:value-type="float" office:value="-0.0193557">
            <text:p>-0.0193557</text:p>
          </table:table-cell>
          <table:table-cell office:value-type="float" office:value="1.44871">
            <text:p>1.44871</text:p>
          </table:table-cell>
          <table:table-cell office:value-type="float" office:value="-0.00162171">
            <text:p>-0.00162171</text:p>
          </table:table-cell>
          <table:table-cell office:value-type="float" office:value="-0.137647">
            <text:p>-0.137647</text:p>
          </table:table-cell>
          <table:table-cell office:value-type="float" office:value="0.000548577">
            <text:p>0.000548577</text:p>
          </table:table-cell>
          <table:table-cell office:value-type="float" office:value="1.48732">
            <text:p>1.48732</text:p>
          </table:table-cell>
          <table:table-cell table:number-columns-repeated="1002"/>
        </table:table-row>
        <table:table-row table:style-name="ro1">
          <table:table-cell office:value-type="float" office:value="6880">
            <text:p>6880</text:p>
          </table:table-cell>
          <table:table-cell office:value-type="float" office:value="0">
            <text:p>0</text:p>
          </table:table-cell>
          <table:table-cell office:value-type="float" office:value="13978">
            <text:p>13978</text:p>
          </table:table-cell>
          <table:table-cell office:value-type="float" office:value="-0.01495">
            <text:p>-0.0149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3.30526e-11</text:p>
          </table:table-cell>
          <table:table-cell office:value-type="string">
            <text:p>-1.55193e-08</text:p>
          </table:table-cell>
          <table:table-cell office:value-type="string">
            <text:p>4.6556e-21</text:p>
          </table:table-cell>
          <table:table-cell office:value-type="string">
            <text:p>-2.08932e-09</text:p>
          </table:table-cell>
          <table:table-cell office:value-type="string">
            <text:p>-2.13545e-09</text:p>
          </table:table-cell>
          <table:table-cell office:value-type="string">
            <text:p>6.94836e-09</text:p>
          </table:table-cell>
          <table:table-cell office:value-type="string">
            <text:p>2.08295e-10</text:p>
          </table:table-cell>
          <table:table-cell office:value-type="string">
            <text:p>1.70383e-09</text:p>
          </table:table-cell>
          <table:table-cell office:value-type="string">
            <text:p>-5.99677e-12</text:p>
          </table:table-cell>
          <table:table-cell office:value-type="float" office:value="-0.00753152">
            <text:p>-0.00753152</text:p>
          </table:table-cell>
          <table:table-cell office:value-type="float" office:value="-0.0149826">
            <text:p>-0.0149826</text:p>
          </table:table-cell>
          <table:table-cell office:value-type="float" office:value="1.4524">
            <text:p>1.4524</text:p>
          </table:table-cell>
          <table:table-cell office:value-type="float" office:value="0.0168238">
            <text:p>0.0168238</text:p>
          </table:table-cell>
          <table:table-cell office:value-type="float" office:value="0.137617">
            <text:p>0.137617</text:p>
          </table:table-cell>
          <table:table-cell office:value-type="float" office:value="-0.000484354">
            <text:p>-0.000484354</text:p>
          </table:table-cell>
          <table:table-cell office:value-type="float" office:value="1.48691">
            <text:p>1.48691</text:p>
          </table:table-cell>
          <table:table-cell table:number-columns-repeated="1002"/>
        </table:table-row>
        <table:table-row table:style-name="ro1">
          <table:table-cell office:value-type="float" office:value="6880">
            <text:p>6880</text:p>
          </table:table-cell>
          <table:table-cell office:value-type="float" office:value="1">
            <text:p>1</text:p>
          </table:table-cell>
          <table:table-cell office:value-type="float" office:value="13915">
            <text:p>13915</text:p>
          </table:table-cell>
          <table:table-cell office:value-type="float" office:value="-0.0169625">
            <text:p>-0.01696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3.72573e-11</text:p>
          </table:table-cell>
          <table:table-cell office:value-type="string">
            <text:p>-1.55265e-08</text:p>
          </table:table-cell>
          <table:table-cell office:value-type="string">
            <text:p>4.5015e-21</text:p>
          </table:table-cell>
          <table:table-cell office:value-type="string">
            <text:p>-2.08932e-09</text:p>
          </table:table-cell>
          <table:table-cell office:value-type="string">
            <text:p>-2.14755e-09</text:p>
          </table:table-cell>
          <table:table-cell office:value-type="string">
            <text:p>6.9405e-09</text:p>
          </table:table-cell>
          <table:table-cell office:value-type="string">
            <text:p>-2.00783e-11</text:p>
          </table:table-cell>
          <table:table-cell office:value-type="string">
            <text:p>1.7042e-09</text:p>
          </table:table-cell>
          <table:table-cell office:value-type="string">
            <text:p>-6.79191e-12</text:p>
          </table:table-cell>
          <table:table-cell office:value-type="float" office:value="-0.0099499">
            <text:p>-0.0099499</text:p>
          </table:table-cell>
          <table:table-cell office:value-type="float" office:value="-0.0193557">
            <text:p>-0.0193557</text:p>
          </table:table-cell>
          <table:table-cell office:value-type="float" office:value="1.44871">
            <text:p>1.44871</text:p>
          </table:table-cell>
          <table:table-cell office:value-type="float" office:value="-0.00162171">
            <text:p>-0.00162171</text:p>
          </table:table-cell>
          <table:table-cell office:value-type="float" office:value="0.137647">
            <text:p>0.137647</text:p>
          </table:table-cell>
          <table:table-cell office:value-type="float" office:value="-0.000548577">
            <text:p>-0.000548577</text:p>
          </table:table-cell>
          <table:table-cell office:value-type="float" office:value="1.48732">
            <text:p>1.48732</text:p>
          </table:table-cell>
          <table:table-cell table:number-columns-repeated="1002"/>
        </table:table-row>
        <table:table-row table:style-name="ro1">
          <table:table-cell office:value-type="float" office:value="6943">
            <text:p>6943</text:p>
          </table:table-cell>
          <table:table-cell office:value-type="float" office:value="4">
            <text:p>4</text:p>
          </table:table-cell>
          <table:table-cell office:value-type="float" office:value="14041">
            <text:p>14041</text:p>
          </table:table-cell>
          <table:table-cell office:value-type="float" office:value="-0.0129375">
            <text:p>-0.01293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88378e-11</text:p>
          </table:table-cell>
          <table:table-cell office:value-type="string">
            <text:p>-1.55126e-08</text:p>
          </table:table-cell>
          <table:table-cell office:value-type="string">
            <text:p>4.81313e-21</text:p>
          </table:table-cell>
          <table:table-cell office:value-type="string">
            <text:p>-2.09427e-09</text:p>
          </table:table-cell>
          <table:table-cell office:value-type="string">
            <text:p>-2.11968e-09</text:p>
          </table:table-cell>
          <table:table-cell office:value-type="string">
            <text:p>6.95779e-09</text:p>
          </table:table-cell>
          <table:table-cell office:value-type="string">
            <text:p>2.63492e-10</text:p>
          </table:table-cell>
          <table:table-cell office:value-type="string">
            <text:p>-1.70351e-09</text:p>
          </table:table-cell>
          <table:table-cell office:value-type="string">
            <text:p>5.20163e-12</text:p>
          </table:table-cell>
          <table:table-cell office:value-type="float" office:value="-0.00587988">
            <text:p>-0.00587988</text:p>
          </table:table-cell>
          <table:table-cell office:value-type="float" office:value="-0.00998466">
            <text:p>-0.00998466</text:p>
          </table:table-cell>
          <table:table-cell office:value-type="float" office:value="1.45638">
            <text:p>1.45638</text:p>
          </table:table-cell>
          <table:table-cell office:value-type="float" office:value="0.021282">
            <text:p>0.021282</text:p>
          </table:table-cell>
          <table:table-cell office:value-type="float" office:value="-0.137591">
            <text:p>-0.137591</text:p>
          </table:table-cell>
          <table:table-cell office:value-type="float" office:value="0.000420131">
            <text:p>0.000420131</text:p>
          </table:table-cell>
          <table:table-cell office:value-type="float" office:value="1.48606">
            <text:p>1.48606</text:p>
          </table:table-cell>
          <table:table-cell table:number-columns-repeated="1002"/>
        </table:table-row>
        <table:table-row table:style-name="ro1">
          <table:table-cell office:value-type="float" office:value="6943">
            <text:p>6943</text:p>
          </table:table-cell>
          <table:table-cell office:value-type="float" office:value="5">
            <text:p>5</text:p>
          </table:table-cell>
          <table:table-cell office:value-type="float" office:value="13978">
            <text:p>13978</text:p>
          </table:table-cell>
          <table:table-cell office:value-type="float" office:value="-0.01495">
            <text:p>-0.0149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3.30526e-11</text:p>
          </table:table-cell>
          <table:table-cell office:value-type="string">
            <text:p>-1.55193e-08</text:p>
          </table:table-cell>
          <table:table-cell office:value-type="string">
            <text:p>4.6556e-21</text:p>
          </table:table-cell>
          <table:table-cell office:value-type="string">
            <text:p>-2.09427e-09</text:p>
          </table:table-cell>
          <table:table-cell office:value-type="string">
            <text:p>-2.13545e-09</text:p>
          </table:table-cell>
          <table:table-cell office:value-type="string">
            <text:p>6.94836e-09</text:p>
          </table:table-cell>
          <table:table-cell office:value-type="string">
            <text:p>-2.09134e-11</text:p>
          </table:table-cell>
          <table:table-cell office:value-type="string">
            <text:p>-1.70383e-09</text:p>
          </table:table-cell>
          <table:table-cell office:value-type="string">
            <text:p>5.99677e-12</text:p>
          </table:table-cell>
          <table:table-cell office:value-type="float" office:value="-0.00893196">
            <text:p>-0.00893196</text:p>
          </table:table-cell>
          <table:table-cell office:value-type="float" office:value="-0.0155828">
            <text:p>-0.0155828</text:p>
          </table:table-cell>
          <table:table-cell office:value-type="float" office:value="1.4518">
            <text:p>1.4518</text:p>
          </table:table-cell>
          <table:table-cell office:value-type="float" office:value="-0.00168916">
            <text:p>-0.00168916</text:p>
          </table:table-cell>
          <table:table-cell office:value-type="float" office:value="-0.137617">
            <text:p>-0.137617</text:p>
          </table:table-cell>
          <table:table-cell office:value-type="float" office:value="0.000484354">
            <text:p>0.000484354</text:p>
          </table:table-cell>
          <table:table-cell office:value-type="float" office:value="1.48663">
            <text:p>1.48663</text:p>
          </table:table-cell>
          <table:table-cell table:number-columns-repeated="1002"/>
        </table:table-row>
        <table:table-row table:style-name="ro1">
          <table:table-cell office:value-type="float" office:value="6944">
            <text:p>6944</text:p>
          </table:table-cell>
          <table:table-cell office:value-type="float" office:value="0">
            <text:p>0</text:p>
          </table:table-cell>
          <table:table-cell office:value-type="float" office:value="14041">
            <text:p>14041</text:p>
          </table:table-cell>
          <table:table-cell office:value-type="float" office:value="-0.0129375">
            <text:p>-0.01293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88378e-11</text:p>
          </table:table-cell>
          <table:table-cell office:value-type="string">
            <text:p>-1.55126e-08</text:p>
          </table:table-cell>
          <table:table-cell office:value-type="string">
            <text:p>4.81313e-21</text:p>
          </table:table-cell>
          <table:table-cell office:value-type="string">
            <text:p>-2.09427e-09</text:p>
          </table:table-cell>
          <table:table-cell office:value-type="string">
            <text:p>-2.11968e-09</text:p>
          </table:table-cell>
          <table:table-cell office:value-type="string">
            <text:p>6.95779e-09</text:p>
          </table:table-cell>
          <table:table-cell office:value-type="string">
            <text:p>2.63492e-10</text:p>
          </table:table-cell>
          <table:table-cell office:value-type="string">
            <text:p>1.70351e-09</text:p>
          </table:table-cell>
          <table:table-cell office:value-type="string">
            <text:p>-5.20163e-12</text:p>
          </table:table-cell>
          <table:table-cell office:value-type="float" office:value="-0.00587988">
            <text:p>-0.00587988</text:p>
          </table:table-cell>
          <table:table-cell office:value-type="float" office:value="-0.00998466">
            <text:p>-0.00998466</text:p>
          </table:table-cell>
          <table:table-cell office:value-type="float" office:value="1.45638">
            <text:p>1.45638</text:p>
          </table:table-cell>
          <table:table-cell office:value-type="float" office:value="0.021282">
            <text:p>0.021282</text:p>
          </table:table-cell>
          <table:table-cell office:value-type="float" office:value="0.137591">
            <text:p>0.137591</text:p>
          </table:table-cell>
          <table:table-cell office:value-type="float" office:value="-0.000420131">
            <text:p>-0.000420131</text:p>
          </table:table-cell>
          <table:table-cell office:value-type="float" office:value="1.48606">
            <text:p>1.48606</text:p>
          </table:table-cell>
          <table:table-cell table:number-columns-repeated="1002"/>
        </table:table-row>
        <table:table-row table:style-name="ro1">
          <table:table-cell office:value-type="float" office:value="6944">
            <text:p>6944</text:p>
          </table:table-cell>
          <table:table-cell office:value-type="float" office:value="1">
            <text:p>1</text:p>
          </table:table-cell>
          <table:table-cell office:value-type="float" office:value="13978">
            <text:p>13978</text:p>
          </table:table-cell>
          <table:table-cell office:value-type="float" office:value="-0.01495">
            <text:p>-0.0149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3.30526e-11</text:p>
          </table:table-cell>
          <table:table-cell office:value-type="string">
            <text:p>-1.55193e-08</text:p>
          </table:table-cell>
          <table:table-cell office:value-type="string">
            <text:p>4.6556e-21</text:p>
          </table:table-cell>
          <table:table-cell office:value-type="string">
            <text:p>-2.09427e-09</text:p>
          </table:table-cell>
          <table:table-cell office:value-type="string">
            <text:p>-2.13545e-09</text:p>
          </table:table-cell>
          <table:table-cell office:value-type="string">
            <text:p>6.94836e-09</text:p>
          </table:table-cell>
          <table:table-cell office:value-type="string">
            <text:p>-2.09134e-11</text:p>
          </table:table-cell>
          <table:table-cell office:value-type="string">
            <text:p>1.70383e-09</text:p>
          </table:table-cell>
          <table:table-cell office:value-type="string">
            <text:p>-5.99677e-12</text:p>
          </table:table-cell>
          <table:table-cell office:value-type="float" office:value="-0.00893196">
            <text:p>-0.00893196</text:p>
          </table:table-cell>
          <table:table-cell office:value-type="float" office:value="-0.0155828">
            <text:p>-0.0155828</text:p>
          </table:table-cell>
          <table:table-cell office:value-type="float" office:value="1.4518">
            <text:p>1.4518</text:p>
          </table:table-cell>
          <table:table-cell office:value-type="float" office:value="-0.00168916">
            <text:p>-0.00168916</text:p>
          </table:table-cell>
          <table:table-cell office:value-type="float" office:value="0.137617">
            <text:p>0.137617</text:p>
          </table:table-cell>
          <table:table-cell office:value-type="float" office:value="-0.000484354">
            <text:p>-0.000484354</text:p>
          </table:table-cell>
          <table:table-cell office:value-type="float" office:value="1.48663">
            <text:p>1.48663</text:p>
          </table:table-cell>
          <table:table-cell table:number-columns-repeated="1002"/>
        </table:table-row>
        <table:table-row table:style-name="ro1">
          <table:table-cell office:value-type="float" office:value="7007">
            <text:p>7007</text:p>
          </table:table-cell>
          <table:table-cell office:value-type="float" office:value="4">
            <text:p>4</text:p>
          </table:table-cell>
          <table:table-cell office:value-type="float" office:value="14104">
            <text:p>14104</text:p>
          </table:table-cell>
          <table:table-cell office:value-type="float" office:value="-0.010925">
            <text:p>-0.0109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46112e-11</text:p>
          </table:table-cell>
          <table:table-cell office:value-type="string">
            <text:p>-1.55064e-08</text:p>
          </table:table-cell>
          <table:table-cell office:value-type="string">
            <text:p>4.97421e-21</text:p>
          </table:table-cell>
          <table:table-cell office:value-type="string">
            <text:p>-2.10017e-09</text:p>
          </table:table-cell>
          <table:table-cell office:value-type="string">
            <text:p>-2.1001e-09</text:p>
          </table:table-cell>
          <table:table-cell office:value-type="string">
            <text:p>6.96879e-09</text:p>
          </table:table-cell>
          <table:table-cell office:value-type="string">
            <text:p>3.26015e-10</text:p>
          </table:table-cell>
          <table:table-cell office:value-type="string">
            <text:p>-1.70323e-09</text:p>
          </table:table-cell>
          <table:table-cell office:value-type="string">
            <text:p>4.40649e-12</text:p>
          </table:table-cell>
          <table:table-cell office:value-type="float" office:value="-0.00384103">
            <text:p>-0.00384103</text:p>
          </table:table-cell>
          <table:table-cell office:value-type="float" office:value="-0.00382869">
            <text:p>-0.00382869</text:p>
          </table:table-cell>
          <table:table-cell office:value-type="float" office:value="1.46115">
            <text:p>1.46115</text:p>
          </table:table-cell>
          <table:table-cell office:value-type="float" office:value="0.026332">
            <text:p>0.026332</text:p>
          </table:table-cell>
          <table:table-cell office:value-type="float" office:value="-0.137569">
            <text:p>-0.137569</text:p>
          </table:table-cell>
          <table:table-cell office:value-type="float" office:value="0.000355908">
            <text:p>0.000355908</text:p>
          </table:table-cell>
          <table:table-cell office:value-type="float" office:value="1.48493">
            <text:p>1.48493</text:p>
          </table:table-cell>
          <table:table-cell table:number-columns-repeated="1002"/>
        </table:table-row>
        <table:table-row table:style-name="ro1">
          <table:table-cell office:value-type="float" office:value="7007">
            <text:p>7007</text:p>
          </table:table-cell>
          <table:table-cell office:value-type="float" office:value="5">
            <text:p>5</text:p>
          </table:table-cell>
          <table:table-cell office:value-type="float" office:value="14041">
            <text:p>14041</text:p>
          </table:table-cell>
          <table:table-cell office:value-type="float" office:value="-0.0129375">
            <text:p>-0.01293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88378e-11</text:p>
          </table:table-cell>
          <table:table-cell office:value-type="string">
            <text:p>-1.55126e-08</text:p>
          </table:table-cell>
          <table:table-cell office:value-type="string">
            <text:p>4.81313e-21</text:p>
          </table:table-cell>
          <table:table-cell office:value-type="string">
            <text:p>-2.10017e-09</text:p>
          </table:table-cell>
          <table:table-cell office:value-type="string">
            <text:p>-2.11968e-09</text:p>
          </table:table-cell>
          <table:table-cell office:value-type="string">
            <text:p>6.95779e-09</text:p>
          </table:table-cell>
          <table:table-cell office:value-type="string">
            <text:p>-2.87007e-11</text:p>
          </table:table-cell>
          <table:table-cell office:value-type="string">
            <text:p>-1.70351e-09</text:p>
          </table:table-cell>
          <table:table-cell office:value-type="string">
            <text:p>5.20163e-12</text:p>
          </table:table-cell>
          <table:table-cell office:value-type="float" office:value="-0.00754712">
            <text:p>-0.00754712</text:p>
          </table:table-cell>
          <table:table-cell office:value-type="float" office:value="-0.0106992">
            <text:p>-0.0106992</text:p>
          </table:table-cell>
          <table:table-cell office:value-type="float" office:value="1.45566">
            <text:p>1.45566</text:p>
          </table:table-cell>
          <table:table-cell office:value-type="float" office:value="-0.00231813">
            <text:p>-0.00231813</text:p>
          </table:table-cell>
          <table:table-cell office:value-type="float" office:value="-0.137591">
            <text:p>-0.137591</text:p>
          </table:table-cell>
          <table:table-cell office:value-type="float" office:value="0.000420131">
            <text:p>0.000420131</text:p>
          </table:table-cell>
          <table:table-cell office:value-type="float" office:value="1.48561">
            <text:p>1.48561</text:p>
          </table:table-cell>
          <table:table-cell table:number-columns-repeated="1002"/>
        </table:table-row>
        <table:table-row table:style-name="ro1">
          <table:table-cell office:value-type="float" office:value="7008">
            <text:p>7008</text:p>
          </table:table-cell>
          <table:table-cell office:value-type="float" office:value="0">
            <text:p>0</text:p>
          </table:table-cell>
          <table:table-cell office:value-type="float" office:value="14104">
            <text:p>14104</text:p>
          </table:table-cell>
          <table:table-cell office:value-type="float" office:value="-0.010925">
            <text:p>-0.0109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46112e-11</text:p>
          </table:table-cell>
          <table:table-cell office:value-type="string">
            <text:p>-1.55064e-08</text:p>
          </table:table-cell>
          <table:table-cell office:value-type="string">
            <text:p>4.97421e-21</text:p>
          </table:table-cell>
          <table:table-cell office:value-type="string">
            <text:p>-2.10017e-09</text:p>
          </table:table-cell>
          <table:table-cell office:value-type="string">
            <text:p>-2.1001e-09</text:p>
          </table:table-cell>
          <table:table-cell office:value-type="string">
            <text:p>6.96879e-09</text:p>
          </table:table-cell>
          <table:table-cell office:value-type="string">
            <text:p>3.26015e-10</text:p>
          </table:table-cell>
          <table:table-cell office:value-type="string">
            <text:p>1.70323e-09</text:p>
          </table:table-cell>
          <table:table-cell office:value-type="string">
            <text:p>-4.40649e-12</text:p>
          </table:table-cell>
          <table:table-cell office:value-type="float" office:value="-0.00384103">
            <text:p>-0.00384103</text:p>
          </table:table-cell>
          <table:table-cell office:value-type="float" office:value="-0.00382869">
            <text:p>-0.00382869</text:p>
          </table:table-cell>
          <table:table-cell office:value-type="float" office:value="1.46115">
            <text:p>1.46115</text:p>
          </table:table-cell>
          <table:table-cell office:value-type="float" office:value="0.026332">
            <text:p>0.026332</text:p>
          </table:table-cell>
          <table:table-cell office:value-type="float" office:value="0.137569">
            <text:p>0.137569</text:p>
          </table:table-cell>
          <table:table-cell office:value-type="float" office:value="-0.000355908">
            <text:p>-0.000355908</text:p>
          </table:table-cell>
          <table:table-cell office:value-type="float" office:value="1.48493">
            <text:p>1.48493</text:p>
          </table:table-cell>
          <table:table-cell table:number-columns-repeated="1002"/>
        </table:table-row>
        <table:table-row table:style-name="ro1">
          <table:table-cell office:value-type="float" office:value="7008">
            <text:p>7008</text:p>
          </table:table-cell>
          <table:table-cell office:value-type="float" office:value="1">
            <text:p>1</text:p>
          </table:table-cell>
          <table:table-cell office:value-type="float" office:value="14041">
            <text:p>14041</text:p>
          </table:table-cell>
          <table:table-cell office:value-type="float" office:value="-0.0129375">
            <text:p>-0.01293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88378e-11</text:p>
          </table:table-cell>
          <table:table-cell office:value-type="string">
            <text:p>-1.55126e-08</text:p>
          </table:table-cell>
          <table:table-cell office:value-type="string">
            <text:p>4.81313e-21</text:p>
          </table:table-cell>
          <table:table-cell office:value-type="string">
            <text:p>-2.10017e-09</text:p>
          </table:table-cell>
          <table:table-cell office:value-type="string">
            <text:p>-2.11968e-09</text:p>
          </table:table-cell>
          <table:table-cell office:value-type="string">
            <text:p>6.95779e-09</text:p>
          </table:table-cell>
          <table:table-cell office:value-type="string">
            <text:p>-2.87007e-11</text:p>
          </table:table-cell>
          <table:table-cell office:value-type="string">
            <text:p>1.70351e-09</text:p>
          </table:table-cell>
          <table:table-cell office:value-type="string">
            <text:p>-5.20163e-12</text:p>
          </table:table-cell>
          <table:table-cell office:value-type="float" office:value="-0.00754712">
            <text:p>-0.00754712</text:p>
          </table:table-cell>
          <table:table-cell office:value-type="float" office:value="-0.0106992">
            <text:p>-0.0106992</text:p>
          </table:table-cell>
          <table:table-cell office:value-type="float" office:value="1.45566">
            <text:p>1.45566</text:p>
          </table:table-cell>
          <table:table-cell office:value-type="float" office:value="-0.00231813">
            <text:p>-0.00231813</text:p>
          </table:table-cell>
          <table:table-cell office:value-type="float" office:value="0.137591">
            <text:p>0.137591</text:p>
          </table:table-cell>
          <table:table-cell office:value-type="float" office:value="-0.000420131">
            <text:p>-0.000420131</text:p>
          </table:table-cell>
          <table:table-cell office:value-type="float" office:value="1.48561">
            <text:p>1.48561</text:p>
          </table:table-cell>
          <table:table-cell table:number-columns-repeated="1002"/>
        </table:table-row>
        <table:table-row table:style-name="ro1">
          <table:table-cell office:value-type="float" office:value="7071">
            <text:p>7071</text:p>
          </table:table-cell>
          <table:table-cell office:value-type="float" office:value="4">
            <text:p>4</text:p>
          </table:table-cell>
          <table:table-cell office:value-type="float" office:value="14167">
            <text:p>14167</text:p>
          </table:table-cell>
          <table:table-cell office:value-type="float" office:value="-0.0089125">
            <text:p>-0.00891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03664e-11</text:p>
          </table:table-cell>
          <table:table-cell office:value-type="string">
            <text:p>-1.5501e-08</text:p>
          </table:table-cell>
          <table:table-cell office:value-type="string">
            <text:p>5.13978e-21</text:p>
          </table:table-cell>
          <table:table-cell office:value-type="string">
            <text:p>-2.10924e-09</text:p>
          </table:table-cell>
          <table:table-cell office:value-type="string">
            <text:p>-2.07203e-09</text:p>
          </table:table-cell>
          <table:table-cell office:value-type="string">
            <text:p>6.98137e-09</text:p>
          </table:table-cell>
          <table:table-cell office:value-type="string">
            <text:p>3.94932e-10</text:p>
          </table:table-cell>
          <table:table-cell office:value-type="string">
            <text:p>-1.703e-09</text:p>
          </table:table-cell>
          <table:table-cell office:value-type="string">
            <text:p>3.61134e-12</text:p>
          </table:table-cell>
          <table:table-cell office:value-type="float" office:value="-0.00147957">
            <text:p>-0.00147957</text:p>
          </table:table-cell>
          <table:table-cell office:value-type="float" office:value="0.00452978">
            <text:p>0.00452978</text:p>
          </table:table-cell>
          <table:table-cell office:value-type="float" office:value="1.467">
            <text:p>1.467</text:p>
          </table:table-cell>
          <table:table-cell office:value-type="float" office:value="0.0318984">
            <text:p>0.0318984</text:p>
          </table:table-cell>
          <table:table-cell office:value-type="float" office:value="-0.13755">
            <text:p>-0.13755</text:p>
          </table:table-cell>
          <table:table-cell office:value-type="float" office:value="0.000291685">
            <text:p>0.000291685</text:p>
          </table:table-cell>
          <table:table-cell office:value-type="float" office:value="1.48279">
            <text:p>1.48279</text:p>
          </table:table-cell>
          <table:table-cell table:number-columns-repeated="1002"/>
        </table:table-row>
        <table:table-row table:style-name="ro1">
          <table:table-cell office:value-type="float" office:value="7071">
            <text:p>7071</text:p>
          </table:table-cell>
          <table:table-cell office:value-type="float" office:value="5">
            <text:p>5</text:p>
          </table:table-cell>
          <table:table-cell office:value-type="float" office:value="14104">
            <text:p>14104</text:p>
          </table:table-cell>
          <table:table-cell office:value-type="float" office:value="-0.010925">
            <text:p>-0.0109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46112e-11</text:p>
          </table:table-cell>
          <table:table-cell office:value-type="string">
            <text:p>-1.55064e-08</text:p>
          </table:table-cell>
          <table:table-cell office:value-type="string">
            <text:p>4.97421e-21</text:p>
          </table:table-cell>
          <table:table-cell office:value-type="string">
            <text:p>-2.10924e-09</text:p>
          </table:table-cell>
          <table:table-cell office:value-type="string">
            <text:p>-2.1001e-09</text:p>
          </table:table-cell>
          <table:table-cell office:value-type="string">
            <text:p>6.96879e-09</text:p>
          </table:table-cell>
          <table:table-cell office:value-type="string">
            <text:p>-4.23197e-11</text:p>
          </table:table-cell>
          <table:table-cell office:value-type="string">
            <text:p>-1.70323e-09</text:p>
          </table:table-cell>
          <table:table-cell office:value-type="string">
            <text:p>4.40649e-12</text:p>
          </table:table-cell>
          <table:table-cell office:value-type="float" office:value="-0.00640326">
            <text:p>-0.00640326</text:p>
          </table:table-cell>
          <table:table-cell office:value-type="float" office:value="-0.00492678">
            <text:p>-0.00492678</text:p>
          </table:table-cell>
          <table:table-cell office:value-type="float" office:value="1.46005">
            <text:p>1.46005</text:p>
          </table:table-cell>
          <table:table-cell office:value-type="float" office:value="-0.00341813">
            <text:p>-0.00341813</text:p>
          </table:table-cell>
          <table:table-cell office:value-type="float" office:value="-0.137569">
            <text:p>-0.137569</text:p>
          </table:table-cell>
          <table:table-cell office:value-type="float" office:value="0.000355908">
            <text:p>0.000355908</text:p>
          </table:table-cell>
          <table:table-cell office:value-type="float" office:value="1.48424">
            <text:p>1.48424</text:p>
          </table:table-cell>
          <table:table-cell table:number-columns-repeated="1002"/>
        </table:table-row>
        <table:table-row table:style-name="ro1">
          <table:table-cell office:value-type="float" office:value="7072">
            <text:p>7072</text:p>
          </table:table-cell>
          <table:table-cell office:value-type="float" office:value="0">
            <text:p>0</text:p>
          </table:table-cell>
          <table:table-cell office:value-type="float" office:value="14167">
            <text:p>14167</text:p>
          </table:table-cell>
          <table:table-cell office:value-type="float" office:value="-0.0089125">
            <text:p>-0.00891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03664e-11</text:p>
          </table:table-cell>
          <table:table-cell office:value-type="string">
            <text:p>-1.5501e-08</text:p>
          </table:table-cell>
          <table:table-cell office:value-type="string">
            <text:p>5.13978e-21</text:p>
          </table:table-cell>
          <table:table-cell office:value-type="string">
            <text:p>-2.10924e-09</text:p>
          </table:table-cell>
          <table:table-cell office:value-type="string">
            <text:p>-2.07203e-09</text:p>
          </table:table-cell>
          <table:table-cell office:value-type="string">
            <text:p>6.98137e-09</text:p>
          </table:table-cell>
          <table:table-cell office:value-type="string">
            <text:p>3.94932e-10</text:p>
          </table:table-cell>
          <table:table-cell office:value-type="string">
            <text:p>1.703e-09</text:p>
          </table:table-cell>
          <table:table-cell office:value-type="string">
            <text:p>-3.61134e-12</text:p>
          </table:table-cell>
          <table:table-cell office:value-type="float" office:value="-0.00147957">
            <text:p>-0.00147957</text:p>
          </table:table-cell>
          <table:table-cell office:value-type="float" office:value="0.00452978">
            <text:p>0.00452978</text:p>
          </table:table-cell>
          <table:table-cell office:value-type="float" office:value="1.467">
            <text:p>1.467</text:p>
          </table:table-cell>
          <table:table-cell office:value-type="float" office:value="0.0318984">
            <text:p>0.0318984</text:p>
          </table:table-cell>
          <table:table-cell office:value-type="float" office:value="0.13755">
            <text:p>0.13755</text:p>
          </table:table-cell>
          <table:table-cell office:value-type="float" office:value="-0.000291685">
            <text:p>-0.000291685</text:p>
          </table:table-cell>
          <table:table-cell office:value-type="float" office:value="1.48279">
            <text:p>1.48279</text:p>
          </table:table-cell>
          <table:table-cell table:number-columns-repeated="1002"/>
        </table:table-row>
        <table:table-row table:style-name="ro1">
          <table:table-cell office:value-type="float" office:value="7072">
            <text:p>7072</text:p>
          </table:table-cell>
          <table:table-cell office:value-type="float" office:value="1">
            <text:p>1</text:p>
          </table:table-cell>
          <table:table-cell office:value-type="float" office:value="14104">
            <text:p>14104</text:p>
          </table:table-cell>
          <table:table-cell office:value-type="float" office:value="-0.010925">
            <text:p>-0.0109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46112e-11</text:p>
          </table:table-cell>
          <table:table-cell office:value-type="string">
            <text:p>-1.55064e-08</text:p>
          </table:table-cell>
          <table:table-cell office:value-type="string">
            <text:p>4.97421e-21</text:p>
          </table:table-cell>
          <table:table-cell office:value-type="string">
            <text:p>-2.10924e-09</text:p>
          </table:table-cell>
          <table:table-cell office:value-type="string">
            <text:p>-2.1001e-09</text:p>
          </table:table-cell>
          <table:table-cell office:value-type="string">
            <text:p>6.96879e-09</text:p>
          </table:table-cell>
          <table:table-cell office:value-type="string">
            <text:p>-4.23197e-11</text:p>
          </table:table-cell>
          <table:table-cell office:value-type="string">
            <text:p>1.70323e-09</text:p>
          </table:table-cell>
          <table:table-cell office:value-type="string">
            <text:p>-4.40649e-12</text:p>
          </table:table-cell>
          <table:table-cell office:value-type="float" office:value="-0.00640326">
            <text:p>-0.00640326</text:p>
          </table:table-cell>
          <table:table-cell office:value-type="float" office:value="-0.00492678">
            <text:p>-0.00492678</text:p>
          </table:table-cell>
          <table:table-cell office:value-type="float" office:value="1.46005">
            <text:p>1.46005</text:p>
          </table:table-cell>
          <table:table-cell office:value-type="float" office:value="-0.00341813">
            <text:p>-0.00341813</text:p>
          </table:table-cell>
          <table:table-cell office:value-type="float" office:value="0.137569">
            <text:p>0.137569</text:p>
          </table:table-cell>
          <table:table-cell office:value-type="float" office:value="-0.000355908">
            <text:p>-0.000355908</text:p>
          </table:table-cell>
          <table:table-cell office:value-type="float" office:value="1.48424">
            <text:p>1.48424</text:p>
          </table:table-cell>
          <table:table-cell table:number-columns-repeated="1002"/>
        </table:table-row>
        <table:table-row table:style-name="ro1">
          <table:table-cell office:value-type="float" office:value="7135">
            <text:p>7135</text:p>
          </table:table-cell>
          <table:table-cell office:value-type="float" office:value="4">
            <text:p>4</text:p>
          </table:table-cell>
          <table:table-cell office:value-type="float" office:value="8665">
            <text:p>8665</text:p>
          </table:table-cell>
          <table:table-cell office:value-type="float" office:value="-0.0069">
            <text:p>-0.0069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1.60583e-11</text:p>
          </table:table-cell>
          <table:table-cell office:value-type="string">
            <text:p>-1.54965e-08</text:p>
          </table:table-cell>
          <table:table-cell office:value-type="string">
            <text:p>5.30769e-21</text:p>
          </table:table-cell>
          <table:table-cell office:value-type="string">
            <text:p>-2.14068e-09</text:p>
          </table:table-cell>
          <table:table-cell office:value-type="string">
            <text:p>-2.029e-09</text:p>
          </table:table-cell>
          <table:table-cell office:value-type="string">
            <text:p>6.99524e-09</text:p>
          </table:table-cell>
          <table:table-cell office:value-type="string">
            <text:p>4.36629e-10</text:p>
          </table:table-cell>
          <table:table-cell office:value-type="string">
            <text:p>-1.70282e-09</text:p>
          </table:table-cell>
          <table:table-cell office:value-type="string">
            <text:p>2.81606e-12</text:p>
          </table:table-cell>
          <table:table-cell office:value-type="float" office:value="-0.00347423">
            <text:p>-0.00347423</text:p>
          </table:table-cell>
          <table:table-cell office:value-type="float" office:value="0.0145658">
            <text:p>0.0145658</text:p>
          </table:table-cell>
          <table:table-cell office:value-type="float" office:value="1.47233">
            <text:p>1.47233</text:p>
          </table:table-cell>
          <table:table-cell office:value-type="float" office:value="0.0352662">
            <text:p>0.0352662</text:p>
          </table:table-cell>
          <table:table-cell office:value-type="float" office:value="-0.137535">
            <text:p>-0.137535</text:p>
          </table:table-cell>
          <table:table-cell office:value-type="float" office:value="0.000227451">
            <text:p>0.000227451</text:p>
          </table:table-cell>
          <table:table-cell office:value-type="float" office:value="1.47841">
            <text:p>1.47841</text:p>
          </table:table-cell>
          <table:table-cell table:number-columns-repeated="1002"/>
        </table:table-row>
        <table:table-row table:style-name="ro1">
          <table:table-cell office:value-type="float" office:value="7135">
            <text:p>7135</text:p>
          </table:table-cell>
          <table:table-cell office:value-type="float" office:value="5">
            <text:p>5</text:p>
          </table:table-cell>
          <table:table-cell office:value-type="float" office:value="14167">
            <text:p>14167</text:p>
          </table:table-cell>
          <table:table-cell office:value-type="float" office:value="-0.0089125">
            <text:p>-0.00891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03664e-11</text:p>
          </table:table-cell>
          <table:table-cell office:value-type="string">
            <text:p>-1.5501e-08</text:p>
          </table:table-cell>
          <table:table-cell office:value-type="string">
            <text:p>5.13978e-21</text:p>
          </table:table-cell>
          <table:table-cell office:value-type="string">
            <text:p>-2.14068e-09</text:p>
          </table:table-cell>
          <table:table-cell office:value-type="string">
            <text:p>-2.07203e-09</text:p>
          </table:table-cell>
          <table:table-cell office:value-type="string">
            <text:p>6.98137e-09</text:p>
          </table:table-cell>
          <table:table-cell office:value-type="string">
            <text:p>-6.96246e-11</text:p>
          </table:table-cell>
          <table:table-cell office:value-type="string">
            <text:p>-1.703e-09</text:p>
          </table:table-cell>
          <table:table-cell office:value-type="string">
            <text:p>3.61134e-12</text:p>
          </table:table-cell>
          <table:table-cell office:value-type="float" office:value="-0.010368">
            <text:p>-0.010368</text:p>
          </table:table-cell>
          <table:table-cell office:value-type="float" office:value="0.000720471">
            <text:p>0.000720471</text:p>
          </table:table-cell>
          <table:table-cell office:value-type="float" office:value="1.46319">
            <text:p>1.46319</text:p>
          </table:table-cell>
          <table:table-cell office:value-type="float" office:value="-0.00562352">
            <text:p>-0.00562352</text:p>
          </table:table-cell>
          <table:table-cell office:value-type="float" office:value="-0.13755">
            <text:p>-0.13755</text:p>
          </table:table-cell>
          <table:table-cell office:value-type="float" office:value="0.000291685">
            <text:p>0.000291685</text:p>
          </table:table-cell>
          <table:table-cell office:value-type="float" office:value="1.4818">
            <text:p>1.4818</text:p>
          </table:table-cell>
          <table:table-cell table:number-columns-repeated="1002"/>
        </table:table-row>
        <table:table-row table:style-name="ro1">
          <table:table-cell office:value-type="float" office:value="7136">
            <text:p>7136</text:p>
          </table:table-cell>
          <table:table-cell office:value-type="float" office:value="0">
            <text:p>0</text:p>
          </table:table-cell>
          <table:table-cell office:value-type="float" office:value="8665">
            <text:p>8665</text:p>
          </table:table-cell>
          <table:table-cell office:value-type="float" office:value="-0.0069">
            <text:p>-0.0069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1.60583e-11</text:p>
          </table:table-cell>
          <table:table-cell office:value-type="string">
            <text:p>-1.54965e-08</text:p>
          </table:table-cell>
          <table:table-cell office:value-type="string">
            <text:p>5.30769e-21</text:p>
          </table:table-cell>
          <table:table-cell office:value-type="string">
            <text:p>-2.14068e-09</text:p>
          </table:table-cell>
          <table:table-cell office:value-type="string">
            <text:p>-2.029e-09</text:p>
          </table:table-cell>
          <table:table-cell office:value-type="string">
            <text:p>6.99524e-09</text:p>
          </table:table-cell>
          <table:table-cell office:value-type="string">
            <text:p>4.36629e-10</text:p>
          </table:table-cell>
          <table:table-cell office:value-type="string">
            <text:p>1.70282e-09</text:p>
          </table:table-cell>
          <table:table-cell office:value-type="string">
            <text:p>-2.81606e-12</text:p>
          </table:table-cell>
          <table:table-cell office:value-type="float" office:value="-0.00347423">
            <text:p>-0.00347423</text:p>
          </table:table-cell>
          <table:table-cell office:value-type="float" office:value="0.0145658">
            <text:p>0.0145658</text:p>
          </table:table-cell>
          <table:table-cell office:value-type="float" office:value="1.47233">
            <text:p>1.47233</text:p>
          </table:table-cell>
          <table:table-cell office:value-type="float" office:value="0.0352662">
            <text:p>0.0352662</text:p>
          </table:table-cell>
          <table:table-cell office:value-type="float" office:value="0.137535">
            <text:p>0.137535</text:p>
          </table:table-cell>
          <table:table-cell office:value-type="float" office:value="-0.000227451">
            <text:p>-0.000227451</text:p>
          </table:table-cell>
          <table:table-cell office:value-type="float" office:value="1.47841">
            <text:p>1.47841</text:p>
          </table:table-cell>
          <table:table-cell table:number-columns-repeated="1002"/>
        </table:table-row>
        <table:table-row table:style-name="ro1">
          <table:table-cell office:value-type="float" office:value="7136">
            <text:p>7136</text:p>
          </table:table-cell>
          <table:table-cell office:value-type="float" office:value="1">
            <text:p>1</text:p>
          </table:table-cell>
          <table:table-cell office:value-type="float" office:value="14167">
            <text:p>14167</text:p>
          </table:table-cell>
          <table:table-cell office:value-type="float" office:value="-0.0089125">
            <text:p>-0.00891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03664e-11</text:p>
          </table:table-cell>
          <table:table-cell office:value-type="string">
            <text:p>-1.5501e-08</text:p>
          </table:table-cell>
          <table:table-cell office:value-type="string">
            <text:p>5.13978e-21</text:p>
          </table:table-cell>
          <table:table-cell office:value-type="string">
            <text:p>-2.14068e-09</text:p>
          </table:table-cell>
          <table:table-cell office:value-type="string">
            <text:p>-2.07203e-09</text:p>
          </table:table-cell>
          <table:table-cell office:value-type="string">
            <text:p>6.98137e-09</text:p>
          </table:table-cell>
          <table:table-cell office:value-type="string">
            <text:p>-6.96246e-11</text:p>
          </table:table-cell>
          <table:table-cell office:value-type="string">
            <text:p>1.703e-09</text:p>
          </table:table-cell>
          <table:table-cell office:value-type="string">
            <text:p>-3.61134e-12</text:p>
          </table:table-cell>
          <table:table-cell office:value-type="float" office:value="-0.010368">
            <text:p>-0.010368</text:p>
          </table:table-cell>
          <table:table-cell office:value-type="float" office:value="0.000720471">
            <text:p>0.000720471</text:p>
          </table:table-cell>
          <table:table-cell office:value-type="float" office:value="1.46319">
            <text:p>1.46319</text:p>
          </table:table-cell>
          <table:table-cell office:value-type="float" office:value="-0.00562352">
            <text:p>-0.00562352</text:p>
          </table:table-cell>
          <table:table-cell office:value-type="float" office:value="0.13755">
            <text:p>0.13755</text:p>
          </table:table-cell>
          <table:table-cell office:value-type="float" office:value="-0.000291685">
            <text:p>-0.000291685</text:p>
          </table:table-cell>
          <table:table-cell office:value-type="float" office:value="1.4818">
            <text:p>1.4818</text:p>
          </table:table-cell>
          <table:table-cell table:number-columns-repeated="1002"/>
        </table:table-row>
        <table:table-row table:style-name="ro1">
          <table:table-cell office:value-type="float" office:value="7199">
            <text:p>7199</text:p>
          </table:table-cell>
          <table:table-cell office:value-type="float" office:value="6">
            <text:p>6</text:p>
          </table:table-cell>
          <table:table-cell office:value-type="float" office:value="9169">
            <text:p>9169</text:p>
          </table:table-cell>
          <table:table-cell office:value-type="float" office:value="-0.023">
            <text:p>-0.023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98323e-11</text:p>
          </table:table-cell>
          <table:table-cell office:value-type="string">
            <text:p>-1.55501e-08</text:p>
          </table:table-cell>
          <table:table-cell office:value-type="string">
            <text:p>4.06274e-21</text:p>
          </table:table-cell>
          <table:table-cell office:value-type="string">
            <text:p>-2.08063e-09</text:p>
          </table:table-cell>
          <table:table-cell office:value-type="string">
            <text:p>-1.99788e-09</text:p>
          </table:table-cell>
          <table:table-cell office:value-type="string">
            <text:p>6.92634e-09</text:p>
          </table:table-cell>
          <table:table-cell office:value-type="string">
            <text:p>-5.83988e-11</text:p>
          </table:table-cell>
          <table:table-cell office:value-type="string">
            <text:p>-1.70557e-09</text:p>
          </table:table-cell>
          <table:table-cell office:value-type="string">
            <text:p>9.17731e-12</text:p>
          </table:table-cell>
          <table:table-cell office:value-type="float" office:value="0.00892426">
            <text:p>0.00892426</text:p>
          </table:table-cell>
          <table:table-cell office:value-type="float" office:value="0.0222908">
            <text:p>0.0222908</text:p>
          </table:table-cell>
          <table:table-cell office:value-type="float" office:value="1.4639">
            <text:p>1.4639</text:p>
          </table:table-cell>
          <table:table-cell office:value-type="float" office:value="-0.00471682">
            <text:p>-0.00471682</text:p>
          </table:table-cell>
          <table:table-cell office:value-type="float" office:value="-0.137758">
            <text:p>-0.137758</text:p>
          </table:table-cell>
          <table:table-cell office:value-type="float" office:value="0.000741244">
            <text:p>0.000741244</text:p>
          </table:table-cell>
          <table:table-cell office:value-type="float" office:value="1.46127">
            <text:p>1.46127</text:p>
          </table:table-cell>
          <table:table-cell table:number-columns-repeated="1002"/>
        </table:table-row>
        <table:table-row table:style-name="ro1">
          <table:table-cell office:value-type="float" office:value="7199">
            <text:p>7199</text:p>
          </table:table-cell>
          <table:table-cell office:value-type="float" office:value="7">
            <text:p>7</text:p>
          </table:table-cell>
          <table:table-cell office:value-type="float" office:value="13789">
            <text:p>13789</text:p>
          </table:table-cell>
          <table:table-cell office:value-type="float" office:value="-0.0209875">
            <text:p>-0.02098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5645e-11</text:p>
          </table:table-cell>
          <table:table-cell office:value-type="string">
            <text:p>-1.5542e-08</text:p>
          </table:table-cell>
          <table:table-cell office:value-type="string">
            <text:p>4.20563e-21</text:p>
          </table:table-cell>
          <table:table-cell office:value-type="string">
            <text:p>-2.08063e-09</text:p>
          </table:table-cell>
          <table:table-cell office:value-type="string">
            <text:p>-2.00063e-09</text:p>
          </table:table-cell>
          <table:table-cell office:value-type="string">
            <text:p>6.92949e-09</text:p>
          </table:table-cell>
          <table:table-cell office:value-type="string">
            <text:p>8.65674e-11</text:p>
          </table:table-cell>
          <table:table-cell office:value-type="string">
            <text:p>-1.70507e-09</text:p>
          </table:table-cell>
          <table:table-cell office:value-type="string">
            <text:p>8.38218e-12</text:p>
          </table:table-cell>
          <table:table-cell office:value-type="float" office:value="0.00897261">
            <text:p>0.00897261</text:p>
          </table:table-cell>
          <table:table-cell office:value-type="float" office:value="0.0218949">
            <text:p>0.0218949</text:p>
          </table:table-cell>
          <table:table-cell office:value-type="float" office:value="1.46445">
            <text:p>1.46445</text:p>
          </table:table-cell>
          <table:table-cell office:value-type="float" office:value="0.00699198">
            <text:p>0.00699198</text:p>
          </table:table-cell>
          <table:table-cell office:value-type="float" office:value="-0.137717">
            <text:p>-0.137717</text:p>
          </table:table-cell>
          <table:table-cell office:value-type="float" office:value="0.000677022">
            <text:p>0.000677022</text:p>
          </table:table-cell>
          <table:table-cell office:value-type="float" office:value="1.46223">
            <text:p>1.46223</text:p>
          </table:table-cell>
          <table:table-cell table:number-columns-repeated="1002"/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2">
            <text:p>2</text:p>
          </table:table-cell>
          <table:table-cell office:value-type="float" office:value="9169">
            <text:p>9169</text:p>
          </table:table-cell>
          <table:table-cell office:value-type="float" office:value="-0.023">
            <text:p>-0.023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98323e-11</text:p>
          </table:table-cell>
          <table:table-cell office:value-type="string">
            <text:p>-1.55501e-08</text:p>
          </table:table-cell>
          <table:table-cell office:value-type="string">
            <text:p>4.06274e-21</text:p>
          </table:table-cell>
          <table:table-cell office:value-type="string">
            <text:p>-2.08063e-09</text:p>
          </table:table-cell>
          <table:table-cell office:value-type="string">
            <text:p>-1.99788e-09</text:p>
          </table:table-cell>
          <table:table-cell office:value-type="string">
            <text:p>6.92634e-09</text:p>
          </table:table-cell>
          <table:table-cell office:value-type="string">
            <text:p>-5.83988e-11</text:p>
          </table:table-cell>
          <table:table-cell office:value-type="string">
            <text:p>1.70557e-09</text:p>
          </table:table-cell>
          <table:table-cell office:value-type="string">
            <text:p>-9.17731e-12</text:p>
          </table:table-cell>
          <table:table-cell office:value-type="float" office:value="0.00892426">
            <text:p>0.00892426</text:p>
          </table:table-cell>
          <table:table-cell office:value-type="float" office:value="0.0222908">
            <text:p>0.0222908</text:p>
          </table:table-cell>
          <table:table-cell office:value-type="float" office:value="1.4639">
            <text:p>1.4639</text:p>
          </table:table-cell>
          <table:table-cell office:value-type="float" office:value="-0.00471682">
            <text:p>-0.00471682</text:p>
          </table:table-cell>
          <table:table-cell office:value-type="float" office:value="0.137758">
            <text:p>0.137758</text:p>
          </table:table-cell>
          <table:table-cell office:value-type="float" office:value="-0.000741244">
            <text:p>-0.000741244</text:p>
          </table:table-cell>
          <table:table-cell office:value-type="float" office:value="1.46127">
            <text:p>1.46127</text:p>
          </table:table-cell>
          <table:table-cell table:number-columns-repeated="1002"/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3">
            <text:p>3</text:p>
          </table:table-cell>
          <table:table-cell office:value-type="float" office:value="13789">
            <text:p>13789</text:p>
          </table:table-cell>
          <table:table-cell office:value-type="float" office:value="-0.0209875">
            <text:p>-0.02098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5645e-11</text:p>
          </table:table-cell>
          <table:table-cell office:value-type="string">
            <text:p>-1.5542e-08</text:p>
          </table:table-cell>
          <table:table-cell office:value-type="string">
            <text:p>4.20563e-21</text:p>
          </table:table-cell>
          <table:table-cell office:value-type="string">
            <text:p>-2.08063e-09</text:p>
          </table:table-cell>
          <table:table-cell office:value-type="string">
            <text:p>-2.00063e-09</text:p>
          </table:table-cell>
          <table:table-cell office:value-type="string">
            <text:p>6.92949e-09</text:p>
          </table:table-cell>
          <table:table-cell office:value-type="string">
            <text:p>8.65674e-11</text:p>
          </table:table-cell>
          <table:table-cell office:value-type="string">
            <text:p>1.70507e-09</text:p>
          </table:table-cell>
          <table:table-cell office:value-type="string">
            <text:p>-8.38218e-12</text:p>
          </table:table-cell>
          <table:table-cell office:value-type="float" office:value="0.00897261">
            <text:p>0.00897261</text:p>
          </table:table-cell>
          <table:table-cell office:value-type="float" office:value="0.0218949">
            <text:p>0.0218949</text:p>
          </table:table-cell>
          <table:table-cell office:value-type="float" office:value="1.46445">
            <text:p>1.46445</text:p>
          </table:table-cell>
          <table:table-cell office:value-type="float" office:value="0.00699198">
            <text:p>0.00699198</text:p>
          </table:table-cell>
          <table:table-cell office:value-type="float" office:value="0.137717">
            <text:p>0.137717</text:p>
          </table:table-cell>
          <table:table-cell office:value-type="float" office:value="-0.000677022">
            <text:p>-0.000677022</text:p>
          </table:table-cell>
          <table:table-cell office:value-type="float" office:value="1.46223">
            <text:p>1.46223</text:p>
          </table:table-cell>
          <table:table-cell table:number-columns-repeated="1002"/>
        </table:table-row>
        <table:table-row table:style-name="ro1">
          <table:table-cell office:value-type="float" office:value="7263">
            <text:p>7263</text:p>
          </table:table-cell>
          <table:table-cell office:value-type="float" office:value="6">
            <text:p>6</text:p>
          </table:table-cell>
          <table:table-cell office:value-type="float" office:value="13789">
            <text:p>13789</text:p>
          </table:table-cell>
          <table:table-cell office:value-type="float" office:value="-0.0209875">
            <text:p>-0.02098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5645e-11</text:p>
          </table:table-cell>
          <table:table-cell office:value-type="string">
            <text:p>-1.5542e-08</text:p>
          </table:table-cell>
          <table:table-cell office:value-type="string">
            <text:p>4.20563e-21</text:p>
          </table:table-cell>
          <table:table-cell office:value-type="string">
            <text:p>-2.08245e-09</text:p>
          </table:table-cell>
          <table:table-cell office:value-type="string">
            <text:p>-2.00063e-09</text:p>
          </table:table-cell>
          <table:table-cell office:value-type="string">
            <text:p>6.92949e-09</text:p>
          </table:table-cell>
          <table:table-cell office:value-type="string">
            <text:p>-3.81355e-11</text:p>
          </table:table-cell>
          <table:table-cell office:value-type="string">
            <text:p>-1.70507e-09</text:p>
          </table:table-cell>
          <table:table-cell office:value-type="string">
            <text:p>8.38218e-12</text:p>
          </table:table-cell>
          <table:table-cell office:value-type="float" office:value="0.00845676">
            <text:p>0.00845676</text:p>
          </table:table-cell>
          <table:table-cell office:value-type="float" office:value="0.0216738">
            <text:p>0.0216738</text:p>
          </table:table-cell>
          <table:table-cell office:value-type="float" office:value="1.46423">
            <text:p>1.46423</text:p>
          </table:table-cell>
          <table:table-cell office:value-type="float" office:value="-0.00308018">
            <text:p>-0.00308018</text:p>
          </table:table-cell>
          <table:table-cell office:value-type="float" office:value="-0.137717">
            <text:p>-0.137717</text:p>
          </table:table-cell>
          <table:table-cell office:value-type="float" office:value="0.000677022">
            <text:p>0.000677022</text:p>
          </table:table-cell>
          <table:table-cell office:value-type="float" office:value="1.46219">
            <text:p>1.46219</text:p>
          </table:table-cell>
          <table:table-cell table:number-columns-repeated="1002"/>
        </table:table-row>
        <table:table-row table:style-name="ro1">
          <table:table-cell office:value-type="float" office:value="7263">
            <text:p>7263</text:p>
          </table:table-cell>
          <table:table-cell office:value-type="float" office:value="7">
            <text:p>7</text:p>
          </table:table-cell>
          <table:table-cell office:value-type="float" office:value="13852">
            <text:p>13852</text:p>
          </table:table-cell>
          <table:table-cell office:value-type="float" office:value="-0.018975">
            <text:p>-0.0189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14541e-11</text:p>
          </table:table-cell>
          <table:table-cell office:value-type="string">
            <text:p>-1.55341e-08</text:p>
          </table:table-cell>
          <table:table-cell office:value-type="string">
            <text:p>4.35206e-21</text:p>
          </table:table-cell>
          <table:table-cell office:value-type="string">
            <text:p>-2.08245e-09</text:p>
          </table:table-cell>
          <table:table-cell office:value-type="string">
            <text:p>-2.00744e-09</text:p>
          </table:table-cell>
          <table:table-cell office:value-type="string">
            <text:p>6.93421e-09</text:p>
          </table:table-cell>
          <table:table-cell office:value-type="string">
            <text:p>1.20764e-10</text:p>
          </table:table-cell>
          <table:table-cell office:value-type="string">
            <text:p>-1.70461e-09</text:p>
          </table:table-cell>
          <table:table-cell office:value-type="string">
            <text:p>7.58704e-12</text:p>
          </table:table-cell>
          <table:table-cell office:value-type="float" office:value="0.00820361">
            <text:p>0.00820361</text:p>
          </table:table-cell>
          <table:table-cell office:value-type="float" office:value="0.0203207">
            <text:p>0.0203207</text:p>
          </table:table-cell>
          <table:table-cell office:value-type="float" office:value="1.46474">
            <text:p>1.46474</text:p>
          </table:table-cell>
          <table:table-cell office:value-type="float" office:value="0.009754">
            <text:p>0.009754</text:p>
          </table:table-cell>
          <table:table-cell office:value-type="float" office:value="-0.13768">
            <text:p>-0.13768</text:p>
          </table:table-cell>
          <table:table-cell office:value-type="float" office:value="0.0006128">
            <text:p>0.0006128</text:p>
          </table:table-cell>
          <table:table-cell office:value-type="float" office:value="1.4641">
            <text:p>1.4641</text:p>
          </table:table-cell>
          <table:table-cell table:number-columns-repeated="1002"/>
        </table:table-row>
        <table:table-row table:style-name="ro1">
          <table:table-cell office:value-type="float" office:value="7264">
            <text:p>7264</text:p>
          </table:table-cell>
          <table:table-cell office:value-type="float" office:value="2">
            <text:p>2</text:p>
          </table:table-cell>
          <table:table-cell office:value-type="float" office:value="13789">
            <text:p>13789</text:p>
          </table:table-cell>
          <table:table-cell office:value-type="float" office:value="-0.0209875">
            <text:p>-0.02098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5645e-11</text:p>
          </table:table-cell>
          <table:table-cell office:value-type="string">
            <text:p>-1.5542e-08</text:p>
          </table:table-cell>
          <table:table-cell office:value-type="string">
            <text:p>4.20563e-21</text:p>
          </table:table-cell>
          <table:table-cell office:value-type="string">
            <text:p>-2.08245e-09</text:p>
          </table:table-cell>
          <table:table-cell office:value-type="string">
            <text:p>-2.00063e-09</text:p>
          </table:table-cell>
          <table:table-cell office:value-type="string">
            <text:p>6.92949e-09</text:p>
          </table:table-cell>
          <table:table-cell office:value-type="string">
            <text:p>-3.81355e-11</text:p>
          </table:table-cell>
          <table:table-cell office:value-type="string">
            <text:p>1.70507e-09</text:p>
          </table:table-cell>
          <table:table-cell office:value-type="string">
            <text:p>-8.38218e-12</text:p>
          </table:table-cell>
          <table:table-cell office:value-type="float" office:value="0.00845676">
            <text:p>0.00845676</text:p>
          </table:table-cell>
          <table:table-cell office:value-type="float" office:value="0.0216738">
            <text:p>0.0216738</text:p>
          </table:table-cell>
          <table:table-cell office:value-type="float" office:value="1.46423">
            <text:p>1.46423</text:p>
          </table:table-cell>
          <table:table-cell office:value-type="float" office:value="-0.00308018">
            <text:p>-0.00308018</text:p>
          </table:table-cell>
          <table:table-cell office:value-type="float" office:value="0.137717">
            <text:p>0.137717</text:p>
          </table:table-cell>
          <table:table-cell office:value-type="float" office:value="-0.000677022">
            <text:p>-0.000677022</text:p>
          </table:table-cell>
          <table:table-cell office:value-type="float" office:value="1.46219">
            <text:p>1.46219</text:p>
          </table:table-cell>
          <table:table-cell table:number-columns-repeated="1002"/>
        </table:table-row>
        <table:table-row table:style-name="ro1">
          <table:table-cell office:value-type="float" office:value="7264">
            <text:p>7264</text:p>
          </table:table-cell>
          <table:table-cell office:value-type="float" office:value="3">
            <text:p>3</text:p>
          </table:table-cell>
          <table:table-cell office:value-type="float" office:value="13852">
            <text:p>13852</text:p>
          </table:table-cell>
          <table:table-cell office:value-type="float" office:value="-0.018975">
            <text:p>-0.0189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14541e-11</text:p>
          </table:table-cell>
          <table:table-cell office:value-type="string">
            <text:p>-1.55341e-08</text:p>
          </table:table-cell>
          <table:table-cell office:value-type="string">
            <text:p>4.35206e-21</text:p>
          </table:table-cell>
          <table:table-cell office:value-type="string">
            <text:p>-2.08245e-09</text:p>
          </table:table-cell>
          <table:table-cell office:value-type="string">
            <text:p>-2.00744e-09</text:p>
          </table:table-cell>
          <table:table-cell office:value-type="string">
            <text:p>6.93421e-09</text:p>
          </table:table-cell>
          <table:table-cell office:value-type="string">
            <text:p>1.20764e-10</text:p>
          </table:table-cell>
          <table:table-cell office:value-type="string">
            <text:p>1.70461e-09</text:p>
          </table:table-cell>
          <table:table-cell office:value-type="string">
            <text:p>-7.58704e-12</text:p>
          </table:table-cell>
          <table:table-cell office:value-type="float" office:value="0.00820361">
            <text:p>0.00820361</text:p>
          </table:table-cell>
          <table:table-cell office:value-type="float" office:value="0.0203207">
            <text:p>0.0203207</text:p>
          </table:table-cell>
          <table:table-cell office:value-type="float" office:value="1.46474">
            <text:p>1.46474</text:p>
          </table:table-cell>
          <table:table-cell office:value-type="float" office:value="0.009754">
            <text:p>0.009754</text:p>
          </table:table-cell>
          <table:table-cell office:value-type="float" office:value="0.13768">
            <text:p>0.13768</text:p>
          </table:table-cell>
          <table:table-cell office:value-type="float" office:value="-0.0006128">
            <text:p>-0.0006128</text:p>
          </table:table-cell>
          <table:table-cell office:value-type="float" office:value="1.4641">
            <text:p>1.4641</text:p>
          </table:table-cell>
          <table:table-cell table:number-columns-repeated="1002"/>
        </table:table-row>
        <table:table-row table:style-name="ro1">
          <table:table-cell office:value-type="float" office:value="7327">
            <text:p>7327</text:p>
          </table:table-cell>
          <table:table-cell office:value-type="float" office:value="6">
            <text:p>6</text:p>
          </table:table-cell>
          <table:table-cell office:value-type="float" office:value="13852">
            <text:p>13852</text:p>
          </table:table-cell>
          <table:table-cell office:value-type="float" office:value="-0.018975">
            <text:p>-0.0189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14541e-11</text:p>
          </table:table-cell>
          <table:table-cell office:value-type="string">
            <text:p>-1.55341e-08</text:p>
          </table:table-cell>
          <table:table-cell office:value-type="string">
            <text:p>4.35206e-21</text:p>
          </table:table-cell>
          <table:table-cell office:value-type="string">
            <text:p>-2.08535e-09</text:p>
          </table:table-cell>
          <table:table-cell office:value-type="string">
            <text:p>-2.00744e-09</text:p>
          </table:table-cell>
          <table:table-cell office:value-type="string">
            <text:p>6.93421e-09</text:p>
          </table:table-cell>
          <table:table-cell office:value-type="string">
            <text:p>-2.47609e-11</text:p>
          </table:table-cell>
          <table:table-cell office:value-type="string">
            <text:p>-1.70461e-09</text:p>
          </table:table-cell>
          <table:table-cell office:value-type="string">
            <text:p>7.58704e-12</text:p>
          </table:table-cell>
          <table:table-cell office:value-type="float" office:value="0.00738323">
            <text:p>0.00738323</text:p>
          </table:table-cell>
          <table:table-cell office:value-type="float" office:value="0.0199691">
            <text:p>0.0199691</text:p>
          </table:table-cell>
          <table:table-cell office:value-type="float" office:value="1.46439">
            <text:p>1.46439</text:p>
          </table:table-cell>
          <table:table-cell office:value-type="float" office:value="-0.00199992">
            <text:p>-0.00199992</text:p>
          </table:table-cell>
          <table:table-cell office:value-type="float" office:value="-0.13768">
            <text:p>-0.13768</text:p>
          </table:table-cell>
          <table:table-cell office:value-type="float" office:value="0.0006128">
            <text:p>0.0006128</text:p>
          </table:table-cell>
          <table:table-cell office:value-type="float" office:value="1.46401">
            <text:p>1.46401</text:p>
          </table:table-cell>
          <table:table-cell table:number-columns-repeated="1002"/>
        </table:table-row>
        <table:table-row table:style-name="ro1">
          <table:table-cell office:value-type="float" office:value="7327">
            <text:p>7327</text:p>
          </table:table-cell>
          <table:table-cell office:value-type="float" office:value="7">
            <text:p>7</text:p>
          </table:table-cell>
          <table:table-cell office:value-type="float" office:value="13915">
            <text:p>13915</text:p>
          </table:table-cell>
          <table:table-cell office:value-type="float" office:value="-0.0169625">
            <text:p>-0.01696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3.72573e-11</text:p>
          </table:table-cell>
          <table:table-cell office:value-type="string">
            <text:p>-1.55265e-08</text:p>
          </table:table-cell>
          <table:table-cell office:value-type="string">
            <text:p>4.5015e-21</text:p>
          </table:table-cell>
          <table:table-cell office:value-type="string">
            <text:p>-2.08535e-09</text:p>
          </table:table-cell>
          <table:table-cell office:value-type="string">
            <text:p>-2.01834e-09</text:p>
          </table:table-cell>
          <table:table-cell office:value-type="string">
            <text:p>6.9405e-09</text:p>
          </table:table-cell>
          <table:table-cell office:value-type="string">
            <text:p>1.61997e-10</text:p>
          </table:table-cell>
          <table:table-cell office:value-type="string">
            <text:p>-1.7042e-09</text:p>
          </table:table-cell>
          <table:table-cell office:value-type="string">
            <text:p>6.79191e-12</text:p>
          </table:table-cell>
          <table:table-cell office:value-type="float" office:value="0.00682495">
            <text:p>0.00682495</text:p>
          </table:table-cell>
          <table:table-cell office:value-type="float" office:value="0.0176504">
            <text:p>0.0176504</text:p>
          </table:table-cell>
          <table:table-cell office:value-type="float" office:value="1.46485">
            <text:p>1.46485</text:p>
          </table:table-cell>
          <table:table-cell office:value-type="float" office:value="0.0130844">
            <text:p>0.0130844</text:p>
          </table:table-cell>
          <table:table-cell office:value-type="float" office:value="-0.137647">
            <text:p>-0.137647</text:p>
          </table:table-cell>
          <table:table-cell office:value-type="float" office:value="0.000548577">
            <text:p>0.000548577</text:p>
          </table:table-cell>
          <table:table-cell office:value-type="float" office:value="1.4669">
            <text:p>1.4669</text:p>
          </table:table-cell>
          <table:table-cell table:number-columns-repeated="1002"/>
        </table:table-row>
        <table:table-row table:style-name="ro1">
          <table:table-cell office:value-type="float" office:value="7328">
            <text:p>7328</text:p>
          </table:table-cell>
          <table:table-cell office:value-type="float" office:value="2">
            <text:p>2</text:p>
          </table:table-cell>
          <table:table-cell office:value-type="float" office:value="13852">
            <text:p>13852</text:p>
          </table:table-cell>
          <table:table-cell office:value-type="float" office:value="-0.018975">
            <text:p>-0.0189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14541e-11</text:p>
          </table:table-cell>
          <table:table-cell office:value-type="string">
            <text:p>-1.55341e-08</text:p>
          </table:table-cell>
          <table:table-cell office:value-type="string">
            <text:p>4.35206e-21</text:p>
          </table:table-cell>
          <table:table-cell office:value-type="string">
            <text:p>-2.08535e-09</text:p>
          </table:table-cell>
          <table:table-cell office:value-type="string">
            <text:p>-2.00744e-09</text:p>
          </table:table-cell>
          <table:table-cell office:value-type="string">
            <text:p>6.93421e-09</text:p>
          </table:table-cell>
          <table:table-cell office:value-type="string">
            <text:p>-2.47609e-11</text:p>
          </table:table-cell>
          <table:table-cell office:value-type="string">
            <text:p>1.70461e-09</text:p>
          </table:table-cell>
          <table:table-cell office:value-type="string">
            <text:p>-7.58704e-12</text:p>
          </table:table-cell>
          <table:table-cell office:value-type="float" office:value="0.00738323">
            <text:p>0.00738323</text:p>
          </table:table-cell>
          <table:table-cell office:value-type="float" office:value="0.0199691">
            <text:p>0.0199691</text:p>
          </table:table-cell>
          <table:table-cell office:value-type="float" office:value="1.46439">
            <text:p>1.46439</text:p>
          </table:table-cell>
          <table:table-cell office:value-type="float" office:value="-0.00199992">
            <text:p>-0.00199992</text:p>
          </table:table-cell>
          <table:table-cell office:value-type="float" office:value="0.13768">
            <text:p>0.13768</text:p>
          </table:table-cell>
          <table:table-cell office:value-type="float" office:value="-0.0006128">
            <text:p>-0.0006128</text:p>
          </table:table-cell>
          <table:table-cell office:value-type="float" office:value="1.46401">
            <text:p>1.46401</text:p>
          </table:table-cell>
          <table:table-cell table:number-columns-repeated="1002"/>
        </table:table-row>
        <table:table-row table:style-name="ro1">
          <table:table-cell office:value-type="float" office:value="7328">
            <text:p>7328</text:p>
          </table:table-cell>
          <table:table-cell office:value-type="float" office:value="3">
            <text:p>3</text:p>
          </table:table-cell>
          <table:table-cell office:value-type="float" office:value="13915">
            <text:p>13915</text:p>
          </table:table-cell>
          <table:table-cell office:value-type="float" office:value="-0.0169625">
            <text:p>-0.01696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3.72573e-11</text:p>
          </table:table-cell>
          <table:table-cell office:value-type="string">
            <text:p>-1.55265e-08</text:p>
          </table:table-cell>
          <table:table-cell office:value-type="string">
            <text:p>4.5015e-21</text:p>
          </table:table-cell>
          <table:table-cell office:value-type="string">
            <text:p>-2.08535e-09</text:p>
          </table:table-cell>
          <table:table-cell office:value-type="string">
            <text:p>-2.01834e-09</text:p>
          </table:table-cell>
          <table:table-cell office:value-type="string">
            <text:p>6.9405e-09</text:p>
          </table:table-cell>
          <table:table-cell office:value-type="string">
            <text:p>1.61997e-10</text:p>
          </table:table-cell>
          <table:table-cell office:value-type="string">
            <text:p>1.7042e-09</text:p>
          </table:table-cell>
          <table:table-cell office:value-type="string">
            <text:p>-6.79191e-12</text:p>
          </table:table-cell>
          <table:table-cell office:value-type="float" office:value="0.00682495">
            <text:p>0.00682495</text:p>
          </table:table-cell>
          <table:table-cell office:value-type="float" office:value="0.0176504">
            <text:p>0.0176504</text:p>
          </table:table-cell>
          <table:table-cell office:value-type="float" office:value="1.46485">
            <text:p>1.46485</text:p>
          </table:table-cell>
          <table:table-cell office:value-type="float" office:value="0.0130844">
            <text:p>0.0130844</text:p>
          </table:table-cell>
          <table:table-cell office:value-type="float" office:value="0.137647">
            <text:p>0.137647</text:p>
          </table:table-cell>
          <table:table-cell office:value-type="float" office:value="-0.000548577">
            <text:p>-0.000548577</text:p>
          </table:table-cell>
          <table:table-cell office:value-type="float" office:value="1.4669">
            <text:p>1.4669</text:p>
          </table:table-cell>
          <table:table-cell table:number-columns-repeated="1002"/>
        </table:table-row>
        <table:table-row table:style-name="ro1">
          <table:table-cell office:value-type="float" office:value="7391">
            <text:p>7391</text:p>
          </table:table-cell>
          <table:table-cell office:value-type="float" office:value="6">
            <text:p>6</text:p>
          </table:table-cell>
          <table:table-cell office:value-type="float" office:value="13915">
            <text:p>13915</text:p>
          </table:table-cell>
          <table:table-cell office:value-type="float" office:value="-0.0169625">
            <text:p>-0.01696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3.72573e-11</text:p>
          </table:table-cell>
          <table:table-cell office:value-type="string">
            <text:p>-1.55265e-08</text:p>
          </table:table-cell>
          <table:table-cell office:value-type="string">
            <text:p>4.5015e-21</text:p>
          </table:table-cell>
          <table:table-cell office:value-type="string">
            <text:p>-2.08932e-09</text:p>
          </table:table-cell>
          <table:table-cell office:value-type="string">
            <text:p>-2.01834e-09</text:p>
          </table:table-cell>
          <table:table-cell office:value-type="string">
            <text:p>6.9405e-09</text:p>
          </table:table-cell>
          <table:table-cell office:value-type="string">
            <text:p>-1.83681e-11</text:p>
          </table:table-cell>
          <table:table-cell office:value-type="string">
            <text:p>-1.7042e-09</text:p>
          </table:table-cell>
          <table:table-cell office:value-type="string">
            <text:p>6.79191e-12</text:p>
          </table:table-cell>
          <table:table-cell office:value-type="float" office:value="0.00570399">
            <text:p>0.00570399</text:p>
          </table:table-cell>
          <table:table-cell office:value-type="float" office:value="0.01717">
            <text:p>0.01717</text:p>
          </table:table-cell>
          <table:table-cell office:value-type="float" office:value="1.46437">
            <text:p>1.46437</text:p>
          </table:table-cell>
          <table:table-cell office:value-type="float" office:value="-0.00148358">
            <text:p>-0.00148358</text:p>
          </table:table-cell>
          <table:table-cell office:value-type="float" office:value="-0.137647">
            <text:p>-0.137647</text:p>
          </table:table-cell>
          <table:table-cell office:value-type="float" office:value="0.000548577">
            <text:p>0.000548577</text:p>
          </table:table-cell>
          <table:table-cell office:value-type="float" office:value="1.46673">
            <text:p>1.46673</text:p>
          </table:table-cell>
          <table:table-cell table:number-columns-repeated="1002"/>
        </table:table-row>
        <table:table-row table:style-name="ro1">
          <table:table-cell office:value-type="float" office:value="7391">
            <text:p>7391</text:p>
          </table:table-cell>
          <table:table-cell office:value-type="float" office:value="7">
            <text:p>7</text:p>
          </table:table-cell>
          <table:table-cell office:value-type="float" office:value="13978">
            <text:p>13978</text:p>
          </table:table-cell>
          <table:table-cell office:value-type="float" office:value="-0.01495">
            <text:p>-0.0149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3.30526e-11</text:p>
          </table:table-cell>
          <table:table-cell office:value-type="string">
            <text:p>-1.55193e-08</text:p>
          </table:table-cell>
          <table:table-cell office:value-type="string">
            <text:p>4.6556e-21</text:p>
          </table:table-cell>
          <table:table-cell office:value-type="string">
            <text:p>-2.08932e-09</text:p>
          </table:table-cell>
          <table:table-cell office:value-type="string">
            <text:p>-2.03334e-09</text:p>
          </table:table-cell>
          <table:table-cell office:value-type="string">
            <text:p>6.94836e-09</text:p>
          </table:table-cell>
          <table:table-cell office:value-type="string">
            <text:p>2.10215e-10</text:p>
          </table:table-cell>
          <table:table-cell office:value-type="string">
            <text:p>-1.70383e-09</text:p>
          </table:table-cell>
          <table:table-cell office:value-type="string">
            <text:p>5.99677e-12</text:p>
          </table:table-cell>
          <table:table-cell office:value-type="float" office:value="0.00483923">
            <text:p>0.00483923</text:p>
          </table:table-cell>
          <table:table-cell office:value-type="float" office:value="0.0138825">
            <text:p>0.0138825</text:p>
          </table:table-cell>
          <table:table-cell office:value-type="float" office:value="1.46477">
            <text:p>1.46477</text:p>
          </table:table-cell>
          <table:table-cell office:value-type="float" office:value="0.0169789">
            <text:p>0.0169789</text:p>
          </table:table-cell>
          <table:table-cell office:value-type="float" office:value="-0.137617">
            <text:p>-0.137617</text:p>
          </table:table-cell>
          <table:table-cell office:value-type="float" office:value="0.000484354">
            <text:p>0.000484354</text:p>
          </table:table-cell>
          <table:table-cell office:value-type="float" office:value="1.47065">
            <text:p>1.47065</text:p>
          </table:table-cell>
          <table:table-cell table:number-columns-repeated="1002"/>
        </table:table-row>
        <table:table-row table:style-name="ro1">
          <table:table-cell office:value-type="float" office:value="7392">
            <text:p>7392</text:p>
          </table:table-cell>
          <table:table-cell office:value-type="float" office:value="2">
            <text:p>2</text:p>
          </table:table-cell>
          <table:table-cell office:value-type="float" office:value="13915">
            <text:p>13915</text:p>
          </table:table-cell>
          <table:table-cell office:value-type="float" office:value="-0.0169625">
            <text:p>-0.01696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3.72573e-11</text:p>
          </table:table-cell>
          <table:table-cell office:value-type="string">
            <text:p>-1.55265e-08</text:p>
          </table:table-cell>
          <table:table-cell office:value-type="string">
            <text:p>4.5015e-21</text:p>
          </table:table-cell>
          <table:table-cell office:value-type="string">
            <text:p>-2.08932e-09</text:p>
          </table:table-cell>
          <table:table-cell office:value-type="string">
            <text:p>-2.01834e-09</text:p>
          </table:table-cell>
          <table:table-cell office:value-type="string">
            <text:p>6.9405e-09</text:p>
          </table:table-cell>
          <table:table-cell office:value-type="string">
            <text:p>-1.83681e-11</text:p>
          </table:table-cell>
          <table:table-cell office:value-type="string">
            <text:p>1.7042e-09</text:p>
          </table:table-cell>
          <table:table-cell office:value-type="string">
            <text:p>-6.79191e-12</text:p>
          </table:table-cell>
          <table:table-cell office:value-type="float" office:value="0.00570399">
            <text:p>0.00570399</text:p>
          </table:table-cell>
          <table:table-cell office:value-type="float" office:value="0.01717">
            <text:p>0.01717</text:p>
          </table:table-cell>
          <table:table-cell office:value-type="float" office:value="1.46437">
            <text:p>1.46437</text:p>
          </table:table-cell>
          <table:table-cell office:value-type="float" office:value="-0.00148358">
            <text:p>-0.00148358</text:p>
          </table:table-cell>
          <table:table-cell office:value-type="float" office:value="0.137647">
            <text:p>0.137647</text:p>
          </table:table-cell>
          <table:table-cell office:value-type="float" office:value="-0.000548577">
            <text:p>-0.000548577</text:p>
          </table:table-cell>
          <table:table-cell office:value-type="float" office:value="1.46673">
            <text:p>1.46673</text:p>
          </table:table-cell>
          <table:table-cell table:number-columns-repeated="1002"/>
        </table:table-row>
        <table:table-row table:style-name="ro1">
          <table:table-cell office:value-type="float" office:value="7392">
            <text:p>7392</text:p>
          </table:table-cell>
          <table:table-cell office:value-type="float" office:value="3">
            <text:p>3</text:p>
          </table:table-cell>
          <table:table-cell office:value-type="float" office:value="13978">
            <text:p>13978</text:p>
          </table:table-cell>
          <table:table-cell office:value-type="float" office:value="-0.01495">
            <text:p>-0.0149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3.30526e-11</text:p>
          </table:table-cell>
          <table:table-cell office:value-type="string">
            <text:p>-1.55193e-08</text:p>
          </table:table-cell>
          <table:table-cell office:value-type="string">
            <text:p>4.6556e-21</text:p>
          </table:table-cell>
          <table:table-cell office:value-type="string">
            <text:p>-2.08932e-09</text:p>
          </table:table-cell>
          <table:table-cell office:value-type="string">
            <text:p>-2.03334e-09</text:p>
          </table:table-cell>
          <table:table-cell office:value-type="string">
            <text:p>6.94836e-09</text:p>
          </table:table-cell>
          <table:table-cell office:value-type="string">
            <text:p>2.10215e-10</text:p>
          </table:table-cell>
          <table:table-cell office:value-type="string">
            <text:p>1.70383e-09</text:p>
          </table:table-cell>
          <table:table-cell office:value-type="string">
            <text:p>-5.99677e-12</text:p>
          </table:table-cell>
          <table:table-cell office:value-type="float" office:value="0.00483923">
            <text:p>0.00483923</text:p>
          </table:table-cell>
          <table:table-cell office:value-type="float" office:value="0.0138825">
            <text:p>0.0138825</text:p>
          </table:table-cell>
          <table:table-cell office:value-type="float" office:value="1.46477">
            <text:p>1.46477</text:p>
          </table:table-cell>
          <table:table-cell office:value-type="float" office:value="0.0169789">
            <text:p>0.0169789</text:p>
          </table:table-cell>
          <table:table-cell office:value-type="float" office:value="0.137617">
            <text:p>0.137617</text:p>
          </table:table-cell>
          <table:table-cell office:value-type="float" office:value="-0.000484354">
            <text:p>-0.000484354</text:p>
          </table:table-cell>
          <table:table-cell office:value-type="float" office:value="1.47065">
            <text:p>1.47065</text:p>
          </table:table-cell>
          <table:table-cell table:number-columns-repeated="1002"/>
        </table:table-row>
        <table:table-row table:style-name="ro1">
          <table:table-cell office:value-type="float" office:value="7455">
            <text:p>7455</text:p>
          </table:table-cell>
          <table:table-cell office:value-type="float" office:value="6">
            <text:p>6</text:p>
          </table:table-cell>
          <table:table-cell office:value-type="float" office:value="13978">
            <text:p>13978</text:p>
          </table:table-cell>
          <table:table-cell office:value-type="float" office:value="-0.01495">
            <text:p>-0.0149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3.30526e-11</text:p>
          </table:table-cell>
          <table:table-cell office:value-type="string">
            <text:p>-1.55193e-08</text:p>
          </table:table-cell>
          <table:table-cell office:value-type="string">
            <text:p>4.6556e-21</text:p>
          </table:table-cell>
          <table:table-cell office:value-type="string">
            <text:p>-2.09427e-09</text:p>
          </table:table-cell>
          <table:table-cell office:value-type="string">
            <text:p>-2.03334e-09</text:p>
          </table:table-cell>
          <table:table-cell office:value-type="string">
            <text:p>6.94836e-09</text:p>
          </table:table-cell>
          <table:table-cell office:value-type="string">
            <text:p>-1.89937e-11</text:p>
          </table:table-cell>
          <table:table-cell office:value-type="string">
            <text:p>-1.70383e-09</text:p>
          </table:table-cell>
          <table:table-cell office:value-type="string">
            <text:p>5.99677e-12</text:p>
          </table:table-cell>
          <table:table-cell office:value-type="float" office:value="0.00343879">
            <text:p>0.00343879</text:p>
          </table:table-cell>
          <table:table-cell office:value-type="float" office:value="0.0132823">
            <text:p>0.0132823</text:p>
          </table:table-cell>
          <table:table-cell office:value-type="float" office:value="1.46417">
            <text:p>1.46417</text:p>
          </table:table-cell>
          <table:table-cell office:value-type="float" office:value="-0.0015341">
            <text:p>-0.0015341</text:p>
          </table:table-cell>
          <table:table-cell office:value-type="float" office:value="-0.137617">
            <text:p>-0.137617</text:p>
          </table:table-cell>
          <table:table-cell office:value-type="float" office:value="0.000484354">
            <text:p>0.000484354</text:p>
          </table:table-cell>
          <table:table-cell office:value-type="float" office:value="1.47036">
            <text:p>1.47036</text:p>
          </table:table-cell>
          <table:table-cell table:number-columns-repeated="1002"/>
        </table:table-row>
        <table:table-row table:style-name="ro1">
          <table:table-cell office:value-type="float" office:value="7455">
            <text:p>7455</text:p>
          </table:table-cell>
          <table:table-cell office:value-type="float" office:value="7">
            <text:p>7</text:p>
          </table:table-cell>
          <table:table-cell office:value-type="float" office:value="14041">
            <text:p>14041</text:p>
          </table:table-cell>
          <table:table-cell office:value-type="float" office:value="-0.0129375">
            <text:p>-0.01293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88378e-11</text:p>
          </table:table-cell>
          <table:table-cell office:value-type="string">
            <text:p>-1.55126e-08</text:p>
          </table:table-cell>
          <table:table-cell office:value-type="string">
            <text:p>4.81313e-21</text:p>
          </table:table-cell>
          <table:table-cell office:value-type="string">
            <text:p>-2.09427e-09</text:p>
          </table:table-cell>
          <table:table-cell office:value-type="string">
            <text:p>-2.05248e-09</text:p>
          </table:table-cell>
          <table:table-cell office:value-type="string">
            <text:p>6.95779e-09</text:p>
          </table:table-cell>
          <table:table-cell office:value-type="string">
            <text:p>2.65287e-10</text:p>
          </table:table-cell>
          <table:table-cell office:value-type="string">
            <text:p>-1.70351e-09</text:p>
          </table:table-cell>
          <table:table-cell office:value-type="string">
            <text:p>5.20163e-12</text:p>
          </table:table-cell>
          <table:table-cell office:value-type="float" office:value="0.00226263">
            <text:p>0.00226263</text:p>
          </table:table-cell>
          <table:table-cell office:value-type="float" office:value="0.00901453">
            <text:p>0.00901453</text:p>
          </table:table-cell>
          <table:table-cell office:value-type="float" office:value="1.46452">
            <text:p>1.46452</text:p>
          </table:table-cell>
          <table:table-cell office:value-type="float" office:value="0.0214271">
            <text:p>0.0214271</text:p>
          </table:table-cell>
          <table:table-cell office:value-type="float" office:value="-0.137591">
            <text:p>-0.137591</text:p>
          </table:table-cell>
          <table:table-cell office:value-type="float" office:value="0.000420131">
            <text:p>0.000420131</text:p>
          </table:table-cell>
          <table:table-cell office:value-type="float" office:value="1.47536">
            <text:p>1.47536</text:p>
          </table:table-cell>
          <table:table-cell table:number-columns-repeated="1002"/>
        </table:table-row>
        <table:table-row table:style-name="ro1">
          <table:table-cell office:value-type="float" office:value="7456">
            <text:p>7456</text:p>
          </table:table-cell>
          <table:table-cell office:value-type="float" office:value="2">
            <text:p>2</text:p>
          </table:table-cell>
          <table:table-cell office:value-type="float" office:value="13978">
            <text:p>13978</text:p>
          </table:table-cell>
          <table:table-cell office:value-type="float" office:value="-0.01495">
            <text:p>-0.0149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3.30526e-11</text:p>
          </table:table-cell>
          <table:table-cell office:value-type="string">
            <text:p>-1.55193e-08</text:p>
          </table:table-cell>
          <table:table-cell office:value-type="string">
            <text:p>4.6556e-21</text:p>
          </table:table-cell>
          <table:table-cell office:value-type="string">
            <text:p>-2.09427e-09</text:p>
          </table:table-cell>
          <table:table-cell office:value-type="string">
            <text:p>-2.03334e-09</text:p>
          </table:table-cell>
          <table:table-cell office:value-type="string">
            <text:p>6.94836e-09</text:p>
          </table:table-cell>
          <table:table-cell office:value-type="string">
            <text:p>-1.89937e-11</text:p>
          </table:table-cell>
          <table:table-cell office:value-type="string">
            <text:p>1.70383e-09</text:p>
          </table:table-cell>
          <table:table-cell office:value-type="string">
            <text:p>-5.99677e-12</text:p>
          </table:table-cell>
          <table:table-cell office:value-type="float" office:value="0.00343879">
            <text:p>0.00343879</text:p>
          </table:table-cell>
          <table:table-cell office:value-type="float" office:value="0.0132823">
            <text:p>0.0132823</text:p>
          </table:table-cell>
          <table:table-cell office:value-type="float" office:value="1.46417">
            <text:p>1.46417</text:p>
          </table:table-cell>
          <table:table-cell office:value-type="float" office:value="-0.0015341">
            <text:p>-0.0015341</text:p>
          </table:table-cell>
          <table:table-cell office:value-type="float" office:value="0.137617">
            <text:p>0.137617</text:p>
          </table:table-cell>
          <table:table-cell office:value-type="float" office:value="-0.000484354">
            <text:p>-0.000484354</text:p>
          </table:table-cell>
          <table:table-cell office:value-type="float" office:value="1.47036">
            <text:p>1.47036</text:p>
          </table:table-cell>
          <table:table-cell table:number-columns-repeated="1002"/>
        </table:table-row>
        <table:table-row table:style-name="ro1">
          <table:table-cell office:value-type="float" office:value="7456">
            <text:p>7456</text:p>
          </table:table-cell>
          <table:table-cell office:value-type="float" office:value="3">
            <text:p>3</text:p>
          </table:table-cell>
          <table:table-cell office:value-type="float" office:value="14041">
            <text:p>14041</text:p>
          </table:table-cell>
          <table:table-cell office:value-type="float" office:value="-0.0129375">
            <text:p>-0.01293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88378e-11</text:p>
          </table:table-cell>
          <table:table-cell office:value-type="string">
            <text:p>-1.55126e-08</text:p>
          </table:table-cell>
          <table:table-cell office:value-type="string">
            <text:p>4.81313e-21</text:p>
          </table:table-cell>
          <table:table-cell office:value-type="string">
            <text:p>-2.09427e-09</text:p>
          </table:table-cell>
          <table:table-cell office:value-type="string">
            <text:p>-2.05248e-09</text:p>
          </table:table-cell>
          <table:table-cell office:value-type="string">
            <text:p>6.95779e-09</text:p>
          </table:table-cell>
          <table:table-cell office:value-type="string">
            <text:p>2.65287e-10</text:p>
          </table:table-cell>
          <table:table-cell office:value-type="string">
            <text:p>1.70351e-09</text:p>
          </table:table-cell>
          <table:table-cell office:value-type="string">
            <text:p>-5.20163e-12</text:p>
          </table:table-cell>
          <table:table-cell office:value-type="float" office:value="0.00226263">
            <text:p>0.00226263</text:p>
          </table:table-cell>
          <table:table-cell office:value-type="float" office:value="0.00901453">
            <text:p>0.00901453</text:p>
          </table:table-cell>
          <table:table-cell office:value-type="float" office:value="1.46452">
            <text:p>1.46452</text:p>
          </table:table-cell>
          <table:table-cell office:value-type="float" office:value="0.0214271">
            <text:p>0.0214271</text:p>
          </table:table-cell>
          <table:table-cell office:value-type="float" office:value="0.137591">
            <text:p>0.137591</text:p>
          </table:table-cell>
          <table:table-cell office:value-type="float" office:value="-0.000420131">
            <text:p>-0.000420131</text:p>
          </table:table-cell>
          <table:table-cell office:value-type="float" office:value="1.47536">
            <text:p>1.47536</text:p>
          </table:table-cell>
          <table:table-cell table:number-columns-repeated="1002"/>
        </table:table-row>
        <table:table-row table:style-name="ro1">
          <table:table-cell office:value-type="float" office:value="7519">
            <text:p>7519</text:p>
          </table:table-cell>
          <table:table-cell office:value-type="float" office:value="6">
            <text:p>6</text:p>
          </table:table-cell>
          <table:table-cell office:value-type="float" office:value="14041">
            <text:p>14041</text:p>
          </table:table-cell>
          <table:table-cell office:value-type="float" office:value="-0.0129375">
            <text:p>-0.01293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88378e-11</text:p>
          </table:table-cell>
          <table:table-cell office:value-type="string">
            <text:p>-1.55126e-08</text:p>
          </table:table-cell>
          <table:table-cell office:value-type="string">
            <text:p>4.81313e-21</text:p>
          </table:table-cell>
          <table:table-cell office:value-type="string">
            <text:p>-2.10017e-09</text:p>
          </table:table-cell>
          <table:table-cell office:value-type="string">
            <text:p>-2.05248e-09</text:p>
          </table:table-cell>
          <table:table-cell office:value-type="string">
            <text:p>6.95779e-09</text:p>
          </table:table-cell>
          <table:table-cell office:value-type="string">
            <text:p>-2.69051e-11</text:p>
          </table:table-cell>
          <table:table-cell office:value-type="string">
            <text:p>-1.70351e-09</text:p>
          </table:table-cell>
          <table:table-cell office:value-type="string">
            <text:p>5.20163e-12</text:p>
          </table:table-cell>
          <table:table-cell office:value-type="float" office:value="0.000595386">
            <text:p>0.000595386</text:p>
          </table:table-cell>
          <table:table-cell office:value-type="float" office:value="0.0083">
            <text:p>0.0083</text:p>
          </table:table-cell>
          <table:table-cell office:value-type="float" office:value="1.4638">
            <text:p>1.4638</text:p>
          </table:table-cell>
          <table:table-cell office:value-type="float" office:value="-0.00217311">
            <text:p>-0.00217311</text:p>
          </table:table-cell>
          <table:table-cell office:value-type="float" office:value="-0.137591">
            <text:p>-0.137591</text:p>
          </table:table-cell>
          <table:table-cell office:value-type="float" office:value="0.000420131">
            <text:p>0.000420131</text:p>
          </table:table-cell>
          <table:table-cell office:value-type="float" office:value="1.4749">
            <text:p>1.4749</text:p>
          </table:table-cell>
          <table:table-cell table:number-columns-repeated="1002"/>
        </table:table-row>
        <table:table-row table:style-name="ro1">
          <table:table-cell office:value-type="float" office:value="7519">
            <text:p>7519</text:p>
          </table:table-cell>
          <table:table-cell office:value-type="float" office:value="7">
            <text:p>7</text:p>
          </table:table-cell>
          <table:table-cell office:value-type="float" office:value="14104">
            <text:p>14104</text:p>
          </table:table-cell>
          <table:table-cell office:value-type="float" office:value="-0.010925">
            <text:p>-0.0109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46112e-11</text:p>
          </table:table-cell>
          <table:table-cell office:value-type="string">
            <text:p>-1.55064e-08</text:p>
          </table:table-cell>
          <table:table-cell office:value-type="string">
            <text:p>4.97421e-21</text:p>
          </table:table-cell>
          <table:table-cell office:value-type="string">
            <text:p>-2.10017e-09</text:p>
          </table:table-cell>
          <table:table-cell office:value-type="string">
            <text:p>-2.07522e-09</text:p>
          </table:table-cell>
          <table:table-cell office:value-type="string">
            <text:p>6.96879e-09</text:p>
          </table:table-cell>
          <table:table-cell office:value-type="string">
            <text:p>3.26706e-10</text:p>
          </table:table-cell>
          <table:table-cell office:value-type="string">
            <text:p>-1.70323e-09</text:p>
          </table:table-cell>
          <table:table-cell office:value-type="string">
            <text:p>4.40649e-12</text:p>
          </table:table-cell>
          <table:table-cell office:value-type="float" office:value="-0.000827199">
            <text:p>-0.000827199</text:p>
          </table:table-cell>
          <table:table-cell office:value-type="float" office:value="0.00320359">
            <text:p>0.00320359</text:p>
          </table:table-cell>
          <table:table-cell office:value-type="float" office:value="1.46416">
            <text:p>1.46416</text:p>
          </table:table-cell>
          <table:table-cell office:value-type="float" office:value="0.0263878">
            <text:p>0.0263878</text:p>
          </table:table-cell>
          <table:table-cell office:value-type="float" office:value="-0.137569">
            <text:p>-0.137569</text:p>
          </table:table-cell>
          <table:table-cell office:value-type="float" office:value="0.000355908">
            <text:p>0.000355908</text:p>
          </table:table-cell>
          <table:table-cell office:value-type="float" office:value="1.48097">
            <text:p>1.48097</text:p>
          </table:table-cell>
          <table:table-cell table:number-columns-repeated="1002"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2">
            <text:p>2</text:p>
          </table:table-cell>
          <table:table-cell office:value-type="float" office:value="14041">
            <text:p>14041</text:p>
          </table:table-cell>
          <table:table-cell office:value-type="float" office:value="-0.0129375">
            <text:p>-0.01293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88378e-11</text:p>
          </table:table-cell>
          <table:table-cell office:value-type="string">
            <text:p>-1.55126e-08</text:p>
          </table:table-cell>
          <table:table-cell office:value-type="string">
            <text:p>4.81313e-21</text:p>
          </table:table-cell>
          <table:table-cell office:value-type="string">
            <text:p>-2.10017e-09</text:p>
          </table:table-cell>
          <table:table-cell office:value-type="string">
            <text:p>-2.05248e-09</text:p>
          </table:table-cell>
          <table:table-cell office:value-type="string">
            <text:p>6.95779e-09</text:p>
          </table:table-cell>
          <table:table-cell office:value-type="string">
            <text:p>-2.69051e-11</text:p>
          </table:table-cell>
          <table:table-cell office:value-type="string">
            <text:p>1.70351e-09</text:p>
          </table:table-cell>
          <table:table-cell office:value-type="string">
            <text:p>-5.20163e-12</text:p>
          </table:table-cell>
          <table:table-cell office:value-type="float" office:value="0.000595386">
            <text:p>0.000595386</text:p>
          </table:table-cell>
          <table:table-cell office:value-type="float" office:value="0.0083">
            <text:p>0.0083</text:p>
          </table:table-cell>
          <table:table-cell office:value-type="float" office:value="1.4638">
            <text:p>1.4638</text:p>
          </table:table-cell>
          <table:table-cell office:value-type="float" office:value="-0.00217311">
            <text:p>-0.00217311</text:p>
          </table:table-cell>
          <table:table-cell office:value-type="float" office:value="0.137591">
            <text:p>0.137591</text:p>
          </table:table-cell>
          <table:table-cell office:value-type="float" office:value="-0.000420131">
            <text:p>-0.000420131</text:p>
          </table:table-cell>
          <table:table-cell office:value-type="float" office:value="1.4749">
            <text:p>1.4749</text:p>
          </table:table-cell>
          <table:table-cell table:number-columns-repeated="1002"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3">
            <text:p>3</text:p>
          </table:table-cell>
          <table:table-cell office:value-type="float" office:value="14104">
            <text:p>14104</text:p>
          </table:table-cell>
          <table:table-cell office:value-type="float" office:value="-0.010925">
            <text:p>-0.0109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46112e-11</text:p>
          </table:table-cell>
          <table:table-cell office:value-type="string">
            <text:p>-1.55064e-08</text:p>
          </table:table-cell>
          <table:table-cell office:value-type="string">
            <text:p>4.97421e-21</text:p>
          </table:table-cell>
          <table:table-cell office:value-type="string">
            <text:p>-2.10017e-09</text:p>
          </table:table-cell>
          <table:table-cell office:value-type="string">
            <text:p>-2.07522e-09</text:p>
          </table:table-cell>
          <table:table-cell office:value-type="string">
            <text:p>6.96879e-09</text:p>
          </table:table-cell>
          <table:table-cell office:value-type="string">
            <text:p>3.26706e-10</text:p>
          </table:table-cell>
          <table:table-cell office:value-type="string">
            <text:p>1.70323e-09</text:p>
          </table:table-cell>
          <table:table-cell office:value-type="string">
            <text:p>-4.40649e-12</text:p>
          </table:table-cell>
          <table:table-cell office:value-type="float" office:value="-0.000827199">
            <text:p>-0.000827199</text:p>
          </table:table-cell>
          <table:table-cell office:value-type="float" office:value="0.00320359">
            <text:p>0.00320359</text:p>
          </table:table-cell>
          <table:table-cell office:value-type="float" office:value="1.46416">
            <text:p>1.46416</text:p>
          </table:table-cell>
          <table:table-cell office:value-type="float" office:value="0.0263878">
            <text:p>0.0263878</text:p>
          </table:table-cell>
          <table:table-cell office:value-type="float" office:value="0.137569">
            <text:p>0.137569</text:p>
          </table:table-cell>
          <table:table-cell office:value-type="float" office:value="-0.000355908">
            <text:p>-0.000355908</text:p>
          </table:table-cell>
          <table:table-cell office:value-type="float" office:value="1.48097">
            <text:p>1.48097</text:p>
          </table:table-cell>
          <table:table-cell table:number-columns-repeated="1002"/>
        </table:table-row>
        <table:table-row table:style-name="ro1">
          <table:table-cell office:value-type="float" office:value="7583">
            <text:p>7583</text:p>
          </table:table-cell>
          <table:table-cell office:value-type="float" office:value="6">
            <text:p>6</text:p>
          </table:table-cell>
          <table:table-cell office:value-type="float" office:value="14104">
            <text:p>14104</text:p>
          </table:table-cell>
          <table:table-cell office:value-type="float" office:value="-0.010925">
            <text:p>-0.0109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46112e-11</text:p>
          </table:table-cell>
          <table:table-cell office:value-type="string">
            <text:p>-1.55064e-08</text:p>
          </table:table-cell>
          <table:table-cell office:value-type="string">
            <text:p>4.97421e-21</text:p>
          </table:table-cell>
          <table:table-cell office:value-type="string">
            <text:p>-2.10924e-09</text:p>
          </table:table-cell>
          <table:table-cell office:value-type="string">
            <text:p>-2.07522e-09</text:p>
          </table:table-cell>
          <table:table-cell office:value-type="string">
            <text:p>6.96879e-09</text:p>
          </table:table-cell>
          <table:table-cell office:value-type="string">
            <text:p>-4.16288e-11</text:p>
          </table:table-cell>
          <table:table-cell office:value-type="string">
            <text:p>-1.70323e-09</text:p>
          </table:table-cell>
          <table:table-cell office:value-type="string">
            <text:p>4.40649e-12</text:p>
          </table:table-cell>
          <table:table-cell office:value-type="float" office:value="-0.00338942">
            <text:p>-0.00338942</text:p>
          </table:table-cell>
          <table:table-cell office:value-type="float" office:value="0.0021055">
            <text:p>0.0021055</text:p>
          </table:table-cell>
          <table:table-cell office:value-type="float" office:value="1.46306">
            <text:p>1.46306</text:p>
          </table:table-cell>
          <table:table-cell office:value-type="float" office:value="-0.00336233">
            <text:p>-0.00336233</text:p>
          </table:table-cell>
          <table:table-cell office:value-type="float" office:value="-0.137569">
            <text:p>-0.137569</text:p>
          </table:table-cell>
          <table:table-cell office:value-type="float" office:value="0.000355908">
            <text:p>0.000355908</text:p>
          </table:table-cell>
          <table:table-cell office:value-type="float" office:value="1.48028">
            <text:p>1.48028</text:p>
          </table:table-cell>
          <table:table-cell table:number-columns-repeated="1002"/>
        </table:table-row>
        <table:table-row table:style-name="ro1">
          <table:table-cell office:value-type="float" office:value="7583">
            <text:p>7583</text:p>
          </table:table-cell>
          <table:table-cell office:value-type="float" office:value="7">
            <text:p>7</text:p>
          </table:table-cell>
          <table:table-cell office:value-type="float" office:value="14167">
            <text:p>14167</text:p>
          </table:table-cell>
          <table:table-cell office:value-type="float" office:value="-0.0089125">
            <text:p>-0.00891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03664e-11</text:p>
          </table:table-cell>
          <table:table-cell office:value-type="string">
            <text:p>-1.5501e-08</text:p>
          </table:table-cell>
          <table:table-cell office:value-type="string">
            <text:p>5.13978e-21</text:p>
          </table:table-cell>
          <table:table-cell office:value-type="string">
            <text:p>-2.10924e-09</text:p>
          </table:table-cell>
          <table:table-cell office:value-type="string">
            <text:p>-2.09951e-09</text:p>
          </table:table-cell>
          <table:table-cell office:value-type="string">
            <text:p>6.98137e-09</text:p>
          </table:table-cell>
          <table:table-cell office:value-type="string">
            <text:p>3.97314e-10</text:p>
          </table:table-cell>
          <table:table-cell office:value-type="string">
            <text:p>-1.703e-09</text:p>
          </table:table-cell>
          <table:table-cell office:value-type="string">
            <text:p>3.61134e-12</text:p>
          </table:table-cell>
          <table:table-cell office:value-type="float" office:value="-0.004808">
            <text:p>-0.004808</text:p>
          </table:table-cell>
          <table:table-cell office:value-type="float" office:value="-0.00323656">
            <text:p>-0.00323656</text:p>
          </table:table-cell>
          <table:table-cell office:value-type="float" office:value="1.46367">
            <text:p>1.46367</text:p>
          </table:table-cell>
          <table:table-cell office:value-type="float" office:value="0.0320908">
            <text:p>0.0320908</text:p>
          </table:table-cell>
          <table:table-cell office:value-type="float" office:value="-0.13755">
            <text:p>-0.13755</text:p>
          </table:table-cell>
          <table:table-cell office:value-type="float" office:value="0.000291685">
            <text:p>0.000291685</text:p>
          </table:table-cell>
          <table:table-cell office:value-type="float" office:value="1.48717">
            <text:p>1.48717</text:p>
          </table:table-cell>
          <table:table-cell table:number-columns-repeated="1002"/>
        </table:table-row>
        <table:table-row table:style-name="ro1">
          <table:table-cell office:value-type="float" office:value="7584">
            <text:p>7584</text:p>
          </table:table-cell>
          <table:table-cell office:value-type="float" office:value="2">
            <text:p>2</text:p>
          </table:table-cell>
          <table:table-cell office:value-type="float" office:value="14104">
            <text:p>14104</text:p>
          </table:table-cell>
          <table:table-cell office:value-type="float" office:value="-0.010925">
            <text:p>-0.0109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46112e-11</text:p>
          </table:table-cell>
          <table:table-cell office:value-type="string">
            <text:p>-1.55064e-08</text:p>
          </table:table-cell>
          <table:table-cell office:value-type="string">
            <text:p>4.97421e-21</text:p>
          </table:table-cell>
          <table:table-cell office:value-type="string">
            <text:p>-2.10924e-09</text:p>
          </table:table-cell>
          <table:table-cell office:value-type="string">
            <text:p>-2.07522e-09</text:p>
          </table:table-cell>
          <table:table-cell office:value-type="string">
            <text:p>6.96879e-09</text:p>
          </table:table-cell>
          <table:table-cell office:value-type="string">
            <text:p>-4.16288e-11</text:p>
          </table:table-cell>
          <table:table-cell office:value-type="string">
            <text:p>1.70323e-09</text:p>
          </table:table-cell>
          <table:table-cell office:value-type="string">
            <text:p>-4.40649e-12</text:p>
          </table:table-cell>
          <table:table-cell office:value-type="float" office:value="-0.00338942">
            <text:p>-0.00338942</text:p>
          </table:table-cell>
          <table:table-cell office:value-type="float" office:value="0.0021055">
            <text:p>0.0021055</text:p>
          </table:table-cell>
          <table:table-cell office:value-type="float" office:value="1.46306">
            <text:p>1.46306</text:p>
          </table:table-cell>
          <table:table-cell office:value-type="float" office:value="-0.00336233">
            <text:p>-0.00336233</text:p>
          </table:table-cell>
          <table:table-cell office:value-type="float" office:value="0.137569">
            <text:p>0.137569</text:p>
          </table:table-cell>
          <table:table-cell office:value-type="float" office:value="-0.000355908">
            <text:p>-0.000355908</text:p>
          </table:table-cell>
          <table:table-cell office:value-type="float" office:value="1.48028">
            <text:p>1.48028</text:p>
          </table:table-cell>
          <table:table-cell table:number-columns-repeated="1002"/>
        </table:table-row>
        <table:table-row table:style-name="ro1">
          <table:table-cell office:value-type="float" office:value="7584">
            <text:p>7584</text:p>
          </table:table-cell>
          <table:table-cell office:value-type="float" office:value="3">
            <text:p>3</text:p>
          </table:table-cell>
          <table:table-cell office:value-type="float" office:value="14167">
            <text:p>14167</text:p>
          </table:table-cell>
          <table:table-cell office:value-type="float" office:value="-0.0089125">
            <text:p>-0.00891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03664e-11</text:p>
          </table:table-cell>
          <table:table-cell office:value-type="string">
            <text:p>-1.5501e-08</text:p>
          </table:table-cell>
          <table:table-cell office:value-type="string">
            <text:p>5.13978e-21</text:p>
          </table:table-cell>
          <table:table-cell office:value-type="string">
            <text:p>-2.10924e-09</text:p>
          </table:table-cell>
          <table:table-cell office:value-type="string">
            <text:p>-2.09951e-09</text:p>
          </table:table-cell>
          <table:table-cell office:value-type="string">
            <text:p>6.98137e-09</text:p>
          </table:table-cell>
          <table:table-cell office:value-type="string">
            <text:p>3.97314e-10</text:p>
          </table:table-cell>
          <table:table-cell office:value-type="string">
            <text:p>1.703e-09</text:p>
          </table:table-cell>
          <table:table-cell office:value-type="string">
            <text:p>-3.61134e-12</text:p>
          </table:table-cell>
          <table:table-cell office:value-type="float" office:value="-0.004808">
            <text:p>-0.004808</text:p>
          </table:table-cell>
          <table:table-cell office:value-type="float" office:value="-0.00323656">
            <text:p>-0.00323656</text:p>
          </table:table-cell>
          <table:table-cell office:value-type="float" office:value="1.46367">
            <text:p>1.46367</text:p>
          </table:table-cell>
          <table:table-cell office:value-type="float" office:value="0.0320908">
            <text:p>0.0320908</text:p>
          </table:table-cell>
          <table:table-cell office:value-type="float" office:value="0.13755">
            <text:p>0.13755</text:p>
          </table:table-cell>
          <table:table-cell office:value-type="float" office:value="-0.000291685">
            <text:p>-0.000291685</text:p>
          </table:table-cell>
          <table:table-cell office:value-type="float" office:value="1.48717">
            <text:p>1.48717</text:p>
          </table:table-cell>
          <table:table-cell table:number-columns-repeated="1002"/>
        </table:table-row>
        <table:table-row table:style-name="ro1">
          <table:table-cell office:value-type="float" office:value="7647">
            <text:p>7647</text:p>
          </table:table-cell>
          <table:table-cell office:value-type="float" office:value="6">
            <text:p>6</text:p>
          </table:table-cell>
          <table:table-cell office:value-type="float" office:value="14167">
            <text:p>14167</text:p>
          </table:table-cell>
          <table:table-cell office:value-type="float" office:value="-0.0089125">
            <text:p>-0.00891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03664e-11</text:p>
          </table:table-cell>
          <table:table-cell office:value-type="string">
            <text:p>-1.5501e-08</text:p>
          </table:table-cell>
          <table:table-cell office:value-type="string">
            <text:p>5.13978e-21</text:p>
          </table:table-cell>
          <table:table-cell office:value-type="string">
            <text:p>-2.14068e-09</text:p>
          </table:table-cell>
          <table:table-cell office:value-type="string">
            <text:p>-2.09951e-09</text:p>
          </table:table-cell>
          <table:table-cell office:value-type="string">
            <text:p>6.98137e-09</text:p>
          </table:table-cell>
          <table:table-cell office:value-type="string">
            <text:p>-6.72426e-11</text:p>
          </table:table-cell>
          <table:table-cell office:value-type="string">
            <text:p>-1.703e-09</text:p>
          </table:table-cell>
          <table:table-cell office:value-type="string">
            <text:p>3.61134e-12</text:p>
          </table:table-cell>
          <table:table-cell office:value-type="float" office:value="-0.0136964">
            <text:p>-0.0136964</text:p>
          </table:table-cell>
          <table:table-cell office:value-type="float" office:value="-0.00704587">
            <text:p>-0.00704587</text:p>
          </table:table-cell>
          <table:table-cell office:value-type="float" office:value="1.45987">
            <text:p>1.45987</text:p>
          </table:table-cell>
          <table:table-cell office:value-type="float" office:value="-0.00543113">
            <text:p>-0.00543113</text:p>
          </table:table-cell>
          <table:table-cell office:value-type="float" office:value="-0.13755">
            <text:p>-0.13755</text:p>
          </table:table-cell>
          <table:table-cell office:value-type="float" office:value="0.000291685">
            <text:p>0.000291685</text:p>
          </table:table-cell>
          <table:table-cell office:value-type="float" office:value="1.48617">
            <text:p>1.48617</text:p>
          </table:table-cell>
          <table:table-cell table:number-columns-repeated="1002"/>
        </table:table-row>
        <table:table-row table:style-name="ro1">
          <table:table-cell office:value-type="float" office:value="7647">
            <text:p>7647</text:p>
          </table:table-cell>
          <table:table-cell office:value-type="float" office:value="7">
            <text:p>7</text:p>
          </table:table-cell>
          <table:table-cell office:value-type="float" office:value="8665">
            <text:p>8665</text:p>
          </table:table-cell>
          <table:table-cell office:value-type="float" office:value="-0.0069">
            <text:p>-0.0069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1.60583e-11</text:p>
          </table:table-cell>
          <table:table-cell office:value-type="string">
            <text:p>-1.54965e-08</text:p>
          </table:table-cell>
          <table:table-cell office:value-type="string">
            <text:p>5.30769e-21</text:p>
          </table:table-cell>
          <table:table-cell office:value-type="string">
            <text:p>-2.14068e-09</text:p>
          </table:table-cell>
          <table:table-cell office:value-type="string">
            <text:p>-2.10033e-09</text:p>
          </table:table-cell>
          <table:table-cell office:value-type="string">
            <text:p>6.99524e-09</text:p>
          </table:table-cell>
          <table:table-cell office:value-type="string">
            <text:p>4.94082e-10</text:p>
          </table:table-cell>
          <table:table-cell office:value-type="string">
            <text:p>-1.70282e-09</text:p>
          </table:table-cell>
          <table:table-cell office:value-type="string">
            <text:p>2.81606e-12</text:p>
          </table:table-cell>
          <table:table-cell office:value-type="float" office:value="-0.0121163">
            <text:p>-0.0121163</text:p>
          </table:table-cell>
          <table:table-cell office:value-type="float" office:value="-0.0055991">
            <text:p>-0.0055991</text:p>
          </table:table-cell>
          <table:table-cell office:value-type="float" office:value="1.46369">
            <text:p>1.46369</text:p>
          </table:table-cell>
          <table:table-cell office:value-type="float" office:value="0.0399066">
            <text:p>0.0399066</text:p>
          </table:table-cell>
          <table:table-cell office:value-type="float" office:value="-0.137535">
            <text:p>-0.137535</text:p>
          </table:table-cell>
          <table:table-cell office:value-type="float" office:value="0.000227451">
            <text:p>0.000227451</text:p>
          </table:table-cell>
          <table:table-cell office:value-type="float" office:value="1.49008">
            <text:p>1.49008</text:p>
          </table:table-cell>
          <table:table-cell table:number-columns-repeated="1002"/>
        </table:table-row>
        <table:table-row table:style-name="ro1">
          <table:table-cell office:value-type="float" office:value="7648">
            <text:p>7648</text:p>
          </table:table-cell>
          <table:table-cell office:value-type="float" office:value="2">
            <text:p>2</text:p>
          </table:table-cell>
          <table:table-cell office:value-type="float" office:value="14167">
            <text:p>14167</text:p>
          </table:table-cell>
          <table:table-cell office:value-type="float" office:value="-0.0089125">
            <text:p>-0.00891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2.03664e-11</text:p>
          </table:table-cell>
          <table:table-cell office:value-type="string">
            <text:p>-1.5501e-08</text:p>
          </table:table-cell>
          <table:table-cell office:value-type="string">
            <text:p>5.13978e-21</text:p>
          </table:table-cell>
          <table:table-cell office:value-type="string">
            <text:p>-2.14068e-09</text:p>
          </table:table-cell>
          <table:table-cell office:value-type="string">
            <text:p>-2.09951e-09</text:p>
          </table:table-cell>
          <table:table-cell office:value-type="string">
            <text:p>6.98137e-09</text:p>
          </table:table-cell>
          <table:table-cell office:value-type="string">
            <text:p>-6.72426e-11</text:p>
          </table:table-cell>
          <table:table-cell office:value-type="string">
            <text:p>1.703e-09</text:p>
          </table:table-cell>
          <table:table-cell office:value-type="string">
            <text:p>-3.61134e-12</text:p>
          </table:table-cell>
          <table:table-cell office:value-type="float" office:value="-0.0136964">
            <text:p>-0.0136964</text:p>
          </table:table-cell>
          <table:table-cell office:value-type="float" office:value="-0.00704587">
            <text:p>-0.00704587</text:p>
          </table:table-cell>
          <table:table-cell office:value-type="float" office:value="1.45987">
            <text:p>1.45987</text:p>
          </table:table-cell>
          <table:table-cell office:value-type="float" office:value="-0.00543113">
            <text:p>-0.00543113</text:p>
          </table:table-cell>
          <table:table-cell office:value-type="float" office:value="0.13755">
            <text:p>0.13755</text:p>
          </table:table-cell>
          <table:table-cell office:value-type="float" office:value="-0.000291685">
            <text:p>-0.000291685</text:p>
          </table:table-cell>
          <table:table-cell office:value-type="float" office:value="1.48617">
            <text:p>1.48617</text:p>
          </table:table-cell>
          <table:table-cell table:number-columns-repeated="1002"/>
        </table:table-row>
        <table:table-row table:style-name="ro1">
          <table:table-cell office:value-type="float" office:value="7648">
            <text:p>7648</text:p>
          </table:table-cell>
          <table:table-cell office:value-type="float" office:value="3">
            <text:p>3</text:p>
          </table:table-cell>
          <table:table-cell office:value-type="float" office:value="8665">
            <text:p>8665</text:p>
          </table:table-cell>
          <table:table-cell office:value-type="float" office:value="-0.0069">
            <text:p>-0.0069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1.60583e-11</text:p>
          </table:table-cell>
          <table:table-cell office:value-type="string">
            <text:p>-1.54965e-08</text:p>
          </table:table-cell>
          <table:table-cell office:value-type="string">
            <text:p>5.30769e-21</text:p>
          </table:table-cell>
          <table:table-cell office:value-type="string">
            <text:p>-2.14068e-09</text:p>
          </table:table-cell>
          <table:table-cell office:value-type="string">
            <text:p>-2.10033e-09</text:p>
          </table:table-cell>
          <table:table-cell office:value-type="string">
            <text:p>6.99524e-09</text:p>
          </table:table-cell>
          <table:table-cell office:value-type="string">
            <text:p>4.94082e-10</text:p>
          </table:table-cell>
          <table:table-cell office:value-type="string">
            <text:p>1.70282e-09</text:p>
          </table:table-cell>
          <table:table-cell office:value-type="string">
            <text:p>-2.81606e-12</text:p>
          </table:table-cell>
          <table:table-cell office:value-type="float" office:value="-0.0121163">
            <text:p>-0.0121163</text:p>
          </table:table-cell>
          <table:table-cell office:value-type="float" office:value="-0.0055991">
            <text:p>-0.0055991</text:p>
          </table:table-cell>
          <table:table-cell office:value-type="float" office:value="1.46369">
            <text:p>1.46369</text:p>
          </table:table-cell>
          <table:table-cell office:value-type="float" office:value="0.0399066">
            <text:p>0.0399066</text:p>
          </table:table-cell>
          <table:table-cell office:value-type="float" office:value="0.137535">
            <text:p>0.137535</text:p>
          </table:table-cell>
          <table:table-cell office:value-type="float" office:value="-0.000227451">
            <text:p>-0.000227451</text:p>
          </table:table-cell>
          <table:table-cell office:value-type="float" office:value="1.49008">
            <text:p>1.49008</text:p>
          </table:table-cell>
          <table:table-cell table:number-columns-repeated="1002"/>
        </table:table-row>
        <table:table-row table:style-name="ro1">
          <table:table-cell office:value-type="float" office:value="7711">
            <text:p>7711</text:p>
          </table:table-cell>
          <table:table-cell office:value-type="float" office:value="6">
            <text:p>6</text:p>
          </table:table-cell>
          <table:table-cell office:value-type="float" office:value="14230">
            <text:p>14230</text:p>
          </table:table-cell>
          <table:table-cell office:value-type="float" office:value="0.005175">
            <text:p>0.0051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095e-11</text:p>
          </table:table-cell>
          <table:table-cell office:value-type="string">
            <text:p>-1.54932e-08</text:p>
          </table:table-cell>
          <table:table-cell office:value-type="string">
            <text:p>6.06229e-21</text:p>
          </table:table-cell>
          <table:table-cell office:value-type="string">
            <text:p>-2.20805e-09</text:p>
          </table:table-cell>
          <table:table-cell office:value-type="string">
            <text:p>-2.01896e-09</text:p>
          </table:table-cell>
          <table:table-cell office:value-type="string">
            <text:p>7.00719e-09</text:p>
          </table:table-cell>
          <table:table-cell office:value-type="string">
            <text:p>-5.0446e-10</text:p>
          </table:table-cell>
          <table:table-cell office:value-type="string">
            <text:p>-1.70267e-09</text:p>
          </table:table-cell>
          <table:table-cell office:value-type="string">
            <text:p>-1.95639e-12</text:p>
          </table:table-cell>
          <table:table-cell office:value-type="float" office:value="-0.0198542">
            <text:p>-0.0198542</text:p>
          </table:table-cell>
          <table:table-cell office:value-type="float" office:value="0.0106898">
            <text:p>0.0106898</text:p>
          </table:table-cell>
          <table:table-cell office:value-type="float" office:value="1.46876">
            <text:p>1.46876</text:p>
          </table:table-cell>
          <table:table-cell office:value-type="float" office:value="-0.0407448">
            <text:p>-0.0407448</text:p>
          </table:table-cell>
          <table:table-cell office:value-type="float" office:value="-0.137523">
            <text:p>-0.137523</text:p>
          </table:table-cell>
          <table:table-cell office:value-type="float" office:value="-0.000158016">
            <text:p>-0.000158016</text:p>
          </table:table-cell>
          <table:table-cell office:value-type="float" office:value="1.47924">
            <text:p>1.47924</text:p>
          </table:table-cell>
          <table:table-cell table:number-columns-repeated="1002"/>
        </table:table-row>
        <table:table-row table:style-name="ro1">
          <table:table-cell office:value-type="float" office:value="7711">
            <text:p>7711</text:p>
          </table:table-cell>
          <table:table-cell office:value-type="float" office:value="7">
            <text:p>7</text:p>
          </table:table-cell>
          <table:table-cell office:value-type="float" office:value="9680">
            <text:p>9680</text:p>
          </table:table-cell>
          <table:table-cell office:value-type="float" office:value="0.0069">
            <text:p>0.0069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47589e-11</text:p>
          </table:table-cell>
          <table:table-cell office:value-type="string">
            <text:p>-1.54959e-08</text:p>
          </table:table-cell>
          <table:table-cell office:value-type="string">
            <text:p>6.14793e-21</text:p>
          </table:table-cell>
          <table:table-cell office:value-type="string">
            <text:p>-2.20805e-09</text:p>
          </table:table-cell>
          <table:table-cell office:value-type="string">
            <text:p>-2.10022e-09</text:p>
          </table:table-cell>
          <table:table-cell office:value-type="string">
            <text:p>6.99546e-09</text:p>
          </table:table-cell>
          <table:table-cell office:value-type="string">
            <text:p>5.98123e-11</text:p>
          </table:table-cell>
          <table:table-cell office:value-type="string">
            <text:p>-1.70278e-09</text:p>
          </table:table-cell>
          <table:table-cell office:value-type="string">
            <text:p>-2.63852e-12</text:p>
          </table:table-cell>
          <table:table-cell office:value-type="float" office:value="-0.031121">
            <text:p>-0.031121</text:p>
          </table:table-cell>
          <table:table-cell office:value-type="float" office:value="-0.0137036">
            <text:p>-0.0137036</text:p>
          </table:table-cell>
          <table:table-cell office:value-type="float" office:value="1.4556">
            <text:p>1.4556</text:p>
          </table:table-cell>
          <table:table-cell office:value-type="float" office:value="0.00483099">
            <text:p>0.00483099</text:p>
          </table:table-cell>
          <table:table-cell office:value-type="float" office:value="-0.137532">
            <text:p>-0.137532</text:p>
          </table:table-cell>
          <table:table-cell office:value-type="float" office:value="-0.000213111">
            <text:p>-0.000213111</text:p>
          </table:table-cell>
          <table:table-cell office:value-type="float" office:value="1.48856">
            <text:p>1.48856</text:p>
          </table:table-cell>
          <table:table-cell table:number-columns-repeated="1002"/>
        </table:table-row>
        <table:table-row table:style-name="ro1">
          <table:table-cell office:value-type="float" office:value="7712">
            <text:p>7712</text:p>
          </table:table-cell>
          <table:table-cell office:value-type="float" office:value="2">
            <text:p>2</text:p>
          </table:table-cell>
          <table:table-cell office:value-type="float" office:value="14230">
            <text:p>14230</text:p>
          </table:table-cell>
          <table:table-cell office:value-type="float" office:value="0.005175">
            <text:p>0.0051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095e-11</text:p>
          </table:table-cell>
          <table:table-cell office:value-type="string">
            <text:p>-1.54932e-08</text:p>
          </table:table-cell>
          <table:table-cell office:value-type="string">
            <text:p>6.06229e-21</text:p>
          </table:table-cell>
          <table:table-cell office:value-type="string">
            <text:p>-2.20805e-09</text:p>
          </table:table-cell>
          <table:table-cell office:value-type="string">
            <text:p>-2.01896e-09</text:p>
          </table:table-cell>
          <table:table-cell office:value-type="string">
            <text:p>7.00719e-09</text:p>
          </table:table-cell>
          <table:table-cell office:value-type="string">
            <text:p>-5.0446e-10</text:p>
          </table:table-cell>
          <table:table-cell office:value-type="string">
            <text:p>1.70267e-09</text:p>
          </table:table-cell>
          <table:table-cell office:value-type="string">
            <text:p>1.95639e-12</text:p>
          </table:table-cell>
          <table:table-cell office:value-type="float" office:value="-0.0198542">
            <text:p>-0.0198542</text:p>
          </table:table-cell>
          <table:table-cell office:value-type="float" office:value="0.0106898">
            <text:p>0.0106898</text:p>
          </table:table-cell>
          <table:table-cell office:value-type="float" office:value="1.46876">
            <text:p>1.46876</text:p>
          </table:table-cell>
          <table:table-cell office:value-type="float" office:value="-0.0407448">
            <text:p>-0.0407448</text:p>
          </table:table-cell>
          <table:table-cell office:value-type="float" office:value="0.137523">
            <text:p>0.137523</text:p>
          </table:table-cell>
          <table:table-cell office:value-type="float" office:value="0.000158016">
            <text:p>0.000158016</text:p>
          </table:table-cell>
          <table:table-cell office:value-type="float" office:value="1.47924">
            <text:p>1.47924</text:p>
          </table:table-cell>
          <table:table-cell table:number-columns-repeated="1002"/>
        </table:table-row>
        <table:table-row table:style-name="ro1">
          <table:table-cell office:value-type="float" office:value="7712">
            <text:p>7712</text:p>
          </table:table-cell>
          <table:table-cell office:value-type="float" office:value="3">
            <text:p>3</text:p>
          </table:table-cell>
          <table:table-cell office:value-type="float" office:value="9680">
            <text:p>9680</text:p>
          </table:table-cell>
          <table:table-cell office:value-type="float" office:value="0.0069">
            <text:p>0.0069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47589e-11</text:p>
          </table:table-cell>
          <table:table-cell office:value-type="string">
            <text:p>-1.54959e-08</text:p>
          </table:table-cell>
          <table:table-cell office:value-type="string">
            <text:p>6.14793e-21</text:p>
          </table:table-cell>
          <table:table-cell office:value-type="string">
            <text:p>-2.20805e-09</text:p>
          </table:table-cell>
          <table:table-cell office:value-type="string">
            <text:p>-2.10022e-09</text:p>
          </table:table-cell>
          <table:table-cell office:value-type="string">
            <text:p>6.99546e-09</text:p>
          </table:table-cell>
          <table:table-cell office:value-type="string">
            <text:p>5.98123e-11</text:p>
          </table:table-cell>
          <table:table-cell office:value-type="string">
            <text:p>1.70278e-09</text:p>
          </table:table-cell>
          <table:table-cell office:value-type="string">
            <text:p>2.63852e-12</text:p>
          </table:table-cell>
          <table:table-cell office:value-type="float" office:value="-0.031121">
            <text:p>-0.031121</text:p>
          </table:table-cell>
          <table:table-cell office:value-type="float" office:value="-0.0137036">
            <text:p>-0.0137036</text:p>
          </table:table-cell>
          <table:table-cell office:value-type="float" office:value="1.4556">
            <text:p>1.4556</text:p>
          </table:table-cell>
          <table:table-cell office:value-type="float" office:value="0.00483099">
            <text:p>0.00483099</text:p>
          </table:table-cell>
          <table:table-cell office:value-type="float" office:value="0.137532">
            <text:p>0.137532</text:p>
          </table:table-cell>
          <table:table-cell office:value-type="float" office:value="0.000213111">
            <text:p>0.000213111</text:p>
          </table:table-cell>
          <table:table-cell office:value-type="float" office:value="1.48856">
            <text:p>1.48856</text:p>
          </table:table-cell>
          <table:table-cell table:number-columns-repeated="1002"/>
        </table:table-row>
        <table:table-row table:style-name="ro1">
          <table:table-cell office:value-type="float" office:value="7775">
            <text:p>7775</text:p>
          </table:table-cell>
          <table:table-cell office:value-type="float" office:value="4">
            <text:p>4</text:p>
          </table:table-cell>
          <table:table-cell office:value-type="float" office:value="9680">
            <text:p>9680</text:p>
          </table:table-cell>
          <table:table-cell office:value-type="float" office:value="0.0069">
            <text:p>0.0069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47589e-11</text:p>
          </table:table-cell>
          <table:table-cell office:value-type="string">
            <text:p>-1.54959e-08</text:p>
          </table:table-cell>
          <table:table-cell office:value-type="string">
            <text:p>6.14793e-21</text:p>
          </table:table-cell>
          <table:table-cell office:value-type="string">
            <text:p>-2.20805e-09</text:p>
          </table:table-cell>
          <table:table-cell office:value-type="string">
            <text:p>-2.02779e-09</text:p>
          </table:table-cell>
          <table:table-cell office:value-type="string">
            <text:p>6.99546e-09</text:p>
          </table:table-cell>
          <table:table-cell office:value-type="string">
            <text:p>1.17264e-10</text:p>
          </table:table-cell>
          <table:table-cell office:value-type="string">
            <text:p>-1.70278e-09</text:p>
          </table:table-cell>
          <table:table-cell office:value-type="string">
            <text:p>-2.63852e-12</text:p>
          </table:table-cell>
          <table:table-cell office:value-type="float" office:value="-0.0223451">
            <text:p>-0.0223451</text:p>
          </table:table-cell>
          <table:table-cell office:value-type="float" office:value="0.00677348">
            <text:p>0.00677348</text:p>
          </table:table-cell>
          <table:table-cell office:value-type="float" office:value="1.46437">
            <text:p>1.46437</text:p>
          </table:table-cell>
          <table:table-cell office:value-type="float" office:value="0.00947129">
            <text:p>0.00947129</text:p>
          </table:table-cell>
          <table:table-cell office:value-type="float" office:value="-0.137532">
            <text:p>-0.137532</text:p>
          </table:table-cell>
          <table:table-cell office:value-type="float" office:value="-0.000213111">
            <text:p>-0.000213111</text:p>
          </table:table-cell>
          <table:table-cell office:value-type="float" office:value="1.47717">
            <text:p>1.47717</text:p>
          </table:table-cell>
          <table:table-cell table:number-columns-repeated="1002"/>
        </table:table-row>
        <table:table-row table:style-name="ro1">
          <table:table-cell office:value-type="float" office:value="7775">
            <text:p>7775</text:p>
          </table:table-cell>
          <table:table-cell office:value-type="float" office:value="5">
            <text:p>5</text:p>
          </table:table-cell>
          <table:table-cell office:value-type="float" office:value="14230">
            <text:p>14230</text:p>
          </table:table-cell>
          <table:table-cell office:value-type="float" office:value="0.005175">
            <text:p>0.0051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095e-11</text:p>
          </table:table-cell>
          <table:table-cell office:value-type="string">
            <text:p>-1.54932e-08</text:p>
          </table:table-cell>
          <table:table-cell office:value-type="string">
            <text:p>6.06229e-21</text:p>
          </table:table-cell>
          <table:table-cell office:value-type="string">
            <text:p>-2.20805e-09</text:p>
          </table:table-cell>
          <table:table-cell office:value-type="string">
            <text:p>-2.00586e-09</text:p>
          </table:table-cell>
          <table:table-cell office:value-type="string">
            <text:p>7.00719e-09</text:p>
          </table:table-cell>
          <table:table-cell office:value-type="string">
            <text:p>-3.27846e-10</text:p>
          </table:table-cell>
          <table:table-cell office:value-type="string">
            <text:p>-1.70267e-09</text:p>
          </table:table-cell>
          <table:table-cell office:value-type="string">
            <text:p>-1.95639e-12</text:p>
          </table:table-cell>
          <table:table-cell office:value-type="float" office:value="-0.018267">
            <text:p>-0.018267</text:p>
          </table:table-cell>
          <table:table-cell office:value-type="float" office:value="0.0143934">
            <text:p>0.0143934</text:p>
          </table:table-cell>
          <table:table-cell office:value-type="float" office:value="1.47035">
            <text:p>1.47035</text:p>
          </table:table-cell>
          <table:table-cell office:value-type="float" office:value="-0.0264799">
            <text:p>-0.0264799</text:p>
          </table:table-cell>
          <table:table-cell office:value-type="float" office:value="-0.137523">
            <text:p>-0.137523</text:p>
          </table:table-cell>
          <table:table-cell office:value-type="float" office:value="-0.000158016">
            <text:p>-0.000158016</text:p>
          </table:table-cell>
          <table:table-cell office:value-type="float" office:value="1.4762">
            <text:p>1.4762</text:p>
          </table:table-cell>
          <table:table-cell table:number-columns-repeated="1002"/>
        </table:table-row>
        <table:table-row table:style-name="ro1">
          <table:table-cell office:value-type="float" office:value="7776">
            <text:p>7776</text:p>
          </table:table-cell>
          <table:table-cell office:value-type="float" office:value="0">
            <text:p>0</text:p>
          </table:table-cell>
          <table:table-cell office:value-type="float" office:value="9680">
            <text:p>9680</text:p>
          </table:table-cell>
          <table:table-cell office:value-type="float" office:value="0.0069">
            <text:p>0.0069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47589e-11</text:p>
          </table:table-cell>
          <table:table-cell office:value-type="string">
            <text:p>-1.54959e-08</text:p>
          </table:table-cell>
          <table:table-cell office:value-type="string">
            <text:p>6.14793e-21</text:p>
          </table:table-cell>
          <table:table-cell office:value-type="string">
            <text:p>-2.20805e-09</text:p>
          </table:table-cell>
          <table:table-cell office:value-type="string">
            <text:p>-2.02779e-09</text:p>
          </table:table-cell>
          <table:table-cell office:value-type="string">
            <text:p>6.99546e-09</text:p>
          </table:table-cell>
          <table:table-cell office:value-type="string">
            <text:p>1.17264e-10</text:p>
          </table:table-cell>
          <table:table-cell office:value-type="string">
            <text:p>1.70278e-09</text:p>
          </table:table-cell>
          <table:table-cell office:value-type="string">
            <text:p>2.63852e-12</text:p>
          </table:table-cell>
          <table:table-cell office:value-type="float" office:value="-0.0223451">
            <text:p>-0.0223451</text:p>
          </table:table-cell>
          <table:table-cell office:value-type="float" office:value="0.00677348">
            <text:p>0.00677348</text:p>
          </table:table-cell>
          <table:table-cell office:value-type="float" office:value="1.46437">
            <text:p>1.46437</text:p>
          </table:table-cell>
          <table:table-cell office:value-type="float" office:value="0.00947129">
            <text:p>0.00947129</text:p>
          </table:table-cell>
          <table:table-cell office:value-type="float" office:value="0.137532">
            <text:p>0.137532</text:p>
          </table:table-cell>
          <table:table-cell office:value-type="float" office:value="0.000213111">
            <text:p>0.000213111</text:p>
          </table:table-cell>
          <table:table-cell office:value-type="float" office:value="1.47717">
            <text:p>1.47717</text:p>
          </table:table-cell>
          <table:table-cell table:number-columns-repeated="1002"/>
        </table:table-row>
        <table:table-row table:style-name="ro1">
          <table:table-cell office:value-type="float" office:value="7776">
            <text:p>7776</text:p>
          </table:table-cell>
          <table:table-cell office:value-type="float" office:value="1">
            <text:p>1</text:p>
          </table:table-cell>
          <table:table-cell office:value-type="float" office:value="14230">
            <text:p>14230</text:p>
          </table:table-cell>
          <table:table-cell office:value-type="float" office:value="0.005175">
            <text:p>0.0051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095e-11</text:p>
          </table:table-cell>
          <table:table-cell office:value-type="string">
            <text:p>-1.54932e-08</text:p>
          </table:table-cell>
          <table:table-cell office:value-type="string">
            <text:p>6.06229e-21</text:p>
          </table:table-cell>
          <table:table-cell office:value-type="string">
            <text:p>-2.20805e-09</text:p>
          </table:table-cell>
          <table:table-cell office:value-type="string">
            <text:p>-2.00586e-09</text:p>
          </table:table-cell>
          <table:table-cell office:value-type="string">
            <text:p>7.00719e-09</text:p>
          </table:table-cell>
          <table:table-cell office:value-type="string">
            <text:p>-3.27846e-10</text:p>
          </table:table-cell>
          <table:table-cell office:value-type="string">
            <text:p>1.70267e-09</text:p>
          </table:table-cell>
          <table:table-cell office:value-type="string">
            <text:p>1.95639e-12</text:p>
          </table:table-cell>
          <table:table-cell office:value-type="float" office:value="-0.018267">
            <text:p>-0.018267</text:p>
          </table:table-cell>
          <table:table-cell office:value-type="float" office:value="0.0143934">
            <text:p>0.0143934</text:p>
          </table:table-cell>
          <table:table-cell office:value-type="float" office:value="1.47035">
            <text:p>1.47035</text:p>
          </table:table-cell>
          <table:table-cell office:value-type="float" office:value="-0.0264799">
            <text:p>-0.0264799</text:p>
          </table:table-cell>
          <table:table-cell office:value-type="float" office:value="0.137523">
            <text:p>0.137523</text:p>
          </table:table-cell>
          <table:table-cell office:value-type="float" office:value="0.000158016">
            <text:p>0.000158016</text:p>
          </table:table-cell>
          <table:table-cell office:value-type="float" office:value="1.4762">
            <text:p>1.4762</text:p>
          </table:table-cell>
          <table:table-cell table:number-columns-repeated="1002"/>
        </table:table-row>
        <table:table-row table:style-name="ro1">
          <table:table-cell office:value-type="float" office:value="7839">
            <text:p>7839</text:p>
          </table:table-cell>
          <table:table-cell office:value-type="float" office:value="6">
            <text:p>6</text:p>
          </table:table-cell>
          <table:table-cell office:value-type="float" office:value="14293">
            <text:p>14293</text:p>
          </table:table-cell>
          <table:table-cell office:value-type="float" office:value="0.00345">
            <text:p>0.0034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7.10422e-12</text:p>
          </table:table-cell>
          <table:table-cell office:value-type="string">
            <text:p>-1.54914e-08</text:p>
          </table:table-cell>
          <table:table-cell office:value-type="string">
            <text:p>5.97797e-21</text:p>
          </table:table-cell>
          <table:table-cell office:value-type="string">
            <text:p>-2.22944e-09</text:p>
          </table:table-cell>
          <table:table-cell office:value-type="string">
            <text:p>-2.00883e-09</text:p>
          </table:table-cell>
          <table:table-cell office:value-type="string">
            <text:p>7.01755e-09</text:p>
          </table:table-cell>
          <table:table-cell office:value-type="string">
            <text:p>-3.84441e-10</text:p>
          </table:table-cell>
          <table:table-cell office:value-type="string">
            <text:p>-1.70259e-09</text:p>
          </table:table-cell>
          <table:table-cell office:value-type="string">
            <text:p>-1.27467e-12</text:p>
          </table:table-cell>
          <table:table-cell office:value-type="float" office:value="-0.0234206">
            <text:p>-0.0234206</text:p>
          </table:table-cell>
          <table:table-cell office:value-type="float" office:value="0.0122173">
            <text:p>0.0122173</text:p>
          </table:table-cell>
          <table:table-cell office:value-type="float" office:value="1.47032">
            <text:p>1.47032</text:p>
          </table:table-cell>
          <table:table-cell office:value-type="float" office:value="-0.031051">
            <text:p>-0.031051</text:p>
          </table:table-cell>
          <table:table-cell office:value-type="float" office:value="-0.137517">
            <text:p>-0.137517</text:p>
          </table:table-cell>
          <table:table-cell office:value-type="float" office:value="-0.000102955">
            <text:p>-0.000102955</text:p>
          </table:table-cell>
          <table:table-cell office:value-type="float" office:value="1.47863">
            <text:p>1.47863</text:p>
          </table:table-cell>
          <table:table-cell table:number-columns-repeated="1002"/>
        </table:table-row>
        <table:table-row table:style-name="ro1">
          <table:table-cell office:value-type="float" office:value="7839">
            <text:p>7839</text:p>
          </table:table-cell>
          <table:table-cell office:value-type="float" office:value="7">
            <text:p>7</text:p>
          </table:table-cell>
          <table:table-cell office:value-type="float" office:value="14230">
            <text:p>14230</text:p>
          </table:table-cell>
          <table:table-cell office:value-type="float" office:value="0.005175">
            <text:p>0.0051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095e-11</text:p>
          </table:table-cell>
          <table:table-cell office:value-type="string">
            <text:p>-1.54932e-08</text:p>
          </table:table-cell>
          <table:table-cell office:value-type="string">
            <text:p>6.06229e-21</text:p>
          </table:table-cell>
          <table:table-cell office:value-type="string">
            <text:p>-2.22944e-09</text:p>
          </table:table-cell>
          <table:table-cell office:value-type="string">
            <text:p>-2.01896e-09</text:p>
          </table:table-cell>
          <table:table-cell office:value-type="string">
            <text:p>7.00719e-09</text:p>
          </table:table-cell>
          <table:table-cell office:value-type="string">
            <text:p>4.9052e-11</text:p>
          </table:table-cell>
          <table:table-cell office:value-type="string">
            <text:p>-1.70267e-09</text:p>
          </table:table-cell>
          <table:table-cell office:value-type="string">
            <text:p>-1.95639e-12</text:p>
          </table:table-cell>
          <table:table-cell office:value-type="float" office:value="-0.0259034">
            <text:p>-0.0259034</text:p>
          </table:table-cell>
          <table:table-cell office:value-type="float" office:value="0.00809733">
            <text:p>0.00809733</text:p>
          </table:table-cell>
          <table:table-cell office:value-type="float" office:value="1.46617">
            <text:p>1.46617</text:p>
          </table:table-cell>
          <table:table-cell office:value-type="float" office:value="0.00396189">
            <text:p>0.00396189</text:p>
          </table:table-cell>
          <table:table-cell office:value-type="float" office:value="-0.137523">
            <text:p>-0.137523</text:p>
          </table:table-cell>
          <table:table-cell office:value-type="float" office:value="-0.000158016">
            <text:p>-0.000158016</text:p>
          </table:table-cell>
          <table:table-cell office:value-type="float" office:value="1.47761">
            <text:p>1.47761</text:p>
          </table:table-cell>
          <table:table-cell table:number-columns-repeated="1002"/>
        </table:table-row>
        <table:table-row table:style-name="ro1">
          <table:table-cell office:value-type="float" office:value="7840">
            <text:p>7840</text:p>
          </table:table-cell>
          <table:table-cell office:value-type="float" office:value="2">
            <text:p>2</text:p>
          </table:table-cell>
          <table:table-cell office:value-type="float" office:value="14293">
            <text:p>14293</text:p>
          </table:table-cell>
          <table:table-cell office:value-type="float" office:value="0.00345">
            <text:p>0.0034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7.10422e-12</text:p>
          </table:table-cell>
          <table:table-cell office:value-type="string">
            <text:p>-1.54914e-08</text:p>
          </table:table-cell>
          <table:table-cell office:value-type="string">
            <text:p>5.97797e-21</text:p>
          </table:table-cell>
          <table:table-cell office:value-type="string">
            <text:p>-2.22944e-09</text:p>
          </table:table-cell>
          <table:table-cell office:value-type="string">
            <text:p>-2.00883e-09</text:p>
          </table:table-cell>
          <table:table-cell office:value-type="string">
            <text:p>7.01755e-09</text:p>
          </table:table-cell>
          <table:table-cell office:value-type="string">
            <text:p>-3.84441e-10</text:p>
          </table:table-cell>
          <table:table-cell office:value-type="string">
            <text:p>1.70259e-09</text:p>
          </table:table-cell>
          <table:table-cell office:value-type="string">
            <text:p>1.27467e-12</text:p>
          </table:table-cell>
          <table:table-cell office:value-type="float" office:value="-0.0234206">
            <text:p>-0.0234206</text:p>
          </table:table-cell>
          <table:table-cell office:value-type="float" office:value="0.0122173">
            <text:p>0.0122173</text:p>
          </table:table-cell>
          <table:table-cell office:value-type="float" office:value="1.47032">
            <text:p>1.47032</text:p>
          </table:table-cell>
          <table:table-cell office:value-type="float" office:value="-0.031051">
            <text:p>-0.031051</text:p>
          </table:table-cell>
          <table:table-cell office:value-type="float" office:value="0.137517">
            <text:p>0.137517</text:p>
          </table:table-cell>
          <table:table-cell office:value-type="float" office:value="0.000102955">
            <text:p>0.000102955</text:p>
          </table:table-cell>
          <table:table-cell office:value-type="float" office:value="1.47863">
            <text:p>1.47863</text:p>
          </table:table-cell>
          <table:table-cell table:number-columns-repeated="1002"/>
        </table:table-row>
        <table:table-row table:style-name="ro1">
          <table:table-cell office:value-type="float" office:value="7840">
            <text:p>7840</text:p>
          </table:table-cell>
          <table:table-cell office:value-type="float" office:value="3">
            <text:p>3</text:p>
          </table:table-cell>
          <table:table-cell office:value-type="float" office:value="14230">
            <text:p>14230</text:p>
          </table:table-cell>
          <table:table-cell office:value-type="float" office:value="0.005175">
            <text:p>0.0051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095e-11</text:p>
          </table:table-cell>
          <table:table-cell office:value-type="string">
            <text:p>-1.54932e-08</text:p>
          </table:table-cell>
          <table:table-cell office:value-type="string">
            <text:p>6.06229e-21</text:p>
          </table:table-cell>
          <table:table-cell office:value-type="string">
            <text:p>-2.22944e-09</text:p>
          </table:table-cell>
          <table:table-cell office:value-type="string">
            <text:p>-2.01896e-09</text:p>
          </table:table-cell>
          <table:table-cell office:value-type="string">
            <text:p>7.00719e-09</text:p>
          </table:table-cell>
          <table:table-cell office:value-type="string">
            <text:p>4.9052e-11</text:p>
          </table:table-cell>
          <table:table-cell office:value-type="string">
            <text:p>1.70267e-09</text:p>
          </table:table-cell>
          <table:table-cell office:value-type="string">
            <text:p>1.95639e-12</text:p>
          </table:table-cell>
          <table:table-cell office:value-type="float" office:value="-0.0259034">
            <text:p>-0.0259034</text:p>
          </table:table-cell>
          <table:table-cell office:value-type="float" office:value="0.00809733">
            <text:p>0.00809733</text:p>
          </table:table-cell>
          <table:table-cell office:value-type="float" office:value="1.46617">
            <text:p>1.46617</text:p>
          </table:table-cell>
          <table:table-cell office:value-type="float" office:value="0.00396189">
            <text:p>0.00396189</text:p>
          </table:table-cell>
          <table:table-cell office:value-type="float" office:value="0.137523">
            <text:p>0.137523</text:p>
          </table:table-cell>
          <table:table-cell office:value-type="float" office:value="0.000158016">
            <text:p>0.000158016</text:p>
          </table:table-cell>
          <table:table-cell office:value-type="float" office:value="1.47761">
            <text:p>1.47761</text:p>
          </table:table-cell>
          <table:table-cell table:number-columns-repeated="1002"/>
        </table:table-row>
        <table:table-row table:style-name="ro1">
          <table:table-cell office:value-type="float" office:value="7903">
            <text:p>7903</text:p>
          </table:table-cell>
          <table:table-cell office:value-type="float" office:value="4">
            <text:p>4</text:p>
          </table:table-cell>
          <table:table-cell office:value-type="float" office:value="14230">
            <text:p>14230</text:p>
          </table:table-cell>
          <table:table-cell office:value-type="float" office:value="0.005175">
            <text:p>0.0051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095e-11</text:p>
          </table:table-cell>
          <table:table-cell office:value-type="string">
            <text:p>-1.54932e-08</text:p>
          </table:table-cell>
          <table:table-cell office:value-type="string">
            <text:p>6.06229e-21</text:p>
          </table:table-cell>
          <table:table-cell office:value-type="string">
            <text:p>-2.22944e-09</text:p>
          </table:table-cell>
          <table:table-cell office:value-type="string">
            <text:p>-2.00586e-09</text:p>
          </table:table-cell>
          <table:table-cell office:value-type="string">
            <text:p>7.00719e-09</text:p>
          </table:table-cell>
          <table:table-cell office:value-type="string">
            <text:p>2.25666e-10</text:p>
          </table:table-cell>
          <table:table-cell office:value-type="string">
            <text:p>-1.70267e-09</text:p>
          </table:table-cell>
          <table:table-cell office:value-type="string">
            <text:p>-1.95639e-12</text:p>
          </table:table-cell>
          <table:table-cell office:value-type="float" office:value="-0.0243161">
            <text:p>-0.0243161</text:p>
          </table:table-cell>
          <table:table-cell office:value-type="float" office:value="0.0118009">
            <text:p>0.0118009</text:p>
          </table:table-cell>
          <table:table-cell office:value-type="float" office:value="1.46776">
            <text:p>1.46776</text:p>
          </table:table-cell>
          <table:table-cell office:value-type="float" office:value="0.0182268">
            <text:p>0.0182268</text:p>
          </table:table-cell>
          <table:table-cell office:value-type="float" office:value="-0.137523">
            <text:p>-0.137523</text:p>
          </table:table-cell>
          <table:table-cell office:value-type="float" office:value="-0.000158016">
            <text:p>-0.000158016</text:p>
          </table:table-cell>
          <table:table-cell office:value-type="float" office:value="1.47587">
            <text:p>1.47587</text:p>
          </table:table-cell>
          <table:table-cell table:number-columns-repeated="1002"/>
        </table:table-row>
        <table:table-row table:style-name="ro1">
          <table:table-cell office:value-type="float" office:value="7903">
            <text:p>7903</text:p>
          </table:table-cell>
          <table:table-cell office:value-type="float" office:value="5">
            <text:p>5</text:p>
          </table:table-cell>
          <table:table-cell office:value-type="float" office:value="14293">
            <text:p>14293</text:p>
          </table:table-cell>
          <table:table-cell office:value-type="float" office:value="0.00345">
            <text:p>0.0034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7.10422e-12</text:p>
          </table:table-cell>
          <table:table-cell office:value-type="string">
            <text:p>-1.54914e-08</text:p>
          </table:table-cell>
          <table:table-cell office:value-type="string">
            <text:p>5.97797e-21</text:p>
          </table:table-cell>
          <table:table-cell office:value-type="string">
            <text:p>-2.22944e-09</text:p>
          </table:table-cell>
          <table:table-cell office:value-type="string">
            <text:p>-2.01662e-09</text:p>
          </table:table-cell>
          <table:table-cell office:value-type="string">
            <text:p>7.01755e-09</text:p>
          </table:table-cell>
          <table:table-cell office:value-type="string">
            <text:p>-2.25585e-10</text:p>
          </table:table-cell>
          <table:table-cell office:value-type="string">
            <text:p>-1.70259e-09</text:p>
          </table:table-cell>
          <table:table-cell office:value-type="string">
            <text:p>-1.27467e-12</text:p>
          </table:table-cell>
          <table:table-cell office:value-type="float" office:value="-0.0243644">
            <text:p>-0.0243644</text:p>
          </table:table-cell>
          <table:table-cell office:value-type="float" office:value="0.0100149">
            <text:p>0.0100149</text:p>
          </table:table-cell>
          <table:table-cell office:value-type="float" office:value="1.46938">
            <text:p>1.46938</text:p>
          </table:table-cell>
          <table:table-cell office:value-type="float" office:value="-0.0182203">
            <text:p>-0.0182203</text:p>
          </table:table-cell>
          <table:table-cell office:value-type="float" office:value="-0.137517">
            <text:p>-0.137517</text:p>
          </table:table-cell>
          <table:table-cell office:value-type="float" office:value="-0.000102955">
            <text:p>-0.000102955</text:p>
          </table:table-cell>
          <table:table-cell office:value-type="float" office:value="1.47921">
            <text:p>1.47921</text:p>
          </table:table-cell>
          <table:table-cell table:number-columns-repeated="1002"/>
        </table:table-row>
        <table:table-row table:style-name="ro1">
          <table:table-cell office:value-type="float" office:value="7904">
            <text:p>7904</text:p>
          </table:table-cell>
          <table:table-cell office:value-type="float" office:value="0">
            <text:p>0</text:p>
          </table:table-cell>
          <table:table-cell office:value-type="float" office:value="14230">
            <text:p>14230</text:p>
          </table:table-cell>
          <table:table-cell office:value-type="float" office:value="0.005175">
            <text:p>0.0051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095e-11</text:p>
          </table:table-cell>
          <table:table-cell office:value-type="string">
            <text:p>-1.54932e-08</text:p>
          </table:table-cell>
          <table:table-cell office:value-type="string">
            <text:p>6.06229e-21</text:p>
          </table:table-cell>
          <table:table-cell office:value-type="string">
            <text:p>-2.22944e-09</text:p>
          </table:table-cell>
          <table:table-cell office:value-type="string">
            <text:p>-2.00586e-09</text:p>
          </table:table-cell>
          <table:table-cell office:value-type="string">
            <text:p>7.00719e-09</text:p>
          </table:table-cell>
          <table:table-cell office:value-type="string">
            <text:p>2.25666e-10</text:p>
          </table:table-cell>
          <table:table-cell office:value-type="string">
            <text:p>1.70267e-09</text:p>
          </table:table-cell>
          <table:table-cell office:value-type="string">
            <text:p>1.95639e-12</text:p>
          </table:table-cell>
          <table:table-cell office:value-type="float" office:value="-0.0243161">
            <text:p>-0.0243161</text:p>
          </table:table-cell>
          <table:table-cell office:value-type="float" office:value="0.0118009">
            <text:p>0.0118009</text:p>
          </table:table-cell>
          <table:table-cell office:value-type="float" office:value="1.46776">
            <text:p>1.46776</text:p>
          </table:table-cell>
          <table:table-cell office:value-type="float" office:value="0.0182268">
            <text:p>0.0182268</text:p>
          </table:table-cell>
          <table:table-cell office:value-type="float" office:value="0.137523">
            <text:p>0.137523</text:p>
          </table:table-cell>
          <table:table-cell office:value-type="float" office:value="0.000158016">
            <text:p>0.000158016</text:p>
          </table:table-cell>
          <table:table-cell office:value-type="float" office:value="1.47587">
            <text:p>1.47587</text:p>
          </table:table-cell>
          <table:table-cell table:number-columns-repeated="1002"/>
        </table:table-row>
        <table:table-row table:style-name="ro1">
          <table:table-cell office:value-type="float" office:value="7904">
            <text:p>7904</text:p>
          </table:table-cell>
          <table:table-cell office:value-type="float" office:value="1">
            <text:p>1</text:p>
          </table:table-cell>
          <table:table-cell office:value-type="float" office:value="14293">
            <text:p>14293</text:p>
          </table:table-cell>
          <table:table-cell office:value-type="float" office:value="0.00345">
            <text:p>0.0034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7.10422e-12</text:p>
          </table:table-cell>
          <table:table-cell office:value-type="string">
            <text:p>-1.54914e-08</text:p>
          </table:table-cell>
          <table:table-cell office:value-type="string">
            <text:p>5.97797e-21</text:p>
          </table:table-cell>
          <table:table-cell office:value-type="string">
            <text:p>-2.22944e-09</text:p>
          </table:table-cell>
          <table:table-cell office:value-type="string">
            <text:p>-2.01662e-09</text:p>
          </table:table-cell>
          <table:table-cell office:value-type="string">
            <text:p>7.01755e-09</text:p>
          </table:table-cell>
          <table:table-cell office:value-type="string">
            <text:p>-2.25585e-10</text:p>
          </table:table-cell>
          <table:table-cell office:value-type="string">
            <text:p>1.70259e-09</text:p>
          </table:table-cell>
          <table:table-cell office:value-type="string">
            <text:p>1.27467e-12</text:p>
          </table:table-cell>
          <table:table-cell office:value-type="float" office:value="-0.0243644">
            <text:p>-0.0243644</text:p>
          </table:table-cell>
          <table:table-cell office:value-type="float" office:value="0.0100149">
            <text:p>0.0100149</text:p>
          </table:table-cell>
          <table:table-cell office:value-type="float" office:value="1.46938">
            <text:p>1.46938</text:p>
          </table:table-cell>
          <table:table-cell office:value-type="float" office:value="-0.0182203">
            <text:p>-0.0182203</text:p>
          </table:table-cell>
          <table:table-cell office:value-type="float" office:value="0.137517">
            <text:p>0.137517</text:p>
          </table:table-cell>
          <table:table-cell office:value-type="float" office:value="0.000102955">
            <text:p>0.000102955</text:p>
          </table:table-cell>
          <table:table-cell office:value-type="float" office:value="1.47921">
            <text:p>1.47921</text:p>
          </table:table-cell>
          <table:table-cell table:number-columns-repeated="1002"/>
        </table:table-row>
        <table:table-row table:style-name="ro1">
          <table:table-cell office:value-type="float" office:value="7967">
            <text:p>7967</text:p>
          </table:table-cell>
          <table:table-cell office:value-type="float" office:value="6">
            <text:p>6</text:p>
          </table:table-cell>
          <table:table-cell office:value-type="float" office:value="14356">
            <text:p>14356</text:p>
          </table:table-cell>
          <table:table-cell office:value-type="float" office:value="0.001725">
            <text:p>0.0017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23093e-12</text:p>
          </table:table-cell>
          <table:table-cell office:value-type="string">
            <text:p>-1.54904e-08</text:p>
          </table:table-cell>
          <table:table-cell office:value-type="string">
            <text:p>5.89214e-21</text:p>
          </table:table-cell>
          <table:table-cell office:value-type="string">
            <text:p>-2.24539e-09</text:p>
          </table:table-cell>
          <table:table-cell office:value-type="string">
            <text:p>-2.03081e-09</text:p>
          </table:table-cell>
          <table:table-cell office:value-type="string">
            <text:p>7.02463e-09</text:p>
          </table:table-cell>
          <table:table-cell office:value-type="string">
            <text:p>-2.66242e-10</text:p>
          </table:table-cell>
          <table:table-cell office:value-type="string">
            <text:p>-1.70255e-09</text:p>
          </table:table-cell>
          <table:table-cell office:value-type="string">
            <text:p>-5.9304e-13</text:p>
          </table:table-cell>
          <table:table-cell office:value-type="float" office:value="-0.0297323">
            <text:p>-0.0297323</text:p>
          </table:table-cell>
          <table:table-cell office:value-type="float" office:value="0.00493">
            <text:p>0.00493</text:p>
          </table:table-cell>
          <table:table-cell office:value-type="float" office:value="1.46773">
            <text:p>1.46773</text:p>
          </table:table-cell>
          <table:table-cell office:value-type="float" office:value="-0.0215041">
            <text:p>-0.0215041</text:p>
          </table:table-cell>
          <table:table-cell office:value-type="float" office:value="-0.137514">
            <text:p>-0.137514</text:p>
          </table:table-cell>
          <table:table-cell table:style-name="ce2" office:value-type="string">
            <text:p>-4.78994e-05</text:p>
          </table:table-cell>
          <table:table-cell office:value-type="float" office:value="1.48274">
            <text:p>1.48274</text:p>
          </table:table-cell>
          <table:table-cell table:number-columns-repeated="1002"/>
        </table:table-row>
        <table:table-row table:style-name="ro1">
          <table:table-cell office:value-type="float" office:value="7967">
            <text:p>7967</text:p>
          </table:table-cell>
          <table:table-cell office:value-type="float" office:value="7">
            <text:p>7</text:p>
          </table:table-cell>
          <table:table-cell office:value-type="float" office:value="14293">
            <text:p>14293</text:p>
          </table:table-cell>
          <table:table-cell office:value-type="float" office:value="0.00345">
            <text:p>0.0034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7.10422e-12</text:p>
          </table:table-cell>
          <table:table-cell office:value-type="string">
            <text:p>-1.54914e-08</text:p>
          </table:table-cell>
          <table:table-cell office:value-type="string">
            <text:p>5.97797e-21</text:p>
          </table:table-cell>
          <table:table-cell office:value-type="string">
            <text:p>-2.24539e-09</text:p>
          </table:table-cell>
          <table:table-cell office:value-type="string">
            <text:p>-2.00883e-09</text:p>
          </table:table-cell>
          <table:table-cell office:value-type="string">
            <text:p>7.01755e-09</text:p>
          </table:table-cell>
          <table:table-cell office:value-type="string">
            <text:p>9.84943e-11</text:p>
          </table:table-cell>
          <table:table-cell office:value-type="string">
            <text:p>-1.70259e-09</text:p>
          </table:table-cell>
          <table:table-cell office:value-type="string">
            <text:p>-1.27467e-12</text:p>
          </table:table-cell>
          <table:table-cell office:value-type="float" office:value="-0.0279272">
            <text:p>-0.0279272</text:p>
          </table:table-cell>
          <table:table-cell office:value-type="float" office:value="0.0102859">
            <text:p>0.0102859</text:p>
          </table:table-cell>
          <table:table-cell office:value-type="float" office:value="1.46839">
            <text:p>1.46839</text:p>
          </table:table-cell>
          <table:table-cell office:value-type="float" office:value="0.0079553">
            <text:p>0.0079553</text:p>
          </table:table-cell>
          <table:table-cell office:value-type="float" office:value="-0.137517">
            <text:p>-0.137517</text:p>
          </table:table-cell>
          <table:table-cell office:value-type="float" office:value="-0.000102955">
            <text:p>-0.000102955</text:p>
          </table:table-cell>
          <table:table-cell office:value-type="float" office:value="1.47774">
            <text:p>1.47774</text:p>
          </table:table-cell>
          <table:table-cell table:number-columns-repeated="1002"/>
        </table:table-row>
        <table:table-row table:style-name="ro1">
          <table:table-cell office:value-type="float" office:value="7968">
            <text:p>7968</text:p>
          </table:table-cell>
          <table:table-cell office:value-type="float" office:value="2">
            <text:p>2</text:p>
          </table:table-cell>
          <table:table-cell office:value-type="float" office:value="14356">
            <text:p>14356</text:p>
          </table:table-cell>
          <table:table-cell office:value-type="float" office:value="0.001725">
            <text:p>0.0017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23093e-12</text:p>
          </table:table-cell>
          <table:table-cell office:value-type="string">
            <text:p>-1.54904e-08</text:p>
          </table:table-cell>
          <table:table-cell office:value-type="string">
            <text:p>5.89214e-21</text:p>
          </table:table-cell>
          <table:table-cell office:value-type="string">
            <text:p>-2.24539e-09</text:p>
          </table:table-cell>
          <table:table-cell office:value-type="string">
            <text:p>-2.03081e-09</text:p>
          </table:table-cell>
          <table:table-cell office:value-type="string">
            <text:p>7.02463e-09</text:p>
          </table:table-cell>
          <table:table-cell office:value-type="string">
            <text:p>-2.66242e-10</text:p>
          </table:table-cell>
          <table:table-cell office:value-type="string">
            <text:p>1.70255e-09</text:p>
          </table:table-cell>
          <table:table-cell office:value-type="string">
            <text:p>5.9304e-13</text:p>
          </table:table-cell>
          <table:table-cell office:value-type="float" office:value="-0.0297323">
            <text:p>-0.0297323</text:p>
          </table:table-cell>
          <table:table-cell office:value-type="float" office:value="0.00493">
            <text:p>0.00493</text:p>
          </table:table-cell>
          <table:table-cell office:value-type="float" office:value="1.46773">
            <text:p>1.46773</text:p>
          </table:table-cell>
          <table:table-cell office:value-type="float" office:value="-0.0215041">
            <text:p>-0.0215041</text:p>
          </table:table-cell>
          <table:table-cell office:value-type="float" office:value="0.137514">
            <text:p>0.137514</text:p>
          </table:table-cell>
          <table:table-cell table:style-name="ce2" office:value-type="string">
            <text:p>4.78994e-05</text:p>
          </table:table-cell>
          <table:table-cell office:value-type="float" office:value="1.48274">
            <text:p>1.48274</text:p>
          </table:table-cell>
          <table:table-cell table:number-columns-repeated="1002"/>
        </table:table-row>
        <table:table-row table:style-name="ro1">
          <table:table-cell office:value-type="float" office:value="7968">
            <text:p>7968</text:p>
          </table:table-cell>
          <table:table-cell office:value-type="float" office:value="3">
            <text:p>3</text:p>
          </table:table-cell>
          <table:table-cell office:value-type="float" office:value="14293">
            <text:p>14293</text:p>
          </table:table-cell>
          <table:table-cell office:value-type="float" office:value="0.00345">
            <text:p>0.0034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7.10422e-12</text:p>
          </table:table-cell>
          <table:table-cell office:value-type="string">
            <text:p>-1.54914e-08</text:p>
          </table:table-cell>
          <table:table-cell office:value-type="string">
            <text:p>5.97797e-21</text:p>
          </table:table-cell>
          <table:table-cell office:value-type="string">
            <text:p>-2.24539e-09</text:p>
          </table:table-cell>
          <table:table-cell office:value-type="string">
            <text:p>-2.00883e-09</text:p>
          </table:table-cell>
          <table:table-cell office:value-type="string">
            <text:p>7.01755e-09</text:p>
          </table:table-cell>
          <table:table-cell office:value-type="string">
            <text:p>9.84943e-11</text:p>
          </table:table-cell>
          <table:table-cell office:value-type="string">
            <text:p>1.70259e-09</text:p>
          </table:table-cell>
          <table:table-cell office:value-type="string">
            <text:p>1.27467e-12</text:p>
          </table:table-cell>
          <table:table-cell office:value-type="float" office:value="-0.0279272">
            <text:p>-0.0279272</text:p>
          </table:table-cell>
          <table:table-cell office:value-type="float" office:value="0.0102859">
            <text:p>0.0102859</text:p>
          </table:table-cell>
          <table:table-cell office:value-type="float" office:value="1.46839">
            <text:p>1.46839</text:p>
          </table:table-cell>
          <table:table-cell office:value-type="float" office:value="0.0079553">
            <text:p>0.0079553</text:p>
          </table:table-cell>
          <table:table-cell office:value-type="float" office:value="0.137517">
            <text:p>0.137517</text:p>
          </table:table-cell>
          <table:table-cell office:value-type="float" office:value="0.000102955">
            <text:p>0.000102955</text:p>
          </table:table-cell>
          <table:table-cell office:value-type="float" office:value="1.47774">
            <text:p>1.47774</text:p>
          </table:table-cell>
          <table:table-cell table:number-columns-repeated="1002"/>
        </table:table-row>
        <table:table-row table:style-name="ro1">
          <table:table-cell office:value-type="float" office:value="8031">
            <text:p>8031</text:p>
          </table:table-cell>
          <table:table-cell office:value-type="float" office:value="4">
            <text:p>4</text:p>
          </table:table-cell>
          <table:table-cell office:value-type="float" office:value="14293">
            <text:p>14293</text:p>
          </table:table-cell>
          <table:table-cell office:value-type="float" office:value="0.00345">
            <text:p>0.0034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7.10422e-12</text:p>
          </table:table-cell>
          <table:table-cell office:value-type="string">
            <text:p>-1.54914e-08</text:p>
          </table:table-cell>
          <table:table-cell office:value-type="string">
            <text:p>5.97797e-21</text:p>
          </table:table-cell>
          <table:table-cell office:value-type="string">
            <text:p>-2.24539e-09</text:p>
          </table:table-cell>
          <table:table-cell office:value-type="string">
            <text:p>-2.01662e-09</text:p>
          </table:table-cell>
          <table:table-cell office:value-type="string">
            <text:p>7.01755e-09</text:p>
          </table:table-cell>
          <table:table-cell office:value-type="string">
            <text:p>2.5735e-10</text:p>
          </table:table-cell>
          <table:table-cell office:value-type="string">
            <text:p>-1.70259e-09</text:p>
          </table:table-cell>
          <table:table-cell office:value-type="string">
            <text:p>-1.27467e-12</text:p>
          </table:table-cell>
          <table:table-cell office:value-type="float" office:value="-0.0288711">
            <text:p>-0.0288711</text:p>
          </table:table-cell>
          <table:table-cell office:value-type="float" office:value="0.0080835">
            <text:p>0.0080835</text:p>
          </table:table-cell>
          <table:table-cell office:value-type="float" office:value="1.46745">
            <text:p>1.46745</text:p>
          </table:table-cell>
          <table:table-cell office:value-type="float" office:value="0.020786">
            <text:p>0.020786</text:p>
          </table:table-cell>
          <table:table-cell office:value-type="float" office:value="-0.137517">
            <text:p>-0.137517</text:p>
          </table:table-cell>
          <table:table-cell office:value-type="float" office:value="-0.000102955">
            <text:p>-0.000102955</text:p>
          </table:table-cell>
          <table:table-cell office:value-type="float" office:value="1.47934">
            <text:p>1.47934</text:p>
          </table:table-cell>
          <table:table-cell table:number-columns-repeated="1002"/>
        </table:table-row>
        <table:table-row table:style-name="ro1">
          <table:table-cell office:value-type="float" office:value="8031">
            <text:p>8031</text:p>
          </table:table-cell>
          <table:table-cell office:value-type="float" office:value="5">
            <text:p>5</text:p>
          </table:table-cell>
          <table:table-cell office:value-type="float" office:value="14356">
            <text:p>14356</text:p>
          </table:table-cell>
          <table:table-cell office:value-type="float" office:value="0.001725">
            <text:p>0.0017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23093e-12</text:p>
          </table:table-cell>
          <table:table-cell office:value-type="string">
            <text:p>-1.54904e-08</text:p>
          </table:table-cell>
          <table:table-cell office:value-type="string">
            <text:p>5.89214e-21</text:p>
          </table:table-cell>
          <table:table-cell office:value-type="string">
            <text:p>-2.24539e-09</text:p>
          </table:table-cell>
          <table:table-cell office:value-type="string">
            <text:p>-2.03291e-09</text:p>
          </table:table-cell>
          <table:table-cell office:value-type="string">
            <text:p>7.02463e-09</text:p>
          </table:table-cell>
          <table:table-cell office:value-type="string">
            <text:p>-1.74291e-10</text:p>
          </table:table-cell>
          <table:table-cell office:value-type="string">
            <text:p>-1.70255e-09</text:p>
          </table:table-cell>
          <table:table-cell office:value-type="string">
            <text:p>-5.9304e-13</text:p>
          </table:table-cell>
          <table:table-cell office:value-type="float" office:value="-0.029987">
            <text:p>-0.029987</text:p>
          </table:table-cell>
          <table:table-cell office:value-type="float" office:value="0.00433564">
            <text:p>0.00433564</text:p>
          </table:table-cell>
          <table:table-cell office:value-type="float" office:value="1.46748">
            <text:p>1.46748</text:p>
          </table:table-cell>
          <table:table-cell office:value-type="float" office:value="-0.0140774">
            <text:p>-0.0140774</text:p>
          </table:table-cell>
          <table:table-cell office:value-type="float" office:value="-0.137514">
            <text:p>-0.137514</text:p>
          </table:table-cell>
          <table:table-cell table:style-name="ce2" office:value-type="string">
            <text:p>-4.78994e-05</text:p>
          </table:table-cell>
          <table:table-cell office:value-type="float" office:value="1.4828">
            <text:p>1.4828</text:p>
          </table:table-cell>
          <table:table-cell table:number-columns-repeated="1002"/>
        </table:table-row>
        <table:table-row table:style-name="ro1">
          <table:table-cell office:value-type="float" office:value="8032">
            <text:p>8032</text:p>
          </table:table-cell>
          <table:table-cell office:value-type="float" office:value="0">
            <text:p>0</text:p>
          </table:table-cell>
          <table:table-cell office:value-type="float" office:value="14293">
            <text:p>14293</text:p>
          </table:table-cell>
          <table:table-cell office:value-type="float" office:value="0.00345">
            <text:p>0.0034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7.10422e-12</text:p>
          </table:table-cell>
          <table:table-cell office:value-type="string">
            <text:p>-1.54914e-08</text:p>
          </table:table-cell>
          <table:table-cell office:value-type="string">
            <text:p>5.97797e-21</text:p>
          </table:table-cell>
          <table:table-cell office:value-type="string">
            <text:p>-2.24539e-09</text:p>
          </table:table-cell>
          <table:table-cell office:value-type="string">
            <text:p>-2.01662e-09</text:p>
          </table:table-cell>
          <table:table-cell office:value-type="string">
            <text:p>7.01755e-09</text:p>
          </table:table-cell>
          <table:table-cell office:value-type="string">
            <text:p>2.5735e-10</text:p>
          </table:table-cell>
          <table:table-cell office:value-type="string">
            <text:p>1.70259e-09</text:p>
          </table:table-cell>
          <table:table-cell office:value-type="string">
            <text:p>1.27467e-12</text:p>
          </table:table-cell>
          <table:table-cell office:value-type="float" office:value="-0.0288711">
            <text:p>-0.0288711</text:p>
          </table:table-cell>
          <table:table-cell office:value-type="float" office:value="0.0080835">
            <text:p>0.0080835</text:p>
          </table:table-cell>
          <table:table-cell office:value-type="float" office:value="1.46745">
            <text:p>1.46745</text:p>
          </table:table-cell>
          <table:table-cell office:value-type="float" office:value="0.020786">
            <text:p>0.020786</text:p>
          </table:table-cell>
          <table:table-cell office:value-type="float" office:value="0.137517">
            <text:p>0.137517</text:p>
          </table:table-cell>
          <table:table-cell office:value-type="float" office:value="0.000102955">
            <text:p>0.000102955</text:p>
          </table:table-cell>
          <table:table-cell office:value-type="float" office:value="1.47934">
            <text:p>1.47934</text:p>
          </table:table-cell>
          <table:table-cell table:number-columns-repeated="1002"/>
        </table:table-row>
        <table:table-row table:style-name="ro1">
          <table:table-cell office:value-type="float" office:value="8032">
            <text:p>8032</text:p>
          </table:table-cell>
          <table:table-cell office:value-type="float" office:value="1">
            <text:p>1</text:p>
          </table:table-cell>
          <table:table-cell office:value-type="float" office:value="14356">
            <text:p>14356</text:p>
          </table:table-cell>
          <table:table-cell office:value-type="float" office:value="0.001725">
            <text:p>0.0017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23093e-12</text:p>
          </table:table-cell>
          <table:table-cell office:value-type="string">
            <text:p>-1.54904e-08</text:p>
          </table:table-cell>
          <table:table-cell office:value-type="string">
            <text:p>5.89214e-21</text:p>
          </table:table-cell>
          <table:table-cell office:value-type="string">
            <text:p>-2.24539e-09</text:p>
          </table:table-cell>
          <table:table-cell office:value-type="string">
            <text:p>-2.03291e-09</text:p>
          </table:table-cell>
          <table:table-cell office:value-type="string">
            <text:p>7.02463e-09</text:p>
          </table:table-cell>
          <table:table-cell office:value-type="string">
            <text:p>-1.74291e-10</text:p>
          </table:table-cell>
          <table:table-cell office:value-type="string">
            <text:p>1.70255e-09</text:p>
          </table:table-cell>
          <table:table-cell office:value-type="string">
            <text:p>5.9304e-13</text:p>
          </table:table-cell>
          <table:table-cell office:value-type="float" office:value="-0.029987">
            <text:p>-0.029987</text:p>
          </table:table-cell>
          <table:table-cell office:value-type="float" office:value="0.00433564">
            <text:p>0.00433564</text:p>
          </table:table-cell>
          <table:table-cell office:value-type="float" office:value="1.46748">
            <text:p>1.46748</text:p>
          </table:table-cell>
          <table:table-cell office:value-type="float" office:value="-0.0140774">
            <text:p>-0.0140774</text:p>
          </table:table-cell>
          <table:table-cell office:value-type="float" office:value="0.137514">
            <text:p>0.137514</text:p>
          </table:table-cell>
          <table:table-cell table:style-name="ce2" office:value-type="string">
            <text:p>4.78994e-05</text:p>
          </table:table-cell>
          <table:table-cell office:value-type="float" office:value="1.4828">
            <text:p>1.4828</text:p>
          </table:table-cell>
          <table:table-cell table:number-columns-repeated="1002"/>
        </table:table-row>
        <table:table-row table:style-name="ro1">
          <table:table-cell office:value-type="float" office:value="8095">
            <text:p>8095</text:p>
          </table:table-cell>
          <table:table-cell office:value-type="float" office:value="6">
            <text:p>6</text:p>
          </table:table-cell>
          <table:table-cell office:value-type="float" office:value="14419">
            <text:p>14419</text:p>
          </table:table-cell>
          <table:table-cell office:value-type="float" office:value="0">
            <text:p>0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6.49833e-13</text:p>
          </table:table-cell>
          <table:table-cell office:value-type="string">
            <text:p>-1.54902e-08</text:p>
          </table:table-cell>
          <table:table-cell office:value-type="string">
            <text:p>5.80006e-21</text:p>
          </table:table-cell>
          <table:table-cell office:value-type="string">
            <text:p>-2.24972e-09</text:p>
          </table:table-cell>
          <table:table-cell office:value-type="string">
            <text:p>-2.04173e-09</text:p>
          </table:table-cell>
          <table:table-cell office:value-type="string">
            <text:p>7.02717e-09</text:p>
          </table:table-cell>
          <table:table-cell office:value-type="string">
            <text:p>-1.87299e-10</text:p>
          </table:table-cell>
          <table:table-cell office:value-type="string">
            <text:p>-1.70254e-09</text:p>
          </table:table-cell>
          <table:table-cell office:value-type="string">
            <text:p>8.90469e-14</text:p>
          </table:table-cell>
          <table:table-cell office:value-type="float" office:value="-0.0319721">
            <text:p>-0.0319721</text:p>
          </table:table-cell>
          <table:table-cell office:value-type="float" office:value="0.00162692">
            <text:p>0.00162692</text:p>
          </table:table-cell>
          <table:table-cell office:value-type="float" office:value="1.4666">
            <text:p>1.4666</text:p>
          </table:table-cell>
          <table:table-cell office:value-type="float" office:value="-0.015128">
            <text:p>-0.015128</text:p>
          </table:table-cell>
          <table:table-cell office:value-type="float" office:value="-0.137513">
            <text:p>-0.137513</text:p>
          </table:table-cell>
          <table:table-cell table:style-name="ce2" office:value-type="string">
            <text:p>7.19225e-06</text:p>
          </table:table-cell>
          <table:table-cell office:value-type="float" office:value="1.48463">
            <text:p>1.48463</text:p>
          </table:table-cell>
          <table:table-cell table:number-columns-repeated="1002"/>
        </table:table-row>
        <table:table-row table:style-name="ro1">
          <table:table-cell office:value-type="float" office:value="8095">
            <text:p>8095</text:p>
          </table:table-cell>
          <table:table-cell office:value-type="float" office:value="7">
            <text:p>7</text:p>
          </table:table-cell>
          <table:table-cell office:value-type="float" office:value="14356">
            <text:p>14356</text:p>
          </table:table-cell>
          <table:table-cell office:value-type="float" office:value="0.001725">
            <text:p>0.0017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23093e-12</text:p>
          </table:table-cell>
          <table:table-cell office:value-type="string">
            <text:p>-1.54904e-08</text:p>
          </table:table-cell>
          <table:table-cell office:value-type="string">
            <text:p>5.89214e-21</text:p>
          </table:table-cell>
          <table:table-cell office:value-type="string">
            <text:p>-2.24972e-09</text:p>
          </table:table-cell>
          <table:table-cell office:value-type="string">
            <text:p>-2.03081e-09</text:p>
          </table:table-cell>
          <table:table-cell office:value-type="string">
            <text:p>7.02463e-09</text:p>
          </table:table-cell>
          <table:table-cell office:value-type="string">
            <text:p>1.39743e-10</text:p>
          </table:table-cell>
          <table:table-cell office:value-type="string">
            <text:p>-1.70255e-09</text:p>
          </table:table-cell>
          <table:table-cell office:value-type="string">
            <text:p>-5.9304e-13</text:p>
          </table:table-cell>
          <table:table-cell office:value-type="float" office:value="-0.0309576">
            <text:p>-0.0309576</text:p>
          </table:table-cell>
          <table:table-cell office:value-type="float" office:value="0.00440488">
            <text:p>0.00440488</text:p>
          </table:table-cell>
          <table:table-cell office:value-type="float" office:value="1.46721">
            <text:p>1.46721</text:p>
          </table:table-cell>
          <table:table-cell office:value-type="float" office:value="0.0112869">
            <text:p>0.0112869</text:p>
          </table:table-cell>
          <table:table-cell office:value-type="float" office:value="-0.137514">
            <text:p>-0.137514</text:p>
          </table:table-cell>
          <table:table-cell table:style-name="ce2" office:value-type="string">
            <text:p>-4.78994e-05</text:p>
          </table:table-cell>
          <table:table-cell office:value-type="float" office:value="1.48241">
            <text:p>1.48241</text:p>
          </table:table-cell>
          <table:table-cell table:number-columns-repeated="1002"/>
        </table:table-row>
        <table:table-row table:style-name="ro1">
          <table:table-cell office:value-type="float" office:value="8096">
            <text:p>8096</text:p>
          </table:table-cell>
          <table:table-cell office:value-type="float" office:value="2">
            <text:p>2</text:p>
          </table:table-cell>
          <table:table-cell office:value-type="float" office:value="14419">
            <text:p>14419</text:p>
          </table:table-cell>
          <table:table-cell office:value-type="float" office:value="0">
            <text:p>0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6.49833e-13</text:p>
          </table:table-cell>
          <table:table-cell office:value-type="string">
            <text:p>-1.54902e-08</text:p>
          </table:table-cell>
          <table:table-cell office:value-type="string">
            <text:p>5.80006e-21</text:p>
          </table:table-cell>
          <table:table-cell office:value-type="string">
            <text:p>-2.24972e-09</text:p>
          </table:table-cell>
          <table:table-cell office:value-type="string">
            <text:p>-2.04173e-09</text:p>
          </table:table-cell>
          <table:table-cell office:value-type="string">
            <text:p>7.02717e-09</text:p>
          </table:table-cell>
          <table:table-cell office:value-type="string">
            <text:p>-1.87299e-10</text:p>
          </table:table-cell>
          <table:table-cell office:value-type="string">
            <text:p>1.70254e-09</text:p>
          </table:table-cell>
          <table:table-cell office:value-type="string">
            <text:p>-8.9047e-14</text:p>
          </table:table-cell>
          <table:table-cell office:value-type="float" office:value="-0.0319721">
            <text:p>-0.0319721</text:p>
          </table:table-cell>
          <table:table-cell office:value-type="float" office:value="0.00162692">
            <text:p>0.00162692</text:p>
          </table:table-cell>
          <table:table-cell office:value-type="float" office:value="1.4666">
            <text:p>1.4666</text:p>
          </table:table-cell>
          <table:table-cell office:value-type="float" office:value="-0.015128">
            <text:p>-0.015128</text:p>
          </table:table-cell>
          <table:table-cell office:value-type="float" office:value="0.137513">
            <text:p>0.137513</text:p>
          </table:table-cell>
          <table:table-cell table:style-name="ce2" office:value-type="string">
            <text:p>-7.19226e-06</text:p>
          </table:table-cell>
          <table:table-cell office:value-type="float" office:value="1.48463">
            <text:p>1.48463</text:p>
          </table:table-cell>
          <table:table-cell table:number-columns-repeated="1002"/>
        </table:table-row>
        <table:table-row table:style-name="ro1">
          <table:table-cell office:value-type="float" office:value="8096">
            <text:p>8096</text:p>
          </table:table-cell>
          <table:table-cell office:value-type="float" office:value="3">
            <text:p>3</text:p>
          </table:table-cell>
          <table:table-cell office:value-type="float" office:value="14356">
            <text:p>14356</text:p>
          </table:table-cell>
          <table:table-cell office:value-type="float" office:value="0.001725">
            <text:p>0.0017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23093e-12</text:p>
          </table:table-cell>
          <table:table-cell office:value-type="string">
            <text:p>-1.54904e-08</text:p>
          </table:table-cell>
          <table:table-cell office:value-type="string">
            <text:p>5.89214e-21</text:p>
          </table:table-cell>
          <table:table-cell office:value-type="string">
            <text:p>-2.24972e-09</text:p>
          </table:table-cell>
          <table:table-cell office:value-type="string">
            <text:p>-2.03081e-09</text:p>
          </table:table-cell>
          <table:table-cell office:value-type="string">
            <text:p>7.02463e-09</text:p>
          </table:table-cell>
          <table:table-cell office:value-type="string">
            <text:p>1.39743e-10</text:p>
          </table:table-cell>
          <table:table-cell office:value-type="string">
            <text:p>1.70255e-09</text:p>
          </table:table-cell>
          <table:table-cell office:value-type="string">
            <text:p>5.9304e-13</text:p>
          </table:table-cell>
          <table:table-cell office:value-type="float" office:value="-0.0309576">
            <text:p>-0.0309576</text:p>
          </table:table-cell>
          <table:table-cell office:value-type="float" office:value="0.00440488">
            <text:p>0.00440488</text:p>
          </table:table-cell>
          <table:table-cell office:value-type="float" office:value="1.46721">
            <text:p>1.46721</text:p>
          </table:table-cell>
          <table:table-cell office:value-type="float" office:value="0.0112869">
            <text:p>0.0112869</text:p>
          </table:table-cell>
          <table:table-cell office:value-type="float" office:value="0.137514">
            <text:p>0.137514</text:p>
          </table:table-cell>
          <table:table-cell table:style-name="ce2" office:value-type="string">
            <text:p>4.78994e-05</text:p>
          </table:table-cell>
          <table:table-cell office:value-type="float" office:value="1.48241">
            <text:p>1.48241</text:p>
          </table:table-cell>
          <table:table-cell table:number-columns-repeated="1002"/>
        </table:table-row>
        <table:table-row table:style-name="ro1">
          <table:table-cell office:value-type="float" office:value="8159">
            <text:p>8159</text:p>
          </table:table-cell>
          <table:table-cell office:value-type="float" office:value="4">
            <text:p>4</text:p>
          </table:table-cell>
          <table:table-cell office:value-type="float" office:value="14356">
            <text:p>14356</text:p>
          </table:table-cell>
          <table:table-cell office:value-type="float" office:value="0.001725">
            <text:p>0.0017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23093e-12</text:p>
          </table:table-cell>
          <table:table-cell office:value-type="string">
            <text:p>-1.54904e-08</text:p>
          </table:table-cell>
          <table:table-cell office:value-type="string">
            <text:p>5.89214e-21</text:p>
          </table:table-cell>
          <table:table-cell office:value-type="string">
            <text:p>-2.24972e-09</text:p>
          </table:table-cell>
          <table:table-cell office:value-type="string">
            <text:p>-2.03291e-09</text:p>
          </table:table-cell>
          <table:table-cell office:value-type="string">
            <text:p>7.02463e-09</text:p>
          </table:table-cell>
          <table:table-cell office:value-type="string">
            <text:p>2.31694e-10</text:p>
          </table:table-cell>
          <table:table-cell office:value-type="string">
            <text:p>-1.70255e-09</text:p>
          </table:table-cell>
          <table:table-cell office:value-type="string">
            <text:p>-5.9304e-13</text:p>
          </table:table-cell>
          <table:table-cell office:value-type="float" office:value="-0.0312123">
            <text:p>-0.0312123</text:p>
          </table:table-cell>
          <table:table-cell office:value-type="float" office:value="0.00381052">
            <text:p>0.00381052</text:p>
          </table:table-cell>
          <table:table-cell office:value-type="float" office:value="1.46695">
            <text:p>1.46695</text:p>
          </table:table-cell>
          <table:table-cell office:value-type="float" office:value="0.0187137">
            <text:p>0.0187137</text:p>
          </table:table-cell>
          <table:table-cell office:value-type="float" office:value="-0.137514">
            <text:p>-0.137514</text:p>
          </table:table-cell>
          <table:table-cell table:style-name="ce2" office:value-type="string">
            <text:p>-4.78994e-05</text:p>
          </table:table-cell>
          <table:table-cell office:value-type="float" office:value="1.48296">
            <text:p>1.48296</text:p>
          </table:table-cell>
          <table:table-cell table:number-columns-repeated="1002"/>
        </table:table-row>
        <table:table-row table:style-name="ro1">
          <table:table-cell office:value-type="float" office:value="8159">
            <text:p>8159</text:p>
          </table:table-cell>
          <table:table-cell office:value-type="float" office:value="5">
            <text:p>5</text:p>
          </table:table-cell>
          <table:table-cell office:value-type="float" office:value="14419">
            <text:p>14419</text:p>
          </table:table-cell>
          <table:table-cell office:value-type="float" office:value="0">
            <text:p>0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6.49833e-13</text:p>
          </table:table-cell>
          <table:table-cell office:value-type="string">
            <text:p>-1.54902e-08</text:p>
          </table:table-cell>
          <table:table-cell office:value-type="string">
            <text:p>5.80006e-21</text:p>
          </table:table-cell>
          <table:table-cell office:value-type="string">
            <text:p>-2.24972e-09</text:p>
          </table:table-cell>
          <table:table-cell office:value-type="string">
            <text:p>-2.04176e-09</text:p>
          </table:table-cell>
          <table:table-cell office:value-type="string">
            <text:p>7.02717e-09</text:p>
          </table:table-cell>
          <table:table-cell office:value-type="string">
            <text:p>-1.8504e-10</text:p>
          </table:table-cell>
          <table:table-cell office:value-type="string">
            <text:p>-1.70254e-09</text:p>
          </table:table-cell>
          <table:table-cell office:value-type="string">
            <text:p>8.90469e-14</text:p>
          </table:table-cell>
          <table:table-cell office:value-type="float" office:value="-0.0319766">
            <text:p>-0.0319766</text:p>
          </table:table-cell>
          <table:table-cell office:value-type="float" office:value="0.0016164">
            <text:p>0.0016164</text:p>
          </table:table-cell>
          <table:table-cell office:value-type="float" office:value="1.4666">
            <text:p>1.4666</text:p>
          </table:table-cell>
          <table:table-cell office:value-type="float" office:value="-0.0149456">
            <text:p>-0.0149456</text:p>
          </table:table-cell>
          <table:table-cell office:value-type="float" office:value="-0.137513">
            <text:p>-0.137513</text:p>
          </table:table-cell>
          <table:table-cell table:style-name="ce2" office:value-type="string">
            <text:p>7.19225e-06</text:p>
          </table:table-cell>
          <table:table-cell office:value-type="float" office:value="1.48463">
            <text:p>1.48463</text:p>
          </table:table-cell>
          <table:table-cell table:number-columns-repeated="1002"/>
        </table:table-row>
        <table:table-row table:style-name="ro1">
          <table:table-cell office:value-type="float" office:value="8160">
            <text:p>8160</text:p>
          </table:table-cell>
          <table:table-cell office:value-type="float" office:value="0">
            <text:p>0</text:p>
          </table:table-cell>
          <table:table-cell office:value-type="float" office:value="14356">
            <text:p>14356</text:p>
          </table:table-cell>
          <table:table-cell office:value-type="float" office:value="0.001725">
            <text:p>0.0017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23093e-12</text:p>
          </table:table-cell>
          <table:table-cell office:value-type="string">
            <text:p>-1.54904e-08</text:p>
          </table:table-cell>
          <table:table-cell office:value-type="string">
            <text:p>5.89214e-21</text:p>
          </table:table-cell>
          <table:table-cell office:value-type="string">
            <text:p>-2.24972e-09</text:p>
          </table:table-cell>
          <table:table-cell office:value-type="string">
            <text:p>-2.03291e-09</text:p>
          </table:table-cell>
          <table:table-cell office:value-type="string">
            <text:p>7.02463e-09</text:p>
          </table:table-cell>
          <table:table-cell office:value-type="string">
            <text:p>2.31694e-10</text:p>
          </table:table-cell>
          <table:table-cell office:value-type="string">
            <text:p>1.70255e-09</text:p>
          </table:table-cell>
          <table:table-cell office:value-type="string">
            <text:p>5.9304e-13</text:p>
          </table:table-cell>
          <table:table-cell office:value-type="float" office:value="-0.0312123">
            <text:p>-0.0312123</text:p>
          </table:table-cell>
          <table:table-cell office:value-type="float" office:value="0.00381052">
            <text:p>0.00381052</text:p>
          </table:table-cell>
          <table:table-cell office:value-type="float" office:value="1.46695">
            <text:p>1.46695</text:p>
          </table:table-cell>
          <table:table-cell office:value-type="float" office:value="0.0187137">
            <text:p>0.0187137</text:p>
          </table:table-cell>
          <table:table-cell office:value-type="float" office:value="0.137514">
            <text:p>0.137514</text:p>
          </table:table-cell>
          <table:table-cell table:style-name="ce2" office:value-type="string">
            <text:p>4.78994e-05</text:p>
          </table:table-cell>
          <table:table-cell office:value-type="float" office:value="1.48296">
            <text:p>1.48296</text:p>
          </table:table-cell>
          <table:table-cell table:number-columns-repeated="1002"/>
        </table:table-row>
        <table:table-row table:style-name="ro1">
          <table:table-cell office:value-type="float" office:value="8160">
            <text:p>8160</text:p>
          </table:table-cell>
          <table:table-cell office:value-type="float" office:value="1">
            <text:p>1</text:p>
          </table:table-cell>
          <table:table-cell office:value-type="float" office:value="14419">
            <text:p>14419</text:p>
          </table:table-cell>
          <table:table-cell office:value-type="float" office:value="0">
            <text:p>0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6.49833e-13</text:p>
          </table:table-cell>
          <table:table-cell office:value-type="string">
            <text:p>-1.54902e-08</text:p>
          </table:table-cell>
          <table:table-cell office:value-type="string">
            <text:p>5.80006e-21</text:p>
          </table:table-cell>
          <table:table-cell office:value-type="string">
            <text:p>-2.24972e-09</text:p>
          </table:table-cell>
          <table:table-cell office:value-type="string">
            <text:p>-2.04176e-09</text:p>
          </table:table-cell>
          <table:table-cell office:value-type="string">
            <text:p>7.02717e-09</text:p>
          </table:table-cell>
          <table:table-cell office:value-type="string">
            <text:p>-1.8504e-10</text:p>
          </table:table-cell>
          <table:table-cell office:value-type="string">
            <text:p>1.70254e-09</text:p>
          </table:table-cell>
          <table:table-cell office:value-type="string">
            <text:p>-8.9047e-14</text:p>
          </table:table-cell>
          <table:table-cell office:value-type="float" office:value="-0.0319766">
            <text:p>-0.0319766</text:p>
          </table:table-cell>
          <table:table-cell office:value-type="float" office:value="0.0016164">
            <text:p>0.0016164</text:p>
          </table:table-cell>
          <table:table-cell office:value-type="float" office:value="1.4666">
            <text:p>1.4666</text:p>
          </table:table-cell>
          <table:table-cell office:value-type="float" office:value="-0.0149456">
            <text:p>-0.0149456</text:p>
          </table:table-cell>
          <table:table-cell office:value-type="float" office:value="0.137513">
            <text:p>0.137513</text:p>
          </table:table-cell>
          <table:table-cell table:style-name="ce2" office:value-type="string">
            <text:p>-7.19226e-06</text:p>
          </table:table-cell>
          <table:table-cell office:value-type="float" office:value="1.48463">
            <text:p>1.48463</text:p>
          </table:table-cell>
          <table:table-cell table:number-columns-repeated="1002"/>
        </table:table-row>
        <table:table-row table:style-name="ro1">
          <table:table-cell office:value-type="float" office:value="8223">
            <text:p>8223</text:p>
          </table:table-cell>
          <table:table-cell office:value-type="float" office:value="6">
            <text:p>6</text:p>
          </table:table-cell>
          <table:table-cell office:value-type="float" office:value="14482">
            <text:p>14482</text:p>
          </table:table-cell>
          <table:table-cell office:value-type="float" office:value="-0.001725">
            <text:p>-0.0017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52774e-12</text:p>
          </table:table-cell>
          <table:table-cell office:value-type="string">
            <text:p>-1.54906e-08</text:p>
          </table:table-cell>
          <table:table-cell office:value-type="string">
            <text:p>5.69647e-21</text:p>
          </table:table-cell>
          <table:table-cell office:value-type="string">
            <text:p>-2.24806e-09</text:p>
          </table:table-cell>
          <table:table-cell office:value-type="string">
            <text:p>-2.03368e-09</text:p>
          </table:table-cell>
          <table:table-cell office:value-type="string">
            <text:p>7.02462e-09</text:p>
          </table:table-cell>
          <table:table-cell office:value-type="string">
            <text:p>-1.43265e-10</text:p>
          </table:table-cell>
          <table:table-cell office:value-type="string">
            <text:p>-1.70256e-09</text:p>
          </table:table-cell>
          <table:table-cell office:value-type="string">
            <text:p>7.70542e-13</text:p>
          </table:table-cell>
          <table:table-cell office:value-type="float" office:value="-0.0308388">
            <text:p>-0.0308388</text:p>
          </table:table-cell>
          <table:table-cell office:value-type="float" office:value="0.00379191">
            <text:p>0.00379191</text:p>
          </table:table-cell>
          <table:table-cell office:value-type="float" office:value="1.46706">
            <text:p>1.46706</text:p>
          </table:table-cell>
          <table:table-cell office:value-type="float" office:value="-0.0115714">
            <text:p>-0.0115714</text:p>
          </table:table-cell>
          <table:table-cell office:value-type="float" office:value="-0.137514">
            <text:p>-0.137514</text:p>
          </table:table-cell>
          <table:table-cell table:style-name="ce2" office:value-type="string">
            <text:p>6.22361e-05</text:p>
          </table:table-cell>
          <table:table-cell office:value-type="float" office:value="1.48286">
            <text:p>1.48286</text:p>
          </table:table-cell>
          <table:table-cell table:number-columns-repeated="1002"/>
        </table:table-row>
        <table:table-row table:style-name="ro1">
          <table:table-cell office:value-type="float" office:value="8223">
            <text:p>8223</text:p>
          </table:table-cell>
          <table:table-cell office:value-type="float" office:value="7">
            <text:p>7</text:p>
          </table:table-cell>
          <table:table-cell office:value-type="float" office:value="14419">
            <text:p>14419</text:p>
          </table:table-cell>
          <table:table-cell office:value-type="float" office:value="0">
            <text:p>0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6.49833e-13</text:p>
          </table:table-cell>
          <table:table-cell office:value-type="string">
            <text:p>-1.54902e-08</text:p>
          </table:table-cell>
          <table:table-cell office:value-type="string">
            <text:p>5.80006e-21</text:p>
          </table:table-cell>
          <table:table-cell office:value-type="string">
            <text:p>-2.24806e-09</text:p>
          </table:table-cell>
          <table:table-cell office:value-type="string">
            <text:p>-2.04173e-09</text:p>
          </table:table-cell>
          <table:table-cell office:value-type="string">
            <text:p>7.02717e-09</text:p>
          </table:table-cell>
          <table:table-cell office:value-type="string">
            <text:p>1.80344e-10</text:p>
          </table:table-cell>
          <table:table-cell office:value-type="string">
            <text:p>-1.70254e-09</text:p>
          </table:table-cell>
          <table:table-cell office:value-type="string">
            <text:p>8.9047e-14</text:p>
          </table:table-cell>
          <table:table-cell office:value-type="float" office:value="-0.0315039">
            <text:p>-0.0315039</text:p>
          </table:table-cell>
          <table:table-cell office:value-type="float" office:value="0.00182757">
            <text:p>0.00182757</text:p>
          </table:table-cell>
          <table:table-cell office:value-type="float" office:value="1.4668">
            <text:p>1.4668</text:p>
          </table:table-cell>
          <table:table-cell office:value-type="float" office:value="0.0145663">
            <text:p>0.0145663</text:p>
          </table:table-cell>
          <table:table-cell office:value-type="float" office:value="-0.137513">
            <text:p>-0.137513</text:p>
          </table:table-cell>
          <table:table-cell table:style-name="ce2" office:value-type="string">
            <text:p>7.19225e-06</text:p>
          </table:table-cell>
          <table:table-cell office:value-type="float" office:value="1.48461">
            <text:p>1.48461</text:p>
          </table:table-cell>
          <table:table-cell table:number-columns-repeated="1002"/>
        </table:table-row>
        <table:table-row table:style-name="ro1">
          <table:table-cell office:value-type="float" office:value="8224">
            <text:p>8224</text:p>
          </table:table-cell>
          <table:table-cell office:value-type="float" office:value="2">
            <text:p>2</text:p>
          </table:table-cell>
          <table:table-cell office:value-type="float" office:value="14482">
            <text:p>14482</text:p>
          </table:table-cell>
          <table:table-cell office:value-type="float" office:value="-0.001725">
            <text:p>-0.0017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52774e-12</text:p>
          </table:table-cell>
          <table:table-cell office:value-type="string">
            <text:p>-1.54906e-08</text:p>
          </table:table-cell>
          <table:table-cell office:value-type="string">
            <text:p>5.69647e-21</text:p>
          </table:table-cell>
          <table:table-cell office:value-type="string">
            <text:p>-2.24806e-09</text:p>
          </table:table-cell>
          <table:table-cell office:value-type="string">
            <text:p>-2.03368e-09</text:p>
          </table:table-cell>
          <table:table-cell office:value-type="string">
            <text:p>7.02462e-09</text:p>
          </table:table-cell>
          <table:table-cell office:value-type="string">
            <text:p>-1.43265e-10</text:p>
          </table:table-cell>
          <table:table-cell office:value-type="string">
            <text:p>1.70256e-09</text:p>
          </table:table-cell>
          <table:table-cell office:value-type="string">
            <text:p>-7.70542e-13</text:p>
          </table:table-cell>
          <table:table-cell office:value-type="float" office:value="-0.0308388">
            <text:p>-0.0308388</text:p>
          </table:table-cell>
          <table:table-cell office:value-type="float" office:value="0.00379191">
            <text:p>0.00379191</text:p>
          </table:table-cell>
          <table:table-cell office:value-type="float" office:value="1.46706">
            <text:p>1.46706</text:p>
          </table:table-cell>
          <table:table-cell office:value-type="float" office:value="-0.0115714">
            <text:p>-0.0115714</text:p>
          </table:table-cell>
          <table:table-cell office:value-type="float" office:value="0.137514">
            <text:p>0.137514</text:p>
          </table:table-cell>
          <table:table-cell table:style-name="ce2" office:value-type="string">
            <text:p>-6.22361e-05</text:p>
          </table:table-cell>
          <table:table-cell office:value-type="float" office:value="1.48286">
            <text:p>1.48286</text:p>
          </table:table-cell>
          <table:table-cell table:number-columns-repeated="1002"/>
        </table:table-row>
        <table:table-row table:style-name="ro1">
          <table:table-cell office:value-type="float" office:value="8224">
            <text:p>8224</text:p>
          </table:table-cell>
          <table:table-cell office:value-type="float" office:value="3">
            <text:p>3</text:p>
          </table:table-cell>
          <table:table-cell office:value-type="float" office:value="14419">
            <text:p>14419</text:p>
          </table:table-cell>
          <table:table-cell office:value-type="float" office:value="0">
            <text:p>0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6.49833e-13</text:p>
          </table:table-cell>
          <table:table-cell office:value-type="string">
            <text:p>-1.54902e-08</text:p>
          </table:table-cell>
          <table:table-cell office:value-type="string">
            <text:p>5.80006e-21</text:p>
          </table:table-cell>
          <table:table-cell office:value-type="string">
            <text:p>-2.24806e-09</text:p>
          </table:table-cell>
          <table:table-cell office:value-type="string">
            <text:p>-2.04173e-09</text:p>
          </table:table-cell>
          <table:table-cell office:value-type="string">
            <text:p>7.02717e-09</text:p>
          </table:table-cell>
          <table:table-cell office:value-type="string">
            <text:p>1.80344e-10</text:p>
          </table:table-cell>
          <table:table-cell office:value-type="string">
            <text:p>1.70254e-09</text:p>
          </table:table-cell>
          <table:table-cell office:value-type="string">
            <text:p>-8.9047e-14</text:p>
          </table:table-cell>
          <table:table-cell office:value-type="float" office:value="-0.0315039">
            <text:p>-0.0315039</text:p>
          </table:table-cell>
          <table:table-cell office:value-type="float" office:value="0.00182757">
            <text:p>0.00182757</text:p>
          </table:table-cell>
          <table:table-cell office:value-type="float" office:value="1.4668">
            <text:p>1.4668</text:p>
          </table:table-cell>
          <table:table-cell office:value-type="float" office:value="0.0145663">
            <text:p>0.0145663</text:p>
          </table:table-cell>
          <table:table-cell office:value-type="float" office:value="0.137513">
            <text:p>0.137513</text:p>
          </table:table-cell>
          <table:table-cell table:style-name="ce2" office:value-type="string">
            <text:p>-7.19226e-06</text:p>
          </table:table-cell>
          <table:table-cell office:value-type="float" office:value="1.48461">
            <text:p>1.48461</text:p>
          </table:table-cell>
          <table:table-cell table:number-columns-repeated="1002"/>
        </table:table-row>
        <table:table-row table:style-name="ro1">
          <table:table-cell office:value-type="float" office:value="8287">
            <text:p>8287</text:p>
          </table:table-cell>
          <table:table-cell office:value-type="float" office:value="4">
            <text:p>4</text:p>
          </table:table-cell>
          <table:table-cell office:value-type="float" office:value="14419">
            <text:p>14419</text:p>
          </table:table-cell>
          <table:table-cell office:value-type="float" office:value="0">
            <text:p>0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6.49833e-13</text:p>
          </table:table-cell>
          <table:table-cell office:value-type="string">
            <text:p>-1.54902e-08</text:p>
          </table:table-cell>
          <table:table-cell office:value-type="string">
            <text:p>5.80006e-21</text:p>
          </table:table-cell>
          <table:table-cell office:value-type="string">
            <text:p>-2.24806e-09</text:p>
          </table:table-cell>
          <table:table-cell office:value-type="string">
            <text:p>-2.04176e-09</text:p>
          </table:table-cell>
          <table:table-cell office:value-type="string">
            <text:p>7.02717e-09</text:p>
          </table:table-cell>
          <table:table-cell office:value-type="string">
            <text:p>1.82602e-10</text:p>
          </table:table-cell>
          <table:table-cell office:value-type="string">
            <text:p>-1.70254e-09</text:p>
          </table:table-cell>
          <table:table-cell office:value-type="string">
            <text:p>8.9047e-14</text:p>
          </table:table-cell>
          <table:table-cell office:value-type="float" office:value="-0.0315085">
            <text:p>-0.0315085</text:p>
          </table:table-cell>
          <table:table-cell office:value-type="float" office:value="0.00181705">
            <text:p>0.00181705</text:p>
          </table:table-cell>
          <table:table-cell office:value-type="float" office:value="1.4668">
            <text:p>1.4668</text:p>
          </table:table-cell>
          <table:table-cell office:value-type="float" office:value="0.0147486">
            <text:p>0.0147486</text:p>
          </table:table-cell>
          <table:table-cell office:value-type="float" office:value="-0.137513">
            <text:p>-0.137513</text:p>
          </table:table-cell>
          <table:table-cell table:style-name="ce2" office:value-type="string">
            <text:p>7.19225e-06</text:p>
          </table:table-cell>
          <table:table-cell office:value-type="float" office:value="1.48462">
            <text:p>1.48462</text:p>
          </table:table-cell>
          <table:table-cell table:number-columns-repeated="1002"/>
        </table:table-row>
        <table:table-row table:style-name="ro1">
          <table:table-cell office:value-type="float" office:value="8287">
            <text:p>8287</text:p>
          </table:table-cell>
          <table:table-cell office:value-type="float" office:value="5">
            <text:p>5</text:p>
          </table:table-cell>
          <table:table-cell office:value-type="float" office:value="14482">
            <text:p>14482</text:p>
          </table:table-cell>
          <table:table-cell office:value-type="float" office:value="-0.001725">
            <text:p>-0.0017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52774e-12</text:p>
          </table:table-cell>
          <table:table-cell office:value-type="string">
            <text:p>-1.54906e-08</text:p>
          </table:table-cell>
          <table:table-cell office:value-type="string">
            <text:p>5.69647e-21</text:p>
          </table:table-cell>
          <table:table-cell office:value-type="string">
            <text:p>-2.24806e-09</text:p>
          </table:table-cell>
          <table:table-cell office:value-type="string">
            <text:p>-2.03257e-09</text:p>
          </table:table-cell>
          <table:table-cell office:value-type="string">
            <text:p>7.02462e-09</text:p>
          </table:table-cell>
          <table:table-cell office:value-type="string">
            <text:p>-2.36398e-10</text:p>
          </table:table-cell>
          <table:table-cell office:value-type="string">
            <text:p>-1.70256e-09</text:p>
          </table:table-cell>
          <table:table-cell office:value-type="string">
            <text:p>7.70542e-13</text:p>
          </table:table-cell>
          <table:table-cell office:value-type="float" office:value="-0.030704">
            <text:p>-0.030704</text:p>
          </table:table-cell>
          <table:table-cell office:value-type="float" office:value="0.00410663">
            <text:p>0.00410663</text:p>
          </table:table-cell>
          <table:table-cell office:value-type="float" office:value="1.46719">
            <text:p>1.46719</text:p>
          </table:table-cell>
          <table:table-cell office:value-type="float" office:value="-0.0190937">
            <text:p>-0.0190937</text:p>
          </table:table-cell>
          <table:table-cell office:value-type="float" office:value="-0.137514">
            <text:p>-0.137514</text:p>
          </table:table-cell>
          <table:table-cell table:style-name="ce2" office:value-type="string">
            <text:p>6.22361e-05</text:p>
          </table:table-cell>
          <table:table-cell office:value-type="float" office:value="1.48292">
            <text:p>1.48292</text:p>
          </table:table-cell>
          <table:table-cell table:number-columns-repeated="1002"/>
        </table:table-row>
        <table:table-row table:style-name="ro1">
          <table:table-cell office:value-type="float" office:value="8288">
            <text:p>8288</text:p>
          </table:table-cell>
          <table:table-cell office:value-type="float" office:value="0">
            <text:p>0</text:p>
          </table:table-cell>
          <table:table-cell office:value-type="float" office:value="14419">
            <text:p>14419</text:p>
          </table:table-cell>
          <table:table-cell office:value-type="float" office:value="0">
            <text:p>0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6.49833e-13</text:p>
          </table:table-cell>
          <table:table-cell office:value-type="string">
            <text:p>-1.54902e-08</text:p>
          </table:table-cell>
          <table:table-cell office:value-type="string">
            <text:p>5.80006e-21</text:p>
          </table:table-cell>
          <table:table-cell office:value-type="string">
            <text:p>-2.24806e-09</text:p>
          </table:table-cell>
          <table:table-cell office:value-type="string">
            <text:p>-2.04176e-09</text:p>
          </table:table-cell>
          <table:table-cell office:value-type="string">
            <text:p>7.02717e-09</text:p>
          </table:table-cell>
          <table:table-cell office:value-type="string">
            <text:p>1.82602e-10</text:p>
          </table:table-cell>
          <table:table-cell office:value-type="string">
            <text:p>1.70254e-09</text:p>
          </table:table-cell>
          <table:table-cell office:value-type="string">
            <text:p>-8.9047e-14</text:p>
          </table:table-cell>
          <table:table-cell office:value-type="float" office:value="-0.0315085">
            <text:p>-0.0315085</text:p>
          </table:table-cell>
          <table:table-cell office:value-type="float" office:value="0.00181705">
            <text:p>0.00181705</text:p>
          </table:table-cell>
          <table:table-cell office:value-type="float" office:value="1.4668">
            <text:p>1.4668</text:p>
          </table:table-cell>
          <table:table-cell office:value-type="float" office:value="0.0147486">
            <text:p>0.0147486</text:p>
          </table:table-cell>
          <table:table-cell office:value-type="float" office:value="0.137513">
            <text:p>0.137513</text:p>
          </table:table-cell>
          <table:table-cell table:style-name="ce2" office:value-type="string">
            <text:p>-7.19226e-06</text:p>
          </table:table-cell>
          <table:table-cell office:value-type="float" office:value="1.48462">
            <text:p>1.48462</text:p>
          </table:table-cell>
          <table:table-cell table:number-columns-repeated="1002"/>
        </table:table-row>
        <table:table-row table:style-name="ro1">
          <table:table-cell office:value-type="float" office:value="8288">
            <text:p>8288</text:p>
          </table:table-cell>
          <table:table-cell office:value-type="float" office:value="1">
            <text:p>1</text:p>
          </table:table-cell>
          <table:table-cell office:value-type="float" office:value="14482">
            <text:p>14482</text:p>
          </table:table-cell>
          <table:table-cell office:value-type="float" office:value="-0.001725">
            <text:p>-0.0017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52774e-12</text:p>
          </table:table-cell>
          <table:table-cell office:value-type="string">
            <text:p>-1.54906e-08</text:p>
          </table:table-cell>
          <table:table-cell office:value-type="string">
            <text:p>5.69647e-21</text:p>
          </table:table-cell>
          <table:table-cell office:value-type="string">
            <text:p>-2.24806e-09</text:p>
          </table:table-cell>
          <table:table-cell office:value-type="string">
            <text:p>-2.03257e-09</text:p>
          </table:table-cell>
          <table:table-cell office:value-type="string">
            <text:p>7.02462e-09</text:p>
          </table:table-cell>
          <table:table-cell office:value-type="string">
            <text:p>-2.36398e-10</text:p>
          </table:table-cell>
          <table:table-cell office:value-type="string">
            <text:p>1.70256e-09</text:p>
          </table:table-cell>
          <table:table-cell office:value-type="string">
            <text:p>-7.70542e-13</text:p>
          </table:table-cell>
          <table:table-cell office:value-type="float" office:value="-0.030704">
            <text:p>-0.030704</text:p>
          </table:table-cell>
          <table:table-cell office:value-type="float" office:value="0.00410663">
            <text:p>0.00410663</text:p>
          </table:table-cell>
          <table:table-cell office:value-type="float" office:value="1.46719">
            <text:p>1.46719</text:p>
          </table:table-cell>
          <table:table-cell office:value-type="float" office:value="-0.0190937">
            <text:p>-0.0190937</text:p>
          </table:table-cell>
          <table:table-cell office:value-type="float" office:value="0.137514">
            <text:p>0.137514</text:p>
          </table:table-cell>
          <table:table-cell table:style-name="ce2" office:value-type="string">
            <text:p>-6.22361e-05</text:p>
          </table:table-cell>
          <table:table-cell office:value-type="float" office:value="1.48292">
            <text:p>1.48292</text:p>
          </table:table-cell>
          <table:table-cell table:number-columns-repeated="1002"/>
        </table:table-row>
        <table:table-row table:style-name="ro1">
          <table:table-cell office:value-type="float" office:value="8351">
            <text:p>8351</text:p>
          </table:table-cell>
          <table:table-cell office:value-type="float" office:value="6">
            <text:p>6</text:p>
          </table:table-cell>
          <table:table-cell office:value-type="float" office:value="14545">
            <text:p>14545</text:p>
          </table:table-cell>
          <table:table-cell office:value-type="float" office:value="-0.00345">
            <text:p>-0.0034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8.40271e-12</text:p>
          </table:table-cell>
          <table:table-cell office:value-type="string">
            <text:p>-1.54917e-08</text:p>
          </table:table-cell>
          <table:table-cell office:value-type="string">
            <text:p>5.57877e-21</text:p>
          </table:table-cell>
          <table:table-cell office:value-type="string">
            <text:p>-2.24636e-09</text:p>
          </table:table-cell>
          <table:table-cell office:value-type="string">
            <text:p>-1.99561e-09</text:p>
          </table:table-cell>
          <table:table-cell office:value-type="string">
            <text:p>7.0174e-09</text:p>
          </table:table-cell>
          <table:table-cell office:value-type="string">
            <text:p>-9.69908e-11</text:p>
          </table:table-cell>
          <table:table-cell office:value-type="string">
            <text:p>-1.70261e-09</text:p>
          </table:table-cell>
          <table:table-cell office:value-type="string">
            <text:p>1.45231e-12</text:p>
          </table:table-cell>
          <table:table-cell office:value-type="float" office:value="-0.0266182">
            <text:p>-0.0266182</text:p>
          </table:table-cell>
          <table:table-cell office:value-type="float" office:value="0.0138873">
            <text:p>0.0138873</text:p>
          </table:table-cell>
          <table:table-cell office:value-type="float" office:value="1.46983">
            <text:p>1.46983</text:p>
          </table:table-cell>
          <table:table-cell office:value-type="float" office:value="-0.00783388">
            <text:p>-0.00783388</text:p>
          </table:table-cell>
          <table:table-cell office:value-type="float" office:value="-0.137519">
            <text:p>-0.137519</text:p>
          </table:table-cell>
          <table:table-cell office:value-type="float" office:value="0.000117302">
            <text:p>0.000117302</text:p>
          </table:table-cell>
          <table:table-cell office:value-type="float" office:value="1.47564">
            <text:p>1.47564</text:p>
          </table:table-cell>
          <table:table-cell table:number-columns-repeated="1002"/>
        </table:table-row>
        <table:table-row table:style-name="ro1">
          <table:table-cell office:value-type="float" office:value="8351">
            <text:p>8351</text:p>
          </table:table-cell>
          <table:table-cell office:value-type="float" office:value="7">
            <text:p>7</text:p>
          </table:table-cell>
          <table:table-cell office:value-type="float" office:value="14482">
            <text:p>14482</text:p>
          </table:table-cell>
          <table:table-cell office:value-type="float" office:value="-0.001725">
            <text:p>-0.0017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52774e-12</text:p>
          </table:table-cell>
          <table:table-cell office:value-type="string">
            <text:p>-1.54906e-08</text:p>
          </table:table-cell>
          <table:table-cell office:value-type="string">
            <text:p>5.69647e-21</text:p>
          </table:table-cell>
          <table:table-cell office:value-type="string">
            <text:p>-2.24636e-09</text:p>
          </table:table-cell>
          <table:table-cell office:value-type="string">
            <text:p>-2.03368e-09</text:p>
          </table:table-cell>
          <table:table-cell office:value-type="string">
            <text:p>7.02462e-09</text:p>
          </table:table-cell>
          <table:table-cell office:value-type="string">
            <text:p>2.63587e-10</text:p>
          </table:table-cell>
          <table:table-cell office:value-type="string">
            <text:p>-1.70256e-09</text:p>
          </table:table-cell>
          <table:table-cell office:value-type="string">
            <text:p>7.70542e-13</text:p>
          </table:table-cell>
          <table:table-cell office:value-type="float" office:value="-0.0303561">
            <text:p>-0.0303561</text:p>
          </table:table-cell>
          <table:table-cell office:value-type="float" office:value="0.0039988">
            <text:p>0.0039988</text:p>
          </table:table-cell>
          <table:table-cell office:value-type="float" office:value="1.46726">
            <text:p>1.46726</text:p>
          </table:table-cell>
          <table:table-cell office:value-type="float" office:value="0.0212897">
            <text:p>0.0212897</text:p>
          </table:table-cell>
          <table:table-cell office:value-type="float" office:value="-0.137514">
            <text:p>-0.137514</text:p>
          </table:table-cell>
          <table:table-cell table:style-name="ce2" office:value-type="string">
            <text:p>6.22361e-05</text:p>
          </table:table-cell>
          <table:table-cell office:value-type="float" office:value="1.48318">
            <text:p>1.48318</text:p>
          </table:table-cell>
          <table:table-cell table:number-columns-repeated="1002"/>
        </table:table-row>
        <table:table-row table:style-name="ro1">
          <table:table-cell office:value-type="float" office:value="8352">
            <text:p>8352</text:p>
          </table:table-cell>
          <table:table-cell office:value-type="float" office:value="2">
            <text:p>2</text:p>
          </table:table-cell>
          <table:table-cell office:value-type="float" office:value="14545">
            <text:p>14545</text:p>
          </table:table-cell>
          <table:table-cell office:value-type="float" office:value="-0.00345">
            <text:p>-0.0034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8.40271e-12</text:p>
          </table:table-cell>
          <table:table-cell office:value-type="string">
            <text:p>-1.54917e-08</text:p>
          </table:table-cell>
          <table:table-cell office:value-type="string">
            <text:p>5.57877e-21</text:p>
          </table:table-cell>
          <table:table-cell office:value-type="string">
            <text:p>-2.24636e-09</text:p>
          </table:table-cell>
          <table:table-cell office:value-type="string">
            <text:p>-1.99561e-09</text:p>
          </table:table-cell>
          <table:table-cell office:value-type="string">
            <text:p>7.0174e-09</text:p>
          </table:table-cell>
          <table:table-cell office:value-type="string">
            <text:p>-9.69908e-11</text:p>
          </table:table-cell>
          <table:table-cell office:value-type="string">
            <text:p>1.70261e-09</text:p>
          </table:table-cell>
          <table:table-cell office:value-type="string">
            <text:p>-1.45231e-12</text:p>
          </table:table-cell>
          <table:table-cell office:value-type="float" office:value="-0.0266182">
            <text:p>-0.0266182</text:p>
          </table:table-cell>
          <table:table-cell office:value-type="float" office:value="0.0138873">
            <text:p>0.0138873</text:p>
          </table:table-cell>
          <table:table-cell office:value-type="float" office:value="1.46983">
            <text:p>1.46983</text:p>
          </table:table-cell>
          <table:table-cell office:value-type="float" office:value="-0.00783388">
            <text:p>-0.00783388</text:p>
          </table:table-cell>
          <table:table-cell office:value-type="float" office:value="0.137519">
            <text:p>0.137519</text:p>
          </table:table-cell>
          <table:table-cell office:value-type="float" office:value="-0.000117302">
            <text:p>-0.000117302</text:p>
          </table:table-cell>
          <table:table-cell office:value-type="float" office:value="1.47564">
            <text:p>1.47564</text:p>
          </table:table-cell>
          <table:table-cell table:number-columns-repeated="1002"/>
        </table:table-row>
        <table:table-row table:style-name="ro1">
          <table:table-cell office:value-type="float" office:value="8352">
            <text:p>8352</text:p>
          </table:table-cell>
          <table:table-cell office:value-type="float" office:value="3">
            <text:p>3</text:p>
          </table:table-cell>
          <table:table-cell office:value-type="float" office:value="14482">
            <text:p>14482</text:p>
          </table:table-cell>
          <table:table-cell office:value-type="float" office:value="-0.001725">
            <text:p>-0.0017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52774e-12</text:p>
          </table:table-cell>
          <table:table-cell office:value-type="string">
            <text:p>-1.54906e-08</text:p>
          </table:table-cell>
          <table:table-cell office:value-type="string">
            <text:p>5.69647e-21</text:p>
          </table:table-cell>
          <table:table-cell office:value-type="string">
            <text:p>-2.24636e-09</text:p>
          </table:table-cell>
          <table:table-cell office:value-type="string">
            <text:p>-2.03368e-09</text:p>
          </table:table-cell>
          <table:table-cell office:value-type="string">
            <text:p>7.02462e-09</text:p>
          </table:table-cell>
          <table:table-cell office:value-type="string">
            <text:p>2.63587e-10</text:p>
          </table:table-cell>
          <table:table-cell office:value-type="string">
            <text:p>1.70256e-09</text:p>
          </table:table-cell>
          <table:table-cell office:value-type="string">
            <text:p>-7.70542e-13</text:p>
          </table:table-cell>
          <table:table-cell office:value-type="float" office:value="-0.0303561">
            <text:p>-0.0303561</text:p>
          </table:table-cell>
          <table:table-cell office:value-type="float" office:value="0.0039988">
            <text:p>0.0039988</text:p>
          </table:table-cell>
          <table:table-cell office:value-type="float" office:value="1.46726">
            <text:p>1.46726</text:p>
          </table:table-cell>
          <table:table-cell office:value-type="float" office:value="0.0212897">
            <text:p>0.0212897</text:p>
          </table:table-cell>
          <table:table-cell office:value-type="float" office:value="0.137514">
            <text:p>0.137514</text:p>
          </table:table-cell>
          <table:table-cell table:style-name="ce2" office:value-type="string">
            <text:p>-6.22361e-05</text:p>
          </table:table-cell>
          <table:table-cell office:value-type="float" office:value="1.48318">
            <text:p>1.48318</text:p>
          </table:table-cell>
          <table:table-cell table:number-columns-repeated="1002"/>
        </table:table-row>
        <table:table-row table:style-name="ro1">
          <table:table-cell office:value-type="float" office:value="8415">
            <text:p>8415</text:p>
          </table:table-cell>
          <table:table-cell office:value-type="float" office:value="4">
            <text:p>4</text:p>
          </table:table-cell>
          <table:table-cell office:value-type="float" office:value="14482">
            <text:p>14482</text:p>
          </table:table-cell>
          <table:table-cell office:value-type="float" office:value="-0.001725">
            <text:p>-0.0017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52774e-12</text:p>
          </table:table-cell>
          <table:table-cell office:value-type="string">
            <text:p>-1.54906e-08</text:p>
          </table:table-cell>
          <table:table-cell office:value-type="string">
            <text:p>5.69647e-21</text:p>
          </table:table-cell>
          <table:table-cell office:value-type="string">
            <text:p>-2.24636e-09</text:p>
          </table:table-cell>
          <table:table-cell office:value-type="string">
            <text:p>-2.03257e-09</text:p>
          </table:table-cell>
          <table:table-cell office:value-type="string">
            <text:p>7.02462e-09</text:p>
          </table:table-cell>
          <table:table-cell office:value-type="string">
            <text:p>1.70455e-10</text:p>
          </table:table-cell>
          <table:table-cell office:value-type="string">
            <text:p>-1.70256e-09</text:p>
          </table:table-cell>
          <table:table-cell office:value-type="string">
            <text:p>7.70542e-13</text:p>
          </table:table-cell>
          <table:table-cell office:value-type="float" office:value="-0.0302212">
            <text:p>-0.0302212</text:p>
          </table:table-cell>
          <table:table-cell office:value-type="float" office:value="0.00431351">
            <text:p>0.00431351</text:p>
          </table:table-cell>
          <table:table-cell office:value-type="float" office:value="1.4674">
            <text:p>1.4674</text:p>
          </table:table-cell>
          <table:table-cell office:value-type="float" office:value="0.0137675">
            <text:p>0.0137675</text:p>
          </table:table-cell>
          <table:table-cell office:value-type="float" office:value="-0.137514">
            <text:p>-0.137514</text:p>
          </table:table-cell>
          <table:table-cell table:style-name="ce2" office:value-type="string">
            <text:p>6.22361e-05</text:p>
          </table:table-cell>
          <table:table-cell office:value-type="float" office:value="1.48274">
            <text:p>1.48274</text:p>
          </table:table-cell>
          <table:table-cell table:number-columns-repeated="1002"/>
        </table:table-row>
        <table:table-row table:style-name="ro1">
          <table:table-cell office:value-type="float" office:value="8415">
            <text:p>8415</text:p>
          </table:table-cell>
          <table:table-cell office:value-type="float" office:value="5">
            <text:p>5</text:p>
          </table:table-cell>
          <table:table-cell office:value-type="float" office:value="14545">
            <text:p>14545</text:p>
          </table:table-cell>
          <table:table-cell office:value-type="float" office:value="-0.00345">
            <text:p>-0.0034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8.40271e-12</text:p>
          </table:table-cell>
          <table:table-cell office:value-type="string">
            <text:p>-1.54917e-08</text:p>
          </table:table-cell>
          <table:table-cell office:value-type="string">
            <text:p>5.57877e-21</text:p>
          </table:table-cell>
          <table:table-cell office:value-type="string">
            <text:p>-2.24636e-09</text:p>
          </table:table-cell>
          <table:table-cell office:value-type="string">
            <text:p>-2.01408e-09</text:p>
          </table:table-cell>
          <table:table-cell office:value-type="string">
            <text:p>7.0174e-09</text:p>
          </table:table-cell>
          <table:table-cell office:value-type="string">
            <text:p>-2.62547e-10</text:p>
          </table:table-cell>
          <table:table-cell office:value-type="string">
            <text:p>-1.70261e-09</text:p>
          </table:table-cell>
          <table:table-cell office:value-type="string">
            <text:p>1.45231e-12</text:p>
          </table:table-cell>
          <table:table-cell office:value-type="float" office:value="-0.0288559">
            <text:p>-0.0288559</text:p>
          </table:table-cell>
          <table:table-cell office:value-type="float" office:value="0.00866605">
            <text:p>0.00866605</text:p>
          </table:table-cell>
          <table:table-cell office:value-type="float" office:value="1.4676">
            <text:p>1.4676</text:p>
          </table:table-cell>
          <table:table-cell office:value-type="float" office:value="-0.0212058">
            <text:p>-0.0212058</text:p>
          </table:table-cell>
          <table:table-cell office:value-type="float" office:value="-0.137519">
            <text:p>-0.137519</text:p>
          </table:table-cell>
          <table:table-cell office:value-type="float" office:value="0.000117302">
            <text:p>0.000117302</text:p>
          </table:table-cell>
          <table:table-cell office:value-type="float" office:value="1.47894">
            <text:p>1.47894</text:p>
          </table:table-cell>
          <table:table-cell table:number-columns-repeated="1002"/>
        </table:table-row>
        <table:table-row table:style-name="ro1">
          <table:table-cell office:value-type="float" office:value="8416">
            <text:p>8416</text:p>
          </table:table-cell>
          <table:table-cell office:value-type="float" office:value="0">
            <text:p>0</text:p>
          </table:table-cell>
          <table:table-cell office:value-type="float" office:value="14482">
            <text:p>14482</text:p>
          </table:table-cell>
          <table:table-cell office:value-type="float" office:value="-0.001725">
            <text:p>-0.0017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4.52774e-12</text:p>
          </table:table-cell>
          <table:table-cell office:value-type="string">
            <text:p>-1.54906e-08</text:p>
          </table:table-cell>
          <table:table-cell office:value-type="string">
            <text:p>5.69647e-21</text:p>
          </table:table-cell>
          <table:table-cell office:value-type="string">
            <text:p>-2.24636e-09</text:p>
          </table:table-cell>
          <table:table-cell office:value-type="string">
            <text:p>-2.03257e-09</text:p>
          </table:table-cell>
          <table:table-cell office:value-type="string">
            <text:p>7.02462e-09</text:p>
          </table:table-cell>
          <table:table-cell office:value-type="string">
            <text:p>1.70455e-10</text:p>
          </table:table-cell>
          <table:table-cell office:value-type="string">
            <text:p>1.70256e-09</text:p>
          </table:table-cell>
          <table:table-cell office:value-type="string">
            <text:p>-7.70542e-13</text:p>
          </table:table-cell>
          <table:table-cell office:value-type="float" office:value="-0.0302212">
            <text:p>-0.0302212</text:p>
          </table:table-cell>
          <table:table-cell office:value-type="float" office:value="0.00431351">
            <text:p>0.00431351</text:p>
          </table:table-cell>
          <table:table-cell office:value-type="float" office:value="1.4674">
            <text:p>1.4674</text:p>
          </table:table-cell>
          <table:table-cell office:value-type="float" office:value="0.0137675">
            <text:p>0.0137675</text:p>
          </table:table-cell>
          <table:table-cell office:value-type="float" office:value="0.137514">
            <text:p>0.137514</text:p>
          </table:table-cell>
          <table:table-cell table:style-name="ce2" office:value-type="string">
            <text:p>-6.22361e-05</text:p>
          </table:table-cell>
          <table:table-cell office:value-type="float" office:value="1.48274">
            <text:p>1.48274</text:p>
          </table:table-cell>
          <table:table-cell table:number-columns-repeated="1002"/>
        </table:table-row>
        <table:table-row table:style-name="ro1">
          <table:table-cell office:value-type="float" office:value="8416">
            <text:p>8416</text:p>
          </table:table-cell>
          <table:table-cell office:value-type="float" office:value="1">
            <text:p>1</text:p>
          </table:table-cell>
          <table:table-cell office:value-type="float" office:value="14545">
            <text:p>14545</text:p>
          </table:table-cell>
          <table:table-cell office:value-type="float" office:value="-0.00345">
            <text:p>-0.0034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8.40271e-12</text:p>
          </table:table-cell>
          <table:table-cell office:value-type="string">
            <text:p>-1.54917e-08</text:p>
          </table:table-cell>
          <table:table-cell office:value-type="string">
            <text:p>5.57877e-21</text:p>
          </table:table-cell>
          <table:table-cell office:value-type="string">
            <text:p>-2.24636e-09</text:p>
          </table:table-cell>
          <table:table-cell office:value-type="string">
            <text:p>-2.01408e-09</text:p>
          </table:table-cell>
          <table:table-cell office:value-type="string">
            <text:p>7.0174e-09</text:p>
          </table:table-cell>
          <table:table-cell office:value-type="string">
            <text:p>-2.62547e-10</text:p>
          </table:table-cell>
          <table:table-cell office:value-type="string">
            <text:p>1.70261e-09</text:p>
          </table:table-cell>
          <table:table-cell office:value-type="string">
            <text:p>-1.45231e-12</text:p>
          </table:table-cell>
          <table:table-cell office:value-type="float" office:value="-0.0288559">
            <text:p>-0.0288559</text:p>
          </table:table-cell>
          <table:table-cell office:value-type="float" office:value="0.00866605">
            <text:p>0.00866605</text:p>
          </table:table-cell>
          <table:table-cell office:value-type="float" office:value="1.4676">
            <text:p>1.4676</text:p>
          </table:table-cell>
          <table:table-cell office:value-type="float" office:value="-0.0212058">
            <text:p>-0.0212058</text:p>
          </table:table-cell>
          <table:table-cell office:value-type="float" office:value="0.137519">
            <text:p>0.137519</text:p>
          </table:table-cell>
          <table:table-cell office:value-type="float" office:value="-0.000117302">
            <text:p>-0.000117302</text:p>
          </table:table-cell>
          <table:table-cell office:value-type="float" office:value="1.47894">
            <text:p>1.47894</text:p>
          </table:table-cell>
          <table:table-cell table:number-columns-repeated="1002"/>
        </table:table-row>
        <table:table-row table:style-name="ro1">
          <table:table-cell office:value-type="float" office:value="8479">
            <text:p>8479</text:p>
          </table:table-cell>
          <table:table-cell office:value-type="float" office:value="6">
            <text:p>6</text:p>
          </table:table-cell>
          <table:table-cell office:value-type="float" office:value="14608">
            <text:p>14608</text:p>
          </table:table-cell>
          <table:table-cell office:value-type="float" office:value="-0.005175">
            <text:p>-0.0051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1.22552e-11</text:p>
          </table:table-cell>
          <table:table-cell office:value-type="string">
            <text:p>-1.54936e-08</text:p>
          </table:table-cell>
          <table:table-cell office:value-type="string">
            <text:p>5.44886e-21</text:p>
          </table:table-cell>
          <table:table-cell office:value-type="string">
            <text:p>-2.23334e-09</text:p>
          </table:table-cell>
          <table:table-cell office:value-type="string">
            <text:p>-2.02805e-09</text:p>
          </table:table-cell>
          <table:table-cell office:value-type="string">
            <text:p>7.00707e-09</text:p>
          </table:table-cell>
          <table:table-cell office:value-type="string">
            <text:p>-5.17101e-11</text:p>
          </table:table-cell>
          <table:table-cell office:value-type="string">
            <text:p>-1.7027e-09</text:p>
          </table:table-cell>
          <table:table-cell office:value-type="string">
            <text:p>2.13421e-12</text:p>
          </table:table-cell>
          <table:table-cell office:value-type="float" office:value="-0.0281208">
            <text:p>-0.0281208</text:p>
          </table:table-cell>
          <table:table-cell office:value-type="float" office:value="0.00504229">
            <text:p>0.00504229</text:p>
          </table:table-cell>
          <table:table-cell office:value-type="float" office:value="1.46456">
            <text:p>1.46456</text:p>
          </table:table-cell>
          <table:table-cell office:value-type="float" office:value="-0.00417658">
            <text:p>-0.00417658</text:p>
          </table:table-cell>
          <table:table-cell office:value-type="float" office:value="-0.137526">
            <text:p>-0.137526</text:p>
          </table:table-cell>
          <table:table-cell office:value-type="float" office:value="0.000172378">
            <text:p>0.000172378</text:p>
          </table:table-cell>
          <table:table-cell office:value-type="float" office:value="1.47903">
            <text:p>1.47903</text:p>
          </table:table-cell>
          <table:table-cell table:number-columns-repeated="1002"/>
        </table:table-row>
        <table:table-row table:style-name="ro1">
          <table:table-cell office:value-type="float" office:value="8479">
            <text:p>8479</text:p>
          </table:table-cell>
          <table:table-cell office:value-type="float" office:value="7">
            <text:p>7</text:p>
          </table:table-cell>
          <table:table-cell office:value-type="float" office:value="14545">
            <text:p>14545</text:p>
          </table:table-cell>
          <table:table-cell office:value-type="float" office:value="-0.00345">
            <text:p>-0.0034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8.40271e-12</text:p>
          </table:table-cell>
          <table:table-cell office:value-type="string">
            <text:p>-1.54917e-08</text:p>
          </table:table-cell>
          <table:table-cell office:value-type="string">
            <text:p>5.57877e-21</text:p>
          </table:table-cell>
          <table:table-cell office:value-type="string">
            <text:p>-2.23334e-09</text:p>
          </table:table-cell>
          <table:table-cell office:value-type="string">
            <text:p>-1.99561e-09</text:p>
          </table:table-cell>
          <table:table-cell office:value-type="string">
            <text:p>7.0174e-09</text:p>
          </table:table-cell>
          <table:table-cell office:value-type="string">
            <text:p>3.93422e-10</text:p>
          </table:table-cell>
          <table:table-cell office:value-type="string">
            <text:p>-1.70261e-09</text:p>
          </table:table-cell>
          <table:table-cell office:value-type="string">
            <text:p>1.45231e-12</text:p>
          </table:table-cell>
          <table:table-cell office:value-type="float" office:value="-0.0229394">
            <text:p>-0.0229394</text:p>
          </table:table-cell>
          <table:table-cell office:value-type="float" office:value="0.015464">
            <text:p>0.015464</text:p>
          </table:table-cell>
          <table:table-cell office:value-type="float" office:value="1.47141">
            <text:p>1.47141</text:p>
          </table:table-cell>
          <table:table-cell office:value-type="float" office:value="0.0317764">
            <text:p>0.0317764</text:p>
          </table:table-cell>
          <table:table-cell office:value-type="float" office:value="-0.137519">
            <text:p>-0.137519</text:p>
          </table:table-cell>
          <table:table-cell office:value-type="float" office:value="0.000117302">
            <text:p>0.000117302</text:p>
          </table:table-cell>
          <table:table-cell office:value-type="float" office:value="1.47658">
            <text:p>1.47658</text:p>
          </table:table-cell>
          <table:table-cell table:number-columns-repeated="1002"/>
        </table:table-row>
        <table:table-row table:style-name="ro1">
          <table:table-cell office:value-type="float" office:value="8480">
            <text:p>8480</text:p>
          </table:table-cell>
          <table:table-cell office:value-type="float" office:value="2">
            <text:p>2</text:p>
          </table:table-cell>
          <table:table-cell office:value-type="float" office:value="14608">
            <text:p>14608</text:p>
          </table:table-cell>
          <table:table-cell office:value-type="float" office:value="-0.005175">
            <text:p>-0.0051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1.22552e-11</text:p>
          </table:table-cell>
          <table:table-cell office:value-type="string">
            <text:p>-1.54936e-08</text:p>
          </table:table-cell>
          <table:table-cell office:value-type="string">
            <text:p>5.44886e-21</text:p>
          </table:table-cell>
          <table:table-cell office:value-type="string">
            <text:p>-2.23334e-09</text:p>
          </table:table-cell>
          <table:table-cell office:value-type="string">
            <text:p>-2.02805e-09</text:p>
          </table:table-cell>
          <table:table-cell office:value-type="string">
            <text:p>7.00707e-09</text:p>
          </table:table-cell>
          <table:table-cell office:value-type="string">
            <text:p>-5.17101e-11</text:p>
          </table:table-cell>
          <table:table-cell office:value-type="string">
            <text:p>1.7027e-09</text:p>
          </table:table-cell>
          <table:table-cell office:value-type="string">
            <text:p>-2.13421e-12</text:p>
          </table:table-cell>
          <table:table-cell office:value-type="float" office:value="-0.0281208">
            <text:p>-0.0281208</text:p>
          </table:table-cell>
          <table:table-cell office:value-type="float" office:value="0.00504229">
            <text:p>0.00504229</text:p>
          </table:table-cell>
          <table:table-cell office:value-type="float" office:value="1.46456">
            <text:p>1.46456</text:p>
          </table:table-cell>
          <table:table-cell office:value-type="float" office:value="-0.00417658">
            <text:p>-0.00417658</text:p>
          </table:table-cell>
          <table:table-cell office:value-type="float" office:value="0.137526">
            <text:p>0.137526</text:p>
          </table:table-cell>
          <table:table-cell office:value-type="float" office:value="-0.000172378">
            <text:p>-0.000172378</text:p>
          </table:table-cell>
          <table:table-cell office:value-type="float" office:value="1.47903">
            <text:p>1.47903</text:p>
          </table:table-cell>
          <table:table-cell table:number-columns-repeated="1002"/>
        </table:table-row>
        <table:table-row table:style-name="ro1">
          <table:table-cell office:value-type="float" office:value="8480">
            <text:p>8480</text:p>
          </table:table-cell>
          <table:table-cell office:value-type="float" office:value="3">
            <text:p>3</text:p>
          </table:table-cell>
          <table:table-cell office:value-type="float" office:value="14545">
            <text:p>14545</text:p>
          </table:table-cell>
          <table:table-cell office:value-type="float" office:value="-0.00345">
            <text:p>-0.0034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8.40271e-12</text:p>
          </table:table-cell>
          <table:table-cell office:value-type="string">
            <text:p>-1.54917e-08</text:p>
          </table:table-cell>
          <table:table-cell office:value-type="string">
            <text:p>5.57877e-21</text:p>
          </table:table-cell>
          <table:table-cell office:value-type="string">
            <text:p>-2.23334e-09</text:p>
          </table:table-cell>
          <table:table-cell office:value-type="string">
            <text:p>-1.99561e-09</text:p>
          </table:table-cell>
          <table:table-cell office:value-type="string">
            <text:p>7.0174e-09</text:p>
          </table:table-cell>
          <table:table-cell office:value-type="string">
            <text:p>3.93422e-10</text:p>
          </table:table-cell>
          <table:table-cell office:value-type="string">
            <text:p>1.70261e-09</text:p>
          </table:table-cell>
          <table:table-cell office:value-type="string">
            <text:p>-1.45231e-12</text:p>
          </table:table-cell>
          <table:table-cell office:value-type="float" office:value="-0.0229394">
            <text:p>-0.0229394</text:p>
          </table:table-cell>
          <table:table-cell office:value-type="float" office:value="0.015464">
            <text:p>0.015464</text:p>
          </table:table-cell>
          <table:table-cell office:value-type="float" office:value="1.47141">
            <text:p>1.47141</text:p>
          </table:table-cell>
          <table:table-cell office:value-type="float" office:value="0.0317764">
            <text:p>0.0317764</text:p>
          </table:table-cell>
          <table:table-cell office:value-type="float" office:value="0.137519">
            <text:p>0.137519</text:p>
          </table:table-cell>
          <table:table-cell office:value-type="float" office:value="-0.000117302">
            <text:p>-0.000117302</text:p>
          </table:table-cell>
          <table:table-cell office:value-type="float" office:value="1.47658">
            <text:p>1.47658</text:p>
          </table:table-cell>
          <table:table-cell table:number-columns-repeated="1002"/>
        </table:table-row>
        <table:table-row table:style-name="ro1">
          <table:table-cell office:value-type="float" office:value="8543">
            <text:p>8543</text:p>
          </table:table-cell>
          <table:table-cell office:value-type="float" office:value="4">
            <text:p>4</text:p>
          </table:table-cell>
          <table:table-cell office:value-type="float" office:value="14545">
            <text:p>14545</text:p>
          </table:table-cell>
          <table:table-cell office:value-type="float" office:value="-0.00345">
            <text:p>-0.0034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8.40271e-12</text:p>
          </table:table-cell>
          <table:table-cell office:value-type="string">
            <text:p>-1.54917e-08</text:p>
          </table:table-cell>
          <table:table-cell office:value-type="string">
            <text:p>5.57877e-21</text:p>
          </table:table-cell>
          <table:table-cell office:value-type="string">
            <text:p>-2.23334e-09</text:p>
          </table:table-cell>
          <table:table-cell office:value-type="string">
            <text:p>-2.01408e-09</text:p>
          </table:table-cell>
          <table:table-cell office:value-type="string">
            <text:p>7.0174e-09</text:p>
          </table:table-cell>
          <table:table-cell office:value-type="string">
            <text:p>2.27865e-10</text:p>
          </table:table-cell>
          <table:table-cell office:value-type="string">
            <text:p>-1.70261e-09</text:p>
          </table:table-cell>
          <table:table-cell office:value-type="string">
            <text:p>1.45231e-12</text:p>
          </table:table-cell>
          <table:table-cell office:value-type="float" office:value="-0.0251771">
            <text:p>-0.0251771</text:p>
          </table:table-cell>
          <table:table-cell office:value-type="float" office:value="0.0102427">
            <text:p>0.0102427</text:p>
          </table:table-cell>
          <table:table-cell office:value-type="float" office:value="1.46917">
            <text:p>1.46917</text:p>
          </table:table-cell>
          <table:table-cell office:value-type="float" office:value="0.0184045">
            <text:p>0.0184045</text:p>
          </table:table-cell>
          <table:table-cell office:value-type="float" office:value="-0.137519">
            <text:p>-0.137519</text:p>
          </table:table-cell>
          <table:table-cell office:value-type="float" office:value="0.000117302">
            <text:p>0.000117302</text:p>
          </table:table-cell>
          <table:table-cell office:value-type="float" office:value="1.4788">
            <text:p>1.4788</text:p>
          </table:table-cell>
          <table:table-cell table:number-columns-repeated="1002"/>
        </table:table-row>
        <table:table-row table:style-name="ro1">
          <table:table-cell office:value-type="float" office:value="8543">
            <text:p>8543</text:p>
          </table:table-cell>
          <table:table-cell office:value-type="float" office:value="5">
            <text:p>5</text:p>
          </table:table-cell>
          <table:table-cell office:value-type="float" office:value="14608">
            <text:p>14608</text:p>
          </table:table-cell>
          <table:table-cell office:value-type="float" office:value="-0.005175">
            <text:p>-0.0051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1.22552e-11</text:p>
          </table:table-cell>
          <table:table-cell office:value-type="string">
            <text:p>-1.54936e-08</text:p>
          </table:table-cell>
          <table:table-cell office:value-type="string">
            <text:p>5.44886e-21</text:p>
          </table:table-cell>
          <table:table-cell office:value-type="string">
            <text:p>-2.23334e-09</text:p>
          </table:table-cell>
          <table:table-cell office:value-type="string">
            <text:p>-2.00462e-09</text:p>
          </table:table-cell>
          <table:table-cell office:value-type="string">
            <text:p>7.00707e-09</text:p>
          </table:table-cell>
          <table:table-cell office:value-type="string">
            <text:p>-2.22266e-10</text:p>
          </table:table-cell>
          <table:table-cell office:value-type="string">
            <text:p>-1.7027e-09</text:p>
          </table:table-cell>
          <table:table-cell office:value-type="string">
            <text:p>2.13421e-12</text:p>
          </table:table-cell>
          <table:table-cell office:value-type="float" office:value="-0.0252831">
            <text:p>-0.0252831</text:p>
          </table:table-cell>
          <table:table-cell office:value-type="float" office:value="0.0116636">
            <text:p>0.0116636</text:p>
          </table:table-cell>
          <table:table-cell office:value-type="float" office:value="1.4674">
            <text:p>1.4674</text:p>
          </table:table-cell>
          <table:table-cell office:value-type="float" office:value="-0.0179522">
            <text:p>-0.0179522</text:p>
          </table:table-cell>
          <table:table-cell office:value-type="float" office:value="-0.137526">
            <text:p>-0.137526</text:p>
          </table:table-cell>
          <table:table-cell office:value-type="float" office:value="0.000172378">
            <text:p>0.000172378</text:p>
          </table:table-cell>
          <table:table-cell office:value-type="float" office:value="1.47565">
            <text:p>1.47565</text:p>
          </table:table-cell>
          <table:table-cell table:number-columns-repeated="1002"/>
        </table:table-row>
        <table:table-row table:style-name="ro1">
          <table:table-cell office:value-type="float" office:value="8544">
            <text:p>8544</text:p>
          </table:table-cell>
          <table:table-cell office:value-type="float" office:value="0">
            <text:p>0</text:p>
          </table:table-cell>
          <table:table-cell office:value-type="float" office:value="14545">
            <text:p>14545</text:p>
          </table:table-cell>
          <table:table-cell office:value-type="float" office:value="-0.00345">
            <text:p>-0.0034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8.40271e-12</text:p>
          </table:table-cell>
          <table:table-cell office:value-type="string">
            <text:p>-1.54917e-08</text:p>
          </table:table-cell>
          <table:table-cell office:value-type="string">
            <text:p>5.57877e-21</text:p>
          </table:table-cell>
          <table:table-cell office:value-type="string">
            <text:p>-2.23334e-09</text:p>
          </table:table-cell>
          <table:table-cell office:value-type="string">
            <text:p>-2.01408e-09</text:p>
          </table:table-cell>
          <table:table-cell office:value-type="string">
            <text:p>7.0174e-09</text:p>
          </table:table-cell>
          <table:table-cell office:value-type="string">
            <text:p>2.27865e-10</text:p>
          </table:table-cell>
          <table:table-cell office:value-type="string">
            <text:p>1.70261e-09</text:p>
          </table:table-cell>
          <table:table-cell office:value-type="string">
            <text:p>-1.45231e-12</text:p>
          </table:table-cell>
          <table:table-cell office:value-type="float" office:value="-0.0251771">
            <text:p>-0.0251771</text:p>
          </table:table-cell>
          <table:table-cell office:value-type="float" office:value="0.0102427">
            <text:p>0.0102427</text:p>
          </table:table-cell>
          <table:table-cell office:value-type="float" office:value="1.46917">
            <text:p>1.46917</text:p>
          </table:table-cell>
          <table:table-cell office:value-type="float" office:value="0.0184045">
            <text:p>0.0184045</text:p>
          </table:table-cell>
          <table:table-cell office:value-type="float" office:value="0.137519">
            <text:p>0.137519</text:p>
          </table:table-cell>
          <table:table-cell office:value-type="float" office:value="-0.000117302">
            <text:p>-0.000117302</text:p>
          </table:table-cell>
          <table:table-cell office:value-type="float" office:value="1.4788">
            <text:p>1.4788</text:p>
          </table:table-cell>
          <table:table-cell table:number-columns-repeated="1002"/>
        </table:table-row>
        <table:table-row table:style-name="ro1">
          <table:table-cell office:value-type="float" office:value="8544">
            <text:p>8544</text:p>
          </table:table-cell>
          <table:table-cell office:value-type="float" office:value="1">
            <text:p>1</text:p>
          </table:table-cell>
          <table:table-cell office:value-type="float" office:value="14608">
            <text:p>14608</text:p>
          </table:table-cell>
          <table:table-cell office:value-type="float" office:value="-0.005175">
            <text:p>-0.0051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1.22552e-11</text:p>
          </table:table-cell>
          <table:table-cell office:value-type="string">
            <text:p>-1.54936e-08</text:p>
          </table:table-cell>
          <table:table-cell office:value-type="string">
            <text:p>5.44886e-21</text:p>
          </table:table-cell>
          <table:table-cell office:value-type="string">
            <text:p>-2.23334e-09</text:p>
          </table:table-cell>
          <table:table-cell office:value-type="string">
            <text:p>-2.00462e-09</text:p>
          </table:table-cell>
          <table:table-cell office:value-type="string">
            <text:p>7.00707e-09</text:p>
          </table:table-cell>
          <table:table-cell office:value-type="string">
            <text:p>-2.22266e-10</text:p>
          </table:table-cell>
          <table:table-cell office:value-type="string">
            <text:p>1.7027e-09</text:p>
          </table:table-cell>
          <table:table-cell office:value-type="string">
            <text:p>-2.13421e-12</text:p>
          </table:table-cell>
          <table:table-cell office:value-type="float" office:value="-0.0252831">
            <text:p>-0.0252831</text:p>
          </table:table-cell>
          <table:table-cell office:value-type="float" office:value="0.0116636">
            <text:p>0.0116636</text:p>
          </table:table-cell>
          <table:table-cell office:value-type="float" office:value="1.4674">
            <text:p>1.4674</text:p>
          </table:table-cell>
          <table:table-cell office:value-type="float" office:value="-0.0179522">
            <text:p>-0.0179522</text:p>
          </table:table-cell>
          <table:table-cell office:value-type="float" office:value="0.137526">
            <text:p>0.137526</text:p>
          </table:table-cell>
          <table:table-cell office:value-type="float" office:value="-0.000172378">
            <text:p>-0.000172378</text:p>
          </table:table-cell>
          <table:table-cell office:value-type="float" office:value="1.47565">
            <text:p>1.47565</text:p>
          </table:table-cell>
          <table:table-cell table:number-columns-repeated="1002"/>
        </table:table-row>
        <table:table-row table:style-name="ro1">
          <table:table-cell office:value-type="float" office:value="8607">
            <text:p>8607</text:p>
          </table:table-cell>
          <table:table-cell office:value-type="float" office:value="6">
            <text:p>6</text:p>
          </table:table-cell>
          <table:table-cell office:value-type="float" office:value="8665">
            <text:p>8665</text:p>
          </table:table-cell>
          <table:table-cell office:value-type="float" office:value="-0.0069">
            <text:p>-0.0069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1.60583e-11</text:p>
          </table:table-cell>
          <table:table-cell office:value-type="string">
            <text:p>-1.54965e-08</text:p>
          </table:table-cell>
          <table:table-cell office:value-type="string">
            <text:p>5.30769e-21</text:p>
          </table:table-cell>
          <table:table-cell office:value-type="string">
            <text:p>-2.20468e-09</text:p>
          </table:table-cell>
          <table:table-cell office:value-type="string">
            <text:p>-2.10033e-09</text:p>
          </table:table-cell>
          <table:table-cell office:value-type="string">
            <text:p>6.99524e-09</text:p>
          </table:table-cell>
          <table:table-cell office:value-type="string">
            <text:p>-5.59526e-11</text:p>
          </table:table-cell>
          <table:table-cell office:value-type="string">
            <text:p>-1.70282e-09</text:p>
          </table:table-cell>
          <table:table-cell office:value-type="string">
            <text:p>2.81606e-12</text:p>
          </table:table-cell>
          <table:table-cell office:value-type="float" office:value="-0.0302092">
            <text:p>-0.0302092</text:p>
          </table:table-cell>
          <table:table-cell office:value-type="float" office:value="-0.0133532">
            <text:p>-0.0133532</text:p>
          </table:table-cell>
          <table:table-cell office:value-type="float" office:value="1.45593">
            <text:p>1.45593</text:p>
          </table:table-cell>
          <table:table-cell office:value-type="float" office:value="-0.00451925">
            <text:p>-0.00451925</text:p>
          </table:table-cell>
          <table:table-cell office:value-type="float" office:value="-0.137535">
            <text:p>-0.137535</text:p>
          </table:table-cell>
          <table:table-cell office:value-type="float" office:value="0.000227451">
            <text:p>0.000227451</text:p>
          </table:table-cell>
          <table:table-cell office:value-type="float" office:value="1.48854">
            <text:p>1.48854</text:p>
          </table:table-cell>
          <table:table-cell table:number-columns-repeated="1002"/>
        </table:table-row>
        <table:table-row table:style-name="ro1">
          <table:table-cell office:value-type="float" office:value="8607">
            <text:p>8607</text:p>
          </table:table-cell>
          <table:table-cell office:value-type="float" office:value="7">
            <text:p>7</text:p>
          </table:table-cell>
          <table:table-cell office:value-type="float" office:value="14608">
            <text:p>14608</text:p>
          </table:table-cell>
          <table:table-cell office:value-type="float" office:value="-0.005175">
            <text:p>-0.0051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1.22552e-11</text:p>
          </table:table-cell>
          <table:table-cell office:value-type="string">
            <text:p>-1.54936e-08</text:p>
          </table:table-cell>
          <table:table-cell office:value-type="string">
            <text:p>5.44886e-21</text:p>
          </table:table-cell>
          <table:table-cell office:value-type="string">
            <text:p>-2.20468e-09</text:p>
          </table:table-cell>
          <table:table-cell office:value-type="string">
            <text:p>-2.02805e-09</text:p>
          </table:table-cell>
          <table:table-cell office:value-type="string">
            <text:p>7.00707e-09</text:p>
          </table:table-cell>
          <table:table-cell office:value-type="string">
            <text:p>5.06278e-10</text:p>
          </table:table-cell>
          <table:table-cell office:value-type="string">
            <text:p>-1.7027e-09</text:p>
          </table:table-cell>
          <table:table-cell office:value-type="string">
            <text:p>2.13421e-12</text:p>
          </table:table-cell>
          <table:table-cell office:value-type="float" office:value="-0.020018">
            <text:p>-0.020018</text:p>
          </table:table-cell>
          <table:table-cell office:value-type="float" office:value="0.00851494">
            <text:p>0.00851494</text:p>
          </table:table-cell>
          <table:table-cell office:value-type="float" office:value="1.46803">
            <text:p>1.46803</text:p>
          </table:table-cell>
          <table:table-cell office:value-type="float" office:value="0.0408917">
            <text:p>0.0408917</text:p>
          </table:table-cell>
          <table:table-cell office:value-type="float" office:value="-0.137526">
            <text:p>-0.137526</text:p>
          </table:table-cell>
          <table:table-cell office:value-type="float" office:value="0.000172378">
            <text:p>0.000172378</text:p>
          </table:table-cell>
          <table:table-cell office:value-type="float" office:value="1.48066">
            <text:p>1.48066</text:p>
          </table:table-cell>
          <table:table-cell table:number-columns-repeated="1002"/>
        </table:table-row>
        <table:table-row table:style-name="ro1">
          <table:table-cell office:value-type="float" office:value="8608">
            <text:p>8608</text:p>
          </table:table-cell>
          <table:table-cell office:value-type="float" office:value="2">
            <text:p>2</text:p>
          </table:table-cell>
          <table:table-cell office:value-type="float" office:value="8665">
            <text:p>8665</text:p>
          </table:table-cell>
          <table:table-cell office:value-type="float" office:value="-0.0069">
            <text:p>-0.0069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1.60583e-11</text:p>
          </table:table-cell>
          <table:table-cell office:value-type="string">
            <text:p>-1.54965e-08</text:p>
          </table:table-cell>
          <table:table-cell office:value-type="string">
            <text:p>5.30769e-21</text:p>
          </table:table-cell>
          <table:table-cell office:value-type="string">
            <text:p>-2.20468e-09</text:p>
          </table:table-cell>
          <table:table-cell office:value-type="string">
            <text:p>-2.10033e-09</text:p>
          </table:table-cell>
          <table:table-cell office:value-type="string">
            <text:p>6.99524e-09</text:p>
          </table:table-cell>
          <table:table-cell office:value-type="string">
            <text:p>-5.59526e-11</text:p>
          </table:table-cell>
          <table:table-cell office:value-type="string">
            <text:p>1.70282e-09</text:p>
          </table:table-cell>
          <table:table-cell office:value-type="string">
            <text:p>-2.81606e-12</text:p>
          </table:table-cell>
          <table:table-cell office:value-type="float" office:value="-0.0302092">
            <text:p>-0.0302092</text:p>
          </table:table-cell>
          <table:table-cell office:value-type="float" office:value="-0.0133532">
            <text:p>-0.0133532</text:p>
          </table:table-cell>
          <table:table-cell office:value-type="float" office:value="1.45593">
            <text:p>1.45593</text:p>
          </table:table-cell>
          <table:table-cell office:value-type="float" office:value="-0.00451925">
            <text:p>-0.00451925</text:p>
          </table:table-cell>
          <table:table-cell office:value-type="float" office:value="0.137535">
            <text:p>0.137535</text:p>
          </table:table-cell>
          <table:table-cell office:value-type="float" office:value="-0.000227451">
            <text:p>-0.000227451</text:p>
          </table:table-cell>
          <table:table-cell office:value-type="float" office:value="1.48854">
            <text:p>1.48854</text:p>
          </table:table-cell>
          <table:table-cell table:number-columns-repeated="1002"/>
        </table:table-row>
        <table:table-row table:style-name="ro1">
          <table:table-cell office:value-type="float" office:value="8608">
            <text:p>8608</text:p>
          </table:table-cell>
          <table:table-cell office:value-type="float" office:value="3">
            <text:p>3</text:p>
          </table:table-cell>
          <table:table-cell office:value-type="float" office:value="14608">
            <text:p>14608</text:p>
          </table:table-cell>
          <table:table-cell office:value-type="float" office:value="-0.005175">
            <text:p>-0.0051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1.22552e-11</text:p>
          </table:table-cell>
          <table:table-cell office:value-type="string">
            <text:p>-1.54936e-08</text:p>
          </table:table-cell>
          <table:table-cell office:value-type="string">
            <text:p>5.44886e-21</text:p>
          </table:table-cell>
          <table:table-cell office:value-type="string">
            <text:p>-2.20468e-09</text:p>
          </table:table-cell>
          <table:table-cell office:value-type="string">
            <text:p>-2.02805e-09</text:p>
          </table:table-cell>
          <table:table-cell office:value-type="string">
            <text:p>7.00707e-09</text:p>
          </table:table-cell>
          <table:table-cell office:value-type="string">
            <text:p>5.06278e-10</text:p>
          </table:table-cell>
          <table:table-cell office:value-type="string">
            <text:p>1.7027e-09</text:p>
          </table:table-cell>
          <table:table-cell office:value-type="string">
            <text:p>-2.13421e-12</text:p>
          </table:table-cell>
          <table:table-cell office:value-type="float" office:value="-0.020018">
            <text:p>-0.020018</text:p>
          </table:table-cell>
          <table:table-cell office:value-type="float" office:value="0.00851494">
            <text:p>0.00851494</text:p>
          </table:table-cell>
          <table:table-cell office:value-type="float" office:value="1.46803">
            <text:p>1.46803</text:p>
          </table:table-cell>
          <table:table-cell office:value-type="float" office:value="0.0408917">
            <text:p>0.0408917</text:p>
          </table:table-cell>
          <table:table-cell office:value-type="float" office:value="0.137526">
            <text:p>0.137526</text:p>
          </table:table-cell>
          <table:table-cell office:value-type="float" office:value="-0.000172378">
            <text:p>-0.000172378</text:p>
          </table:table-cell>
          <table:table-cell office:value-type="float" office:value="1.48066">
            <text:p>1.48066</text:p>
          </table:table-cell>
          <table:table-cell table:number-columns-repeated="1002"/>
        </table:table-row>
        <table:table-row table:style-name="ro1">
          <table:table-cell office:value-type="float" office:value="8671">
            <text:p>8671</text:p>
          </table:table-cell>
          <table:table-cell office:value-type="float" office:value="4">
            <text:p>4</text:p>
          </table:table-cell>
          <table:table-cell office:value-type="float" office:value="14608">
            <text:p>14608</text:p>
          </table:table-cell>
          <table:table-cell office:value-type="float" office:value="-0.005175">
            <text:p>-0.0051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1.22552e-11</text:p>
          </table:table-cell>
          <table:table-cell office:value-type="string">
            <text:p>-1.54936e-08</text:p>
          </table:table-cell>
          <table:table-cell office:value-type="string">
            <text:p>5.44886e-21</text:p>
          </table:table-cell>
          <table:table-cell office:value-type="string">
            <text:p>-2.20468e-09</text:p>
          </table:table-cell>
          <table:table-cell office:value-type="string">
            <text:p>-2.00462e-09</text:p>
          </table:table-cell>
          <table:table-cell office:value-type="string">
            <text:p>7.00707e-09</text:p>
          </table:table-cell>
          <table:table-cell office:value-type="string">
            <text:p>3.35723e-10</text:p>
          </table:table-cell>
          <table:table-cell office:value-type="string">
            <text:p>-1.7027e-09</text:p>
          </table:table-cell>
          <table:table-cell office:value-type="string">
            <text:p>2.13421e-12</text:p>
          </table:table-cell>
          <table:table-cell office:value-type="float" office:value="-0.0171803">
            <text:p>-0.0171803</text:p>
          </table:table-cell>
          <table:table-cell office:value-type="float" office:value="0.0151362">
            <text:p>0.0151362</text:p>
          </table:table-cell>
          <table:table-cell office:value-type="float" office:value="1.47087">
            <text:p>1.47087</text:p>
          </table:table-cell>
          <table:table-cell office:value-type="float" office:value="0.0271161">
            <text:p>0.0271161</text:p>
          </table:table-cell>
          <table:table-cell office:value-type="float" office:value="-0.137526">
            <text:p>-0.137526</text:p>
          </table:table-cell>
          <table:table-cell office:value-type="float" office:value="0.000172378">
            <text:p>0.000172378</text:p>
          </table:table-cell>
          <table:table-cell office:value-type="float" office:value="1.47602">
            <text:p>1.47602</text:p>
          </table:table-cell>
          <table:table-cell table:number-columns-repeated="1002"/>
        </table:table-row>
        <table:table-row table:style-name="ro1">
          <table:table-cell office:value-type="float" office:value="8671">
            <text:p>8671</text:p>
          </table:table-cell>
          <table:table-cell office:value-type="float" office:value="5">
            <text:p>5</text:p>
          </table:table-cell>
          <table:table-cell office:value-type="float" office:value="8665">
            <text:p>8665</text:p>
          </table:table-cell>
          <table:table-cell office:value-type="float" office:value="-0.0069">
            <text:p>-0.0069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1.60583e-11</text:p>
          </table:table-cell>
          <table:table-cell office:value-type="string">
            <text:p>-1.54965e-08</text:p>
          </table:table-cell>
          <table:table-cell office:value-type="string">
            <text:p>5.30769e-21</text:p>
          </table:table-cell>
          <table:table-cell office:value-type="string">
            <text:p>-2.20468e-09</text:p>
          </table:table-cell>
          <table:table-cell office:value-type="string">
            <text:p>-2.029e-09</text:p>
          </table:table-cell>
          <table:table-cell office:value-type="string">
            <text:p>6.99524e-09</text:p>
          </table:table-cell>
          <table:table-cell office:value-type="string">
            <text:p>-1.13406e-10</text:p>
          </table:table-cell>
          <table:table-cell office:value-type="string">
            <text:p>-1.70282e-09</text:p>
          </table:table-cell>
          <table:table-cell office:value-type="string">
            <text:p>2.81606e-12</text:p>
          </table:table-cell>
          <table:table-cell office:value-type="float" office:value="-0.0215671">
            <text:p>-0.0215671</text:p>
          </table:table-cell>
          <table:table-cell office:value-type="float" office:value="0.00681173">
            <text:p>0.00681173</text:p>
          </table:table-cell>
          <table:table-cell office:value-type="float" office:value="1.46457">
            <text:p>1.46457</text:p>
          </table:table-cell>
          <table:table-cell office:value-type="float" office:value="-0.0091597">
            <text:p>-0.0091597</text:p>
          </table:table-cell>
          <table:table-cell office:value-type="float" office:value="-0.137535">
            <text:p>-0.137535</text:p>
          </table:table-cell>
          <table:table-cell office:value-type="float" office:value="0.000227451">
            <text:p>0.000227451</text:p>
          </table:table-cell>
          <table:table-cell office:value-type="float" office:value="1.47732">
            <text:p>1.47732</text:p>
          </table:table-cell>
          <table:table-cell table:number-columns-repeated="1002"/>
        </table:table-row>
        <table:table-row table:style-name="ro1">
          <table:table-cell office:value-type="float" office:value="8672">
            <text:p>8672</text:p>
          </table:table-cell>
          <table:table-cell office:value-type="float" office:value="0">
            <text:p>0</text:p>
          </table:table-cell>
          <table:table-cell office:value-type="float" office:value="14608">
            <text:p>14608</text:p>
          </table:table-cell>
          <table:table-cell office:value-type="float" office:value="-0.005175">
            <text:p>-0.0051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1.22552e-11</text:p>
          </table:table-cell>
          <table:table-cell office:value-type="string">
            <text:p>-1.54936e-08</text:p>
          </table:table-cell>
          <table:table-cell office:value-type="string">
            <text:p>5.44886e-21</text:p>
          </table:table-cell>
          <table:table-cell office:value-type="string">
            <text:p>-2.20468e-09</text:p>
          </table:table-cell>
          <table:table-cell office:value-type="string">
            <text:p>-2.00462e-09</text:p>
          </table:table-cell>
          <table:table-cell office:value-type="string">
            <text:p>7.00707e-09</text:p>
          </table:table-cell>
          <table:table-cell office:value-type="string">
            <text:p>3.35723e-10</text:p>
          </table:table-cell>
          <table:table-cell office:value-type="string">
            <text:p>1.7027e-09</text:p>
          </table:table-cell>
          <table:table-cell office:value-type="string">
            <text:p>-2.13421e-12</text:p>
          </table:table-cell>
          <table:table-cell office:value-type="float" office:value="-0.0171803">
            <text:p>-0.0171803</text:p>
          </table:table-cell>
          <table:table-cell office:value-type="float" office:value="0.0151362">
            <text:p>0.0151362</text:p>
          </table:table-cell>
          <table:table-cell office:value-type="float" office:value="1.47087">
            <text:p>1.47087</text:p>
          </table:table-cell>
          <table:table-cell office:value-type="float" office:value="0.0271161">
            <text:p>0.0271161</text:p>
          </table:table-cell>
          <table:table-cell office:value-type="float" office:value="0.137526">
            <text:p>0.137526</text:p>
          </table:table-cell>
          <table:table-cell office:value-type="float" office:value="-0.000172378">
            <text:p>-0.000172378</text:p>
          </table:table-cell>
          <table:table-cell office:value-type="float" office:value="1.47602">
            <text:p>1.47602</text:p>
          </table:table-cell>
          <table:table-cell table:number-columns-repeated="1002"/>
        </table:table-row>
        <table:table-row table:style-name="ro1">
          <table:table-cell office:value-type="float" office:value="8672">
            <text:p>8672</text:p>
          </table:table-cell>
          <table:table-cell office:value-type="float" office:value="1">
            <text:p>1</text:p>
          </table:table-cell>
          <table:table-cell office:value-type="float" office:value="8665">
            <text:p>8665</text:p>
          </table:table-cell>
          <table:table-cell office:value-type="float" office:value="-0.0069">
            <text:p>-0.0069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1.60583e-11</text:p>
          </table:table-cell>
          <table:table-cell office:value-type="string">
            <text:p>-1.54965e-08</text:p>
          </table:table-cell>
          <table:table-cell office:value-type="string">
            <text:p>5.30769e-21</text:p>
          </table:table-cell>
          <table:table-cell office:value-type="string">
            <text:p>-2.20468e-09</text:p>
          </table:table-cell>
          <table:table-cell office:value-type="string">
            <text:p>-2.029e-09</text:p>
          </table:table-cell>
          <table:table-cell office:value-type="string">
            <text:p>6.99524e-09</text:p>
          </table:table-cell>
          <table:table-cell office:value-type="string">
            <text:p>-1.13406e-10</text:p>
          </table:table-cell>
          <table:table-cell office:value-type="string">
            <text:p>1.70282e-09</text:p>
          </table:table-cell>
          <table:table-cell office:value-type="string">
            <text:p>-2.81606e-12</text:p>
          </table:table-cell>
          <table:table-cell office:value-type="float" office:value="-0.0215671">
            <text:p>-0.0215671</text:p>
          </table:table-cell>
          <table:table-cell office:value-type="float" office:value="0.00681173">
            <text:p>0.00681173</text:p>
          </table:table-cell>
          <table:table-cell office:value-type="float" office:value="1.46457">
            <text:p>1.46457</text:p>
          </table:table-cell>
          <table:table-cell office:value-type="float" office:value="-0.0091597">
            <text:p>-0.0091597</text:p>
          </table:table-cell>
          <table:table-cell office:value-type="float" office:value="0.137535">
            <text:p>0.137535</text:p>
          </table:table-cell>
          <table:table-cell office:value-type="float" office:value="-0.000227451">
            <text:p>-0.000227451</text:p>
          </table:table-cell>
          <table:table-cell office:value-type="float" office:value="1.47732">
            <text:p>1.47732</text:p>
          </table:table-cell>
          <table:table-cell table:number-columns-repeated="1002"/>
        </table:table-row>
        <table:table-row table:style-name="ro1">
          <table:table-cell office:value-type="float" office:value="8735">
            <text:p>8735</text:p>
          </table:table-cell>
          <table:table-cell office:value-type="float" office:value="5">
            <text:p>5</text:p>
          </table:table-cell>
          <table:table-cell office:value-type="float" office:value="10632">
            <text:p>10632</text:p>
          </table:table-cell>
          <table:table-cell office:value-type="float" office:value="0.023">
            <text:p>0.023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85352e-11</text:p>
          </table:table-cell>
          <table:table-cell office:value-type="string">
            <text:p>-1.55481e-08</text:p>
          </table:table-cell>
          <table:table-cell office:value-type="string">
            <text:p>7.09959e-21</text:p>
          </table:table-cell>
          <table:table-cell office:value-type="string">
            <text:p>-2.08079e-09</text:p>
          </table:table-cell>
          <table:table-cell office:value-type="string">
            <text:p>-2.16204e-09</text:p>
          </table:table-cell>
          <table:table-cell office:value-type="string">
            <text:p>6.92692e-09</text:p>
          </table:table-cell>
          <table:table-cell office:value-type="string">
            <text:p>5.94442e-11</text:p>
          </table:table-cell>
          <table:table-cell office:value-type="string">
            <text:p>-1.70543e-09</text:p>
          </table:table-cell>
          <table:table-cell office:value-type="string">
            <text:p>-9.0001e-12</text:p>
          </table:table-cell>
          <table:table-cell office:value-type="float" office:value="-0.0109411">
            <text:p>-0.0109411</text:p>
          </table:table-cell>
          <table:table-cell office:value-type="float" office:value="-0.0240654">
            <text:p>-0.0240654</text:p>
          </table:table-cell>
          <table:table-cell office:value-type="float" office:value="1.44415">
            <text:p>1.44415</text:p>
          </table:table-cell>
          <table:table-cell office:value-type="float" office:value="0.00480126">
            <text:p>0.00480126</text:p>
          </table:table-cell>
          <table:table-cell office:value-type="float" office:value="-0.137746">
            <text:p>-0.137746</text:p>
          </table:table-cell>
          <table:table-cell office:value-type="float" office:value="-0.000726931">
            <text:p>-0.000726931</text:p>
          </table:table-cell>
          <table:table-cell office:value-type="float" office:value="1.48753">
            <text:p>1.48753</text:p>
          </table:table-cell>
          <table:table-cell table:number-columns-repeated="1002"/>
        </table:table-row>
        <table:table-row table:style-name="ro1">
          <table:table-cell office:value-type="float" office:value="8735">
            <text:p>8735</text:p>
          </table:table-cell>
          <table:table-cell office:value-type="float" office:value="6">
            <text:p>6</text:p>
          </table:table-cell>
          <table:table-cell office:value-type="float" office:value="14671">
            <text:p>14671</text:p>
          </table:table-cell>
          <table:table-cell office:value-type="float" office:value="0.0209875">
            <text:p>0.02098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43476e-11</text:p>
          </table:table-cell>
          <table:table-cell office:value-type="string">
            <text:p>-1.55401e-08</text:p>
          </table:table-cell>
          <table:table-cell office:value-type="string">
            <text:p>6.9631e-21</text:p>
          </table:table-cell>
          <table:table-cell office:value-type="string">
            <text:p>-2.08079e-09</text:p>
          </table:table-cell>
          <table:table-cell office:value-type="string">
            <text:p>-2.16094e-09</text:p>
          </table:table-cell>
          <table:table-cell office:value-type="string">
            <text:p>6.93002e-09</text:p>
          </table:table-cell>
          <table:table-cell office:value-type="string">
            <text:p>-8.53577e-11</text:p>
          </table:table-cell>
          <table:table-cell office:value-type="string">
            <text:p>-1.70494e-09</text:p>
          </table:table-cell>
          <table:table-cell office:value-type="string">
            <text:p>-8.20491e-12</text:p>
          </table:table-cell>
          <table:table-cell office:value-type="float" office:value="-0.0104313">
            <text:p>-0.0104313</text:p>
          </table:table-cell>
          <table:table-cell office:value-type="float" office:value="-0.0233772">
            <text:p>-0.0233772</text:p>
          </table:table-cell>
          <table:table-cell office:value-type="float" office:value="1.44516">
            <text:p>1.44516</text:p>
          </table:table-cell>
          <table:table-cell office:value-type="float" office:value="-0.00689427">
            <text:p>-0.00689427</text:p>
          </table:table-cell>
          <table:table-cell office:value-type="float" office:value="-0.137706">
            <text:p>-0.137706</text:p>
          </table:table-cell>
          <table:table-cell office:value-type="float" office:value="-0.000662704">
            <text:p>-0.000662704</text:p>
          </table:table-cell>
          <table:table-cell office:value-type="float" office:value="1.48786">
            <text:p>1.48786</text:p>
          </table:table-cell>
          <table:table-cell table:number-columns-repeated="1002"/>
        </table:table-row>
        <table:table-row table:style-name="ro1">
          <table:table-cell office:value-type="float" office:value="8736">
            <text:p>8736</text:p>
          </table:table-cell>
          <table:table-cell office:value-type="float" office:value="1">
            <text:p>1</text:p>
          </table:table-cell>
          <table:table-cell office:value-type="float" office:value="10632">
            <text:p>10632</text:p>
          </table:table-cell>
          <table:table-cell office:value-type="float" office:value="0.023">
            <text:p>0.023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85352e-11</text:p>
          </table:table-cell>
          <table:table-cell office:value-type="string">
            <text:p>-1.55481e-08</text:p>
          </table:table-cell>
          <table:table-cell office:value-type="string">
            <text:p>7.09959e-21</text:p>
          </table:table-cell>
          <table:table-cell office:value-type="string">
            <text:p>-2.08079e-09</text:p>
          </table:table-cell>
          <table:table-cell office:value-type="string">
            <text:p>-2.16204e-09</text:p>
          </table:table-cell>
          <table:table-cell office:value-type="string">
            <text:p>6.92692e-09</text:p>
          </table:table-cell>
          <table:table-cell office:value-type="string">
            <text:p>5.94442e-11</text:p>
          </table:table-cell>
          <table:table-cell office:value-type="string">
            <text:p>1.70543e-09</text:p>
          </table:table-cell>
          <table:table-cell office:value-type="string">
            <text:p>9.0001e-12</text:p>
          </table:table-cell>
          <table:table-cell office:value-type="float" office:value="-0.0109411">
            <text:p>-0.0109411</text:p>
          </table:table-cell>
          <table:table-cell office:value-type="float" office:value="-0.0240654">
            <text:p>-0.0240654</text:p>
          </table:table-cell>
          <table:table-cell office:value-type="float" office:value="1.44415">
            <text:p>1.44415</text:p>
          </table:table-cell>
          <table:table-cell office:value-type="float" office:value="0.00480126">
            <text:p>0.00480126</text:p>
          </table:table-cell>
          <table:table-cell office:value-type="float" office:value="0.137746">
            <text:p>0.137746</text:p>
          </table:table-cell>
          <table:table-cell office:value-type="float" office:value="0.000726931">
            <text:p>0.000726931</text:p>
          </table:table-cell>
          <table:table-cell office:value-type="float" office:value="1.48753">
            <text:p>1.48753</text:p>
          </table:table-cell>
          <table:table-cell table:number-columns-repeated="1002"/>
        </table:table-row>
        <table:table-row table:style-name="ro1">
          <table:table-cell office:value-type="float" office:value="8736">
            <text:p>8736</text:p>
          </table:table-cell>
          <table:table-cell office:value-type="float" office:value="2">
            <text:p>2</text:p>
          </table:table-cell>
          <table:table-cell office:value-type="float" office:value="14671">
            <text:p>14671</text:p>
          </table:table-cell>
          <table:table-cell office:value-type="float" office:value="0.0209875">
            <text:p>0.02098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43476e-11</text:p>
          </table:table-cell>
          <table:table-cell office:value-type="string">
            <text:p>-1.55401e-08</text:p>
          </table:table-cell>
          <table:table-cell office:value-type="string">
            <text:p>6.9631e-21</text:p>
          </table:table-cell>
          <table:table-cell office:value-type="string">
            <text:p>-2.08079e-09</text:p>
          </table:table-cell>
          <table:table-cell office:value-type="string">
            <text:p>-2.16094e-09</text:p>
          </table:table-cell>
          <table:table-cell office:value-type="string">
            <text:p>6.93002e-09</text:p>
          </table:table-cell>
          <table:table-cell office:value-type="string">
            <text:p>-8.53577e-11</text:p>
          </table:table-cell>
          <table:table-cell office:value-type="string">
            <text:p>1.70494e-09</text:p>
          </table:table-cell>
          <table:table-cell office:value-type="string">
            <text:p>8.20491e-12</text:p>
          </table:table-cell>
          <table:table-cell office:value-type="float" office:value="-0.0104313">
            <text:p>-0.0104313</text:p>
          </table:table-cell>
          <table:table-cell office:value-type="float" office:value="-0.0233772">
            <text:p>-0.0233772</text:p>
          </table:table-cell>
          <table:table-cell office:value-type="float" office:value="1.44516">
            <text:p>1.44516</text:p>
          </table:table-cell>
          <table:table-cell office:value-type="float" office:value="-0.00689427">
            <text:p>-0.00689427</text:p>
          </table:table-cell>
          <table:table-cell office:value-type="float" office:value="0.137706">
            <text:p>0.137706</text:p>
          </table:table-cell>
          <table:table-cell office:value-type="float" office:value="0.000662704">
            <text:p>0.000662704</text:p>
          </table:table-cell>
          <table:table-cell office:value-type="float" office:value="1.48786">
            <text:p>1.48786</text:p>
          </table:table-cell>
          <table:table-cell table:number-columns-repeated="1002"/>
        </table:table-row>
        <table:table-row table:style-name="ro1">
          <table:table-cell office:value-type="float" office:value="8799">
            <text:p>8799</text:p>
          </table:table-cell>
          <table:table-cell office:value-type="float" office:value="5">
            <text:p>5</text:p>
          </table:table-cell>
          <table:table-cell office:value-type="float" office:value="14671">
            <text:p>14671</text:p>
          </table:table-cell>
          <table:table-cell office:value-type="float" office:value="0.0209875">
            <text:p>0.02098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43476e-11</text:p>
          </table:table-cell>
          <table:table-cell office:value-type="string">
            <text:p>-1.55401e-08</text:p>
          </table:table-cell>
          <table:table-cell office:value-type="string">
            <text:p>6.9631e-21</text:p>
          </table:table-cell>
          <table:table-cell office:value-type="string">
            <text:p>-2.08261e-09</text:p>
          </table:table-cell>
          <table:table-cell office:value-type="string">
            <text:p>-2.16094e-09</text:p>
          </table:table-cell>
          <table:table-cell office:value-type="string">
            <text:p>6.93002e-09</text:p>
          </table:table-cell>
          <table:table-cell office:value-type="string">
            <text:p>3.93356e-11</text:p>
          </table:table-cell>
          <table:table-cell office:value-type="string">
            <text:p>-1.70494e-09</text:p>
          </table:table-cell>
          <table:table-cell office:value-type="string">
            <text:p>-8.20491e-12</text:p>
          </table:table-cell>
          <table:table-cell office:value-type="float" office:value="-0.0109433">
            <text:p>-0.0109433</text:p>
          </table:table-cell>
          <table:table-cell office:value-type="float" office:value="-0.0235967">
            <text:p>-0.0235967</text:p>
          </table:table-cell>
          <table:table-cell office:value-type="float" office:value="1.44494">
            <text:p>1.44494</text:p>
          </table:table-cell>
          <table:table-cell office:value-type="float" office:value="0.00317711">
            <text:p>0.00317711</text:p>
          </table:table-cell>
          <table:table-cell office:value-type="float" office:value="-0.137706">
            <text:p>-0.137706</text:p>
          </table:table-cell>
          <table:table-cell office:value-type="float" office:value="-0.000662704">
            <text:p>-0.000662704</text:p>
          </table:table-cell>
          <table:table-cell office:value-type="float" office:value="1.48782">
            <text:p>1.48782</text:p>
          </table:table-cell>
          <table:table-cell table:number-columns-repeated="1002"/>
        </table:table-row>
        <table:table-row table:style-name="ro1">
          <table:table-cell office:value-type="float" office:value="8799">
            <text:p>8799</text:p>
          </table:table-cell>
          <table:table-cell office:value-type="float" office:value="6">
            <text:p>6</text:p>
          </table:table-cell>
          <table:table-cell office:value-type="float" office:value="14734">
            <text:p>14734</text:p>
          </table:table-cell>
          <table:table-cell office:value-type="float" office:value="0.018975">
            <text:p>0.0189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01563e-11</text:p>
          </table:table-cell>
          <table:table-cell office:value-type="string">
            <text:p>-1.55325e-08</text:p>
          </table:table-cell>
          <table:table-cell office:value-type="string">
            <text:p>6.83298e-21</text:p>
          </table:table-cell>
          <table:table-cell office:value-type="string">
            <text:p>-2.08261e-09</text:p>
          </table:table-cell>
          <table:table-cell office:value-type="string">
            <text:p>-2.15614e-09</text:p>
          </table:table-cell>
          <table:table-cell office:value-type="string">
            <text:p>6.9347e-09</text:p>
          </table:table-cell>
          <table:table-cell office:value-type="string">
            <text:p>-1.19322e-10</text:p>
          </table:table-cell>
          <table:table-cell office:value-type="string">
            <text:p>-1.70449e-09</text:p>
          </table:table-cell>
          <table:table-cell office:value-type="string">
            <text:p>-7.40973e-12</text:p>
          </table:table-cell>
          <table:table-cell office:value-type="float" office:value="-0.0097956">
            <text:p>-0.0097956</text:p>
          </table:table-cell>
          <table:table-cell office:value-type="float" office:value="-0.0216736">
            <text:p>-0.0216736</text:p>
          </table:table-cell>
          <table:table-cell office:value-type="float" office:value="1.44685">
            <text:p>1.44685</text:p>
          </table:table-cell>
          <table:table-cell office:value-type="float" office:value="-0.00963751">
            <text:p>-0.00963751</text:p>
          </table:table-cell>
          <table:table-cell office:value-type="float" office:value="-0.13767">
            <text:p>-0.13767</text:p>
          </table:table-cell>
          <table:table-cell office:value-type="float" office:value="-0.000598478">
            <text:p>-0.000598478</text:p>
          </table:table-cell>
          <table:table-cell office:value-type="float" office:value="1.48787">
            <text:p>1.48787</text:p>
          </table:table-cell>
          <table:table-cell table:number-columns-repeated="1002"/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1">
            <text:p>1</text:p>
          </table:table-cell>
          <table:table-cell office:value-type="float" office:value="14671">
            <text:p>14671</text:p>
          </table:table-cell>
          <table:table-cell office:value-type="float" office:value="0.0209875">
            <text:p>0.02098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43476e-11</text:p>
          </table:table-cell>
          <table:table-cell office:value-type="string">
            <text:p>-1.55401e-08</text:p>
          </table:table-cell>
          <table:table-cell office:value-type="string">
            <text:p>6.9631e-21</text:p>
          </table:table-cell>
          <table:table-cell office:value-type="string">
            <text:p>-2.08261e-09</text:p>
          </table:table-cell>
          <table:table-cell office:value-type="string">
            <text:p>-2.16094e-09</text:p>
          </table:table-cell>
          <table:table-cell office:value-type="string">
            <text:p>6.93002e-09</text:p>
          </table:table-cell>
          <table:table-cell office:value-type="string">
            <text:p>3.93356e-11</text:p>
          </table:table-cell>
          <table:table-cell office:value-type="string">
            <text:p>1.70494e-09</text:p>
          </table:table-cell>
          <table:table-cell office:value-type="string">
            <text:p>8.20491e-12</text:p>
          </table:table-cell>
          <table:table-cell office:value-type="float" office:value="-0.0109433">
            <text:p>-0.0109433</text:p>
          </table:table-cell>
          <table:table-cell office:value-type="float" office:value="-0.0235967">
            <text:p>-0.0235967</text:p>
          </table:table-cell>
          <table:table-cell office:value-type="float" office:value="1.44494">
            <text:p>1.44494</text:p>
          </table:table-cell>
          <table:table-cell office:value-type="float" office:value="0.00317711">
            <text:p>0.00317711</text:p>
          </table:table-cell>
          <table:table-cell office:value-type="float" office:value="0.137706">
            <text:p>0.137706</text:p>
          </table:table-cell>
          <table:table-cell office:value-type="float" office:value="0.000662704">
            <text:p>0.000662704</text:p>
          </table:table-cell>
          <table:table-cell office:value-type="float" office:value="1.48782">
            <text:p>1.48782</text:p>
          </table:table-cell>
          <table:table-cell table:number-columns-repeated="1002"/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2">
            <text:p>2</text:p>
          </table:table-cell>
          <table:table-cell office:value-type="float" office:value="14734">
            <text:p>14734</text:p>
          </table:table-cell>
          <table:table-cell office:value-type="float" office:value="0.018975">
            <text:p>0.0189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01563e-11</text:p>
          </table:table-cell>
          <table:table-cell office:value-type="string">
            <text:p>-1.55325e-08</text:p>
          </table:table-cell>
          <table:table-cell office:value-type="string">
            <text:p>6.83298e-21</text:p>
          </table:table-cell>
          <table:table-cell office:value-type="string">
            <text:p>-2.08261e-09</text:p>
          </table:table-cell>
          <table:table-cell office:value-type="string">
            <text:p>-2.15614e-09</text:p>
          </table:table-cell>
          <table:table-cell office:value-type="string">
            <text:p>6.9347e-09</text:p>
          </table:table-cell>
          <table:table-cell office:value-type="string">
            <text:p>-1.19322e-10</text:p>
          </table:table-cell>
          <table:table-cell office:value-type="string">
            <text:p>1.70449e-09</text:p>
          </table:table-cell>
          <table:table-cell office:value-type="string">
            <text:p>7.40973e-12</text:p>
          </table:table-cell>
          <table:table-cell office:value-type="float" office:value="-0.0097956">
            <text:p>-0.0097956</text:p>
          </table:table-cell>
          <table:table-cell office:value-type="float" office:value="-0.0216736">
            <text:p>-0.0216736</text:p>
          </table:table-cell>
          <table:table-cell office:value-type="float" office:value="1.44685">
            <text:p>1.44685</text:p>
          </table:table-cell>
          <table:table-cell office:value-type="float" office:value="-0.00963751">
            <text:p>-0.00963751</text:p>
          </table:table-cell>
          <table:table-cell office:value-type="float" office:value="0.13767">
            <text:p>0.13767</text:p>
          </table:table-cell>
          <table:table-cell office:value-type="float" office:value="0.000598478">
            <text:p>0.000598478</text:p>
          </table:table-cell>
          <table:table-cell office:value-type="float" office:value="1.48787">
            <text:p>1.48787</text:p>
          </table:table-cell>
          <table:table-cell table:number-columns-repeated="1002"/>
        </table:table-row>
        <table:table-row table:style-name="ro1">
          <table:table-cell office:value-type="float" office:value="8863">
            <text:p>8863</text:p>
          </table:table-cell>
          <table:table-cell office:value-type="float" office:value="5">
            <text:p>5</text:p>
          </table:table-cell>
          <table:table-cell office:value-type="float" office:value="14734">
            <text:p>14734</text:p>
          </table:table-cell>
          <table:table-cell office:value-type="float" office:value="0.018975">
            <text:p>0.0189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01563e-11</text:p>
          </table:table-cell>
          <table:table-cell office:value-type="string">
            <text:p>-1.55325e-08</text:p>
          </table:table-cell>
          <table:table-cell office:value-type="string">
            <text:p>6.83298e-21</text:p>
          </table:table-cell>
          <table:table-cell office:value-type="string">
            <text:p>-2.08549e-09</text:p>
          </table:table-cell>
          <table:table-cell office:value-type="string">
            <text:p>-2.15614e-09</text:p>
          </table:table-cell>
          <table:table-cell office:value-type="string">
            <text:p>6.9347e-09</text:p>
          </table:table-cell>
          <table:table-cell office:value-type="string">
            <text:p>2.61987e-11</text:p>
          </table:table-cell>
          <table:table-cell office:value-type="string">
            <text:p>-1.70449e-09</text:p>
          </table:table-cell>
          <table:table-cell office:value-type="string">
            <text:p>-7.40973e-12</text:p>
          </table:table-cell>
          <table:table-cell office:value-type="float" office:value="-0.0106122">
            <text:p>-0.0106122</text:p>
          </table:table-cell>
          <table:table-cell office:value-type="float" office:value="-0.0220236">
            <text:p>-0.0220236</text:p>
          </table:table-cell>
          <table:table-cell office:value-type="float" office:value="1.4465">
            <text:p>1.4465</text:p>
          </table:table-cell>
          <table:table-cell office:value-type="float" office:value="0.00211605">
            <text:p>0.00211605</text:p>
          </table:table-cell>
          <table:table-cell office:value-type="float" office:value="-0.13767">
            <text:p>-0.13767</text:p>
          </table:table-cell>
          <table:table-cell office:value-type="float" office:value="-0.000598478">
            <text:p>-0.000598478</text:p>
          </table:table-cell>
          <table:table-cell office:value-type="float" office:value="1.48778">
            <text:p>1.48778</text:p>
          </table:table-cell>
          <table:table-cell table:number-columns-repeated="1002"/>
        </table:table-row>
        <table:table-row table:style-name="ro1">
          <table:table-cell office:value-type="float" office:value="8863">
            <text:p>8863</text:p>
          </table:table-cell>
          <table:table-cell office:value-type="float" office:value="6">
            <text:p>6</text:p>
          </table:table-cell>
          <table:table-cell office:value-type="float" office:value="14797">
            <text:p>14797</text:p>
          </table:table-cell>
          <table:table-cell office:value-type="float" office:value="0.0169625">
            <text:p>0.01696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59593e-11</text:p>
          </table:table-cell>
          <table:table-cell office:value-type="string">
            <text:p>-1.55251e-08</text:p>
          </table:table-cell>
          <table:table-cell office:value-type="string">
            <text:p>6.70775e-21</text:p>
          </table:table-cell>
          <table:table-cell office:value-type="string">
            <text:p>-2.08549e-09</text:p>
          </table:table-cell>
          <table:table-cell office:value-type="string">
            <text:p>-2.14767e-09</text:p>
          </table:table-cell>
          <table:table-cell office:value-type="string">
            <text:p>6.94094e-09</text:p>
          </table:table-cell>
          <table:table-cell office:value-type="string">
            <text:p>-1.60298e-10</text:p>
          </table:table-cell>
          <table:table-cell office:value-type="string">
            <text:p>-1.70409e-09</text:p>
          </table:table-cell>
          <table:table-cell office:value-type="string">
            <text:p>-6.61455e-12</text:p>
          </table:table-cell>
          <table:table-cell office:value-type="float" office:value="-0.00883002">
            <text:p>-0.00883002</text:p>
          </table:table-cell>
          <table:table-cell office:value-type="float" office:value="-0.018874">
            <text:p>-0.018874</text:p>
          </table:table-cell>
          <table:table-cell office:value-type="float" office:value="1.44929">
            <text:p>1.44929</text:p>
          </table:table-cell>
          <table:table-cell office:value-type="float" office:value="-0.0129472">
            <text:p>-0.0129472</text:p>
          </table:table-cell>
          <table:table-cell office:value-type="float" office:value="-0.137638">
            <text:p>-0.137638</text:p>
          </table:table-cell>
          <table:table-cell office:value-type="float" office:value="-0.000534252">
            <text:p>-0.000534252</text:p>
          </table:table-cell>
          <table:table-cell office:value-type="float" office:value="1.48758">
            <text:p>1.48758</text:p>
          </table:table-cell>
          <table:table-cell table:number-columns-repeated="1002"/>
        </table:table-row>
        <table:table-row table:style-name="ro1">
          <table:table-cell office:value-type="float" office:value="8864">
            <text:p>8864</text:p>
          </table:table-cell>
          <table:table-cell office:value-type="float" office:value="1">
            <text:p>1</text:p>
          </table:table-cell>
          <table:table-cell office:value-type="float" office:value="14734">
            <text:p>14734</text:p>
          </table:table-cell>
          <table:table-cell office:value-type="float" office:value="0.018975">
            <text:p>0.0189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01563e-11</text:p>
          </table:table-cell>
          <table:table-cell office:value-type="string">
            <text:p>-1.55325e-08</text:p>
          </table:table-cell>
          <table:table-cell office:value-type="string">
            <text:p>6.83298e-21</text:p>
          </table:table-cell>
          <table:table-cell office:value-type="string">
            <text:p>-2.08549e-09</text:p>
          </table:table-cell>
          <table:table-cell office:value-type="string">
            <text:p>-2.15614e-09</text:p>
          </table:table-cell>
          <table:table-cell office:value-type="string">
            <text:p>6.9347e-09</text:p>
          </table:table-cell>
          <table:table-cell office:value-type="string">
            <text:p>2.61987e-11</text:p>
          </table:table-cell>
          <table:table-cell office:value-type="string">
            <text:p>1.70449e-09</text:p>
          </table:table-cell>
          <table:table-cell office:value-type="string">
            <text:p>7.40973e-12</text:p>
          </table:table-cell>
          <table:table-cell office:value-type="float" office:value="-0.0106122">
            <text:p>-0.0106122</text:p>
          </table:table-cell>
          <table:table-cell office:value-type="float" office:value="-0.0220236">
            <text:p>-0.0220236</text:p>
          </table:table-cell>
          <table:table-cell office:value-type="float" office:value="1.4465">
            <text:p>1.4465</text:p>
          </table:table-cell>
          <table:table-cell office:value-type="float" office:value="0.00211605">
            <text:p>0.00211605</text:p>
          </table:table-cell>
          <table:table-cell office:value-type="float" office:value="0.13767">
            <text:p>0.13767</text:p>
          </table:table-cell>
          <table:table-cell office:value-type="float" office:value="0.000598478">
            <text:p>0.000598478</text:p>
          </table:table-cell>
          <table:table-cell office:value-type="float" office:value="1.48778">
            <text:p>1.48778</text:p>
          </table:table-cell>
          <table:table-cell table:number-columns-repeated="1002"/>
        </table:table-row>
        <table:table-row table:style-name="ro1">
          <table:table-cell office:value-type="float" office:value="8864">
            <text:p>8864</text:p>
          </table:table-cell>
          <table:table-cell office:value-type="float" office:value="2">
            <text:p>2</text:p>
          </table:table-cell>
          <table:table-cell office:value-type="float" office:value="14797">
            <text:p>14797</text:p>
          </table:table-cell>
          <table:table-cell office:value-type="float" office:value="0.0169625">
            <text:p>0.01696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59593e-11</text:p>
          </table:table-cell>
          <table:table-cell office:value-type="string">
            <text:p>-1.55251e-08</text:p>
          </table:table-cell>
          <table:table-cell office:value-type="string">
            <text:p>6.70775e-21</text:p>
          </table:table-cell>
          <table:table-cell office:value-type="string">
            <text:p>-2.08549e-09</text:p>
          </table:table-cell>
          <table:table-cell office:value-type="string">
            <text:p>-2.14767e-09</text:p>
          </table:table-cell>
          <table:table-cell office:value-type="string">
            <text:p>6.94094e-09</text:p>
          </table:table-cell>
          <table:table-cell office:value-type="string">
            <text:p>-1.60298e-10</text:p>
          </table:table-cell>
          <table:table-cell office:value-type="string">
            <text:p>1.70409e-09</text:p>
          </table:table-cell>
          <table:table-cell office:value-type="string">
            <text:p>6.61455e-12</text:p>
          </table:table-cell>
          <table:table-cell office:value-type="float" office:value="-0.00883002">
            <text:p>-0.00883002</text:p>
          </table:table-cell>
          <table:table-cell office:value-type="float" office:value="-0.018874">
            <text:p>-0.018874</text:p>
          </table:table-cell>
          <table:table-cell office:value-type="float" office:value="1.44929">
            <text:p>1.44929</text:p>
          </table:table-cell>
          <table:table-cell office:value-type="float" office:value="-0.0129472">
            <text:p>-0.0129472</text:p>
          </table:table-cell>
          <table:table-cell office:value-type="float" office:value="0.137638">
            <text:p>0.137638</text:p>
          </table:table-cell>
          <table:table-cell office:value-type="float" office:value="0.000534252">
            <text:p>0.000534252</text:p>
          </table:table-cell>
          <table:table-cell office:value-type="float" office:value="1.48758">
            <text:p>1.48758</text:p>
          </table:table-cell>
          <table:table-cell table:number-columns-repeated="1002"/>
        </table:table-row>
        <table:table-row table:style-name="ro1">
          <table:table-cell office:value-type="float" office:value="8927">
            <text:p>8927</text:p>
          </table:table-cell>
          <table:table-cell office:value-type="float" office:value="5">
            <text:p>5</text:p>
          </table:table-cell>
          <table:table-cell office:value-type="float" office:value="14797">
            <text:p>14797</text:p>
          </table:table-cell>
          <table:table-cell office:value-type="float" office:value="0.0169625">
            <text:p>0.01696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59593e-11</text:p>
          </table:table-cell>
          <table:table-cell office:value-type="string">
            <text:p>-1.55251e-08</text:p>
          </table:table-cell>
          <table:table-cell office:value-type="string">
            <text:p>6.70775e-21</text:p>
          </table:table-cell>
          <table:table-cell office:value-type="string">
            <text:p>-2.08945e-09</text:p>
          </table:table-cell>
          <table:table-cell office:value-type="string">
            <text:p>-2.14767e-09</text:p>
          </table:table-cell>
          <table:table-cell office:value-type="string">
            <text:p>6.94094e-09</text:p>
          </table:table-cell>
          <table:table-cell office:value-type="string">
            <text:p>2.00672e-11</text:p>
          </table:table-cell>
          <table:table-cell office:value-type="string">
            <text:p>-1.70409e-09</text:p>
          </table:table-cell>
          <table:table-cell office:value-type="string">
            <text:p>-6.61455e-12</text:p>
          </table:table-cell>
          <table:table-cell office:value-type="float" office:value="-0.00994707">
            <text:p>-0.00994707</text:p>
          </table:table-cell>
          <table:table-cell office:value-type="float" office:value="-0.0193527">
            <text:p>-0.0193527</text:p>
          </table:table-cell>
          <table:table-cell office:value-type="float" office:value="1.44881">
            <text:p>1.44881</text:p>
          </table:table-cell>
          <table:table-cell office:value-type="float" office:value="0.00162081">
            <text:p>0.00162081</text:p>
          </table:table-cell>
          <table:table-cell office:value-type="float" office:value="-0.137638">
            <text:p>-0.137638</text:p>
          </table:table-cell>
          <table:table-cell office:value-type="float" office:value="-0.000534252">
            <text:p>-0.000534252</text:p>
          </table:table-cell>
          <table:table-cell office:value-type="float" office:value="1.48741">
            <text:p>1.48741</text:p>
          </table:table-cell>
          <table:table-cell table:number-columns-repeated="1002"/>
        </table:table-row>
        <table:table-row table:style-name="ro1">
          <table:table-cell office:value-type="float" office:value="8927">
            <text:p>8927</text:p>
          </table:table-cell>
          <table:table-cell office:value-type="float" office:value="6">
            <text:p>6</text:p>
          </table:table-cell>
          <table:table-cell office:value-type="float" office:value="14860">
            <text:p>14860</text:p>
          </table:table-cell>
          <table:table-cell office:value-type="float" office:value="0.01495">
            <text:p>0.0149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17542e-11</text:p>
          </table:table-cell>
          <table:table-cell office:value-type="string">
            <text:p>-1.5518e-08</text:p>
          </table:table-cell>
          <table:table-cell office:value-type="string">
            <text:p>6.5878e-21</text:p>
          </table:table-cell>
          <table:table-cell office:value-type="string">
            <text:p>-2.08945e-09</text:p>
          </table:table-cell>
          <table:table-cell office:value-type="string">
            <text:p>-2.13556e-09</text:p>
          </table:table-cell>
          <table:table-cell office:value-type="string">
            <text:p>6.94876e-09</text:p>
          </table:table-cell>
          <table:table-cell office:value-type="string">
            <text:p>-2.0831e-10</text:p>
          </table:table-cell>
          <table:table-cell office:value-type="string">
            <text:p>-1.70374e-09</text:p>
          </table:table-cell>
          <table:table-cell office:value-type="string">
            <text:p>-5.81937e-12</text:p>
          </table:table-cell>
          <table:table-cell office:value-type="float" office:value="-0.00753251">
            <text:p>-0.00753251</text:p>
          </table:table-cell>
          <table:table-cell office:value-type="float" office:value="-0.0149812">
            <text:p>-0.0149812</text:p>
          </table:table-cell>
          <table:table-cell office:value-type="float" office:value="1.45248">
            <text:p>1.45248</text:p>
          </table:table-cell>
          <table:table-cell office:value-type="float" office:value="-0.016825">
            <text:p>-0.016825</text:p>
          </table:table-cell>
          <table:table-cell office:value-type="float" office:value="-0.137609">
            <text:p>-0.137609</text:p>
          </table:table-cell>
          <table:table-cell office:value-type="float" office:value="-0.000470026">
            <text:p>-0.000470026</text:p>
          </table:table-cell>
          <table:table-cell office:value-type="float" office:value="1.48699">
            <text:p>1.48699</text:p>
          </table:table-cell>
          <table:table-cell table:number-columns-repeated="1002"/>
        </table:table-row>
        <table:table-row table:style-name="ro1">
          <table:table-cell office:value-type="float" office:value="8928">
            <text:p>8928</text:p>
          </table:table-cell>
          <table:table-cell office:value-type="float" office:value="1">
            <text:p>1</text:p>
          </table:table-cell>
          <table:table-cell office:value-type="float" office:value="14797">
            <text:p>14797</text:p>
          </table:table-cell>
          <table:table-cell office:value-type="float" office:value="0.0169625">
            <text:p>0.01696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59593e-11</text:p>
          </table:table-cell>
          <table:table-cell office:value-type="string">
            <text:p>-1.55251e-08</text:p>
          </table:table-cell>
          <table:table-cell office:value-type="string">
            <text:p>6.70775e-21</text:p>
          </table:table-cell>
          <table:table-cell office:value-type="string">
            <text:p>-2.08945e-09</text:p>
          </table:table-cell>
          <table:table-cell office:value-type="string">
            <text:p>-2.14767e-09</text:p>
          </table:table-cell>
          <table:table-cell office:value-type="string">
            <text:p>6.94094e-09</text:p>
          </table:table-cell>
          <table:table-cell office:value-type="string">
            <text:p>2.00672e-11</text:p>
          </table:table-cell>
          <table:table-cell office:value-type="string">
            <text:p>1.70409e-09</text:p>
          </table:table-cell>
          <table:table-cell office:value-type="string">
            <text:p>6.61455e-12</text:p>
          </table:table-cell>
          <table:table-cell office:value-type="float" office:value="-0.00994707">
            <text:p>-0.00994707</text:p>
          </table:table-cell>
          <table:table-cell office:value-type="float" office:value="-0.0193527">
            <text:p>-0.0193527</text:p>
          </table:table-cell>
          <table:table-cell office:value-type="float" office:value="1.44881">
            <text:p>1.44881</text:p>
          </table:table-cell>
          <table:table-cell office:value-type="float" office:value="0.00162081">
            <text:p>0.00162081</text:p>
          </table:table-cell>
          <table:table-cell office:value-type="float" office:value="0.137638">
            <text:p>0.137638</text:p>
          </table:table-cell>
          <table:table-cell office:value-type="float" office:value="0.000534252">
            <text:p>0.000534252</text:p>
          </table:table-cell>
          <table:table-cell office:value-type="float" office:value="1.48741">
            <text:p>1.48741</text:p>
          </table:table-cell>
          <table:table-cell table:number-columns-repeated="1002"/>
        </table:table-row>
        <table:table-row table:style-name="ro1">
          <table:table-cell office:value-type="float" office:value="8928">
            <text:p>8928</text:p>
          </table:table-cell>
          <table:table-cell office:value-type="float" office:value="2">
            <text:p>2</text:p>
          </table:table-cell>
          <table:table-cell office:value-type="float" office:value="14860">
            <text:p>14860</text:p>
          </table:table-cell>
          <table:table-cell office:value-type="float" office:value="0.01495">
            <text:p>0.0149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17542e-11</text:p>
          </table:table-cell>
          <table:table-cell office:value-type="string">
            <text:p>-1.5518e-08</text:p>
          </table:table-cell>
          <table:table-cell office:value-type="string">
            <text:p>6.5878e-21</text:p>
          </table:table-cell>
          <table:table-cell office:value-type="string">
            <text:p>-2.08945e-09</text:p>
          </table:table-cell>
          <table:table-cell office:value-type="string">
            <text:p>-2.13556e-09</text:p>
          </table:table-cell>
          <table:table-cell office:value-type="string">
            <text:p>6.94876e-09</text:p>
          </table:table-cell>
          <table:table-cell office:value-type="string">
            <text:p>-2.0831e-10</text:p>
          </table:table-cell>
          <table:table-cell office:value-type="string">
            <text:p>1.70374e-09</text:p>
          </table:table-cell>
          <table:table-cell office:value-type="string">
            <text:p>5.81937e-12</text:p>
          </table:table-cell>
          <table:table-cell office:value-type="float" office:value="-0.00753251">
            <text:p>-0.00753251</text:p>
          </table:table-cell>
          <table:table-cell office:value-type="float" office:value="-0.0149812">
            <text:p>-0.0149812</text:p>
          </table:table-cell>
          <table:table-cell office:value-type="float" office:value="1.45248">
            <text:p>1.45248</text:p>
          </table:table-cell>
          <table:table-cell office:value-type="float" office:value="-0.016825">
            <text:p>-0.016825</text:p>
          </table:table-cell>
          <table:table-cell office:value-type="float" office:value="0.137609">
            <text:p>0.137609</text:p>
          </table:table-cell>
          <table:table-cell office:value-type="float" office:value="0.000470026">
            <text:p>0.000470026</text:p>
          </table:table-cell>
          <table:table-cell office:value-type="float" office:value="1.48699">
            <text:p>1.48699</text:p>
          </table:table-cell>
          <table:table-cell table:number-columns-repeated="1002"/>
        </table:table-row>
        <table:table-row table:style-name="ro1">
          <table:table-cell office:value-type="float" office:value="8991">
            <text:p>8991</text:p>
          </table:table-cell>
          <table:table-cell office:value-type="float" office:value="5">
            <text:p>5</text:p>
          </table:table-cell>
          <table:table-cell office:value-type="float" office:value="14860">
            <text:p>14860</text:p>
          </table:table-cell>
          <table:table-cell office:value-type="float" office:value="0.01495">
            <text:p>0.0149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17542e-11</text:p>
          </table:table-cell>
          <table:table-cell office:value-type="string">
            <text:p>-1.5518e-08</text:p>
          </table:table-cell>
          <table:table-cell office:value-type="string">
            <text:p>6.5878e-21</text:p>
          </table:table-cell>
          <table:table-cell office:value-type="string">
            <text:p>-2.09438e-09</text:p>
          </table:table-cell>
          <table:table-cell office:value-type="string">
            <text:p>-2.13556e-09</text:p>
          </table:table-cell>
          <table:table-cell office:value-type="string">
            <text:p>6.94876e-09</text:p>
          </table:table-cell>
          <table:table-cell office:value-type="string">
            <text:p>2.09058e-11</text:p>
          </table:table-cell>
          <table:table-cell office:value-type="string">
            <text:p>-1.70374e-09</text:p>
          </table:table-cell>
          <table:table-cell office:value-type="string">
            <text:p>-5.81937e-12</text:p>
          </table:table-cell>
          <table:table-cell office:value-type="float" office:value="-0.00892801">
            <text:p>-0.00892801</text:p>
          </table:table-cell>
          <table:table-cell office:value-type="float" office:value="-0.0155792">
            <text:p>-0.0155792</text:p>
          </table:table-cell>
          <table:table-cell office:value-type="float" office:value="1.45189">
            <text:p>1.45189</text:p>
          </table:table-cell>
          <table:table-cell office:value-type="float" office:value="0.00168854">
            <text:p>0.00168854</text:p>
          </table:table-cell>
          <table:table-cell office:value-type="float" office:value="-0.137609">
            <text:p>-0.137609</text:p>
          </table:table-cell>
          <table:table-cell office:value-type="float" office:value="-0.000470026">
            <text:p>-0.000470026</text:p>
          </table:table-cell>
          <table:table-cell office:value-type="float" office:value="1.48671">
            <text:p>1.48671</text:p>
          </table:table-cell>
          <table:table-cell table:number-columns-repeated="1002"/>
        </table:table-row>
        <table:table-row table:style-name="ro1">
          <table:table-cell office:value-type="float" office:value="8991">
            <text:p>8991</text:p>
          </table:table-cell>
          <table:table-cell office:value-type="float" office:value="6">
            <text:p>6</text:p>
          </table:table-cell>
          <table:table-cell office:value-type="float" office:value="14923">
            <text:p>14923</text:p>
          </table:table-cell>
          <table:table-cell office:value-type="float" office:value="0.0129375">
            <text:p>0.01293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2.75393e-11</text:p>
          </table:table-cell>
          <table:table-cell office:value-type="string">
            <text:p>-1.55115e-08</text:p>
          </table:table-cell>
          <table:table-cell office:value-type="string">
            <text:p>6.47209e-21</text:p>
          </table:table-cell>
          <table:table-cell office:value-type="string">
            <text:p>-2.09438e-09</text:p>
          </table:table-cell>
          <table:table-cell office:value-type="string">
            <text:p>-2.11979e-09</text:p>
          </table:table-cell>
          <table:table-cell office:value-type="string">
            <text:p>6.95814e-09</text:p>
          </table:table-cell>
          <table:table-cell office:value-type="string">
            <text:p>-2.63513e-10</text:p>
          </table:table-cell>
          <table:table-cell office:value-type="string">
            <text:p>-1.70343e-09</text:p>
          </table:table-cell>
          <table:table-cell office:value-type="string">
            <text:p>-5.02419e-12</text:p>
          </table:table-cell>
          <table:table-cell office:value-type="float" office:value="-0.00588037">
            <text:p>-0.00588037</text:p>
          </table:table-cell>
          <table:table-cell office:value-type="float" office:value="-0.00998418">
            <text:p>-0.00998418</text:p>
          </table:table-cell>
          <table:table-cell office:value-type="float" office:value="1.45645">
            <text:p>1.45645</text:p>
          </table:table-cell>
          <table:table-cell office:value-type="float" office:value="-0.0212837">
            <text:p>-0.0212837</text:p>
          </table:table-cell>
          <table:table-cell office:value-type="float" office:value="-0.137585">
            <text:p>-0.137585</text:p>
          </table:table-cell>
          <table:table-cell office:value-type="float" office:value="-0.0004058">
            <text:p>-0.0004058</text:p>
          </table:table-cell>
          <table:table-cell office:value-type="float" office:value="1.48613">
            <text:p>1.48613</text:p>
          </table:table-cell>
          <table:table-cell table:number-columns-repeated="1002"/>
        </table:table-row>
        <table:table-row table:style-name="ro1">
          <table:table-cell office:value-type="float" office:value="8992">
            <text:p>8992</text:p>
          </table:table-cell>
          <table:table-cell office:value-type="float" office:value="1">
            <text:p>1</text:p>
          </table:table-cell>
          <table:table-cell office:value-type="float" office:value="14860">
            <text:p>14860</text:p>
          </table:table-cell>
          <table:table-cell office:value-type="float" office:value="0.01495">
            <text:p>0.0149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17542e-11</text:p>
          </table:table-cell>
          <table:table-cell office:value-type="string">
            <text:p>-1.5518e-08</text:p>
          </table:table-cell>
          <table:table-cell office:value-type="string">
            <text:p>6.5878e-21</text:p>
          </table:table-cell>
          <table:table-cell office:value-type="string">
            <text:p>-2.09438e-09</text:p>
          </table:table-cell>
          <table:table-cell office:value-type="string">
            <text:p>-2.13556e-09</text:p>
          </table:table-cell>
          <table:table-cell office:value-type="string">
            <text:p>6.94876e-09</text:p>
          </table:table-cell>
          <table:table-cell office:value-type="string">
            <text:p>2.09058e-11</text:p>
          </table:table-cell>
          <table:table-cell office:value-type="string">
            <text:p>1.70374e-09</text:p>
          </table:table-cell>
          <table:table-cell office:value-type="string">
            <text:p>5.81937e-12</text:p>
          </table:table-cell>
          <table:table-cell office:value-type="float" office:value="-0.00892801">
            <text:p>-0.00892801</text:p>
          </table:table-cell>
          <table:table-cell office:value-type="float" office:value="-0.0155792">
            <text:p>-0.0155792</text:p>
          </table:table-cell>
          <table:table-cell office:value-type="float" office:value="1.45189">
            <text:p>1.45189</text:p>
          </table:table-cell>
          <table:table-cell office:value-type="float" office:value="0.00168854">
            <text:p>0.00168854</text:p>
          </table:table-cell>
          <table:table-cell office:value-type="float" office:value="0.137609">
            <text:p>0.137609</text:p>
          </table:table-cell>
          <table:table-cell office:value-type="float" office:value="0.000470026">
            <text:p>0.000470026</text:p>
          </table:table-cell>
          <table:table-cell office:value-type="float" office:value="1.48671">
            <text:p>1.48671</text:p>
          </table:table-cell>
          <table:table-cell table:number-columns-repeated="1002"/>
        </table:table-row>
        <table:table-row table:style-name="ro1">
          <table:table-cell office:value-type="float" office:value="8992">
            <text:p>8992</text:p>
          </table:table-cell>
          <table:table-cell office:value-type="float" office:value="2">
            <text:p>2</text:p>
          </table:table-cell>
          <table:table-cell office:value-type="float" office:value="14923">
            <text:p>14923</text:p>
          </table:table-cell>
          <table:table-cell office:value-type="float" office:value="0.0129375">
            <text:p>0.01293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2.75393e-11</text:p>
          </table:table-cell>
          <table:table-cell office:value-type="string">
            <text:p>-1.55115e-08</text:p>
          </table:table-cell>
          <table:table-cell office:value-type="string">
            <text:p>6.47209e-21</text:p>
          </table:table-cell>
          <table:table-cell office:value-type="string">
            <text:p>-2.09438e-09</text:p>
          </table:table-cell>
          <table:table-cell office:value-type="string">
            <text:p>-2.11979e-09</text:p>
          </table:table-cell>
          <table:table-cell office:value-type="string">
            <text:p>6.95814e-09</text:p>
          </table:table-cell>
          <table:table-cell office:value-type="string">
            <text:p>-2.63513e-10</text:p>
          </table:table-cell>
          <table:table-cell office:value-type="string">
            <text:p>1.70343e-09</text:p>
          </table:table-cell>
          <table:table-cell office:value-type="string">
            <text:p>5.02419e-12</text:p>
          </table:table-cell>
          <table:table-cell office:value-type="float" office:value="-0.00588037">
            <text:p>-0.00588037</text:p>
          </table:table-cell>
          <table:table-cell office:value-type="float" office:value="-0.00998418">
            <text:p>-0.00998418</text:p>
          </table:table-cell>
          <table:table-cell office:value-type="float" office:value="1.45645">
            <text:p>1.45645</text:p>
          </table:table-cell>
          <table:table-cell office:value-type="float" office:value="-0.0212837">
            <text:p>-0.0212837</text:p>
          </table:table-cell>
          <table:table-cell office:value-type="float" office:value="0.137585">
            <text:p>0.137585</text:p>
          </table:table-cell>
          <table:table-cell office:value-type="float" office:value="0.0004058">
            <text:p>0.0004058</text:p>
          </table:table-cell>
          <table:table-cell office:value-type="float" office:value="1.48613">
            <text:p>1.48613</text:p>
          </table:table-cell>
          <table:table-cell table:number-columns-repeated="1002"/>
        </table:table-row>
        <table:table-row table:style-name="ro1">
          <table:table-cell office:value-type="float" office:value="9055">
            <text:p>9055</text:p>
          </table:table-cell>
          <table:table-cell office:value-type="float" office:value="5">
            <text:p>5</text:p>
          </table:table-cell>
          <table:table-cell office:value-type="float" office:value="14923">
            <text:p>14923</text:p>
          </table:table-cell>
          <table:table-cell office:value-type="float" office:value="0.0129375">
            <text:p>0.01293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2.75393e-11</text:p>
          </table:table-cell>
          <table:table-cell office:value-type="string">
            <text:p>-1.55115e-08</text:p>
          </table:table-cell>
          <table:table-cell office:value-type="string">
            <text:p>6.47209e-21</text:p>
          </table:table-cell>
          <table:table-cell office:value-type="string">
            <text:p>-2.10025e-09</text:p>
          </table:table-cell>
          <table:table-cell office:value-type="string">
            <text:p>-2.11979e-09</text:p>
          </table:table-cell>
          <table:table-cell office:value-type="string">
            <text:p>6.95814e-09</text:p>
          </table:table-cell>
          <table:table-cell office:value-type="string">
            <text:p>2.86832e-11</text:p>
          </table:table-cell>
          <table:table-cell office:value-type="string">
            <text:p>-1.70343e-09</text:p>
          </table:table-cell>
          <table:table-cell office:value-type="string">
            <text:p>-5.02419e-12</text:p>
          </table:table-cell>
          <table:table-cell office:value-type="float" office:value="-0.00753779">
            <text:p>-0.00753779</text:p>
          </table:table-cell>
          <table:table-cell office:value-type="float" office:value="-0.0106945">
            <text:p>-0.0106945</text:p>
          </table:table-cell>
          <table:table-cell office:value-type="float" office:value="1.45574">
            <text:p>1.45574</text:p>
          </table:table-cell>
          <table:table-cell office:value-type="float" office:value="0.00231672">
            <text:p>0.00231672</text:p>
          </table:table-cell>
          <table:table-cell office:value-type="float" office:value="-0.137585">
            <text:p>-0.137585</text:p>
          </table:table-cell>
          <table:table-cell office:value-type="float" office:value="-0.0004058">
            <text:p>-0.0004058</text:p>
          </table:table-cell>
          <table:table-cell office:value-type="float" office:value="1.48568">
            <text:p>1.48568</text:p>
          </table:table-cell>
          <table:table-cell table:number-columns-repeated="1002"/>
        </table:table-row>
        <table:table-row table:style-name="ro1">
          <table:table-cell office:value-type="float" office:value="9055">
            <text:p>9055</text:p>
          </table:table-cell>
          <table:table-cell office:value-type="float" office:value="6">
            <text:p>6</text:p>
          </table:table-cell>
          <table:table-cell office:value-type="float" office:value="14986">
            <text:p>14986</text:p>
          </table:table-cell>
          <table:table-cell office:value-type="float" office:value="0.010925">
            <text:p>0.0109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2.33126e-11</text:p>
          </table:table-cell>
          <table:table-cell office:value-type="string">
            <text:p>-1.55055e-08</text:p>
          </table:table-cell>
          <table:table-cell office:value-type="string">
            <text:p>6.36026e-21</text:p>
          </table:table-cell>
          <table:table-cell office:value-type="string">
            <text:p>-2.10025e-09</text:p>
          </table:table-cell>
          <table:table-cell office:value-type="string">
            <text:p>-2.10018e-09</text:p>
          </table:table-cell>
          <table:table-cell office:value-type="string">
            <text:p>6.9691e-09</text:p>
          </table:table-cell>
          <table:table-cell office:value-type="string">
            <text:p>-3.26082e-10</text:p>
          </table:table-cell>
          <table:table-cell office:value-type="string">
            <text:p>-1.70317e-09</text:p>
          </table:table-cell>
          <table:table-cell office:value-type="string">
            <text:p>-4.22903e-12</text:p>
          </table:table-cell>
          <table:table-cell office:value-type="float" office:value="-0.0038351">
            <text:p>-0.0038351</text:p>
          </table:table-cell>
          <table:table-cell office:value-type="float" office:value="-0.00382463">
            <text:p>-0.00382463</text:p>
          </table:table-cell>
          <table:table-cell office:value-type="float" office:value="1.46121">
            <text:p>1.46121</text:p>
          </table:table-cell>
          <table:table-cell office:value-type="float" office:value="-0.0263374">
            <text:p>-0.0263374</text:p>
          </table:table-cell>
          <table:table-cell office:value-type="float" office:value="-0.137563">
            <text:p>-0.137563</text:p>
          </table:table-cell>
          <table:table-cell office:value-type="float" office:value="-0.000341575">
            <text:p>-0.000341575</text:p>
          </table:table-cell>
          <table:table-cell office:value-type="float" office:value="1.48499">
            <text:p>1.48499</text:p>
          </table:table-cell>
          <table:table-cell table:number-columns-repeated="1002"/>
        </table:table-row>
        <table:table-row table:style-name="ro1">
          <table:table-cell office:value-type="float" office:value="9056">
            <text:p>9056</text:p>
          </table:table-cell>
          <table:table-cell office:value-type="float" office:value="1">
            <text:p>1</text:p>
          </table:table-cell>
          <table:table-cell office:value-type="float" office:value="14923">
            <text:p>14923</text:p>
          </table:table-cell>
          <table:table-cell office:value-type="float" office:value="0.0129375">
            <text:p>0.01293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2.75393e-11</text:p>
          </table:table-cell>
          <table:table-cell office:value-type="string">
            <text:p>-1.55115e-08</text:p>
          </table:table-cell>
          <table:table-cell office:value-type="string">
            <text:p>6.47209e-21</text:p>
          </table:table-cell>
          <table:table-cell office:value-type="string">
            <text:p>-2.10025e-09</text:p>
          </table:table-cell>
          <table:table-cell office:value-type="string">
            <text:p>-2.11979e-09</text:p>
          </table:table-cell>
          <table:table-cell office:value-type="string">
            <text:p>6.95814e-09</text:p>
          </table:table-cell>
          <table:table-cell office:value-type="string">
            <text:p>2.86832e-11</text:p>
          </table:table-cell>
          <table:table-cell office:value-type="string">
            <text:p>1.70343e-09</text:p>
          </table:table-cell>
          <table:table-cell office:value-type="string">
            <text:p>5.02419e-12</text:p>
          </table:table-cell>
          <table:table-cell office:value-type="float" office:value="-0.00753779">
            <text:p>-0.00753779</text:p>
          </table:table-cell>
          <table:table-cell office:value-type="float" office:value="-0.0106945">
            <text:p>-0.0106945</text:p>
          </table:table-cell>
          <table:table-cell office:value-type="float" office:value="1.45574">
            <text:p>1.45574</text:p>
          </table:table-cell>
          <table:table-cell office:value-type="float" office:value="0.00231672">
            <text:p>0.00231672</text:p>
          </table:table-cell>
          <table:table-cell office:value-type="float" office:value="0.137585">
            <text:p>0.137585</text:p>
          </table:table-cell>
          <table:table-cell office:value-type="float" office:value="0.0004058">
            <text:p>0.0004058</text:p>
          </table:table-cell>
          <table:table-cell office:value-type="float" office:value="1.48568">
            <text:p>1.48568</text:p>
          </table:table-cell>
          <table:table-cell table:number-columns-repeated="1002"/>
        </table:table-row>
        <table:table-row table:style-name="ro1">
          <table:table-cell office:value-type="float" office:value="9056">
            <text:p>9056</text:p>
          </table:table-cell>
          <table:table-cell office:value-type="float" office:value="2">
            <text:p>2</text:p>
          </table:table-cell>
          <table:table-cell office:value-type="float" office:value="14986">
            <text:p>14986</text:p>
          </table:table-cell>
          <table:table-cell office:value-type="float" office:value="0.010925">
            <text:p>0.0109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2.33126e-11</text:p>
          </table:table-cell>
          <table:table-cell office:value-type="string">
            <text:p>-1.55055e-08</text:p>
          </table:table-cell>
          <table:table-cell office:value-type="string">
            <text:p>6.36026e-21</text:p>
          </table:table-cell>
          <table:table-cell office:value-type="string">
            <text:p>-2.10025e-09</text:p>
          </table:table-cell>
          <table:table-cell office:value-type="string">
            <text:p>-2.10018e-09</text:p>
          </table:table-cell>
          <table:table-cell office:value-type="string">
            <text:p>6.9691e-09</text:p>
          </table:table-cell>
          <table:table-cell office:value-type="string">
            <text:p>-3.26082e-10</text:p>
          </table:table-cell>
          <table:table-cell office:value-type="string">
            <text:p>1.70317e-09</text:p>
          </table:table-cell>
          <table:table-cell office:value-type="string">
            <text:p>4.22903e-12</text:p>
          </table:table-cell>
          <table:table-cell office:value-type="float" office:value="-0.0038351">
            <text:p>-0.0038351</text:p>
          </table:table-cell>
          <table:table-cell office:value-type="float" office:value="-0.00382463">
            <text:p>-0.00382463</text:p>
          </table:table-cell>
          <table:table-cell office:value-type="float" office:value="1.46121">
            <text:p>1.46121</text:p>
          </table:table-cell>
          <table:table-cell office:value-type="float" office:value="-0.0263374">
            <text:p>-0.0263374</text:p>
          </table:table-cell>
          <table:table-cell office:value-type="float" office:value="0.137563">
            <text:p>0.137563</text:p>
          </table:table-cell>
          <table:table-cell office:value-type="float" office:value="0.000341575">
            <text:p>0.000341575</text:p>
          </table:table-cell>
          <table:table-cell office:value-type="float" office:value="1.48499">
            <text:p>1.48499</text:p>
          </table:table-cell>
          <table:table-cell table:number-columns-repeated="1002"/>
        </table:table-row>
        <table:table-row table:style-name="ro1">
          <table:table-cell office:value-type="float" office:value="9119">
            <text:p>9119</text:p>
          </table:table-cell>
          <table:table-cell office:value-type="float" office:value="5">
            <text:p>5</text:p>
          </table:table-cell>
          <table:table-cell office:value-type="float" office:value="14986">
            <text:p>14986</text:p>
          </table:table-cell>
          <table:table-cell office:value-type="float" office:value="0.010925">
            <text:p>0.0109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2.33126e-11</text:p>
          </table:table-cell>
          <table:table-cell office:value-type="string">
            <text:p>-1.55055e-08</text:p>
          </table:table-cell>
          <table:table-cell office:value-type="string">
            <text:p>6.36026e-21</text:p>
          </table:table-cell>
          <table:table-cell office:value-type="string">
            <text:p>-2.10925e-09</text:p>
          </table:table-cell>
          <table:table-cell office:value-type="string">
            <text:p>-2.10018e-09</text:p>
          </table:table-cell>
          <table:table-cell office:value-type="string">
            <text:p>6.9691e-09</text:p>
          </table:table-cell>
          <table:table-cell office:value-type="string">
            <text:p>4.23268e-11</text:p>
          </table:table-cell>
          <table:table-cell office:value-type="string">
            <text:p>-1.70317e-09</text:p>
          </table:table-cell>
          <table:table-cell office:value-type="string">
            <text:p>-4.22903e-12</text:p>
          </table:table-cell>
          <table:table-cell office:value-type="float" office:value="-0.00638131">
            <text:p>-0.00638131</text:p>
          </table:table-cell>
          <table:table-cell office:value-type="float" office:value="-0.00491586">
            <text:p>-0.00491586</text:p>
          </table:table-cell>
          <table:table-cell office:value-type="float" office:value="1.46012">
            <text:p>1.46012</text:p>
          </table:table-cell>
          <table:table-cell office:value-type="float" office:value="0.0034187">
            <text:p>0.0034187</text:p>
          </table:table-cell>
          <table:table-cell office:value-type="float" office:value="-0.137563">
            <text:p>-0.137563</text:p>
          </table:table-cell>
          <table:table-cell office:value-type="float" office:value="-0.000341575">
            <text:p>-0.000341575</text:p>
          </table:table-cell>
          <table:table-cell office:value-type="float" office:value="1.4843">
            <text:p>1.4843</text:p>
          </table:table-cell>
          <table:table-cell table:number-columns-repeated="1002"/>
        </table:table-row>
        <table:table-row table:style-name="ro1">
          <table:table-cell office:value-type="float" office:value="9119">
            <text:p>9119</text:p>
          </table:table-cell>
          <table:table-cell office:value-type="float" office:value="6">
            <text:p>6</text:p>
          </table:table-cell>
          <table:table-cell office:value-type="float" office:value="15049">
            <text:p>15049</text:p>
          </table:table-cell>
          <table:table-cell office:value-type="float" office:value="0.0089125">
            <text:p>0.00891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90677e-11</text:p>
          </table:table-cell>
          <table:table-cell office:value-type="string">
            <text:p>-1.55002e-08</text:p>
          </table:table-cell>
          <table:table-cell office:value-type="string">
            <text:p>6.25204e-21</text:p>
          </table:table-cell>
          <table:table-cell office:value-type="string">
            <text:p>-2.10925e-09</text:p>
          </table:table-cell>
          <table:table-cell office:value-type="string">
            <text:p>-2.07214e-09</text:p>
          </table:table-cell>
          <table:table-cell office:value-type="string">
            <text:p>6.98163e-09</text:p>
          </table:table-cell>
          <table:table-cell office:value-type="string">
            <text:p>-3.95041e-10</text:p>
          </table:table-cell>
          <table:table-cell office:value-type="string">
            <text:p>-1.70295e-09</text:p>
          </table:table-cell>
          <table:table-cell office:value-type="string">
            <text:p>-3.43386e-12</text:p>
          </table:table-cell>
          <table:table-cell office:value-type="float" office:value="-0.001466">
            <text:p>-0.001466</text:p>
          </table:table-cell>
          <table:table-cell office:value-type="float" office:value="0.00452844">
            <text:p>0.00452844</text:p>
          </table:table-cell>
          <table:table-cell office:value-type="float" office:value="1.46706">
            <text:p>1.46706</text:p>
          </table:table-cell>
          <table:table-cell office:value-type="float" office:value="-0.0319072">
            <text:p>-0.0319072</text:p>
          </table:table-cell>
          <table:table-cell office:value-type="float" office:value="-0.137546">
            <text:p>-0.137546</text:p>
          </table:table-cell>
          <table:table-cell office:value-type="float" office:value="-0.00027735">
            <text:p>-0.00027735</text:p>
          </table:table-cell>
          <table:table-cell office:value-type="float" office:value="1.48285">
            <text:p>1.48285</text:p>
          </table:table-cell>
          <table:table-cell table:number-columns-repeated="1002"/>
        </table:table-row>
        <table:table-row table:style-name="ro1">
          <table:table-cell office:value-type="float" office:value="9120">
            <text:p>9120</text:p>
          </table:table-cell>
          <table:table-cell office:value-type="float" office:value="1">
            <text:p>1</text:p>
          </table:table-cell>
          <table:table-cell office:value-type="float" office:value="14986">
            <text:p>14986</text:p>
          </table:table-cell>
          <table:table-cell office:value-type="float" office:value="0.010925">
            <text:p>0.0109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2.33126e-11</text:p>
          </table:table-cell>
          <table:table-cell office:value-type="string">
            <text:p>-1.55055e-08</text:p>
          </table:table-cell>
          <table:table-cell office:value-type="string">
            <text:p>6.36026e-21</text:p>
          </table:table-cell>
          <table:table-cell office:value-type="string">
            <text:p>-2.10925e-09</text:p>
          </table:table-cell>
          <table:table-cell office:value-type="string">
            <text:p>-2.10018e-09</text:p>
          </table:table-cell>
          <table:table-cell office:value-type="string">
            <text:p>6.9691e-09</text:p>
          </table:table-cell>
          <table:table-cell office:value-type="string">
            <text:p>4.23268e-11</text:p>
          </table:table-cell>
          <table:table-cell office:value-type="string">
            <text:p>1.70317e-09</text:p>
          </table:table-cell>
          <table:table-cell office:value-type="string">
            <text:p>4.22903e-12</text:p>
          </table:table-cell>
          <table:table-cell office:value-type="float" office:value="-0.00638131">
            <text:p>-0.00638131</text:p>
          </table:table-cell>
          <table:table-cell office:value-type="float" office:value="-0.00491586">
            <text:p>-0.00491586</text:p>
          </table:table-cell>
          <table:table-cell office:value-type="float" office:value="1.46012">
            <text:p>1.46012</text:p>
          </table:table-cell>
          <table:table-cell office:value-type="float" office:value="0.0034187">
            <text:p>0.0034187</text:p>
          </table:table-cell>
          <table:table-cell office:value-type="float" office:value="0.137563">
            <text:p>0.137563</text:p>
          </table:table-cell>
          <table:table-cell office:value-type="float" office:value="0.000341575">
            <text:p>0.000341575</text:p>
          </table:table-cell>
          <table:table-cell office:value-type="float" office:value="1.4843">
            <text:p>1.4843</text:p>
          </table:table-cell>
          <table:table-cell table:number-columns-repeated="1002"/>
        </table:table-row>
        <table:table-row table:style-name="ro1">
          <table:table-cell office:value-type="float" office:value="9120">
            <text:p>9120</text:p>
          </table:table-cell>
          <table:table-cell office:value-type="float" office:value="2">
            <text:p>2</text:p>
          </table:table-cell>
          <table:table-cell office:value-type="float" office:value="15049">
            <text:p>15049</text:p>
          </table:table-cell>
          <table:table-cell office:value-type="float" office:value="0.0089125">
            <text:p>0.00891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90677e-11</text:p>
          </table:table-cell>
          <table:table-cell office:value-type="string">
            <text:p>-1.55002e-08</text:p>
          </table:table-cell>
          <table:table-cell office:value-type="string">
            <text:p>6.25204e-21</text:p>
          </table:table-cell>
          <table:table-cell office:value-type="string">
            <text:p>-2.10925e-09</text:p>
          </table:table-cell>
          <table:table-cell office:value-type="string">
            <text:p>-2.07214e-09</text:p>
          </table:table-cell>
          <table:table-cell office:value-type="string">
            <text:p>6.98163e-09</text:p>
          </table:table-cell>
          <table:table-cell office:value-type="string">
            <text:p>-3.95041e-10</text:p>
          </table:table-cell>
          <table:table-cell office:value-type="string">
            <text:p>1.70295e-09</text:p>
          </table:table-cell>
          <table:table-cell office:value-type="string">
            <text:p>3.43386e-12</text:p>
          </table:table-cell>
          <table:table-cell office:value-type="float" office:value="-0.001466">
            <text:p>-0.001466</text:p>
          </table:table-cell>
          <table:table-cell office:value-type="float" office:value="0.00452844">
            <text:p>0.00452844</text:p>
          </table:table-cell>
          <table:table-cell office:value-type="float" office:value="1.46706">
            <text:p>1.46706</text:p>
          </table:table-cell>
          <table:table-cell office:value-type="float" office:value="-0.0319072">
            <text:p>-0.0319072</text:p>
          </table:table-cell>
          <table:table-cell office:value-type="float" office:value="0.137546">
            <text:p>0.137546</text:p>
          </table:table-cell>
          <table:table-cell office:value-type="float" office:value="0.00027735">
            <text:p>0.00027735</text:p>
          </table:table-cell>
          <table:table-cell office:value-type="float" office:value="1.48285">
            <text:p>1.48285</text:p>
          </table:table-cell>
          <table:table-cell table:number-columns-repeated="1002"/>
        </table:table-row>
        <table:table-row table:style-name="ro1">
          <table:table-cell office:value-type="float" office:value="9183">
            <text:p>9183</text:p>
          </table:table-cell>
          <table:table-cell office:value-type="float" office:value="5">
            <text:p>5</text:p>
          </table:table-cell>
          <table:table-cell office:value-type="float" office:value="15049">
            <text:p>15049</text:p>
          </table:table-cell>
          <table:table-cell office:value-type="float" office:value="0.0089125">
            <text:p>0.00891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90677e-11</text:p>
          </table:table-cell>
          <table:table-cell office:value-type="string">
            <text:p>-1.55002e-08</text:p>
          </table:table-cell>
          <table:table-cell office:value-type="string">
            <text:p>6.25204e-21</text:p>
          </table:table-cell>
          <table:table-cell office:value-type="string">
            <text:p>-2.14102e-09</text:p>
          </table:table-cell>
          <table:table-cell office:value-type="string">
            <text:p>-2.07214e-09</text:p>
          </table:table-cell>
          <table:table-cell office:value-type="string">
            <text:p>6.98163e-09</text:p>
          </table:table-cell>
          <table:table-cell office:value-type="string">
            <text:p>6.91296e-11</text:p>
          </table:table-cell>
          <table:table-cell office:value-type="string">
            <text:p>-1.70295e-09</text:p>
          </table:table-cell>
          <table:table-cell office:value-type="string">
            <text:p>-3.43386e-12</text:p>
          </table:table-cell>
          <table:table-cell office:value-type="float" office:value="-0.0104454">
            <text:p>-0.0104454</text:p>
          </table:table-cell>
          <table:table-cell office:value-type="float" office:value="0.000680128">
            <text:p>0.000680128</text:p>
          </table:table-cell>
          <table:table-cell office:value-type="float" office:value="1.46321">
            <text:p>1.46321</text:p>
          </table:table-cell>
          <table:table-cell office:value-type="float" office:value="0.00558354">
            <text:p>0.00558354</text:p>
          </table:table-cell>
          <table:table-cell office:value-type="float" office:value="-0.137546">
            <text:p>-0.137546</text:p>
          </table:table-cell>
          <table:table-cell office:value-type="float" office:value="-0.00027735">
            <text:p>-0.00027735</text:p>
          </table:table-cell>
          <table:table-cell office:value-type="float" office:value="1.48186">
            <text:p>1.48186</text:p>
          </table:table-cell>
          <table:table-cell table:number-columns-repeated="1002"/>
        </table:table-row>
        <table:table-row table:style-name="ro1">
          <table:table-cell office:value-type="float" office:value="9183">
            <text:p>9183</text:p>
          </table:table-cell>
          <table:table-cell office:value-type="float" office:value="6">
            <text:p>6</text:p>
          </table:table-cell>
          <table:table-cell office:value-type="float" office:value="9680">
            <text:p>9680</text:p>
          </table:table-cell>
          <table:table-cell office:value-type="float" office:value="0.0069">
            <text:p>0.0069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47589e-11</text:p>
          </table:table-cell>
          <table:table-cell office:value-type="string">
            <text:p>-1.54959e-08</text:p>
          </table:table-cell>
          <table:table-cell office:value-type="string">
            <text:p>6.14793e-21</text:p>
          </table:table-cell>
          <table:table-cell office:value-type="string">
            <text:p>-2.14102e-09</text:p>
          </table:table-cell>
          <table:table-cell office:value-type="string">
            <text:p>-2.02779e-09</text:p>
          </table:table-cell>
          <table:table-cell office:value-type="string">
            <text:p>6.99546e-09</text:p>
          </table:table-cell>
          <table:table-cell office:value-type="string">
            <text:p>-4.37093e-10</text:p>
          </table:table-cell>
          <table:table-cell office:value-type="string">
            <text:p>-1.70278e-09</text:p>
          </table:table-cell>
          <table:table-cell office:value-type="string">
            <text:p>-2.63852e-12</text:p>
          </table:table-cell>
          <table:table-cell office:value-type="float" office:value="-0.00339642">
            <text:p>-0.00339642</text:p>
          </table:table-cell>
          <table:table-cell office:value-type="float" office:value="0.0148943">
            <text:p>0.0148943</text:p>
          </table:table-cell>
          <table:table-cell office:value-type="float" office:value="1.4725">
            <text:p>1.4725</text:p>
          </table:table-cell>
          <table:table-cell office:value-type="float" office:value="-0.0353036">
            <text:p>-0.0353036</text:p>
          </table:table-cell>
          <table:table-cell office:value-type="float" office:value="-0.137532">
            <text:p>-0.137532</text:p>
          </table:table-cell>
          <table:table-cell office:value-type="float" office:value="-0.000213111">
            <text:p>-0.000213111</text:p>
          </table:table-cell>
          <table:table-cell office:value-type="float" office:value="1.47826">
            <text:p>1.47826</text:p>
          </table:table-cell>
          <table:table-cell table:number-columns-repeated="1002"/>
        </table:table-row>
        <table:table-row table:style-name="ro1">
          <table:table-cell office:value-type="float" office:value="9184">
            <text:p>9184</text:p>
          </table:table-cell>
          <table:table-cell office:value-type="float" office:value="1">
            <text:p>1</text:p>
          </table:table-cell>
          <table:table-cell office:value-type="float" office:value="15049">
            <text:p>15049</text:p>
          </table:table-cell>
          <table:table-cell office:value-type="float" office:value="0.0089125">
            <text:p>0.00891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90677e-11</text:p>
          </table:table-cell>
          <table:table-cell office:value-type="string">
            <text:p>-1.55002e-08</text:p>
          </table:table-cell>
          <table:table-cell office:value-type="string">
            <text:p>6.25204e-21</text:p>
          </table:table-cell>
          <table:table-cell office:value-type="string">
            <text:p>-2.14102e-09</text:p>
          </table:table-cell>
          <table:table-cell office:value-type="string">
            <text:p>-2.07214e-09</text:p>
          </table:table-cell>
          <table:table-cell office:value-type="string">
            <text:p>6.98163e-09</text:p>
          </table:table-cell>
          <table:table-cell office:value-type="string">
            <text:p>6.91296e-11</text:p>
          </table:table-cell>
          <table:table-cell office:value-type="string">
            <text:p>1.70295e-09</text:p>
          </table:table-cell>
          <table:table-cell office:value-type="string">
            <text:p>3.43386e-12</text:p>
          </table:table-cell>
          <table:table-cell office:value-type="float" office:value="-0.0104454">
            <text:p>-0.0104454</text:p>
          </table:table-cell>
          <table:table-cell office:value-type="float" office:value="0.000680128">
            <text:p>0.000680128</text:p>
          </table:table-cell>
          <table:table-cell office:value-type="float" office:value="1.46321">
            <text:p>1.46321</text:p>
          </table:table-cell>
          <table:table-cell office:value-type="float" office:value="0.00558354">
            <text:p>0.00558354</text:p>
          </table:table-cell>
          <table:table-cell office:value-type="float" office:value="0.137546">
            <text:p>0.137546</text:p>
          </table:table-cell>
          <table:table-cell office:value-type="float" office:value="0.00027735">
            <text:p>0.00027735</text:p>
          </table:table-cell>
          <table:table-cell office:value-type="float" office:value="1.48186">
            <text:p>1.48186</text:p>
          </table:table-cell>
          <table:table-cell table:number-columns-repeated="1002"/>
        </table:table-row>
        <table:table-row table:style-name="ro1">
          <table:table-cell office:value-type="float" office:value="9184">
            <text:p>9184</text:p>
          </table:table-cell>
          <table:table-cell office:value-type="float" office:value="2">
            <text:p>2</text:p>
          </table:table-cell>
          <table:table-cell office:value-type="float" office:value="9680">
            <text:p>9680</text:p>
          </table:table-cell>
          <table:table-cell office:value-type="float" office:value="0.0069">
            <text:p>0.0069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47589e-11</text:p>
          </table:table-cell>
          <table:table-cell office:value-type="string">
            <text:p>-1.54959e-08</text:p>
          </table:table-cell>
          <table:table-cell office:value-type="string">
            <text:p>6.14793e-21</text:p>
          </table:table-cell>
          <table:table-cell office:value-type="string">
            <text:p>-2.14102e-09</text:p>
          </table:table-cell>
          <table:table-cell office:value-type="string">
            <text:p>-2.02779e-09</text:p>
          </table:table-cell>
          <table:table-cell office:value-type="string">
            <text:p>6.99546e-09</text:p>
          </table:table-cell>
          <table:table-cell office:value-type="string">
            <text:p>-4.37093e-10</text:p>
          </table:table-cell>
          <table:table-cell office:value-type="string">
            <text:p>1.70278e-09</text:p>
          </table:table-cell>
          <table:table-cell office:value-type="string">
            <text:p>2.63852e-12</text:p>
          </table:table-cell>
          <table:table-cell office:value-type="float" office:value="-0.00339642">
            <text:p>-0.00339642</text:p>
          </table:table-cell>
          <table:table-cell office:value-type="float" office:value="0.0148943">
            <text:p>0.0148943</text:p>
          </table:table-cell>
          <table:table-cell office:value-type="float" office:value="1.4725">
            <text:p>1.4725</text:p>
          </table:table-cell>
          <table:table-cell office:value-type="float" office:value="-0.0353036">
            <text:p>-0.0353036</text:p>
          </table:table-cell>
          <table:table-cell office:value-type="float" office:value="0.137532">
            <text:p>0.137532</text:p>
          </table:table-cell>
          <table:table-cell office:value-type="float" office:value="0.000213111">
            <text:p>0.000213111</text:p>
          </table:table-cell>
          <table:table-cell office:value-type="float" office:value="1.47826">
            <text:p>1.47826</text:p>
          </table:table-cell>
          <table:table-cell table:number-columns-repeated="1002"/>
        </table:table-row>
        <table:table-row table:style-name="ro1">
          <table:table-cell office:value-type="float" office:value="9247">
            <text:p>9247</text:p>
          </table:table-cell>
          <table:table-cell office:value-type="float" office:value="4">
            <text:p>4</text:p>
          </table:table-cell>
          <table:table-cell office:value-type="float" office:value="10632">
            <text:p>10632</text:p>
          </table:table-cell>
          <table:table-cell office:value-type="float" office:value="0.023">
            <text:p>0.023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85352e-11</text:p>
          </table:table-cell>
          <table:table-cell office:value-type="string">
            <text:p>-1.55481e-08</text:p>
          </table:table-cell>
          <table:table-cell office:value-type="string">
            <text:p>7.09959e-21</text:p>
          </table:table-cell>
          <table:table-cell office:value-type="string">
            <text:p>-2.08079e-09</text:p>
          </table:table-cell>
          <table:table-cell office:value-type="string">
            <text:p>-1.99806e-09</text:p>
          </table:table-cell>
          <table:table-cell office:value-type="string">
            <text:p>6.92692e-09</text:p>
          </table:table-cell>
          <table:table-cell office:value-type="string">
            <text:p>5.84007e-11</text:p>
          </table:table-cell>
          <table:table-cell office:value-type="string">
            <text:p>-1.70543e-09</text:p>
          </table:table-cell>
          <table:table-cell office:value-type="string">
            <text:p>-9.0001e-12</text:p>
          </table:table-cell>
          <table:table-cell office:value-type="float" office:value="0.00892537">
            <text:p>0.00892537</text:p>
          </table:table-cell>
          <table:table-cell office:value-type="float" office:value="0.0222898">
            <text:p>0.0222898</text:p>
          </table:table-cell>
          <table:table-cell office:value-type="float" office:value="1.46402">
            <text:p>1.46402</text:p>
          </table:table-cell>
          <table:table-cell office:value-type="float" office:value="0.00471698">
            <text:p>0.00471698</text:p>
          </table:table-cell>
          <table:table-cell office:value-type="float" office:value="-0.137746">
            <text:p>-0.137746</text:p>
          </table:table-cell>
          <table:table-cell office:value-type="float" office:value="-0.000726931">
            <text:p>-0.000726931</text:p>
          </table:table-cell>
          <table:table-cell office:value-type="float" office:value="1.46139">
            <text:p>1.46139</text:p>
          </table:table-cell>
          <table:table-cell table:number-columns-repeated="1002"/>
        </table:table-row>
        <table:table-row table:style-name="ro1">
          <table:table-cell office:value-type="float" office:value="9247">
            <text:p>9247</text:p>
          </table:table-cell>
          <table:table-cell office:value-type="float" office:value="7">
            <text:p>7</text:p>
          </table:table-cell>
          <table:table-cell office:value-type="float" office:value="14671">
            <text:p>14671</text:p>
          </table:table-cell>
          <table:table-cell office:value-type="float" office:value="0.0209875">
            <text:p>0.02098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43476e-11</text:p>
          </table:table-cell>
          <table:table-cell office:value-type="string">
            <text:p>-1.55401e-08</text:p>
          </table:table-cell>
          <table:table-cell office:value-type="string">
            <text:p>6.9631e-21</text:p>
          </table:table-cell>
          <table:table-cell office:value-type="string">
            <text:p>-2.08079e-09</text:p>
          </table:table-cell>
          <table:table-cell office:value-type="string">
            <text:p>-2.0008e-09</text:p>
          </table:table-cell>
          <table:table-cell office:value-type="string">
            <text:p>6.93002e-09</text:p>
          </table:table-cell>
          <table:table-cell office:value-type="string">
            <text:p>-8.65558e-11</text:p>
          </table:table-cell>
          <table:table-cell office:value-type="string">
            <text:p>-1.70494e-09</text:p>
          </table:table-cell>
          <table:table-cell office:value-type="string">
            <text:p>-8.20491e-12</text:p>
          </table:table-cell>
          <table:table-cell office:value-type="float" office:value="0.00896979">
            <text:p>0.00896979</text:p>
          </table:table-cell>
          <table:table-cell office:value-type="float" office:value="0.0218921">
            <text:p>0.0218921</text:p>
          </table:table-cell>
          <table:table-cell office:value-type="float" office:value="1.46456">
            <text:p>1.46456</text:p>
          </table:table-cell>
          <table:table-cell office:value-type="float" office:value="-0.00699105">
            <text:p>-0.00699105</text:p>
          </table:table-cell>
          <table:table-cell office:value-type="float" office:value="-0.137706">
            <text:p>-0.137706</text:p>
          </table:table-cell>
          <table:table-cell office:value-type="float" office:value="-0.000662704">
            <text:p>-0.000662704</text:p>
          </table:table-cell>
          <table:table-cell office:value-type="float" office:value="1.46233">
            <text:p>1.46233</text:p>
          </table:table-cell>
          <table:table-cell table:number-columns-repeated="1002"/>
        </table:table-row>
        <table:table-row table:style-name="ro1">
          <table:table-cell office:value-type="float" office:value="9248">
            <text:p>9248</text:p>
          </table:table-cell>
          <table:table-cell office:value-type="float" office:value="0">
            <text:p>0</text:p>
          </table:table-cell>
          <table:table-cell office:value-type="float" office:value="10632">
            <text:p>10632</text:p>
          </table:table-cell>
          <table:table-cell office:value-type="float" office:value="0.023">
            <text:p>0.023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85352e-11</text:p>
          </table:table-cell>
          <table:table-cell office:value-type="string">
            <text:p>-1.55481e-08</text:p>
          </table:table-cell>
          <table:table-cell office:value-type="string">
            <text:p>7.09959e-21</text:p>
          </table:table-cell>
          <table:table-cell office:value-type="string">
            <text:p>-2.08079e-09</text:p>
          </table:table-cell>
          <table:table-cell office:value-type="string">
            <text:p>-1.99806e-09</text:p>
          </table:table-cell>
          <table:table-cell office:value-type="string">
            <text:p>6.92692e-09</text:p>
          </table:table-cell>
          <table:table-cell office:value-type="string">
            <text:p>5.84007e-11</text:p>
          </table:table-cell>
          <table:table-cell office:value-type="string">
            <text:p>1.70543e-09</text:p>
          </table:table-cell>
          <table:table-cell office:value-type="string">
            <text:p>9.0001e-12</text:p>
          </table:table-cell>
          <table:table-cell office:value-type="float" office:value="0.00892537">
            <text:p>0.00892537</text:p>
          </table:table-cell>
          <table:table-cell office:value-type="float" office:value="0.0222898">
            <text:p>0.0222898</text:p>
          </table:table-cell>
          <table:table-cell office:value-type="float" office:value="1.46402">
            <text:p>1.46402</text:p>
          </table:table-cell>
          <table:table-cell office:value-type="float" office:value="0.00471698">
            <text:p>0.00471698</text:p>
          </table:table-cell>
          <table:table-cell office:value-type="float" office:value="0.137746">
            <text:p>0.137746</text:p>
          </table:table-cell>
          <table:table-cell office:value-type="float" office:value="0.000726931">
            <text:p>0.000726931</text:p>
          </table:table-cell>
          <table:table-cell office:value-type="float" office:value="1.46139">
            <text:p>1.46139</text:p>
          </table:table-cell>
          <table:table-cell table:number-columns-repeated="1002"/>
        </table:table-row>
        <table:table-row table:style-name="ro1">
          <table:table-cell office:value-type="float" office:value="9248">
            <text:p>9248</text:p>
          </table:table-cell>
          <table:table-cell office:value-type="float" office:value="3">
            <text:p>3</text:p>
          </table:table-cell>
          <table:table-cell office:value-type="float" office:value="14671">
            <text:p>14671</text:p>
          </table:table-cell>
          <table:table-cell office:value-type="float" office:value="0.0209875">
            <text:p>0.02098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43476e-11</text:p>
          </table:table-cell>
          <table:table-cell office:value-type="string">
            <text:p>-1.55401e-08</text:p>
          </table:table-cell>
          <table:table-cell office:value-type="string">
            <text:p>6.9631e-21</text:p>
          </table:table-cell>
          <table:table-cell office:value-type="string">
            <text:p>-2.08079e-09</text:p>
          </table:table-cell>
          <table:table-cell office:value-type="string">
            <text:p>-2.0008e-09</text:p>
          </table:table-cell>
          <table:table-cell office:value-type="string">
            <text:p>6.93002e-09</text:p>
          </table:table-cell>
          <table:table-cell office:value-type="string">
            <text:p>-8.65558e-11</text:p>
          </table:table-cell>
          <table:table-cell office:value-type="string">
            <text:p>1.70494e-09</text:p>
          </table:table-cell>
          <table:table-cell office:value-type="string">
            <text:p>8.20491e-12</text:p>
          </table:table-cell>
          <table:table-cell office:value-type="float" office:value="0.00896979">
            <text:p>0.00896979</text:p>
          </table:table-cell>
          <table:table-cell office:value-type="float" office:value="0.0218921">
            <text:p>0.0218921</text:p>
          </table:table-cell>
          <table:table-cell office:value-type="float" office:value="1.46456">
            <text:p>1.46456</text:p>
          </table:table-cell>
          <table:table-cell office:value-type="float" office:value="-0.00699105">
            <text:p>-0.00699105</text:p>
          </table:table-cell>
          <table:table-cell office:value-type="float" office:value="0.137706">
            <text:p>0.137706</text:p>
          </table:table-cell>
          <table:table-cell office:value-type="float" office:value="0.000662704">
            <text:p>0.000662704</text:p>
          </table:table-cell>
          <table:table-cell office:value-type="float" office:value="1.46233">
            <text:p>1.46233</text:p>
          </table:table-cell>
          <table:table-cell table:number-columns-repeated="1002"/>
        </table:table-row>
        <table:table-row table:style-name="ro1">
          <table:table-cell office:value-type="float" office:value="9311">
            <text:p>9311</text:p>
          </table:table-cell>
          <table:table-cell office:value-type="float" office:value="4">
            <text:p>4</text:p>
          </table:table-cell>
          <table:table-cell office:value-type="float" office:value="14671">
            <text:p>14671</text:p>
          </table:table-cell>
          <table:table-cell office:value-type="float" office:value="0.0209875">
            <text:p>0.02098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43476e-11</text:p>
          </table:table-cell>
          <table:table-cell office:value-type="string">
            <text:p>-1.55401e-08</text:p>
          </table:table-cell>
          <table:table-cell office:value-type="string">
            <text:p>6.9631e-21</text:p>
          </table:table-cell>
          <table:table-cell office:value-type="string">
            <text:p>-2.08261e-09</text:p>
          </table:table-cell>
          <table:table-cell office:value-type="string">
            <text:p>-2.0008e-09</text:p>
          </table:table-cell>
          <table:table-cell office:value-type="string">
            <text:p>6.93002e-09</text:p>
          </table:table-cell>
          <table:table-cell office:value-type="string">
            <text:p>3.81375e-11</text:p>
          </table:table-cell>
          <table:table-cell office:value-type="string">
            <text:p>-1.70494e-09</text:p>
          </table:table-cell>
          <table:table-cell office:value-type="string">
            <text:p>-8.20491e-12</text:p>
          </table:table-cell>
          <table:table-cell office:value-type="float" office:value="0.00845779">
            <text:p>0.00845779</text:p>
          </table:table-cell>
          <table:table-cell office:value-type="float" office:value="0.0216726">
            <text:p>0.0216726</text:p>
          </table:table-cell>
          <table:table-cell office:value-type="float" office:value="1.46434">
            <text:p>1.46434</text:p>
          </table:table-cell>
          <table:table-cell office:value-type="float" office:value="0.00308034">
            <text:p>0.00308034</text:p>
          </table:table-cell>
          <table:table-cell office:value-type="float" office:value="-0.137706">
            <text:p>-0.137706</text:p>
          </table:table-cell>
          <table:table-cell office:value-type="float" office:value="-0.000662704">
            <text:p>-0.000662704</text:p>
          </table:table-cell>
          <table:table-cell office:value-type="float" office:value="1.46229">
            <text:p>1.46229</text:p>
          </table:table-cell>
          <table:table-cell table:number-columns-repeated="1002"/>
        </table:table-row>
        <table:table-row table:style-name="ro1">
          <table:table-cell office:value-type="float" office:value="9311">
            <text:p>9311</text:p>
          </table:table-cell>
          <table:table-cell office:value-type="float" office:value="7">
            <text:p>7</text:p>
          </table:table-cell>
          <table:table-cell office:value-type="float" office:value="14734">
            <text:p>14734</text:p>
          </table:table-cell>
          <table:table-cell office:value-type="float" office:value="0.018975">
            <text:p>0.0189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01563e-11</text:p>
          </table:table-cell>
          <table:table-cell office:value-type="string">
            <text:p>-1.55325e-08</text:p>
          </table:table-cell>
          <table:table-cell office:value-type="string">
            <text:p>6.83298e-21</text:p>
          </table:table-cell>
          <table:table-cell office:value-type="string">
            <text:p>-2.08261e-09</text:p>
          </table:table-cell>
          <table:table-cell office:value-type="string">
            <text:p>-2.0076e-09</text:p>
          </table:table-cell>
          <table:table-cell office:value-type="string">
            <text:p>6.9347e-09</text:p>
          </table:table-cell>
          <table:table-cell office:value-type="string">
            <text:p>-1.20755e-10</text:p>
          </table:table-cell>
          <table:table-cell office:value-type="string">
            <text:p>-1.70449e-09</text:p>
          </table:table-cell>
          <table:table-cell office:value-type="string">
            <text:p>-7.40973e-12</text:p>
          </table:table-cell>
          <table:table-cell office:value-type="float" office:value="0.00820073">
            <text:p>0.00820073</text:p>
          </table:table-cell>
          <table:table-cell office:value-type="float" office:value="0.0203178">
            <text:p>0.0203178</text:p>
          </table:table-cell>
          <table:table-cell office:value-type="float" office:value="1.46484">
            <text:p>1.46484</text:p>
          </table:table-cell>
          <table:table-cell office:value-type="float" office:value="-0.00975332">
            <text:p>-0.00975332</text:p>
          </table:table-cell>
          <table:table-cell office:value-type="float" office:value="-0.13767">
            <text:p>-0.13767</text:p>
          </table:table-cell>
          <table:table-cell office:value-type="float" office:value="-0.000598478">
            <text:p>-0.000598478</text:p>
          </table:table-cell>
          <table:table-cell office:value-type="float" office:value="1.4642">
            <text:p>1.4642</text:p>
          </table:table-cell>
          <table:table-cell table:number-columns-repeated="1002"/>
        </table:table-row>
        <table:table-row table:style-name="ro1">
          <table:table-cell office:value-type="float" office:value="9312">
            <text:p>9312</text:p>
          </table:table-cell>
          <table:table-cell office:value-type="float" office:value="0">
            <text:p>0</text:p>
          </table:table-cell>
          <table:table-cell office:value-type="float" office:value="14671">
            <text:p>14671</text:p>
          </table:table-cell>
          <table:table-cell office:value-type="float" office:value="0.0209875">
            <text:p>0.02098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43476e-11</text:p>
          </table:table-cell>
          <table:table-cell office:value-type="string">
            <text:p>-1.55401e-08</text:p>
          </table:table-cell>
          <table:table-cell office:value-type="string">
            <text:p>6.9631e-21</text:p>
          </table:table-cell>
          <table:table-cell office:value-type="string">
            <text:p>-2.08261e-09</text:p>
          </table:table-cell>
          <table:table-cell office:value-type="string">
            <text:p>-2.0008e-09</text:p>
          </table:table-cell>
          <table:table-cell office:value-type="string">
            <text:p>6.93002e-09</text:p>
          </table:table-cell>
          <table:table-cell office:value-type="string">
            <text:p>3.81375e-11</text:p>
          </table:table-cell>
          <table:table-cell office:value-type="string">
            <text:p>1.70494e-09</text:p>
          </table:table-cell>
          <table:table-cell office:value-type="string">
            <text:p>8.20491e-12</text:p>
          </table:table-cell>
          <table:table-cell office:value-type="float" office:value="0.00845779">
            <text:p>0.00845779</text:p>
          </table:table-cell>
          <table:table-cell office:value-type="float" office:value="0.0216726">
            <text:p>0.0216726</text:p>
          </table:table-cell>
          <table:table-cell office:value-type="float" office:value="1.46434">
            <text:p>1.46434</text:p>
          </table:table-cell>
          <table:table-cell office:value-type="float" office:value="0.00308034">
            <text:p>0.00308034</text:p>
          </table:table-cell>
          <table:table-cell office:value-type="float" office:value="0.137706">
            <text:p>0.137706</text:p>
          </table:table-cell>
          <table:table-cell office:value-type="float" office:value="0.000662704">
            <text:p>0.000662704</text:p>
          </table:table-cell>
          <table:table-cell office:value-type="float" office:value="1.46229">
            <text:p>1.46229</text:p>
          </table:table-cell>
          <table:table-cell table:number-columns-repeated="1002"/>
        </table:table-row>
        <table:table-row table:style-name="ro1">
          <table:table-cell office:value-type="float" office:value="9312">
            <text:p>9312</text:p>
          </table:table-cell>
          <table:table-cell office:value-type="float" office:value="3">
            <text:p>3</text:p>
          </table:table-cell>
          <table:table-cell office:value-type="float" office:value="14734">
            <text:p>14734</text:p>
          </table:table-cell>
          <table:table-cell office:value-type="float" office:value="0.018975">
            <text:p>0.0189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01563e-11</text:p>
          </table:table-cell>
          <table:table-cell office:value-type="string">
            <text:p>-1.55325e-08</text:p>
          </table:table-cell>
          <table:table-cell office:value-type="string">
            <text:p>6.83298e-21</text:p>
          </table:table-cell>
          <table:table-cell office:value-type="string">
            <text:p>-2.08261e-09</text:p>
          </table:table-cell>
          <table:table-cell office:value-type="string">
            <text:p>-2.0076e-09</text:p>
          </table:table-cell>
          <table:table-cell office:value-type="string">
            <text:p>6.9347e-09</text:p>
          </table:table-cell>
          <table:table-cell office:value-type="string">
            <text:p>-1.20755e-10</text:p>
          </table:table-cell>
          <table:table-cell office:value-type="string">
            <text:p>1.70449e-09</text:p>
          </table:table-cell>
          <table:table-cell office:value-type="string">
            <text:p>7.40973e-12</text:p>
          </table:table-cell>
          <table:table-cell office:value-type="float" office:value="0.00820073">
            <text:p>0.00820073</text:p>
          </table:table-cell>
          <table:table-cell office:value-type="float" office:value="0.0203178">
            <text:p>0.0203178</text:p>
          </table:table-cell>
          <table:table-cell office:value-type="float" office:value="1.46484">
            <text:p>1.46484</text:p>
          </table:table-cell>
          <table:table-cell office:value-type="float" office:value="-0.00975332">
            <text:p>-0.00975332</text:p>
          </table:table-cell>
          <table:table-cell office:value-type="float" office:value="0.13767">
            <text:p>0.13767</text:p>
          </table:table-cell>
          <table:table-cell office:value-type="float" office:value="0.000598478">
            <text:p>0.000598478</text:p>
          </table:table-cell>
          <table:table-cell office:value-type="float" office:value="1.4642">
            <text:p>1.4642</text:p>
          </table:table-cell>
          <table:table-cell table:number-columns-repeated="1002"/>
        </table:table-row>
        <table:table-row table:style-name="ro1">
          <table:table-cell office:value-type="float" office:value="9375">
            <text:p>9375</text:p>
          </table:table-cell>
          <table:table-cell office:value-type="float" office:value="4">
            <text:p>4</text:p>
          </table:table-cell>
          <table:table-cell office:value-type="float" office:value="14734">
            <text:p>14734</text:p>
          </table:table-cell>
          <table:table-cell office:value-type="float" office:value="0.018975">
            <text:p>0.0189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01563e-11</text:p>
          </table:table-cell>
          <table:table-cell office:value-type="string">
            <text:p>-1.55325e-08</text:p>
          </table:table-cell>
          <table:table-cell office:value-type="string">
            <text:p>6.83298e-21</text:p>
          </table:table-cell>
          <table:table-cell office:value-type="string">
            <text:p>-2.08549e-09</text:p>
          </table:table-cell>
          <table:table-cell office:value-type="string">
            <text:p>-2.0076e-09</text:p>
          </table:table-cell>
          <table:table-cell office:value-type="string">
            <text:p>6.9347e-09</text:p>
          </table:table-cell>
          <table:table-cell office:value-type="string">
            <text:p>2.47649e-11</text:p>
          </table:table-cell>
          <table:table-cell office:value-type="string">
            <text:p>-1.70449e-09</text:p>
          </table:table-cell>
          <table:table-cell office:value-type="string">
            <text:p>-7.40973e-12</text:p>
          </table:table-cell>
          <table:table-cell office:value-type="float" office:value="0.00738416">
            <text:p>0.00738416</text:p>
          </table:table-cell>
          <table:table-cell office:value-type="float" office:value="0.0199678">
            <text:p>0.0199678</text:p>
          </table:table-cell>
          <table:table-cell office:value-type="float" office:value="1.46449">
            <text:p>1.46449</text:p>
          </table:table-cell>
          <table:table-cell office:value-type="float" office:value="0.00200024">
            <text:p>0.00200024</text:p>
          </table:table-cell>
          <table:table-cell office:value-type="float" office:value="-0.13767">
            <text:p>-0.13767</text:p>
          </table:table-cell>
          <table:table-cell office:value-type="float" office:value="-0.000598478">
            <text:p>-0.000598478</text:p>
          </table:table-cell>
          <table:table-cell office:value-type="float" office:value="1.4641">
            <text:p>1.4641</text:p>
          </table:table-cell>
          <table:table-cell table:number-columns-repeated="1002"/>
        </table:table-row>
        <table:table-row table:style-name="ro1">
          <table:table-cell office:value-type="float" office:value="9375">
            <text:p>9375</text:p>
          </table:table-cell>
          <table:table-cell office:value-type="float" office:value="7">
            <text:p>7</text:p>
          </table:table-cell>
          <table:table-cell office:value-type="float" office:value="14797">
            <text:p>14797</text:p>
          </table:table-cell>
          <table:table-cell office:value-type="float" office:value="0.0169625">
            <text:p>0.01696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59593e-11</text:p>
          </table:table-cell>
          <table:table-cell office:value-type="string">
            <text:p>-1.55251e-08</text:p>
          </table:table-cell>
          <table:table-cell office:value-type="string">
            <text:p>6.70775e-21</text:p>
          </table:table-cell>
          <table:table-cell office:value-type="string">
            <text:p>-2.08549e-09</text:p>
          </table:table-cell>
          <table:table-cell office:value-type="string">
            <text:p>-2.01848e-09</text:p>
          </table:table-cell>
          <table:table-cell office:value-type="string">
            <text:p>6.94094e-09</text:p>
          </table:table-cell>
          <table:table-cell office:value-type="string">
            <text:p>-1.61991e-10</text:p>
          </table:table-cell>
          <table:table-cell office:value-type="string">
            <text:p>-1.70409e-09</text:p>
          </table:table-cell>
          <table:table-cell office:value-type="string">
            <text:p>-6.61455e-12</text:p>
          </table:table-cell>
          <table:table-cell office:value-type="float" office:value="0.00682197">
            <text:p>0.00682197</text:p>
          </table:table-cell>
          <table:table-cell office:value-type="float" office:value="0.0176473">
            <text:p>0.0176473</text:p>
          </table:table-cell>
          <table:table-cell office:value-type="float" office:value="1.46494">
            <text:p>1.46494</text:p>
          </table:table-cell>
          <table:table-cell office:value-type="float" office:value="-0.0130839">
            <text:p>-0.0130839</text:p>
          </table:table-cell>
          <table:table-cell office:value-type="float" office:value="-0.137638">
            <text:p>-0.137638</text:p>
          </table:table-cell>
          <table:table-cell office:value-type="float" office:value="-0.000534252">
            <text:p>-0.000534252</text:p>
          </table:table-cell>
          <table:table-cell office:value-type="float" office:value="1.46699">
            <text:p>1.46699</text:p>
          </table:table-cell>
          <table:table-cell table:number-columns-repeated="1002"/>
        </table:table-row>
        <table:table-row table:style-name="ro1">
          <table:table-cell office:value-type="float" office:value="9376">
            <text:p>9376</text:p>
          </table:table-cell>
          <table:table-cell office:value-type="float" office:value="0">
            <text:p>0</text:p>
          </table:table-cell>
          <table:table-cell office:value-type="float" office:value="14734">
            <text:p>14734</text:p>
          </table:table-cell>
          <table:table-cell office:value-type="float" office:value="0.018975">
            <text:p>0.0189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4.01563e-11</text:p>
          </table:table-cell>
          <table:table-cell office:value-type="string">
            <text:p>-1.55325e-08</text:p>
          </table:table-cell>
          <table:table-cell office:value-type="string">
            <text:p>6.83298e-21</text:p>
          </table:table-cell>
          <table:table-cell office:value-type="string">
            <text:p>-2.08549e-09</text:p>
          </table:table-cell>
          <table:table-cell office:value-type="string">
            <text:p>-2.0076e-09</text:p>
          </table:table-cell>
          <table:table-cell office:value-type="string">
            <text:p>6.9347e-09</text:p>
          </table:table-cell>
          <table:table-cell office:value-type="string">
            <text:p>2.47649e-11</text:p>
          </table:table-cell>
          <table:table-cell office:value-type="string">
            <text:p>1.70449e-09</text:p>
          </table:table-cell>
          <table:table-cell office:value-type="string">
            <text:p>7.40973e-12</text:p>
          </table:table-cell>
          <table:table-cell office:value-type="float" office:value="0.00738416">
            <text:p>0.00738416</text:p>
          </table:table-cell>
          <table:table-cell office:value-type="float" office:value="0.0199678">
            <text:p>0.0199678</text:p>
          </table:table-cell>
          <table:table-cell office:value-type="float" office:value="1.46449">
            <text:p>1.46449</text:p>
          </table:table-cell>
          <table:table-cell office:value-type="float" office:value="0.00200024">
            <text:p>0.00200024</text:p>
          </table:table-cell>
          <table:table-cell office:value-type="float" office:value="0.13767">
            <text:p>0.13767</text:p>
          </table:table-cell>
          <table:table-cell office:value-type="float" office:value="0.000598478">
            <text:p>0.000598478</text:p>
          </table:table-cell>
          <table:table-cell office:value-type="float" office:value="1.4641">
            <text:p>1.4641</text:p>
          </table:table-cell>
          <table:table-cell table:number-columns-repeated="1002"/>
        </table:table-row>
        <table:table-row table:style-name="ro1">
          <table:table-cell office:value-type="float" office:value="9376">
            <text:p>9376</text:p>
          </table:table-cell>
          <table:table-cell office:value-type="float" office:value="3">
            <text:p>3</text:p>
          </table:table-cell>
          <table:table-cell office:value-type="float" office:value="14797">
            <text:p>14797</text:p>
          </table:table-cell>
          <table:table-cell office:value-type="float" office:value="0.0169625">
            <text:p>0.01696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59593e-11</text:p>
          </table:table-cell>
          <table:table-cell office:value-type="string">
            <text:p>-1.55251e-08</text:p>
          </table:table-cell>
          <table:table-cell office:value-type="string">
            <text:p>6.70775e-21</text:p>
          </table:table-cell>
          <table:table-cell office:value-type="string">
            <text:p>-2.08549e-09</text:p>
          </table:table-cell>
          <table:table-cell office:value-type="string">
            <text:p>-2.01848e-09</text:p>
          </table:table-cell>
          <table:table-cell office:value-type="string">
            <text:p>6.94094e-09</text:p>
          </table:table-cell>
          <table:table-cell office:value-type="string">
            <text:p>-1.61991e-10</text:p>
          </table:table-cell>
          <table:table-cell office:value-type="string">
            <text:p>1.70409e-09</text:p>
          </table:table-cell>
          <table:table-cell office:value-type="string">
            <text:p>6.61455e-12</text:p>
          </table:table-cell>
          <table:table-cell office:value-type="float" office:value="0.00682197">
            <text:p>0.00682197</text:p>
          </table:table-cell>
          <table:table-cell office:value-type="float" office:value="0.0176473">
            <text:p>0.0176473</text:p>
          </table:table-cell>
          <table:table-cell office:value-type="float" office:value="1.46494">
            <text:p>1.46494</text:p>
          </table:table-cell>
          <table:table-cell office:value-type="float" office:value="-0.0130839">
            <text:p>-0.0130839</text:p>
          </table:table-cell>
          <table:table-cell office:value-type="float" office:value="0.137638">
            <text:p>0.137638</text:p>
          </table:table-cell>
          <table:table-cell office:value-type="float" office:value="0.000534252">
            <text:p>0.000534252</text:p>
          </table:table-cell>
          <table:table-cell office:value-type="float" office:value="1.46699">
            <text:p>1.46699</text:p>
          </table:table-cell>
          <table:table-cell table:number-columns-repeated="1002"/>
        </table:table-row>
        <table:table-row table:style-name="ro1">
          <table:table-cell office:value-type="float" office:value="9439">
            <text:p>9439</text:p>
          </table:table-cell>
          <table:table-cell office:value-type="float" office:value="4">
            <text:p>4</text:p>
          </table:table-cell>
          <table:table-cell office:value-type="float" office:value="14797">
            <text:p>14797</text:p>
          </table:table-cell>
          <table:table-cell office:value-type="float" office:value="0.0169625">
            <text:p>0.01696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59593e-11</text:p>
          </table:table-cell>
          <table:table-cell office:value-type="string">
            <text:p>-1.55251e-08</text:p>
          </table:table-cell>
          <table:table-cell office:value-type="string">
            <text:p>6.70775e-21</text:p>
          </table:table-cell>
          <table:table-cell office:value-type="string">
            <text:p>-2.08945e-09</text:p>
          </table:table-cell>
          <table:table-cell office:value-type="string">
            <text:p>-2.01848e-09</text:p>
          </table:table-cell>
          <table:table-cell office:value-type="string">
            <text:p>6.94094e-09</text:p>
          </table:table-cell>
          <table:table-cell office:value-type="string">
            <text:p>1.83744e-11</text:p>
          </table:table-cell>
          <table:table-cell office:value-type="string">
            <text:p>-1.70409e-09</text:p>
          </table:table-cell>
          <table:table-cell office:value-type="string">
            <text:p>-6.61455e-12</text:p>
          </table:table-cell>
          <table:table-cell office:value-type="float" office:value="0.00570492">
            <text:p>0.00570492</text:p>
          </table:table-cell>
          <table:table-cell office:value-type="float" office:value="0.0171686">
            <text:p>0.0171686</text:p>
          </table:table-cell>
          <table:table-cell office:value-type="float" office:value="1.46446">
            <text:p>1.46446</text:p>
          </table:table-cell>
          <table:table-cell office:value-type="float" office:value="0.00148408">
            <text:p>0.00148408</text:p>
          </table:table-cell>
          <table:table-cell office:value-type="float" office:value="-0.137638">
            <text:p>-0.137638</text:p>
          </table:table-cell>
          <table:table-cell office:value-type="float" office:value="-0.000534252">
            <text:p>-0.000534252</text:p>
          </table:table-cell>
          <table:table-cell office:value-type="float" office:value="1.46682">
            <text:p>1.46682</text:p>
          </table:table-cell>
          <table:table-cell table:number-columns-repeated="1002"/>
        </table:table-row>
        <table:table-row table:style-name="ro1">
          <table:table-cell office:value-type="float" office:value="9439">
            <text:p>9439</text:p>
          </table:table-cell>
          <table:table-cell office:value-type="float" office:value="7">
            <text:p>7</text:p>
          </table:table-cell>
          <table:table-cell office:value-type="float" office:value="14860">
            <text:p>14860</text:p>
          </table:table-cell>
          <table:table-cell office:value-type="float" office:value="0.01495">
            <text:p>0.0149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17542e-11</text:p>
          </table:table-cell>
          <table:table-cell office:value-type="string">
            <text:p>-1.5518e-08</text:p>
          </table:table-cell>
          <table:table-cell office:value-type="string">
            <text:p>6.5878e-21</text:p>
          </table:table-cell>
          <table:table-cell office:value-type="string">
            <text:p>-2.08945e-09</text:p>
          </table:table-cell>
          <table:table-cell office:value-type="string">
            <text:p>-2.03347e-09</text:p>
          </table:table-cell>
          <table:table-cell office:value-type="string">
            <text:p>6.94876e-09</text:p>
          </table:table-cell>
          <table:table-cell office:value-type="string">
            <text:p>-2.10212e-10</text:p>
          </table:table-cell>
          <table:table-cell office:value-type="string">
            <text:p>-1.70374e-09</text:p>
          </table:table-cell>
          <table:table-cell office:value-type="string">
            <text:p>-5.81937e-12</text:p>
          </table:table-cell>
          <table:table-cell office:value-type="float" office:value="0.00483616">
            <text:p>0.00483616</text:p>
          </table:table-cell>
          <table:table-cell office:value-type="float" office:value="0.013879">
            <text:p>0.013879</text:p>
          </table:table-cell>
          <table:table-cell office:value-type="float" office:value="1.46485">
            <text:p>1.46485</text:p>
          </table:table-cell>
          <table:table-cell office:value-type="float" office:value="-0.0169787">
            <text:p>-0.0169787</text:p>
          </table:table-cell>
          <table:table-cell office:value-type="float" office:value="-0.137609">
            <text:p>-0.137609</text:p>
          </table:table-cell>
          <table:table-cell office:value-type="float" office:value="-0.000470026">
            <text:p>-0.000470026</text:p>
          </table:table-cell>
          <table:table-cell office:value-type="float" office:value="1.47073">
            <text:p>1.47073</text:p>
          </table:table-cell>
          <table:table-cell table:number-columns-repeated="1002"/>
        </table:table-row>
        <table:table-row table:style-name="ro1">
          <table:table-cell office:value-type="float" office:value="9440">
            <text:p>9440</text:p>
          </table:table-cell>
          <table:table-cell office:value-type="float" office:value="0">
            <text:p>0</text:p>
          </table:table-cell>
          <table:table-cell office:value-type="float" office:value="14797">
            <text:p>14797</text:p>
          </table:table-cell>
          <table:table-cell office:value-type="float" office:value="0.0169625">
            <text:p>0.01696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59593e-11</text:p>
          </table:table-cell>
          <table:table-cell office:value-type="string">
            <text:p>-1.55251e-08</text:p>
          </table:table-cell>
          <table:table-cell office:value-type="string">
            <text:p>6.70775e-21</text:p>
          </table:table-cell>
          <table:table-cell office:value-type="string">
            <text:p>-2.08945e-09</text:p>
          </table:table-cell>
          <table:table-cell office:value-type="string">
            <text:p>-2.01848e-09</text:p>
          </table:table-cell>
          <table:table-cell office:value-type="string">
            <text:p>6.94094e-09</text:p>
          </table:table-cell>
          <table:table-cell office:value-type="string">
            <text:p>1.83744e-11</text:p>
          </table:table-cell>
          <table:table-cell office:value-type="string">
            <text:p>1.70409e-09</text:p>
          </table:table-cell>
          <table:table-cell office:value-type="string">
            <text:p>6.61455e-12</text:p>
          </table:table-cell>
          <table:table-cell office:value-type="float" office:value="0.00570492">
            <text:p>0.00570492</text:p>
          </table:table-cell>
          <table:table-cell office:value-type="float" office:value="0.0171686">
            <text:p>0.0171686</text:p>
          </table:table-cell>
          <table:table-cell office:value-type="float" office:value="1.46446">
            <text:p>1.46446</text:p>
          </table:table-cell>
          <table:table-cell office:value-type="float" office:value="0.00148408">
            <text:p>0.00148408</text:p>
          </table:table-cell>
          <table:table-cell office:value-type="float" office:value="0.137638">
            <text:p>0.137638</text:p>
          </table:table-cell>
          <table:table-cell office:value-type="float" office:value="0.000534252">
            <text:p>0.000534252</text:p>
          </table:table-cell>
          <table:table-cell office:value-type="float" office:value="1.46682">
            <text:p>1.46682</text:p>
          </table:table-cell>
          <table:table-cell table:number-columns-repeated="1002"/>
        </table:table-row>
        <table:table-row table:style-name="ro1">
          <table:table-cell office:value-type="float" office:value="9440">
            <text:p>9440</text:p>
          </table:table-cell>
          <table:table-cell office:value-type="float" office:value="3">
            <text:p>3</text:p>
          </table:table-cell>
          <table:table-cell office:value-type="float" office:value="14860">
            <text:p>14860</text:p>
          </table:table-cell>
          <table:table-cell office:value-type="float" office:value="0.01495">
            <text:p>0.0149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17542e-11</text:p>
          </table:table-cell>
          <table:table-cell office:value-type="string">
            <text:p>-1.5518e-08</text:p>
          </table:table-cell>
          <table:table-cell office:value-type="string">
            <text:p>6.5878e-21</text:p>
          </table:table-cell>
          <table:table-cell office:value-type="string">
            <text:p>-2.08945e-09</text:p>
          </table:table-cell>
          <table:table-cell office:value-type="string">
            <text:p>-2.03347e-09</text:p>
          </table:table-cell>
          <table:table-cell office:value-type="string">
            <text:p>6.94876e-09</text:p>
          </table:table-cell>
          <table:table-cell office:value-type="string">
            <text:p>-2.10212e-10</text:p>
          </table:table-cell>
          <table:table-cell office:value-type="string">
            <text:p>1.70374e-09</text:p>
          </table:table-cell>
          <table:table-cell office:value-type="string">
            <text:p>5.81937e-12</text:p>
          </table:table-cell>
          <table:table-cell office:value-type="float" office:value="0.00483616">
            <text:p>0.00483616</text:p>
          </table:table-cell>
          <table:table-cell office:value-type="float" office:value="0.013879">
            <text:p>0.013879</text:p>
          </table:table-cell>
          <table:table-cell office:value-type="float" office:value="1.46485">
            <text:p>1.46485</text:p>
          </table:table-cell>
          <table:table-cell office:value-type="float" office:value="-0.0169787">
            <text:p>-0.0169787</text:p>
          </table:table-cell>
          <table:table-cell office:value-type="float" office:value="0.137609">
            <text:p>0.137609</text:p>
          </table:table-cell>
          <table:table-cell office:value-type="float" office:value="0.000470026">
            <text:p>0.000470026</text:p>
          </table:table-cell>
          <table:table-cell office:value-type="float" office:value="1.47073">
            <text:p>1.47073</text:p>
          </table:table-cell>
          <table:table-cell table:number-columns-repeated="1002"/>
        </table:table-row>
        <table:table-row table:style-name="ro1">
          <table:table-cell office:value-type="float" office:value="9503">
            <text:p>9503</text:p>
          </table:table-cell>
          <table:table-cell office:value-type="float" office:value="4">
            <text:p>4</text:p>
          </table:table-cell>
          <table:table-cell office:value-type="float" office:value="14860">
            <text:p>14860</text:p>
          </table:table-cell>
          <table:table-cell office:value-type="float" office:value="0.01495">
            <text:p>0.0149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17542e-11</text:p>
          </table:table-cell>
          <table:table-cell office:value-type="string">
            <text:p>-1.5518e-08</text:p>
          </table:table-cell>
          <table:table-cell office:value-type="string">
            <text:p>6.5878e-21</text:p>
          </table:table-cell>
          <table:table-cell office:value-type="string">
            <text:p>-2.09438e-09</text:p>
          </table:table-cell>
          <table:table-cell office:value-type="string">
            <text:p>-2.03347e-09</text:p>
          </table:table-cell>
          <table:table-cell office:value-type="string">
            <text:p>6.94876e-09</text:p>
          </table:table-cell>
          <table:table-cell office:value-type="string">
            <text:p>1.90038e-11</text:p>
          </table:table-cell>
          <table:table-cell office:value-type="string">
            <text:p>-1.70374e-09</text:p>
          </table:table-cell>
          <table:table-cell office:value-type="string">
            <text:p>-5.81937e-12</text:p>
          </table:table-cell>
          <table:table-cell office:value-type="float" office:value="0.00344065">
            <text:p>0.00344065</text:p>
          </table:table-cell>
          <table:table-cell office:value-type="float" office:value="0.013281">
            <text:p>0.013281</text:p>
          </table:table-cell>
          <table:table-cell office:value-type="float" office:value="1.46426">
            <text:p>1.46426</text:p>
          </table:table-cell>
          <table:table-cell office:value-type="float" office:value="0.00153492">
            <text:p>0.00153492</text:p>
          </table:table-cell>
          <table:table-cell office:value-type="float" office:value="-0.137609">
            <text:p>-0.137609</text:p>
          </table:table-cell>
          <table:table-cell office:value-type="float" office:value="-0.000470026">
            <text:p>-0.000470026</text:p>
          </table:table-cell>
          <table:table-cell office:value-type="float" office:value="1.47044">
            <text:p>1.47044</text:p>
          </table:table-cell>
          <table:table-cell table:number-columns-repeated="1002"/>
        </table:table-row>
        <table:table-row table:style-name="ro1">
          <table:table-cell office:value-type="float" office:value="9503">
            <text:p>9503</text:p>
          </table:table-cell>
          <table:table-cell office:value-type="float" office:value="7">
            <text:p>7</text:p>
          </table:table-cell>
          <table:table-cell office:value-type="float" office:value="14923">
            <text:p>14923</text:p>
          </table:table-cell>
          <table:table-cell office:value-type="float" office:value="0.0129375">
            <text:p>0.01293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2.75393e-11</text:p>
          </table:table-cell>
          <table:table-cell office:value-type="string">
            <text:p>-1.55115e-08</text:p>
          </table:table-cell>
          <table:table-cell office:value-type="string">
            <text:p>6.47209e-21</text:p>
          </table:table-cell>
          <table:table-cell office:value-type="string">
            <text:p>-2.09438e-09</text:p>
          </table:table-cell>
          <table:table-cell office:value-type="string">
            <text:p>-2.05259e-09</text:p>
          </table:table-cell>
          <table:table-cell office:value-type="string">
            <text:p>6.95814e-09</text:p>
          </table:table-cell>
          <table:table-cell office:value-type="string">
            <text:p>-2.65281e-10</text:p>
          </table:table-cell>
          <table:table-cell office:value-type="string">
            <text:p>-1.70343e-09</text:p>
          </table:table-cell>
          <table:table-cell office:value-type="string">
            <text:p>-5.02419e-12</text:p>
          </table:table-cell>
          <table:table-cell office:value-type="float" office:value="0.00226034">
            <text:p>0.00226034</text:p>
          </table:table-cell>
          <table:table-cell office:value-type="float" office:value="0.0090108">
            <text:p>0.0090108</text:p>
          </table:table-cell>
          <table:table-cell office:value-type="float" office:value="1.46459">
            <text:p>1.46459</text:p>
          </table:table-cell>
          <table:table-cell office:value-type="float" office:value="-0.0214265">
            <text:p>-0.0214265</text:p>
          </table:table-cell>
          <table:table-cell office:value-type="float" office:value="-0.137585">
            <text:p>-0.137585</text:p>
          </table:table-cell>
          <table:table-cell office:value-type="float" office:value="-0.0004058">
            <text:p>-0.0004058</text:p>
          </table:table-cell>
          <table:table-cell office:value-type="float" office:value="1.47543">
            <text:p>1.47543</text:p>
          </table:table-cell>
          <table:table-cell table:number-columns-repeated="1002"/>
        </table:table-row>
        <table:table-row table:style-name="ro1">
          <table:table-cell office:value-type="float" office:value="9504">
            <text:p>9504</text:p>
          </table:table-cell>
          <table:table-cell office:value-type="float" office:value="0">
            <text:p>0</text:p>
          </table:table-cell>
          <table:table-cell office:value-type="float" office:value="14860">
            <text:p>14860</text:p>
          </table:table-cell>
          <table:table-cell office:value-type="float" office:value="0.01495">
            <text:p>0.0149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3.17542e-11</text:p>
          </table:table-cell>
          <table:table-cell office:value-type="string">
            <text:p>-1.5518e-08</text:p>
          </table:table-cell>
          <table:table-cell office:value-type="string">
            <text:p>6.5878e-21</text:p>
          </table:table-cell>
          <table:table-cell office:value-type="string">
            <text:p>-2.09438e-09</text:p>
          </table:table-cell>
          <table:table-cell office:value-type="string">
            <text:p>-2.03347e-09</text:p>
          </table:table-cell>
          <table:table-cell office:value-type="string">
            <text:p>6.94876e-09</text:p>
          </table:table-cell>
          <table:table-cell office:value-type="string">
            <text:p>1.90038e-11</text:p>
          </table:table-cell>
          <table:table-cell office:value-type="string">
            <text:p>1.70374e-09</text:p>
          </table:table-cell>
          <table:table-cell office:value-type="string">
            <text:p>5.81937e-12</text:p>
          </table:table-cell>
          <table:table-cell office:value-type="float" office:value="0.00344065">
            <text:p>0.00344065</text:p>
          </table:table-cell>
          <table:table-cell office:value-type="float" office:value="0.013281">
            <text:p>0.013281</text:p>
          </table:table-cell>
          <table:table-cell office:value-type="float" office:value="1.46426">
            <text:p>1.46426</text:p>
          </table:table-cell>
          <table:table-cell office:value-type="float" office:value="0.00153492">
            <text:p>0.00153492</text:p>
          </table:table-cell>
          <table:table-cell office:value-type="float" office:value="0.137609">
            <text:p>0.137609</text:p>
          </table:table-cell>
          <table:table-cell office:value-type="float" office:value="0.000470026">
            <text:p>0.000470026</text:p>
          </table:table-cell>
          <table:table-cell office:value-type="float" office:value="1.47044">
            <text:p>1.47044</text:p>
          </table:table-cell>
          <table:table-cell table:number-columns-repeated="1002"/>
        </table:table-row>
        <table:table-row table:style-name="ro1">
          <table:table-cell office:value-type="float" office:value="9504">
            <text:p>9504</text:p>
          </table:table-cell>
          <table:table-cell office:value-type="float" office:value="3">
            <text:p>3</text:p>
          </table:table-cell>
          <table:table-cell office:value-type="float" office:value="14923">
            <text:p>14923</text:p>
          </table:table-cell>
          <table:table-cell office:value-type="float" office:value="0.0129375">
            <text:p>0.01293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2.75393e-11</text:p>
          </table:table-cell>
          <table:table-cell office:value-type="string">
            <text:p>-1.55115e-08</text:p>
          </table:table-cell>
          <table:table-cell office:value-type="string">
            <text:p>6.47209e-21</text:p>
          </table:table-cell>
          <table:table-cell office:value-type="string">
            <text:p>-2.09438e-09</text:p>
          </table:table-cell>
          <table:table-cell office:value-type="string">
            <text:p>-2.05259e-09</text:p>
          </table:table-cell>
          <table:table-cell office:value-type="string">
            <text:p>6.95814e-09</text:p>
          </table:table-cell>
          <table:table-cell office:value-type="string">
            <text:p>-2.65281e-10</text:p>
          </table:table-cell>
          <table:table-cell office:value-type="string">
            <text:p>1.70343e-09</text:p>
          </table:table-cell>
          <table:table-cell office:value-type="string">
            <text:p>5.02419e-12</text:p>
          </table:table-cell>
          <table:table-cell office:value-type="float" office:value="0.00226034">
            <text:p>0.00226034</text:p>
          </table:table-cell>
          <table:table-cell office:value-type="float" office:value="0.0090108">
            <text:p>0.0090108</text:p>
          </table:table-cell>
          <table:table-cell office:value-type="float" office:value="1.46459">
            <text:p>1.46459</text:p>
          </table:table-cell>
          <table:table-cell office:value-type="float" office:value="-0.0214265">
            <text:p>-0.0214265</text:p>
          </table:table-cell>
          <table:table-cell office:value-type="float" office:value="0.137585">
            <text:p>0.137585</text:p>
          </table:table-cell>
          <table:table-cell office:value-type="float" office:value="0.0004058">
            <text:p>0.0004058</text:p>
          </table:table-cell>
          <table:table-cell office:value-type="float" office:value="1.47543">
            <text:p>1.47543</text:p>
          </table:table-cell>
          <table:table-cell table:number-columns-repeated="1002"/>
        </table:table-row>
        <table:table-row table:style-name="ro1">
          <table:table-cell office:value-type="float" office:value="9567">
            <text:p>9567</text:p>
          </table:table-cell>
          <table:table-cell office:value-type="float" office:value="4">
            <text:p>4</text:p>
          </table:table-cell>
          <table:table-cell office:value-type="float" office:value="14923">
            <text:p>14923</text:p>
          </table:table-cell>
          <table:table-cell office:value-type="float" office:value="0.0129375">
            <text:p>0.01293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2.75393e-11</text:p>
          </table:table-cell>
          <table:table-cell office:value-type="string">
            <text:p>-1.55115e-08</text:p>
          </table:table-cell>
          <table:table-cell office:value-type="string">
            <text:p>6.47209e-21</text:p>
          </table:table-cell>
          <table:table-cell office:value-type="string">
            <text:p>-2.10025e-09</text:p>
          </table:table-cell>
          <table:table-cell office:value-type="string">
            <text:p>-2.05259e-09</text:p>
          </table:table-cell>
          <table:table-cell office:value-type="string">
            <text:p>6.95814e-09</text:p>
          </table:table-cell>
          <table:table-cell office:value-type="string">
            <text:p>2.6915e-11</text:p>
          </table:table-cell>
          <table:table-cell office:value-type="string">
            <text:p>-1.70343e-09</text:p>
          </table:table-cell>
          <table:table-cell office:value-type="string">
            <text:p>-5.02419e-12</text:p>
          </table:table-cell>
          <table:table-cell office:value-type="float" office:value="0.000602914">
            <text:p>0.000602914</text:p>
          </table:table-cell>
          <table:table-cell office:value-type="float" office:value="0.00830048">
            <text:p>0.00830048</text:p>
          </table:table-cell>
          <table:table-cell office:value-type="float" office:value="1.46388">
            <text:p>1.46388</text:p>
          </table:table-cell>
          <table:table-cell office:value-type="float" office:value="0.00217391">
            <text:p>0.00217391</text:p>
          </table:table-cell>
          <table:table-cell office:value-type="float" office:value="-0.137585">
            <text:p>-0.137585</text:p>
          </table:table-cell>
          <table:table-cell office:value-type="float" office:value="-0.0004058">
            <text:p>-0.0004058</text:p>
          </table:table-cell>
          <table:table-cell office:value-type="float" office:value="1.47497">
            <text:p>1.47497</text:p>
          </table:table-cell>
          <table:table-cell table:number-columns-repeated="1002"/>
        </table:table-row>
        <table:table-row table:style-name="ro1">
          <table:table-cell office:value-type="float" office:value="9567">
            <text:p>9567</text:p>
          </table:table-cell>
          <table:table-cell office:value-type="float" office:value="7">
            <text:p>7</text:p>
          </table:table-cell>
          <table:table-cell office:value-type="float" office:value="14986">
            <text:p>14986</text:p>
          </table:table-cell>
          <table:table-cell office:value-type="float" office:value="0.010925">
            <text:p>0.0109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2.33126e-11</text:p>
          </table:table-cell>
          <table:table-cell office:value-type="string">
            <text:p>-1.55055e-08</text:p>
          </table:table-cell>
          <table:table-cell office:value-type="string">
            <text:p>6.36026e-21</text:p>
          </table:table-cell>
          <table:table-cell office:value-type="string">
            <text:p>-2.10025e-09</text:p>
          </table:table-cell>
          <table:table-cell office:value-type="string">
            <text:p>-2.07534e-09</text:p>
          </table:table-cell>
          <table:table-cell office:value-type="string">
            <text:p>6.9691e-09</text:p>
          </table:table-cell>
          <table:table-cell office:value-type="string">
            <text:p>-3.26678e-10</text:p>
          </table:table-cell>
          <table:table-cell office:value-type="string">
            <text:p>-1.70317e-09</text:p>
          </table:table-cell>
          <table:table-cell office:value-type="string">
            <text:p>-4.22903e-12</text:p>
          </table:table-cell>
          <table:table-cell office:value-type="float" office:value="-0.000826168">
            <text:p>-0.000826168</text:p>
          </table:table-cell>
          <table:table-cell office:value-type="float" office:value="0.00319621">
            <text:p>0.00319621</text:p>
          </table:table-cell>
          <table:table-cell office:value-type="float" office:value="1.46422">
            <text:p>1.46422</text:p>
          </table:table-cell>
          <table:table-cell office:value-type="float" office:value="-0.0263855">
            <text:p>-0.0263855</text:p>
          </table:table-cell>
          <table:table-cell office:value-type="float" office:value="-0.137563">
            <text:p>-0.137563</text:p>
          </table:table-cell>
          <table:table-cell office:value-type="float" office:value="-0.000341575">
            <text:p>-0.000341575</text:p>
          </table:table-cell>
          <table:table-cell office:value-type="float" office:value="1.48103">
            <text:p>1.48103</text:p>
          </table:table-cell>
          <table:table-cell table:number-columns-repeated="1002"/>
        </table:table-row>
        <table:table-row table:style-name="ro1"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14923">
            <text:p>14923</text:p>
          </table:table-cell>
          <table:table-cell office:value-type="float" office:value="0.0129375">
            <text:p>0.012937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2.75393e-11</text:p>
          </table:table-cell>
          <table:table-cell office:value-type="string">
            <text:p>-1.55115e-08</text:p>
          </table:table-cell>
          <table:table-cell office:value-type="string">
            <text:p>6.47209e-21</text:p>
          </table:table-cell>
          <table:table-cell office:value-type="string">
            <text:p>-2.10025e-09</text:p>
          </table:table-cell>
          <table:table-cell office:value-type="string">
            <text:p>-2.05259e-09</text:p>
          </table:table-cell>
          <table:table-cell office:value-type="string">
            <text:p>6.95814e-09</text:p>
          </table:table-cell>
          <table:table-cell office:value-type="string">
            <text:p>2.6915e-11</text:p>
          </table:table-cell>
          <table:table-cell office:value-type="string">
            <text:p>1.70343e-09</text:p>
          </table:table-cell>
          <table:table-cell office:value-type="string">
            <text:p>5.02419e-12</text:p>
          </table:table-cell>
          <table:table-cell office:value-type="float" office:value="0.000602914">
            <text:p>0.000602914</text:p>
          </table:table-cell>
          <table:table-cell office:value-type="float" office:value="0.00830048">
            <text:p>0.00830048</text:p>
          </table:table-cell>
          <table:table-cell office:value-type="float" office:value="1.46388">
            <text:p>1.46388</text:p>
          </table:table-cell>
          <table:table-cell office:value-type="float" office:value="0.00217391">
            <text:p>0.00217391</text:p>
          </table:table-cell>
          <table:table-cell office:value-type="float" office:value="0.137585">
            <text:p>0.137585</text:p>
          </table:table-cell>
          <table:table-cell office:value-type="float" office:value="0.0004058">
            <text:p>0.0004058</text:p>
          </table:table-cell>
          <table:table-cell office:value-type="float" office:value="1.47497">
            <text:p>1.47497</text:p>
          </table:table-cell>
          <table:table-cell table:number-columns-repeated="1002"/>
        </table:table-row>
        <table:table-row table:style-name="ro1">
          <table:table-cell office:value-type="float" office:value="9568">
            <text:p>9568</text:p>
          </table:table-cell>
          <table:table-cell office:value-type="float" office:value="3">
            <text:p>3</text:p>
          </table:table-cell>
          <table:table-cell office:value-type="float" office:value="14986">
            <text:p>14986</text:p>
          </table:table-cell>
          <table:table-cell office:value-type="float" office:value="0.010925">
            <text:p>0.0109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2.33126e-11</text:p>
          </table:table-cell>
          <table:table-cell office:value-type="string">
            <text:p>-1.55055e-08</text:p>
          </table:table-cell>
          <table:table-cell office:value-type="string">
            <text:p>6.36026e-21</text:p>
          </table:table-cell>
          <table:table-cell office:value-type="string">
            <text:p>-2.10025e-09</text:p>
          </table:table-cell>
          <table:table-cell office:value-type="string">
            <text:p>-2.07534e-09</text:p>
          </table:table-cell>
          <table:table-cell office:value-type="string">
            <text:p>6.9691e-09</text:p>
          </table:table-cell>
          <table:table-cell office:value-type="string">
            <text:p>-3.26678e-10</text:p>
          </table:table-cell>
          <table:table-cell office:value-type="string">
            <text:p>1.70317e-09</text:p>
          </table:table-cell>
          <table:table-cell office:value-type="string">
            <text:p>4.22903e-12</text:p>
          </table:table-cell>
          <table:table-cell office:value-type="float" office:value="-0.000826168">
            <text:p>-0.000826168</text:p>
          </table:table-cell>
          <table:table-cell office:value-type="float" office:value="0.00319621">
            <text:p>0.00319621</text:p>
          </table:table-cell>
          <table:table-cell office:value-type="float" office:value="1.46422">
            <text:p>1.46422</text:p>
          </table:table-cell>
          <table:table-cell office:value-type="float" office:value="-0.0263855">
            <text:p>-0.0263855</text:p>
          </table:table-cell>
          <table:table-cell office:value-type="float" office:value="0.137563">
            <text:p>0.137563</text:p>
          </table:table-cell>
          <table:table-cell office:value-type="float" office:value="0.000341575">
            <text:p>0.000341575</text:p>
          </table:table-cell>
          <table:table-cell office:value-type="float" office:value="1.48103">
            <text:p>1.48103</text:p>
          </table:table-cell>
          <table:table-cell table:number-columns-repeated="1002"/>
        </table:table-row>
        <table:table-row table:style-name="ro1">
          <table:table-cell office:value-type="float" office:value="9631">
            <text:p>9631</text:p>
          </table:table-cell>
          <table:table-cell office:value-type="float" office:value="4">
            <text:p>4</text:p>
          </table:table-cell>
          <table:table-cell office:value-type="float" office:value="14986">
            <text:p>14986</text:p>
          </table:table-cell>
          <table:table-cell office:value-type="float" office:value="0.010925">
            <text:p>0.0109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2.33126e-11</text:p>
          </table:table-cell>
          <table:table-cell office:value-type="string">
            <text:p>-1.55055e-08</text:p>
          </table:table-cell>
          <table:table-cell office:value-type="string">
            <text:p>6.36026e-21</text:p>
          </table:table-cell>
          <table:table-cell office:value-type="string">
            <text:p>-2.10925e-09</text:p>
          </table:table-cell>
          <table:table-cell office:value-type="string">
            <text:p>-2.07534e-09</text:p>
          </table:table-cell>
          <table:table-cell office:value-type="string">
            <text:p>6.9691e-09</text:p>
          </table:table-cell>
          <table:table-cell office:value-type="string">
            <text:p>4.17304e-11</text:p>
          </table:table-cell>
          <table:table-cell office:value-type="string">
            <text:p>-1.70317e-09</text:p>
          </table:table-cell>
          <table:table-cell office:value-type="string">
            <text:p>-4.22903e-12</text:p>
          </table:table-cell>
          <table:table-cell office:value-type="float" office:value="-0.00337237">
            <text:p>-0.00337237</text:p>
          </table:table-cell>
          <table:table-cell office:value-type="float" office:value="0.00210498">
            <text:p>0.00210498</text:p>
          </table:table-cell>
          <table:table-cell office:value-type="float" office:value="1.46313">
            <text:p>1.46313</text:p>
          </table:table-cell>
          <table:table-cell office:value-type="float" office:value="0.00337053">
            <text:p>0.00337053</text:p>
          </table:table-cell>
          <table:table-cell office:value-type="float" office:value="-0.137563">
            <text:p>-0.137563</text:p>
          </table:table-cell>
          <table:table-cell office:value-type="float" office:value="-0.000341575">
            <text:p>-0.000341575</text:p>
          </table:table-cell>
          <table:table-cell office:value-type="float" office:value="1.48034">
            <text:p>1.48034</text:p>
          </table:table-cell>
          <table:table-cell table:number-columns-repeated="1002"/>
        </table:table-row>
        <table:table-row table:style-name="ro1">
          <table:table-cell office:value-type="float" office:value="9631">
            <text:p>9631</text:p>
          </table:table-cell>
          <table:table-cell office:value-type="float" office:value="7">
            <text:p>7</text:p>
          </table:table-cell>
          <table:table-cell office:value-type="float" office:value="15049">
            <text:p>15049</text:p>
          </table:table-cell>
          <table:table-cell office:value-type="float" office:value="0.0089125">
            <text:p>0.00891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90677e-11</text:p>
          </table:table-cell>
          <table:table-cell office:value-type="string">
            <text:p>-1.55002e-08</text:p>
          </table:table-cell>
          <table:table-cell office:value-type="string">
            <text:p>6.25204e-21</text:p>
          </table:table-cell>
          <table:table-cell office:value-type="string">
            <text:p>-2.10925e-09</text:p>
          </table:table-cell>
          <table:table-cell office:value-type="string">
            <text:p>-2.09948e-09</text:p>
          </table:table-cell>
          <table:table-cell office:value-type="string">
            <text:p>6.98163e-09</text:p>
          </table:table-cell>
          <table:table-cell office:value-type="string">
            <text:p>-3.97101e-10</text:p>
          </table:table-cell>
          <table:table-cell office:value-type="string">
            <text:p>-1.70295e-09</text:p>
          </table:table-cell>
          <table:table-cell office:value-type="string">
            <text:p>-3.43386e-12</text:p>
          </table:table-cell>
          <table:table-cell office:value-type="float" office:value="-0.00477836">
            <text:p>-0.00477836</text:p>
          </table:table-cell>
          <table:table-cell office:value-type="float" office:value="-0.00320039">
            <text:p>-0.00320039</text:p>
          </table:table-cell>
          <table:table-cell office:value-type="float" office:value="1.46375">
            <text:p>1.46375</text:p>
          </table:table-cell>
          <table:table-cell office:value-type="float" office:value="-0.0320736">
            <text:p>-0.0320736</text:p>
          </table:table-cell>
          <table:table-cell office:value-type="float" office:value="-0.137546">
            <text:p>-0.137546</text:p>
          </table:table-cell>
          <table:table-cell office:value-type="float" office:value="-0.00027735">
            <text:p>-0.00027735</text:p>
          </table:table-cell>
          <table:table-cell office:value-type="float" office:value="1.48721">
            <text:p>1.48721</text:p>
          </table:table-cell>
          <table:table-cell table:number-columns-repeated="1002"/>
        </table:table-row>
        <table:table-row table:style-name="ro1">
          <table:table-cell office:value-type="float" office:value="9632">
            <text:p>9632</text:p>
          </table:table-cell>
          <table:table-cell office:value-type="float" office:value="0">
            <text:p>0</text:p>
          </table:table-cell>
          <table:table-cell office:value-type="float" office:value="14986">
            <text:p>14986</text:p>
          </table:table-cell>
          <table:table-cell office:value-type="float" office:value="0.010925">
            <text:p>0.0109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2.33126e-11</text:p>
          </table:table-cell>
          <table:table-cell office:value-type="string">
            <text:p>-1.55055e-08</text:p>
          </table:table-cell>
          <table:table-cell office:value-type="string">
            <text:p>6.36026e-21</text:p>
          </table:table-cell>
          <table:table-cell office:value-type="string">
            <text:p>-2.10925e-09</text:p>
          </table:table-cell>
          <table:table-cell office:value-type="string">
            <text:p>-2.07534e-09</text:p>
          </table:table-cell>
          <table:table-cell office:value-type="string">
            <text:p>6.9691e-09</text:p>
          </table:table-cell>
          <table:table-cell office:value-type="string">
            <text:p>4.17304e-11</text:p>
          </table:table-cell>
          <table:table-cell office:value-type="string">
            <text:p>1.70317e-09</text:p>
          </table:table-cell>
          <table:table-cell office:value-type="string">
            <text:p>4.22903e-12</text:p>
          </table:table-cell>
          <table:table-cell office:value-type="float" office:value="-0.00337237">
            <text:p>-0.00337237</text:p>
          </table:table-cell>
          <table:table-cell office:value-type="float" office:value="0.00210498">
            <text:p>0.00210498</text:p>
          </table:table-cell>
          <table:table-cell office:value-type="float" office:value="1.46313">
            <text:p>1.46313</text:p>
          </table:table-cell>
          <table:table-cell office:value-type="float" office:value="0.00337053">
            <text:p>0.00337053</text:p>
          </table:table-cell>
          <table:table-cell office:value-type="float" office:value="0.137563">
            <text:p>0.137563</text:p>
          </table:table-cell>
          <table:table-cell office:value-type="float" office:value="0.000341575">
            <text:p>0.000341575</text:p>
          </table:table-cell>
          <table:table-cell office:value-type="float" office:value="1.48034">
            <text:p>1.48034</text:p>
          </table:table-cell>
          <table:table-cell table:number-columns-repeated="1002"/>
        </table:table-row>
        <table:table-row table:style-name="ro1">
          <table:table-cell office:value-type="float" office:value="9632">
            <text:p>9632</text:p>
          </table:table-cell>
          <table:table-cell office:value-type="float" office:value="3">
            <text:p>3</text:p>
          </table:table-cell>
          <table:table-cell office:value-type="float" office:value="15049">
            <text:p>15049</text:p>
          </table:table-cell>
          <table:table-cell office:value-type="float" office:value="0.0089125">
            <text:p>0.00891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90677e-11</text:p>
          </table:table-cell>
          <table:table-cell office:value-type="string">
            <text:p>-1.55002e-08</text:p>
          </table:table-cell>
          <table:table-cell office:value-type="string">
            <text:p>6.25204e-21</text:p>
          </table:table-cell>
          <table:table-cell office:value-type="string">
            <text:p>-2.10925e-09</text:p>
          </table:table-cell>
          <table:table-cell office:value-type="string">
            <text:p>-2.09948e-09</text:p>
          </table:table-cell>
          <table:table-cell office:value-type="string">
            <text:p>6.98163e-09</text:p>
          </table:table-cell>
          <table:table-cell office:value-type="string">
            <text:p>-3.97101e-10</text:p>
          </table:table-cell>
          <table:table-cell office:value-type="string">
            <text:p>1.70295e-09</text:p>
          </table:table-cell>
          <table:table-cell office:value-type="string">
            <text:p>3.43386e-12</text:p>
          </table:table-cell>
          <table:table-cell office:value-type="float" office:value="-0.00477836">
            <text:p>-0.00477836</text:p>
          </table:table-cell>
          <table:table-cell office:value-type="float" office:value="-0.00320039">
            <text:p>-0.00320039</text:p>
          </table:table-cell>
          <table:table-cell office:value-type="float" office:value="1.46375">
            <text:p>1.46375</text:p>
          </table:table-cell>
          <table:table-cell office:value-type="float" office:value="-0.0320736">
            <text:p>-0.0320736</text:p>
          </table:table-cell>
          <table:table-cell office:value-type="float" office:value="0.137546">
            <text:p>0.137546</text:p>
          </table:table-cell>
          <table:table-cell office:value-type="float" office:value="0.00027735">
            <text:p>0.00027735</text:p>
          </table:table-cell>
          <table:table-cell office:value-type="float" office:value="1.48721">
            <text:p>1.48721</text:p>
          </table:table-cell>
          <table:table-cell table:number-columns-repeated="1002"/>
        </table:table-row>
        <table:table-row table:style-name="ro1">
          <table:table-cell office:value-type="float" office:value="9695">
            <text:p>9695</text:p>
          </table:table-cell>
          <table:table-cell office:value-type="float" office:value="4">
            <text:p>4</text:p>
          </table:table-cell>
          <table:table-cell office:value-type="float" office:value="15049">
            <text:p>15049</text:p>
          </table:table-cell>
          <table:table-cell office:value-type="float" office:value="0.0089125">
            <text:p>0.00891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90677e-11</text:p>
          </table:table-cell>
          <table:table-cell office:value-type="string">
            <text:p>-1.55002e-08</text:p>
          </table:table-cell>
          <table:table-cell office:value-type="string">
            <text:p>6.25204e-21</text:p>
          </table:table-cell>
          <table:table-cell office:value-type="string">
            <text:p>-2.14102e-09</text:p>
          </table:table-cell>
          <table:table-cell office:value-type="string">
            <text:p>-2.09948e-09</text:p>
          </table:table-cell>
          <table:table-cell office:value-type="string">
            <text:p>6.98163e-09</text:p>
          </table:table-cell>
          <table:table-cell office:value-type="string">
            <text:p>6.70695e-11</text:p>
          </table:table-cell>
          <table:table-cell office:value-type="string">
            <text:p>-1.70295e-09</text:p>
          </table:table-cell>
          <table:table-cell office:value-type="string">
            <text:p>-3.43386e-12</text:p>
          </table:table-cell>
          <table:table-cell office:value-type="float" office:value="-0.0137577">
            <text:p>-0.0137577</text:p>
          </table:table-cell>
          <table:table-cell office:value-type="float" office:value="-0.0070487">
            <text:p>-0.0070487</text:p>
          </table:table-cell>
          <table:table-cell office:value-type="float" office:value="1.4599">
            <text:p>1.4599</text:p>
          </table:table-cell>
          <table:table-cell office:value-type="float" office:value="0.00541715">
            <text:p>0.00541715</text:p>
          </table:table-cell>
          <table:table-cell office:value-type="float" office:value="-0.137546">
            <text:p>-0.137546</text:p>
          </table:table-cell>
          <table:table-cell office:value-type="float" office:value="-0.00027735">
            <text:p>-0.00027735</text:p>
          </table:table-cell>
          <table:table-cell office:value-type="float" office:value="1.48621">
            <text:p>1.48621</text:p>
          </table:table-cell>
          <table:table-cell table:number-columns-repeated="1002"/>
        </table:table-row>
        <table:table-row table:style-name="ro1">
          <table:table-cell office:value-type="float" office:value="9695">
            <text:p>9695</text:p>
          </table:table-cell>
          <table:table-cell office:value-type="float" office:value="7">
            <text:p>7</text:p>
          </table:table-cell>
          <table:table-cell office:value-type="float" office:value="9680">
            <text:p>9680</text:p>
          </table:table-cell>
          <table:table-cell office:value-type="float" office:value="0.0069">
            <text:p>0.0069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47589e-11</text:p>
          </table:table-cell>
          <table:table-cell office:value-type="string">
            <text:p>-1.54959e-08</text:p>
          </table:table-cell>
          <table:table-cell office:value-type="string">
            <text:p>6.14793e-21</text:p>
          </table:table-cell>
          <table:table-cell office:value-type="string">
            <text:p>-2.14102e-09</text:p>
          </table:table-cell>
          <table:table-cell office:value-type="string">
            <text:p>-2.10022e-09</text:p>
          </table:table-cell>
          <table:table-cell office:value-type="string">
            <text:p>6.99546e-09</text:p>
          </table:table-cell>
          <table:table-cell office:value-type="string">
            <text:p>-4.94544e-10</text:p>
          </table:table-cell>
          <table:table-cell office:value-type="string">
            <text:p>-1.70278e-09</text:p>
          </table:table-cell>
          <table:table-cell office:value-type="string">
            <text:p>-2.63852e-12</text:p>
          </table:table-cell>
          <table:table-cell office:value-type="float" office:value="-0.0121723">
            <text:p>-0.0121723</text:p>
          </table:table-cell>
          <table:table-cell office:value-type="float" office:value="-0.00558276">
            <text:p>-0.00558276</text:p>
          </table:table-cell>
          <table:table-cell office:value-type="float" office:value="1.46372">
            <text:p>1.46372</text:p>
          </table:table-cell>
          <table:table-cell office:value-type="float" office:value="-0.0399439">
            <text:p>-0.0399439</text:p>
          </table:table-cell>
          <table:table-cell office:value-type="float" office:value="-0.137532">
            <text:p>-0.137532</text:p>
          </table:table-cell>
          <table:table-cell office:value-type="float" office:value="-0.000213111">
            <text:p>-0.000213111</text:p>
          </table:table-cell>
          <table:table-cell office:value-type="float" office:value="1.4901">
            <text:p>1.4901</text:p>
          </table:table-cell>
          <table:table-cell table:number-columns-repeated="1002"/>
        </table:table-row>
        <table:table-row table:style-name="ro1">
          <table:table-cell office:value-type="float" office:value="9696">
            <text:p>9696</text:p>
          </table:table-cell>
          <table:table-cell office:value-type="float" office:value="0">
            <text:p>0</text:p>
          </table:table-cell>
          <table:table-cell office:value-type="float" office:value="15049">
            <text:p>15049</text:p>
          </table:table-cell>
          <table:table-cell office:value-type="float" office:value="0.0089125">
            <text:p>0.0089125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90677e-11</text:p>
          </table:table-cell>
          <table:table-cell office:value-type="string">
            <text:p>-1.55002e-08</text:p>
          </table:table-cell>
          <table:table-cell office:value-type="string">
            <text:p>6.25204e-21</text:p>
          </table:table-cell>
          <table:table-cell office:value-type="string">
            <text:p>-2.14102e-09</text:p>
          </table:table-cell>
          <table:table-cell office:value-type="string">
            <text:p>-2.09948e-09</text:p>
          </table:table-cell>
          <table:table-cell office:value-type="string">
            <text:p>6.98163e-09</text:p>
          </table:table-cell>
          <table:table-cell office:value-type="string">
            <text:p>6.70695e-11</text:p>
          </table:table-cell>
          <table:table-cell office:value-type="string">
            <text:p>1.70295e-09</text:p>
          </table:table-cell>
          <table:table-cell office:value-type="string">
            <text:p>3.43386e-12</text:p>
          </table:table-cell>
          <table:table-cell office:value-type="float" office:value="-0.0137577">
            <text:p>-0.0137577</text:p>
          </table:table-cell>
          <table:table-cell office:value-type="float" office:value="-0.0070487">
            <text:p>-0.0070487</text:p>
          </table:table-cell>
          <table:table-cell office:value-type="float" office:value="1.4599">
            <text:p>1.4599</text:p>
          </table:table-cell>
          <table:table-cell office:value-type="float" office:value="0.00541715">
            <text:p>0.00541715</text:p>
          </table:table-cell>
          <table:table-cell office:value-type="float" office:value="0.137546">
            <text:p>0.137546</text:p>
          </table:table-cell>
          <table:table-cell office:value-type="float" office:value="0.00027735">
            <text:p>0.00027735</text:p>
          </table:table-cell>
          <table:table-cell office:value-type="float" office:value="1.48621">
            <text:p>1.48621</text:p>
          </table:table-cell>
          <table:table-cell table:number-columns-repeated="1002"/>
        </table:table-row>
        <table:table-row table:style-name="ro1">
          <table:table-cell office:value-type="float" office:value="9696">
            <text:p>9696</text:p>
          </table:table-cell>
          <table:table-cell office:value-type="float" office:value="3">
            <text:p>3</text:p>
          </table:table-cell>
          <table:table-cell office:value-type="float" office:value="9680">
            <text:p>9680</text:p>
          </table:table-cell>
          <table:table-cell office:value-type="float" office:value="0.0069">
            <text:p>0.0069</text:p>
          </table:table-cell>
          <table:table-cell office:value-type="float" office:value="0.0026">
            <text:p>0.0026</text:p>
          </table:table-cell>
          <table:table-cell office:value-type="float" office:value="0.5">
            <text:p>0.5</text:p>
          </table:table-cell>
          <table:table-cell office:value-type="string">
            <text:p>-1.47589e-11</text:p>
          </table:table-cell>
          <table:table-cell office:value-type="string">
            <text:p>-1.54959e-08</text:p>
          </table:table-cell>
          <table:table-cell office:value-type="string">
            <text:p>6.14793e-21</text:p>
          </table:table-cell>
          <table:table-cell office:value-type="string">
            <text:p>-2.14102e-09</text:p>
          </table:table-cell>
          <table:table-cell office:value-type="string">
            <text:p>-2.10022e-09</text:p>
          </table:table-cell>
          <table:table-cell office:value-type="string">
            <text:p>6.99546e-09</text:p>
          </table:table-cell>
          <table:table-cell office:value-type="string">
            <text:p>-4.94544e-10</text:p>
          </table:table-cell>
          <table:table-cell office:value-type="string">
            <text:p>1.70278e-09</text:p>
          </table:table-cell>
          <table:table-cell office:value-type="string">
            <text:p>2.63852e-12</text:p>
          </table:table-cell>
          <table:table-cell office:value-type="float" office:value="-0.0121723">
            <text:p>-0.0121723</text:p>
          </table:table-cell>
          <table:table-cell office:value-type="float" office:value="-0.00558276">
            <text:p>-0.00558276</text:p>
          </table:table-cell>
          <table:table-cell office:value-type="float" office:value="1.46372">
            <text:p>1.46372</text:p>
          </table:table-cell>
          <table:table-cell office:value-type="float" office:value="-0.0399439">
            <text:p>-0.0399439</text:p>
          </table:table-cell>
          <table:table-cell office:value-type="float" office:value="0.137532">
            <text:p>0.137532</text:p>
          </table:table-cell>
          <table:table-cell office:value-type="float" office:value="0.000213111">
            <text:p>0.000213111</text:p>
          </table:table-cell>
          <table:table-cell office:value-type="float" office:value="1.4901">
            <text:p>1.4901</text:p>
          </table:table-cell>
          <table:table-cell table:number-columns-repeated="1002"/>
        </table:table-row>
      </table:table>
      <table:table table:name="Sheet1" table:style-name="ta1">
        <table:shapes>
          <draw:frame draw:z-index="0" draw:style-name="gr1" svg:width="6.2988in" svg:height="3.5429in" svg:x="0in" svg:y="0.3874in">
            <draw:object draw:notify-on-update-of-ranges="Sheet1_2.D2:Sheet1_2.D193 Sheet1_2.E1:Sheet1_2.E1 Sheet1_2.E2:Sheet1_2.E193 Sheet1_2.D2:Sheet1_2.D193 Sheet1_2.P1:Sheet1_2.P1 Sheet1_2.P2:Sheet1_2.P193 Sheet1_2.D2:Sheet1_2.D193 Sheet1_2.Q1:Sheet1_2.Q1 Sheet1_2.Q2:Sheet1_2.Q193 Sheet1_2.D2:Sheet1_2.D193 Sheet1_2.R1:Sheet1_2.R1 Sheet1_2.R2:Sheet1_2.R193 Sheet1_2.D2:Sheet1_2.D193 Sheet1_2.S1:Sheet1_2.S1 Sheet1_2.S2:Sheet1_2.S193 Sheet1_2.D2:Sheet1_2.D193 Sheet1_2.T1:Sheet1_2.T1 Sheet1_2.T2:Sheet1_2.T193 Sheet1_2.D2:Sheet1_2.D193 Sheet1_2.U1:Sheet1_2.U1 Sheet1_2.U2:Sheet1_2.U193 Sheet1_2.D2:Sheet1_2.D193 Sheet1_2.V1:Sheet1_2.V1 Sheet1_2.V2:Sheet1_2.V19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5.9992in" svg:height="3.5429in" svg:x="0.0512in" svg:y="3.7024in">
            <draw:object draw:notify-on-update-of-ranges="Sheet1_2.D2:Sheet1_2.D193 Sheet1_2.S1:Sheet1_2.S1 Sheet1_2.S2:Sheet1_2.S193 Sheet1_2.D2:Sheet1_2.D193 Sheet1_2.T1:Sheet1_2.T1 Sheet1_2.T2:Sheet1_2.T193 Sheet1_2.D2:Sheet1_2.D193 Sheet1_2.U1:Sheet1_2.U1 Sheet1_2.U2:Sheet1_2.U19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1T18:58:17</meta:creation-date>
    <dc:date>2012-10-11T19:22:58</dc:date>
    <meta:editing-duration>PT9M31S</meta:editing-duration>
    <meta:editing-cycles>1</meta:editing-cycles>
    <meta:document-statistic meta:table-count="4" meta:cell-count="4246" meta:object-count="3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8cm" svg:y="2.438cm" style:legend-expansion="high" chart:style-name="ch2"/>
        <chart:plot-area chart:style-name="ch3" table:cell-range-address="Sheet1_2.D1:Sheet1_2.E193 Sheet1_2.P1:Sheet1_2.V193" chart:data-source-has-labels="row" svg:x="0.77cm" svg:y="0.855cm" svg:width="12.668cm" svg:height="7.545cm">
          <chartooo:coordinate-region svg:x="1.185cm" svg:y="1.057cm" svg:width="11.899cm" svg:height="7.1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E2:Sheet1_2.E193" chart:label-cell-address="Sheet1_2.E1:Sheet1_2.E1" chart:class="chart:scatter">
            <chart:domain table:cell-range-address="Sheet1_2.D2:Sheet1_2.D193"/>
            <chart:data-point chart:repeated="192"/>
          </chart:series>
          <chart:series chart:style-name="ch7" chart:values-cell-range-address="Sheet1_2.P2:Sheet1_2.P193" chart:label-cell-address="Sheet1_2.P1:Sheet1_2.P1" chart:class="chart:scatter">
            <chart:data-point chart:repeated="192"/>
          </chart:series>
          <chart:series chart:style-name="ch8" chart:values-cell-range-address="Sheet1_2.Q2:Sheet1_2.Q193" chart:label-cell-address="Sheet1_2.Q1:Sheet1_2.Q1" chart:class="chart:scatter">
            <chart:data-point chart:repeated="192"/>
          </chart:series>
          <chart:series chart:style-name="ch9" chart:values-cell-range-address="Sheet1_2.R2:Sheet1_2.R193" chart:label-cell-address="Sheet1_2.R1:Sheet1_2.R1" chart:class="chart:scatter">
            <chart:data-point chart:repeated="192"/>
          </chart:series>
          <chart:series chart:style-name="ch10" chart:values-cell-range-address="Sheet1_2.S2:Sheet1_2.S193" chart:label-cell-address="Sheet1_2.S1:Sheet1_2.S1" chart:class="chart:scatter">
            <chart:data-point chart:repeated="192"/>
          </chart:series>
          <chart:series chart:style-name="ch11" chart:values-cell-range-address="Sheet1_2.T2:Sheet1_2.T193" chart:label-cell-address="Sheet1_2.T1:Sheet1_2.T1" chart:class="chart:scatter">
            <chart:data-point chart:repeated="192"/>
          </chart:series>
          <chart:series chart:style-name="ch12" chart:values-cell-range-address="Sheet1_2.U2:Sheet1_2.U193" chart:label-cell-address="Sheet1_2.U1:Sheet1_2.U1" chart:class="chart:scatter">
            <chart:data-point chart:repeated="192"/>
          </chart:series>
          <chart:series chart:style-name="ch13" chart:values-cell-range-address="Sheet1_2.V2:Sheet1_2.V193" chart:label-cell-address="Sheet1_2.V1:Sheet1_2.V1" chart:class="chart:scatter">
            <chart:data-point chart:repeated="19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</text:p>
                <draw:g>
                  <svg:desc>Sheet1_2.E1:Sheet1_2.E1</svg:desc>
                </draw:g>
              </table:table-cell>
              <table:table-cell office:value-type="string">
                <text:p>s11</text:p>
                <draw:g>
                  <svg:desc>Sheet1_2.P1:Sheet1_2.P1</svg:desc>
                </draw:g>
              </table:table-cell>
              <table:table-cell office:value-type="string">
                <text:p>s22</text:p>
                <draw:g>
                  <svg:desc>Sheet1_2.Q1:Sheet1_2.Q1</svg:desc>
                </draw:g>
              </table:table-cell>
              <table:table-cell office:value-type="string">
                <text:p>s33</text:p>
                <draw:g>
                  <svg:desc>Sheet1_2.R1:Sheet1_2.R1</svg:desc>
                </draw:g>
              </table:table-cell>
              <table:table-cell office:value-type="string">
                <text:p>s12</text:p>
                <draw:g>
                  <svg:desc>Sheet1_2.S1:Sheet1_2.S1</svg:desc>
                </draw:g>
              </table:table-cell>
              <table:table-cell office:value-type="string">
                <text:p>s23</text:p>
                <draw:g>
                  <svg:desc>Sheet1_2.T1:Sheet1_2.T1</svg:desc>
                </draw:g>
              </table:table-cell>
              <table:table-cell office:value-type="string">
                <text:p>s13</text:p>
                <draw:g>
                  <svg:desc>Sheet1_2.U1:Sheet1_2.U1</svg:desc>
                </draw:g>
              </table:table-cell>
              <table:table-cell office:value-type="string">
                <text:p>von</text:p>
                <draw:g>
                  <svg:desc>Sheet1_2.V1:Sheet1_2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09875">
                <text:p>-0.0209875</text:p>
                <draw:g>
                  <svg:desc>Sheet1_2.D2:Sheet1_2.D193</svg:desc>
                </draw:g>
              </table:table-cell>
              <table:table-cell office:value-type="float" office:value="0.0026">
                <text:p>0.0026</text:p>
                <draw:g>
                  <svg:desc>Sheet1_2.E2:Sheet1_2.E193</svg:desc>
                </draw:g>
              </table:table-cell>
              <table:table-cell office:value-type="float" office:value="-0.0104302">
                <text:p>-0.0104302</text:p>
                <draw:g>
                  <svg:desc>Sheet1_2.P2:Sheet1_2.P193</svg:desc>
                </draw:g>
              </table:table-cell>
              <table:table-cell office:value-type="float" office:value="-0.0233783">
                <text:p>-0.0233783</text:p>
                <draw:g>
                  <svg:desc>Sheet1_2.Q2:Sheet1_2.Q193</svg:desc>
                </draw:g>
              </table:table-cell>
              <table:table-cell office:value-type="float" office:value="1.44505">
                <text:p>1.44505</text:p>
                <draw:g>
                  <svg:desc>Sheet1_2.R2:Sheet1_2.R193</svg:desc>
                </draw:g>
              </table:table-cell>
              <table:table-cell office:value-type="float" office:value="0.00689379">
                <text:p>0.00689379</text:p>
                <draw:g>
                  <svg:desc>Sheet1_2.S2:Sheet1_2.S193</svg:desc>
                </draw:g>
              </table:table-cell>
              <table:table-cell office:value-type="float" office:value="-0.137717">
                <text:p>-0.137717</text:p>
                <draw:g>
                  <svg:desc>Sheet1_2.T2:Sheet1_2.T193</svg:desc>
                </draw:g>
              </table:table-cell>
              <table:table-cell office:value-type="float" office:value="0.000677022">
                <text:p>0.000677022</text:p>
                <draw:g>
                  <svg:desc>Sheet1_2.U2:Sheet1_2.U193</svg:desc>
                </draw:g>
              </table:table-cell>
              <table:table-cell office:value-type="float" office:value="1.48775">
                <text:p>1.48775</text:p>
                <draw:g>
                  <svg:desc>Sheet1_2.V2:Sheet1_2.V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3">
                <text:p>-0.023</text:p>
              </table:table-cell>
              <table:table-cell office:value-type="float" office:value="0.0026">
                <text:p>0.0026</text:p>
              </table:table-cell>
              <table:table-cell office:value-type="float" office:value="-0.0109438">
                <text:p>-0.0109438</text:p>
              </table:table-cell>
              <table:table-cell office:value-type="float" office:value="-0.024068">
                <text:p>-0.024068</text:p>
              </table:table-cell>
              <table:table-cell office:value-type="float" office:value="1.44403">
                <text:p>1.44403</text:p>
              </table:table-cell>
              <table:table-cell office:value-type="float" office:value="-0.00480252">
                <text:p>-0.00480252</text:p>
              </table:table-cell>
              <table:table-cell office:value-type="float" office:value="-0.137758">
                <text:p>-0.137758</text:p>
              </table:table-cell>
              <table:table-cell office:value-type="float" office:value="0.000741244">
                <text:p>0.000741244</text:p>
              </table:table-cell>
              <table:table-cell office:value-type="float" office:value="1.48741">
                <text:p>1.48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09875">
                <text:p>-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-0.0104302">
                <text:p>-0.0104302</text:p>
              </table:table-cell>
              <table:table-cell office:value-type="float" office:value="-0.0233783">
                <text:p>-0.0233783</text:p>
              </table:table-cell>
              <table:table-cell office:value-type="float" office:value="1.44505">
                <text:p>1.44505</text:p>
              </table:table-cell>
              <table:table-cell office:value-type="float" office:value="0.00689379">
                <text:p>0.00689379</text:p>
              </table:table-cell>
              <table:table-cell office:value-type="float" office:value="0.137717">
                <text:p>0.137717</text:p>
              </table:table-cell>
              <table:table-cell office:value-type="float" office:value="-0.000677022">
                <text:p>-0.000677022</text:p>
              </table:table-cell>
              <table:table-cell office:value-type="float" office:value="1.48775">
                <text:p>1.48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3">
                <text:p>-0.023</text:p>
              </table:table-cell>
              <table:table-cell office:value-type="float" office:value="0.0026">
                <text:p>0.0026</text:p>
              </table:table-cell>
              <table:table-cell office:value-type="float" office:value="-0.0109438">
                <text:p>-0.0109438</text:p>
              </table:table-cell>
              <table:table-cell office:value-type="float" office:value="-0.024068">
                <text:p>-0.024068</text:p>
              </table:table-cell>
              <table:table-cell office:value-type="float" office:value="1.44403">
                <text:p>1.44403</text:p>
              </table:table-cell>
              <table:table-cell office:value-type="float" office:value="-0.00480252">
                <text:p>-0.00480252</text:p>
              </table:table-cell>
              <table:table-cell office:value-type="float" office:value="0.137758">
                <text:p>0.137758</text:p>
              </table:table-cell>
              <table:table-cell office:value-type="float" office:value="-0.000741244">
                <text:p>-0.000741244</text:p>
              </table:table-cell>
              <table:table-cell office:value-type="float" office:value="1.48741">
                <text:p>1.48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26">
                <text:p>0.0026</text:p>
              </table:table-cell>
              <table:table-cell office:value-type="float" office:value="-0.0097945">
                <text:p>-0.0097945</text:p>
              </table:table-cell>
              <table:table-cell office:value-type="float" office:value="-0.0216749">
                <text:p>-0.0216749</text:p>
              </table:table-cell>
              <table:table-cell office:value-type="float" office:value="1.44674">
                <text:p>1.44674</text:p>
              </table:table-cell>
              <table:table-cell office:value-type="float" office:value="0.00963677">
                <text:p>0.00963677</text:p>
              </table:table-cell>
              <table:table-cell office:value-type="float" office:value="-0.13768">
                <text:p>-0.13768</text:p>
              </table:table-cell>
              <table:table-cell office:value-type="float" office:value="0.0006128">
                <text:p>0.0006128</text:p>
              </table:table-cell>
              <table:table-cell office:value-type="float" office:value="1.48777">
                <text:p>1.48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09875">
                <text:p>-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-0.010946">
                <text:p>-0.010946</text:p>
              </table:table-cell>
              <table:table-cell office:value-type="float" office:value="-0.0235994">
                <text:p>-0.0235994</text:p>
              </table:table-cell>
              <table:table-cell office:value-type="float" office:value="1.44483">
                <text:p>1.44483</text:p>
              </table:table-cell>
              <table:table-cell office:value-type="float" office:value="-0.00317837">
                <text:p>-0.00317837</text:p>
              </table:table-cell>
              <table:table-cell office:value-type="float" office:value="-0.137717">
                <text:p>-0.137717</text:p>
              </table:table-cell>
              <table:table-cell office:value-type="float" office:value="0.000677022">
                <text:p>0.000677022</text:p>
              </table:table-cell>
              <table:table-cell office:value-type="float" office:value="1.48771">
                <text:p>1.48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26">
                <text:p>0.0026</text:p>
              </table:table-cell>
              <table:table-cell office:value-type="float" office:value="-0.0097945">
                <text:p>-0.0097945</text:p>
              </table:table-cell>
              <table:table-cell office:value-type="float" office:value="-0.0216749">
                <text:p>-0.0216749</text:p>
              </table:table-cell>
              <table:table-cell office:value-type="float" office:value="1.44674">
                <text:p>1.44674</text:p>
              </table:table-cell>
              <table:table-cell office:value-type="float" office:value="0.00963677">
                <text:p>0.00963677</text:p>
              </table:table-cell>
              <table:table-cell office:value-type="float" office:value="0.13768">
                <text:p>0.13768</text:p>
              </table:table-cell>
              <table:table-cell office:value-type="float" office:value="-0.0006128">
                <text:p>-0.0006128</text:p>
              </table:table-cell>
              <table:table-cell office:value-type="float" office:value="1.48777">
                <text:p>1.48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09875">
                <text:p>-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-0.010946">
                <text:p>-0.010946</text:p>
              </table:table-cell>
              <table:table-cell office:value-type="float" office:value="-0.0235994">
                <text:p>-0.0235994</text:p>
              </table:table-cell>
              <table:table-cell office:value-type="float" office:value="1.44483">
                <text:p>1.44483</text:p>
              </table:table-cell>
              <table:table-cell office:value-type="float" office:value="-0.00317837">
                <text:p>-0.00317837</text:p>
              </table:table-cell>
              <table:table-cell office:value-type="float" office:value="0.137717">
                <text:p>0.137717</text:p>
              </table:table-cell>
              <table:table-cell office:value-type="float" office:value="-0.000677022">
                <text:p>-0.000677022</text:p>
              </table:table-cell>
              <table:table-cell office:value-type="float" office:value="1.48771">
                <text:p>1.48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-0.00882895">
                <text:p>-0.00882895</text:p>
              </table:table-cell>
              <table:table-cell office:value-type="float" office:value="-0.0188753">
                <text:p>-0.0188753</text:p>
              </table:table-cell>
              <table:table-cell office:value-type="float" office:value="1.44919">
                <text:p>1.44919</text:p>
              </table:table-cell>
              <table:table-cell office:value-type="float" office:value="0.0129462">
                <text:p>0.0129462</text:p>
              </table:table-cell>
              <table:table-cell office:value-type="float" office:value="-0.137647">
                <text:p>-0.137647</text:p>
              </table:table-cell>
              <table:table-cell office:value-type="float" office:value="0.000548577">
                <text:p>0.000548577</text:p>
              </table:table-cell>
              <table:table-cell office:value-type="float" office:value="1.48749">
                <text:p>1.48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26">
                <text:p>0.0026</text:p>
              </table:table-cell>
              <table:table-cell office:value-type="float" office:value="-0.0106149">
                <text:p>-0.0106149</text:p>
              </table:table-cell>
              <table:table-cell office:value-type="float" office:value="-0.0220264">
                <text:p>-0.0220264</text:p>
              </table:table-cell>
              <table:table-cell office:value-type="float" office:value="1.44639">
                <text:p>1.44639</text:p>
              </table:table-cell>
              <table:table-cell office:value-type="float" office:value="-0.00211715">
                <text:p>-0.00211715</text:p>
              </table:table-cell>
              <table:table-cell office:value-type="float" office:value="-0.13768">
                <text:p>-0.13768</text:p>
              </table:table-cell>
              <table:table-cell office:value-type="float" office:value="0.0006128">
                <text:p>0.0006128</text:p>
              </table:table-cell>
              <table:table-cell office:value-type="float" office:value="1.48768">
                <text:p>1.48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-0.00882895">
                <text:p>-0.00882895</text:p>
              </table:table-cell>
              <table:table-cell office:value-type="float" office:value="-0.0188753">
                <text:p>-0.0188753</text:p>
              </table:table-cell>
              <table:table-cell office:value-type="float" office:value="1.44919">
                <text:p>1.44919</text:p>
              </table:table-cell>
              <table:table-cell office:value-type="float" office:value="0.0129462">
                <text:p>0.0129462</text:p>
              </table:table-cell>
              <table:table-cell office:value-type="float" office:value="0.137647">
                <text:p>0.137647</text:p>
              </table:table-cell>
              <table:table-cell office:value-type="float" office:value="-0.000548577">
                <text:p>-0.000548577</text:p>
              </table:table-cell>
              <table:table-cell office:value-type="float" office:value="1.48749">
                <text:p>1.48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26">
                <text:p>0.0026</text:p>
              </table:table-cell>
              <table:table-cell office:value-type="float" office:value="-0.0106149">
                <text:p>-0.0106149</text:p>
              </table:table-cell>
              <table:table-cell office:value-type="float" office:value="-0.0220264">
                <text:p>-0.0220264</text:p>
              </table:table-cell>
              <table:table-cell office:value-type="float" office:value="1.44639">
                <text:p>1.44639</text:p>
              </table:table-cell>
              <table:table-cell office:value-type="float" office:value="-0.00211715">
                <text:p>-0.00211715</text:p>
              </table:table-cell>
              <table:table-cell office:value-type="float" office:value="0.13768">
                <text:p>0.13768</text:p>
              </table:table-cell>
              <table:table-cell office:value-type="float" office:value="-0.0006128">
                <text:p>-0.0006128</text:p>
              </table:table-cell>
              <table:table-cell office:value-type="float" office:value="1.48768">
                <text:p>1.48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495">
                <text:p>-0.01495</text:p>
              </table:table-cell>
              <table:table-cell office:value-type="float" office:value="0.0026">
                <text:p>0.0026</text:p>
              </table:table-cell>
              <table:table-cell office:value-type="float" office:value="-0.00753152">
                <text:p>-0.00753152</text:p>
              </table:table-cell>
              <table:table-cell office:value-type="float" office:value="-0.0149826">
                <text:p>-0.0149826</text:p>
              </table:table-cell>
              <table:table-cell office:value-type="float" office:value="1.4524">
                <text:p>1.4524</text:p>
              </table:table-cell>
              <table:table-cell office:value-type="float" office:value="0.0168238">
                <text:p>0.0168238</text:p>
              </table:table-cell>
              <table:table-cell office:value-type="float" office:value="-0.137617">
                <text:p>-0.137617</text:p>
              </table:table-cell>
              <table:table-cell office:value-type="float" office:value="0.000484354">
                <text:p>0.000484354</text:p>
              </table:table-cell>
              <table:table-cell office:value-type="float" office:value="1.48691">
                <text:p>1.48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-0.0099499">
                <text:p>-0.0099499</text:p>
              </table:table-cell>
              <table:table-cell office:value-type="float" office:value="-0.0193557">
                <text:p>-0.0193557</text:p>
              </table:table-cell>
              <table:table-cell office:value-type="float" office:value="1.44871">
                <text:p>1.44871</text:p>
              </table:table-cell>
              <table:table-cell office:value-type="float" office:value="-0.00162171">
                <text:p>-0.00162171</text:p>
              </table:table-cell>
              <table:table-cell office:value-type="float" office:value="-0.137647">
                <text:p>-0.137647</text:p>
              </table:table-cell>
              <table:table-cell office:value-type="float" office:value="0.000548577">
                <text:p>0.000548577</text:p>
              </table:table-cell>
              <table:table-cell office:value-type="float" office:value="1.48732">
                <text:p>1.487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495">
                <text:p>-0.01495</text:p>
              </table:table-cell>
              <table:table-cell office:value-type="float" office:value="0.0026">
                <text:p>0.0026</text:p>
              </table:table-cell>
              <table:table-cell office:value-type="float" office:value="-0.00753152">
                <text:p>-0.00753152</text:p>
              </table:table-cell>
              <table:table-cell office:value-type="float" office:value="-0.0149826">
                <text:p>-0.0149826</text:p>
              </table:table-cell>
              <table:table-cell office:value-type="float" office:value="1.4524">
                <text:p>1.4524</text:p>
              </table:table-cell>
              <table:table-cell office:value-type="float" office:value="0.0168238">
                <text:p>0.0168238</text:p>
              </table:table-cell>
              <table:table-cell office:value-type="float" office:value="0.137617">
                <text:p>0.137617</text:p>
              </table:table-cell>
              <table:table-cell office:value-type="float" office:value="-0.000484354">
                <text:p>-0.000484354</text:p>
              </table:table-cell>
              <table:table-cell office:value-type="float" office:value="1.48691">
                <text:p>1.486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-0.0099499">
                <text:p>-0.0099499</text:p>
              </table:table-cell>
              <table:table-cell office:value-type="float" office:value="-0.0193557">
                <text:p>-0.0193557</text:p>
              </table:table-cell>
              <table:table-cell office:value-type="float" office:value="1.44871">
                <text:p>1.44871</text:p>
              </table:table-cell>
              <table:table-cell office:value-type="float" office:value="-0.00162171">
                <text:p>-0.00162171</text:p>
              </table:table-cell>
              <table:table-cell office:value-type="float" office:value="0.137647">
                <text:p>0.137647</text:p>
              </table:table-cell>
              <table:table-cell office:value-type="float" office:value="-0.000548577">
                <text:p>-0.000548577</text:p>
              </table:table-cell>
              <table:table-cell office:value-type="float" office:value="1.48732">
                <text:p>1.48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-0.00587988">
                <text:p>-0.00587988</text:p>
              </table:table-cell>
              <table:table-cell office:value-type="float" office:value="-0.00998466">
                <text:p>-0.00998466</text:p>
              </table:table-cell>
              <table:table-cell office:value-type="float" office:value="1.45638">
                <text:p>1.45638</text:p>
              </table:table-cell>
              <table:table-cell office:value-type="float" office:value="0.021282">
                <text:p>0.021282</text:p>
              </table:table-cell>
              <table:table-cell office:value-type="float" office:value="-0.137591">
                <text:p>-0.137591</text:p>
              </table:table-cell>
              <table:table-cell office:value-type="float" office:value="0.000420131">
                <text:p>0.000420131</text:p>
              </table:table-cell>
              <table:table-cell office:value-type="float" office:value="1.48606">
                <text:p>1.48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495">
                <text:p>-0.01495</text:p>
              </table:table-cell>
              <table:table-cell office:value-type="float" office:value="0.0026">
                <text:p>0.0026</text:p>
              </table:table-cell>
              <table:table-cell office:value-type="float" office:value="-0.00893196">
                <text:p>-0.00893196</text:p>
              </table:table-cell>
              <table:table-cell office:value-type="float" office:value="-0.0155828">
                <text:p>-0.0155828</text:p>
              </table:table-cell>
              <table:table-cell office:value-type="float" office:value="1.4518">
                <text:p>1.4518</text:p>
              </table:table-cell>
              <table:table-cell office:value-type="float" office:value="-0.00168916">
                <text:p>-0.00168916</text:p>
              </table:table-cell>
              <table:table-cell office:value-type="float" office:value="-0.137617">
                <text:p>-0.137617</text:p>
              </table:table-cell>
              <table:table-cell office:value-type="float" office:value="0.000484354">
                <text:p>0.000484354</text:p>
              </table:table-cell>
              <table:table-cell office:value-type="float" office:value="1.48663">
                <text:p>1.486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-0.00587988">
                <text:p>-0.00587988</text:p>
              </table:table-cell>
              <table:table-cell office:value-type="float" office:value="-0.00998466">
                <text:p>-0.00998466</text:p>
              </table:table-cell>
              <table:table-cell office:value-type="float" office:value="1.45638">
                <text:p>1.45638</text:p>
              </table:table-cell>
              <table:table-cell office:value-type="float" office:value="0.021282">
                <text:p>0.021282</text:p>
              </table:table-cell>
              <table:table-cell office:value-type="float" office:value="0.137591">
                <text:p>0.137591</text:p>
              </table:table-cell>
              <table:table-cell office:value-type="float" office:value="-0.000420131">
                <text:p>-0.000420131</text:p>
              </table:table-cell>
              <table:table-cell office:value-type="float" office:value="1.48606">
                <text:p>1.48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495">
                <text:p>-0.01495</text:p>
              </table:table-cell>
              <table:table-cell office:value-type="float" office:value="0.0026">
                <text:p>0.0026</text:p>
              </table:table-cell>
              <table:table-cell office:value-type="float" office:value="-0.00893196">
                <text:p>-0.00893196</text:p>
              </table:table-cell>
              <table:table-cell office:value-type="float" office:value="-0.0155828">
                <text:p>-0.0155828</text:p>
              </table:table-cell>
              <table:table-cell office:value-type="float" office:value="1.4518">
                <text:p>1.4518</text:p>
              </table:table-cell>
              <table:table-cell office:value-type="float" office:value="-0.00168916">
                <text:p>-0.00168916</text:p>
              </table:table-cell>
              <table:table-cell office:value-type="float" office:value="0.137617">
                <text:p>0.137617</text:p>
              </table:table-cell>
              <table:table-cell office:value-type="float" office:value="-0.000484354">
                <text:p>-0.000484354</text:p>
              </table:table-cell>
              <table:table-cell office:value-type="float" office:value="1.48663">
                <text:p>1.486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384103">
                <text:p>-0.00384103</text:p>
              </table:table-cell>
              <table:table-cell office:value-type="float" office:value="-0.00382869">
                <text:p>-0.00382869</text:p>
              </table:table-cell>
              <table:table-cell office:value-type="float" office:value="1.46115">
                <text:p>1.46115</text:p>
              </table:table-cell>
              <table:table-cell office:value-type="float" office:value="0.026332">
                <text:p>0.026332</text:p>
              </table:table-cell>
              <table:table-cell office:value-type="float" office:value="-0.137569">
                <text:p>-0.137569</text:p>
              </table:table-cell>
              <table:table-cell office:value-type="float" office:value="0.000355908">
                <text:p>0.000355908</text:p>
              </table:table-cell>
              <table:table-cell office:value-type="float" office:value="1.48493">
                <text:p>1.484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-0.00754712">
                <text:p>-0.00754712</text:p>
              </table:table-cell>
              <table:table-cell office:value-type="float" office:value="-0.0106992">
                <text:p>-0.0106992</text:p>
              </table:table-cell>
              <table:table-cell office:value-type="float" office:value="1.45566">
                <text:p>1.45566</text:p>
              </table:table-cell>
              <table:table-cell office:value-type="float" office:value="-0.00231813">
                <text:p>-0.00231813</text:p>
              </table:table-cell>
              <table:table-cell office:value-type="float" office:value="-0.137591">
                <text:p>-0.137591</text:p>
              </table:table-cell>
              <table:table-cell office:value-type="float" office:value="0.000420131">
                <text:p>0.000420131</text:p>
              </table:table-cell>
              <table:table-cell office:value-type="float" office:value="1.48561">
                <text:p>1.485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384103">
                <text:p>-0.00384103</text:p>
              </table:table-cell>
              <table:table-cell office:value-type="float" office:value="-0.00382869">
                <text:p>-0.00382869</text:p>
              </table:table-cell>
              <table:table-cell office:value-type="float" office:value="1.46115">
                <text:p>1.46115</text:p>
              </table:table-cell>
              <table:table-cell office:value-type="float" office:value="0.026332">
                <text:p>0.026332</text:p>
              </table:table-cell>
              <table:table-cell office:value-type="float" office:value="0.137569">
                <text:p>0.137569</text:p>
              </table:table-cell>
              <table:table-cell office:value-type="float" office:value="-0.000355908">
                <text:p>-0.000355908</text:p>
              </table:table-cell>
              <table:table-cell office:value-type="float" office:value="1.48493">
                <text:p>1.484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-0.00754712">
                <text:p>-0.00754712</text:p>
              </table:table-cell>
              <table:table-cell office:value-type="float" office:value="-0.0106992">
                <text:p>-0.0106992</text:p>
              </table:table-cell>
              <table:table-cell office:value-type="float" office:value="1.45566">
                <text:p>1.45566</text:p>
              </table:table-cell>
              <table:table-cell office:value-type="float" office:value="-0.00231813">
                <text:p>-0.00231813</text:p>
              </table:table-cell>
              <table:table-cell office:value-type="float" office:value="0.137591">
                <text:p>0.137591</text:p>
              </table:table-cell>
              <table:table-cell office:value-type="float" office:value="-0.000420131">
                <text:p>-0.000420131</text:p>
              </table:table-cell>
              <table:table-cell office:value-type="float" office:value="1.48561">
                <text:p>1.485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0147957">
                <text:p>-0.00147957</text:p>
              </table:table-cell>
              <table:table-cell office:value-type="float" office:value="0.00452978">
                <text:p>0.00452978</text:p>
              </table:table-cell>
              <table:table-cell office:value-type="float" office:value="1.467">
                <text:p>1.467</text:p>
              </table:table-cell>
              <table:table-cell office:value-type="float" office:value="0.0318984">
                <text:p>0.0318984</text:p>
              </table:table-cell>
              <table:table-cell office:value-type="float" office:value="-0.13755">
                <text:p>-0.13755</text:p>
              </table:table-cell>
              <table:table-cell office:value-type="float" office:value="0.000291685">
                <text:p>0.000291685</text:p>
              </table:table-cell>
              <table:table-cell office:value-type="float" office:value="1.48279">
                <text:p>1.482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640326">
                <text:p>-0.00640326</text:p>
              </table:table-cell>
              <table:table-cell office:value-type="float" office:value="-0.00492678">
                <text:p>-0.00492678</text:p>
              </table:table-cell>
              <table:table-cell office:value-type="float" office:value="1.46005">
                <text:p>1.46005</text:p>
              </table:table-cell>
              <table:table-cell office:value-type="float" office:value="-0.00341813">
                <text:p>-0.00341813</text:p>
              </table:table-cell>
              <table:table-cell office:value-type="float" office:value="-0.137569">
                <text:p>-0.137569</text:p>
              </table:table-cell>
              <table:table-cell office:value-type="float" office:value="0.000355908">
                <text:p>0.000355908</text:p>
              </table:table-cell>
              <table:table-cell office:value-type="float" office:value="1.48424">
                <text:p>1.484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0147957">
                <text:p>-0.00147957</text:p>
              </table:table-cell>
              <table:table-cell office:value-type="float" office:value="0.00452978">
                <text:p>0.00452978</text:p>
              </table:table-cell>
              <table:table-cell office:value-type="float" office:value="1.467">
                <text:p>1.467</text:p>
              </table:table-cell>
              <table:table-cell office:value-type="float" office:value="0.0318984">
                <text:p>0.0318984</text:p>
              </table:table-cell>
              <table:table-cell office:value-type="float" office:value="0.13755">
                <text:p>0.13755</text:p>
              </table:table-cell>
              <table:table-cell office:value-type="float" office:value="-0.000291685">
                <text:p>-0.000291685</text:p>
              </table:table-cell>
              <table:table-cell office:value-type="float" office:value="1.48279">
                <text:p>1.482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640326">
                <text:p>-0.00640326</text:p>
              </table:table-cell>
              <table:table-cell office:value-type="float" office:value="-0.00492678">
                <text:p>-0.00492678</text:p>
              </table:table-cell>
              <table:table-cell office:value-type="float" office:value="1.46005">
                <text:p>1.46005</text:p>
              </table:table-cell>
              <table:table-cell office:value-type="float" office:value="-0.00341813">
                <text:p>-0.00341813</text:p>
              </table:table-cell>
              <table:table-cell office:value-type="float" office:value="0.137569">
                <text:p>0.137569</text:p>
              </table:table-cell>
              <table:table-cell office:value-type="float" office:value="-0.000355908">
                <text:p>-0.000355908</text:p>
              </table:table-cell>
              <table:table-cell office:value-type="float" office:value="1.48424">
                <text:p>1.484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69">
                <text:p>-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0347423">
                <text:p>-0.00347423</text:p>
              </table:table-cell>
              <table:table-cell office:value-type="float" office:value="0.0145658">
                <text:p>0.0145658</text:p>
              </table:table-cell>
              <table:table-cell office:value-type="float" office:value="1.47233">
                <text:p>1.47233</text:p>
              </table:table-cell>
              <table:table-cell office:value-type="float" office:value="0.0352662">
                <text:p>0.0352662</text:p>
              </table:table-cell>
              <table:table-cell office:value-type="float" office:value="-0.137535">
                <text:p>-0.137535</text:p>
              </table:table-cell>
              <table:table-cell office:value-type="float" office:value="0.000227451">
                <text:p>0.000227451</text:p>
              </table:table-cell>
              <table:table-cell office:value-type="float" office:value="1.47841">
                <text:p>1.47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10368">
                <text:p>-0.010368</text:p>
              </table:table-cell>
              <table:table-cell office:value-type="float" office:value="0.000720471">
                <text:p>0.000720471</text:p>
              </table:table-cell>
              <table:table-cell office:value-type="float" office:value="1.46319">
                <text:p>1.46319</text:p>
              </table:table-cell>
              <table:table-cell office:value-type="float" office:value="-0.00562352">
                <text:p>-0.00562352</text:p>
              </table:table-cell>
              <table:table-cell office:value-type="float" office:value="-0.13755">
                <text:p>-0.13755</text:p>
              </table:table-cell>
              <table:table-cell office:value-type="float" office:value="0.000291685">
                <text:p>0.000291685</text:p>
              </table:table-cell>
              <table:table-cell office:value-type="float" office:value="1.4818">
                <text:p>1.48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69">
                <text:p>-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0347423">
                <text:p>-0.00347423</text:p>
              </table:table-cell>
              <table:table-cell office:value-type="float" office:value="0.0145658">
                <text:p>0.0145658</text:p>
              </table:table-cell>
              <table:table-cell office:value-type="float" office:value="1.47233">
                <text:p>1.47233</text:p>
              </table:table-cell>
              <table:table-cell office:value-type="float" office:value="0.0352662">
                <text:p>0.0352662</text:p>
              </table:table-cell>
              <table:table-cell office:value-type="float" office:value="0.137535">
                <text:p>0.137535</text:p>
              </table:table-cell>
              <table:table-cell office:value-type="float" office:value="-0.000227451">
                <text:p>-0.000227451</text:p>
              </table:table-cell>
              <table:table-cell office:value-type="float" office:value="1.47841">
                <text:p>1.47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10368">
                <text:p>-0.010368</text:p>
              </table:table-cell>
              <table:table-cell office:value-type="float" office:value="0.000720471">
                <text:p>0.000720471</text:p>
              </table:table-cell>
              <table:table-cell office:value-type="float" office:value="1.46319">
                <text:p>1.46319</text:p>
              </table:table-cell>
              <table:table-cell office:value-type="float" office:value="-0.00562352">
                <text:p>-0.00562352</text:p>
              </table:table-cell>
              <table:table-cell office:value-type="float" office:value="0.13755">
                <text:p>0.13755</text:p>
              </table:table-cell>
              <table:table-cell office:value-type="float" office:value="-0.000291685">
                <text:p>-0.000291685</text:p>
              </table:table-cell>
              <table:table-cell office:value-type="float" office:value="1.4818">
                <text:p>1.4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3">
                <text:p>-0.023</text:p>
              </table:table-cell>
              <table:table-cell office:value-type="float" office:value="0.0026">
                <text:p>0.0026</text:p>
              </table:table-cell>
              <table:table-cell office:value-type="float" office:value="0.00892426">
                <text:p>0.00892426</text:p>
              </table:table-cell>
              <table:table-cell office:value-type="float" office:value="0.0222908">
                <text:p>0.0222908</text:p>
              </table:table-cell>
              <table:table-cell office:value-type="float" office:value="1.4639">
                <text:p>1.4639</text:p>
              </table:table-cell>
              <table:table-cell office:value-type="float" office:value="-0.00471682">
                <text:p>-0.00471682</text:p>
              </table:table-cell>
              <table:table-cell office:value-type="float" office:value="-0.137758">
                <text:p>-0.137758</text:p>
              </table:table-cell>
              <table:table-cell office:value-type="float" office:value="0.000741244">
                <text:p>0.000741244</text:p>
              </table:table-cell>
              <table:table-cell office:value-type="float" office:value="1.46127">
                <text:p>1.46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209875">
                <text:p>-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0.00897261">
                <text:p>0.00897261</text:p>
              </table:table-cell>
              <table:table-cell office:value-type="float" office:value="0.0218949">
                <text:p>0.0218949</text:p>
              </table:table-cell>
              <table:table-cell office:value-type="float" office:value="1.46445">
                <text:p>1.46445</text:p>
              </table:table-cell>
              <table:table-cell office:value-type="float" office:value="0.00699198">
                <text:p>0.00699198</text:p>
              </table:table-cell>
              <table:table-cell office:value-type="float" office:value="-0.137717">
                <text:p>-0.137717</text:p>
              </table:table-cell>
              <table:table-cell office:value-type="float" office:value="0.000677022">
                <text:p>0.000677022</text:p>
              </table:table-cell>
              <table:table-cell office:value-type="float" office:value="1.46223">
                <text:p>1.462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23">
                <text:p>-0.023</text:p>
              </table:table-cell>
              <table:table-cell office:value-type="float" office:value="0.0026">
                <text:p>0.0026</text:p>
              </table:table-cell>
              <table:table-cell office:value-type="float" office:value="0.00892426">
                <text:p>0.00892426</text:p>
              </table:table-cell>
              <table:table-cell office:value-type="float" office:value="0.0222908">
                <text:p>0.0222908</text:p>
              </table:table-cell>
              <table:table-cell office:value-type="float" office:value="1.4639">
                <text:p>1.4639</text:p>
              </table:table-cell>
              <table:table-cell office:value-type="float" office:value="-0.00471682">
                <text:p>-0.00471682</text:p>
              </table:table-cell>
              <table:table-cell office:value-type="float" office:value="0.137758">
                <text:p>0.137758</text:p>
              </table:table-cell>
              <table:table-cell office:value-type="float" office:value="-0.000741244">
                <text:p>-0.000741244</text:p>
              </table:table-cell>
              <table:table-cell office:value-type="float" office:value="1.46127">
                <text:p>1.46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209875">
                <text:p>-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0.00897261">
                <text:p>0.00897261</text:p>
              </table:table-cell>
              <table:table-cell office:value-type="float" office:value="0.0218949">
                <text:p>0.0218949</text:p>
              </table:table-cell>
              <table:table-cell office:value-type="float" office:value="1.46445">
                <text:p>1.46445</text:p>
              </table:table-cell>
              <table:table-cell office:value-type="float" office:value="0.00699198">
                <text:p>0.00699198</text:p>
              </table:table-cell>
              <table:table-cell office:value-type="float" office:value="0.137717">
                <text:p>0.137717</text:p>
              </table:table-cell>
              <table:table-cell office:value-type="float" office:value="-0.000677022">
                <text:p>-0.000677022</text:p>
              </table:table-cell>
              <table:table-cell office:value-type="float" office:value="1.46223">
                <text:p>1.46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209875">
                <text:p>-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0.00845676">
                <text:p>0.00845676</text:p>
              </table:table-cell>
              <table:table-cell office:value-type="float" office:value="0.0216738">
                <text:p>0.0216738</text:p>
              </table:table-cell>
              <table:table-cell office:value-type="float" office:value="1.46423">
                <text:p>1.46423</text:p>
              </table:table-cell>
              <table:table-cell office:value-type="float" office:value="-0.00308018">
                <text:p>-0.00308018</text:p>
              </table:table-cell>
              <table:table-cell office:value-type="float" office:value="-0.137717">
                <text:p>-0.137717</text:p>
              </table:table-cell>
              <table:table-cell office:value-type="float" office:value="0.000677022">
                <text:p>0.000677022</text:p>
              </table:table-cell>
              <table:table-cell office:value-type="float" office:value="1.46219">
                <text:p>1.462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26">
                <text:p>0.0026</text:p>
              </table:table-cell>
              <table:table-cell office:value-type="float" office:value="0.00820361">
                <text:p>0.00820361</text:p>
              </table:table-cell>
              <table:table-cell office:value-type="float" office:value="0.0203207">
                <text:p>0.0203207</text:p>
              </table:table-cell>
              <table:table-cell office:value-type="float" office:value="1.46474">
                <text:p>1.46474</text:p>
              </table:table-cell>
              <table:table-cell office:value-type="float" office:value="0.009754">
                <text:p>0.009754</text:p>
              </table:table-cell>
              <table:table-cell office:value-type="float" office:value="-0.13768">
                <text:p>-0.13768</text:p>
              </table:table-cell>
              <table:table-cell office:value-type="float" office:value="0.0006128">
                <text:p>0.0006128</text:p>
              </table:table-cell>
              <table:table-cell office:value-type="float" office:value="1.4641">
                <text:p>1.4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209875">
                <text:p>-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0.00845676">
                <text:p>0.00845676</text:p>
              </table:table-cell>
              <table:table-cell office:value-type="float" office:value="0.0216738">
                <text:p>0.0216738</text:p>
              </table:table-cell>
              <table:table-cell office:value-type="float" office:value="1.46423">
                <text:p>1.46423</text:p>
              </table:table-cell>
              <table:table-cell office:value-type="float" office:value="-0.00308018">
                <text:p>-0.00308018</text:p>
              </table:table-cell>
              <table:table-cell office:value-type="float" office:value="0.137717">
                <text:p>0.137717</text:p>
              </table:table-cell>
              <table:table-cell office:value-type="float" office:value="-0.000677022">
                <text:p>-0.000677022</text:p>
              </table:table-cell>
              <table:table-cell office:value-type="float" office:value="1.46219">
                <text:p>1.462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26">
                <text:p>0.0026</text:p>
              </table:table-cell>
              <table:table-cell office:value-type="float" office:value="0.00820361">
                <text:p>0.00820361</text:p>
              </table:table-cell>
              <table:table-cell office:value-type="float" office:value="0.0203207">
                <text:p>0.0203207</text:p>
              </table:table-cell>
              <table:table-cell office:value-type="float" office:value="1.46474">
                <text:p>1.46474</text:p>
              </table:table-cell>
              <table:table-cell office:value-type="float" office:value="0.009754">
                <text:p>0.009754</text:p>
              </table:table-cell>
              <table:table-cell office:value-type="float" office:value="0.13768">
                <text:p>0.13768</text:p>
              </table:table-cell>
              <table:table-cell office:value-type="float" office:value="-0.0006128">
                <text:p>-0.0006128</text:p>
              </table:table-cell>
              <table:table-cell office:value-type="float" office:value="1.4641">
                <text:p>1.4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26">
                <text:p>0.0026</text:p>
              </table:table-cell>
              <table:table-cell office:value-type="float" office:value="0.00738323">
                <text:p>0.00738323</text:p>
              </table:table-cell>
              <table:table-cell office:value-type="float" office:value="0.0199691">
                <text:p>0.0199691</text:p>
              </table:table-cell>
              <table:table-cell office:value-type="float" office:value="1.46439">
                <text:p>1.46439</text:p>
              </table:table-cell>
              <table:table-cell office:value-type="float" office:value="-0.00199992">
                <text:p>-0.00199992</text:p>
              </table:table-cell>
              <table:table-cell office:value-type="float" office:value="-0.13768">
                <text:p>-0.13768</text:p>
              </table:table-cell>
              <table:table-cell office:value-type="float" office:value="0.0006128">
                <text:p>0.0006128</text:p>
              </table:table-cell>
              <table:table-cell office:value-type="float" office:value="1.46401">
                <text:p>1.464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0.00682495">
                <text:p>0.00682495</text:p>
              </table:table-cell>
              <table:table-cell office:value-type="float" office:value="0.0176504">
                <text:p>0.0176504</text:p>
              </table:table-cell>
              <table:table-cell office:value-type="float" office:value="1.46485">
                <text:p>1.46485</text:p>
              </table:table-cell>
              <table:table-cell office:value-type="float" office:value="0.0130844">
                <text:p>0.0130844</text:p>
              </table:table-cell>
              <table:table-cell office:value-type="float" office:value="-0.137647">
                <text:p>-0.137647</text:p>
              </table:table-cell>
              <table:table-cell office:value-type="float" office:value="0.000548577">
                <text:p>0.000548577</text:p>
              </table:table-cell>
              <table:table-cell office:value-type="float" office:value="1.4669">
                <text:p>1.46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26">
                <text:p>0.0026</text:p>
              </table:table-cell>
              <table:table-cell office:value-type="float" office:value="0.00738323">
                <text:p>0.00738323</text:p>
              </table:table-cell>
              <table:table-cell office:value-type="float" office:value="0.0199691">
                <text:p>0.0199691</text:p>
              </table:table-cell>
              <table:table-cell office:value-type="float" office:value="1.46439">
                <text:p>1.46439</text:p>
              </table:table-cell>
              <table:table-cell office:value-type="float" office:value="-0.00199992">
                <text:p>-0.00199992</text:p>
              </table:table-cell>
              <table:table-cell office:value-type="float" office:value="0.13768">
                <text:p>0.13768</text:p>
              </table:table-cell>
              <table:table-cell office:value-type="float" office:value="-0.0006128">
                <text:p>-0.0006128</text:p>
              </table:table-cell>
              <table:table-cell office:value-type="float" office:value="1.46401">
                <text:p>1.464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0.00682495">
                <text:p>0.00682495</text:p>
              </table:table-cell>
              <table:table-cell office:value-type="float" office:value="0.0176504">
                <text:p>0.0176504</text:p>
              </table:table-cell>
              <table:table-cell office:value-type="float" office:value="1.46485">
                <text:p>1.46485</text:p>
              </table:table-cell>
              <table:table-cell office:value-type="float" office:value="0.0130844">
                <text:p>0.0130844</text:p>
              </table:table-cell>
              <table:table-cell office:value-type="float" office:value="0.137647">
                <text:p>0.137647</text:p>
              </table:table-cell>
              <table:table-cell office:value-type="float" office:value="-0.000548577">
                <text:p>-0.000548577</text:p>
              </table:table-cell>
              <table:table-cell office:value-type="float" office:value="1.4669">
                <text:p>1.46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0.00570399">
                <text:p>0.00570399</text:p>
              </table:table-cell>
              <table:table-cell office:value-type="float" office:value="0.01717">
                <text:p>0.01717</text:p>
              </table:table-cell>
              <table:table-cell office:value-type="float" office:value="1.46437">
                <text:p>1.46437</text:p>
              </table:table-cell>
              <table:table-cell office:value-type="float" office:value="-0.00148358">
                <text:p>-0.00148358</text:p>
              </table:table-cell>
              <table:table-cell office:value-type="float" office:value="-0.137647">
                <text:p>-0.137647</text:p>
              </table:table-cell>
              <table:table-cell office:value-type="float" office:value="0.000548577">
                <text:p>0.000548577</text:p>
              </table:table-cell>
              <table:table-cell office:value-type="float" office:value="1.46673">
                <text:p>1.466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1495">
                <text:p>-0.01495</text:p>
              </table:table-cell>
              <table:table-cell office:value-type="float" office:value="0.0026">
                <text:p>0.0026</text:p>
              </table:table-cell>
              <table:table-cell office:value-type="float" office:value="0.00483923">
                <text:p>0.00483923</text:p>
              </table:table-cell>
              <table:table-cell office:value-type="float" office:value="0.0138825">
                <text:p>0.0138825</text:p>
              </table:table-cell>
              <table:table-cell office:value-type="float" office:value="1.46477">
                <text:p>1.46477</text:p>
              </table:table-cell>
              <table:table-cell office:value-type="float" office:value="0.0169789">
                <text:p>0.0169789</text:p>
              </table:table-cell>
              <table:table-cell office:value-type="float" office:value="-0.137617">
                <text:p>-0.137617</text:p>
              </table:table-cell>
              <table:table-cell office:value-type="float" office:value="0.000484354">
                <text:p>0.000484354</text:p>
              </table:table-cell>
              <table:table-cell office:value-type="float" office:value="1.47065">
                <text:p>1.470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0.00570399">
                <text:p>0.00570399</text:p>
              </table:table-cell>
              <table:table-cell office:value-type="float" office:value="0.01717">
                <text:p>0.01717</text:p>
              </table:table-cell>
              <table:table-cell office:value-type="float" office:value="1.46437">
                <text:p>1.46437</text:p>
              </table:table-cell>
              <table:table-cell office:value-type="float" office:value="-0.00148358">
                <text:p>-0.00148358</text:p>
              </table:table-cell>
              <table:table-cell office:value-type="float" office:value="0.137647">
                <text:p>0.137647</text:p>
              </table:table-cell>
              <table:table-cell office:value-type="float" office:value="-0.000548577">
                <text:p>-0.000548577</text:p>
              </table:table-cell>
              <table:table-cell office:value-type="float" office:value="1.46673">
                <text:p>1.466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1495">
                <text:p>-0.01495</text:p>
              </table:table-cell>
              <table:table-cell office:value-type="float" office:value="0.0026">
                <text:p>0.0026</text:p>
              </table:table-cell>
              <table:table-cell office:value-type="float" office:value="0.00483923">
                <text:p>0.00483923</text:p>
              </table:table-cell>
              <table:table-cell office:value-type="float" office:value="0.0138825">
                <text:p>0.0138825</text:p>
              </table:table-cell>
              <table:table-cell office:value-type="float" office:value="1.46477">
                <text:p>1.46477</text:p>
              </table:table-cell>
              <table:table-cell office:value-type="float" office:value="0.0169789">
                <text:p>0.0169789</text:p>
              </table:table-cell>
              <table:table-cell office:value-type="float" office:value="0.137617">
                <text:p>0.137617</text:p>
              </table:table-cell>
              <table:table-cell office:value-type="float" office:value="-0.000484354">
                <text:p>-0.000484354</text:p>
              </table:table-cell>
              <table:table-cell office:value-type="float" office:value="1.47065">
                <text:p>1.470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1495">
                <text:p>-0.01495</text:p>
              </table:table-cell>
              <table:table-cell office:value-type="float" office:value="0.0026">
                <text:p>0.0026</text:p>
              </table:table-cell>
              <table:table-cell office:value-type="float" office:value="0.00343879">
                <text:p>0.00343879</text:p>
              </table:table-cell>
              <table:table-cell office:value-type="float" office:value="0.0132823">
                <text:p>0.0132823</text:p>
              </table:table-cell>
              <table:table-cell office:value-type="float" office:value="1.46417">
                <text:p>1.46417</text:p>
              </table:table-cell>
              <table:table-cell office:value-type="float" office:value="-0.0015341">
                <text:p>-0.0015341</text:p>
              </table:table-cell>
              <table:table-cell office:value-type="float" office:value="-0.137617">
                <text:p>-0.137617</text:p>
              </table:table-cell>
              <table:table-cell office:value-type="float" office:value="0.000484354">
                <text:p>0.000484354</text:p>
              </table:table-cell>
              <table:table-cell office:value-type="float" office:value="1.47036">
                <text:p>1.470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0.00226263">
                <text:p>0.00226263</text:p>
              </table:table-cell>
              <table:table-cell office:value-type="float" office:value="0.00901453">
                <text:p>0.00901453</text:p>
              </table:table-cell>
              <table:table-cell office:value-type="float" office:value="1.46452">
                <text:p>1.46452</text:p>
              </table:table-cell>
              <table:table-cell office:value-type="float" office:value="0.0214271">
                <text:p>0.0214271</text:p>
              </table:table-cell>
              <table:table-cell office:value-type="float" office:value="-0.137591">
                <text:p>-0.137591</text:p>
              </table:table-cell>
              <table:table-cell office:value-type="float" office:value="0.000420131">
                <text:p>0.000420131</text:p>
              </table:table-cell>
              <table:table-cell office:value-type="float" office:value="1.47536">
                <text:p>1.475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1495">
                <text:p>-0.01495</text:p>
              </table:table-cell>
              <table:table-cell office:value-type="float" office:value="0.0026">
                <text:p>0.0026</text:p>
              </table:table-cell>
              <table:table-cell office:value-type="float" office:value="0.00343879">
                <text:p>0.00343879</text:p>
              </table:table-cell>
              <table:table-cell office:value-type="float" office:value="0.0132823">
                <text:p>0.0132823</text:p>
              </table:table-cell>
              <table:table-cell office:value-type="float" office:value="1.46417">
                <text:p>1.46417</text:p>
              </table:table-cell>
              <table:table-cell office:value-type="float" office:value="-0.0015341">
                <text:p>-0.0015341</text:p>
              </table:table-cell>
              <table:table-cell office:value-type="float" office:value="0.137617">
                <text:p>0.137617</text:p>
              </table:table-cell>
              <table:table-cell office:value-type="float" office:value="-0.000484354">
                <text:p>-0.000484354</text:p>
              </table:table-cell>
              <table:table-cell office:value-type="float" office:value="1.47036">
                <text:p>1.470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0.00226263">
                <text:p>0.00226263</text:p>
              </table:table-cell>
              <table:table-cell office:value-type="float" office:value="0.00901453">
                <text:p>0.00901453</text:p>
              </table:table-cell>
              <table:table-cell office:value-type="float" office:value="1.46452">
                <text:p>1.46452</text:p>
              </table:table-cell>
              <table:table-cell office:value-type="float" office:value="0.0214271">
                <text:p>0.0214271</text:p>
              </table:table-cell>
              <table:table-cell office:value-type="float" office:value="0.137591">
                <text:p>0.137591</text:p>
              </table:table-cell>
              <table:table-cell office:value-type="float" office:value="-0.000420131">
                <text:p>-0.000420131</text:p>
              </table:table-cell>
              <table:table-cell office:value-type="float" office:value="1.47536">
                <text:p>1.47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0.000595386">
                <text:p>0.000595386</text:p>
              </table:table-cell>
              <table:table-cell office:value-type="float" office:value="0.0083">
                <text:p>0.0083</text:p>
              </table:table-cell>
              <table:table-cell office:value-type="float" office:value="1.4638">
                <text:p>1.4638</text:p>
              </table:table-cell>
              <table:table-cell office:value-type="float" office:value="-0.00217311">
                <text:p>-0.00217311</text:p>
              </table:table-cell>
              <table:table-cell office:value-type="float" office:value="-0.137591">
                <text:p>-0.137591</text:p>
              </table:table-cell>
              <table:table-cell office:value-type="float" office:value="0.000420131">
                <text:p>0.000420131</text:p>
              </table:table-cell>
              <table:table-cell office:value-type="float" office:value="1.4749">
                <text:p>1.47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0827199">
                <text:p>-0.000827199</text:p>
              </table:table-cell>
              <table:table-cell office:value-type="float" office:value="0.00320359">
                <text:p>0.00320359</text:p>
              </table:table-cell>
              <table:table-cell office:value-type="float" office:value="1.46416">
                <text:p>1.46416</text:p>
              </table:table-cell>
              <table:table-cell office:value-type="float" office:value="0.0263878">
                <text:p>0.0263878</text:p>
              </table:table-cell>
              <table:table-cell office:value-type="float" office:value="-0.137569">
                <text:p>-0.137569</text:p>
              </table:table-cell>
              <table:table-cell office:value-type="float" office:value="0.000355908">
                <text:p>0.000355908</text:p>
              </table:table-cell>
              <table:table-cell office:value-type="float" office:value="1.48097">
                <text:p>1.480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0.000595386">
                <text:p>0.000595386</text:p>
              </table:table-cell>
              <table:table-cell office:value-type="float" office:value="0.0083">
                <text:p>0.0083</text:p>
              </table:table-cell>
              <table:table-cell office:value-type="float" office:value="1.4638">
                <text:p>1.4638</text:p>
              </table:table-cell>
              <table:table-cell office:value-type="float" office:value="-0.00217311">
                <text:p>-0.00217311</text:p>
              </table:table-cell>
              <table:table-cell office:value-type="float" office:value="0.137591">
                <text:p>0.137591</text:p>
              </table:table-cell>
              <table:table-cell office:value-type="float" office:value="-0.000420131">
                <text:p>-0.000420131</text:p>
              </table:table-cell>
              <table:table-cell office:value-type="float" office:value="1.4749">
                <text:p>1.4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0827199">
                <text:p>-0.000827199</text:p>
              </table:table-cell>
              <table:table-cell office:value-type="float" office:value="0.00320359">
                <text:p>0.00320359</text:p>
              </table:table-cell>
              <table:table-cell office:value-type="float" office:value="1.46416">
                <text:p>1.46416</text:p>
              </table:table-cell>
              <table:table-cell office:value-type="float" office:value="0.0263878">
                <text:p>0.0263878</text:p>
              </table:table-cell>
              <table:table-cell office:value-type="float" office:value="0.137569">
                <text:p>0.137569</text:p>
              </table:table-cell>
              <table:table-cell office:value-type="float" office:value="-0.000355908">
                <text:p>-0.000355908</text:p>
              </table:table-cell>
              <table:table-cell office:value-type="float" office:value="1.48097">
                <text:p>1.480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338942">
                <text:p>-0.00338942</text:p>
              </table:table-cell>
              <table:table-cell office:value-type="float" office:value="0.0021055">
                <text:p>0.0021055</text:p>
              </table:table-cell>
              <table:table-cell office:value-type="float" office:value="1.46306">
                <text:p>1.46306</text:p>
              </table:table-cell>
              <table:table-cell office:value-type="float" office:value="-0.00336233">
                <text:p>-0.00336233</text:p>
              </table:table-cell>
              <table:table-cell office:value-type="float" office:value="-0.137569">
                <text:p>-0.137569</text:p>
              </table:table-cell>
              <table:table-cell office:value-type="float" office:value="0.000355908">
                <text:p>0.000355908</text:p>
              </table:table-cell>
              <table:table-cell office:value-type="float" office:value="1.48028">
                <text:p>1.480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04808">
                <text:p>-0.004808</text:p>
              </table:table-cell>
              <table:table-cell office:value-type="float" office:value="-0.00323656">
                <text:p>-0.00323656</text:p>
              </table:table-cell>
              <table:table-cell office:value-type="float" office:value="1.46367">
                <text:p>1.46367</text:p>
              </table:table-cell>
              <table:table-cell office:value-type="float" office:value="0.0320908">
                <text:p>0.0320908</text:p>
              </table:table-cell>
              <table:table-cell office:value-type="float" office:value="-0.13755">
                <text:p>-0.13755</text:p>
              </table:table-cell>
              <table:table-cell office:value-type="float" office:value="0.000291685">
                <text:p>0.000291685</text:p>
              </table:table-cell>
              <table:table-cell office:value-type="float" office:value="1.48717">
                <text:p>1.487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338942">
                <text:p>-0.00338942</text:p>
              </table:table-cell>
              <table:table-cell office:value-type="float" office:value="0.0021055">
                <text:p>0.0021055</text:p>
              </table:table-cell>
              <table:table-cell office:value-type="float" office:value="1.46306">
                <text:p>1.46306</text:p>
              </table:table-cell>
              <table:table-cell office:value-type="float" office:value="-0.00336233">
                <text:p>-0.00336233</text:p>
              </table:table-cell>
              <table:table-cell office:value-type="float" office:value="0.137569">
                <text:p>0.137569</text:p>
              </table:table-cell>
              <table:table-cell office:value-type="float" office:value="-0.000355908">
                <text:p>-0.000355908</text:p>
              </table:table-cell>
              <table:table-cell office:value-type="float" office:value="1.48028">
                <text:p>1.48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04808">
                <text:p>-0.004808</text:p>
              </table:table-cell>
              <table:table-cell office:value-type="float" office:value="-0.00323656">
                <text:p>-0.00323656</text:p>
              </table:table-cell>
              <table:table-cell office:value-type="float" office:value="1.46367">
                <text:p>1.46367</text:p>
              </table:table-cell>
              <table:table-cell office:value-type="float" office:value="0.0320908">
                <text:p>0.0320908</text:p>
              </table:table-cell>
              <table:table-cell office:value-type="float" office:value="0.13755">
                <text:p>0.13755</text:p>
              </table:table-cell>
              <table:table-cell office:value-type="float" office:value="-0.000291685">
                <text:p>-0.000291685</text:p>
              </table:table-cell>
              <table:table-cell office:value-type="float" office:value="1.48717">
                <text:p>1.487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136964">
                <text:p>-0.0136964</text:p>
              </table:table-cell>
              <table:table-cell office:value-type="float" office:value="-0.00704587">
                <text:p>-0.00704587</text:p>
              </table:table-cell>
              <table:table-cell office:value-type="float" office:value="1.45987">
                <text:p>1.45987</text:p>
              </table:table-cell>
              <table:table-cell office:value-type="float" office:value="-0.00543113">
                <text:p>-0.00543113</text:p>
              </table:table-cell>
              <table:table-cell office:value-type="float" office:value="-0.13755">
                <text:p>-0.13755</text:p>
              </table:table-cell>
              <table:table-cell office:value-type="float" office:value="0.000291685">
                <text:p>0.000291685</text:p>
              </table:table-cell>
              <table:table-cell office:value-type="float" office:value="1.48617">
                <text:p>1.486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69">
                <text:p>-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121163">
                <text:p>-0.0121163</text:p>
              </table:table-cell>
              <table:table-cell office:value-type="float" office:value="-0.0055991">
                <text:p>-0.0055991</text:p>
              </table:table-cell>
              <table:table-cell office:value-type="float" office:value="1.46369">
                <text:p>1.46369</text:p>
              </table:table-cell>
              <table:table-cell office:value-type="float" office:value="0.0399066">
                <text:p>0.0399066</text:p>
              </table:table-cell>
              <table:table-cell office:value-type="float" office:value="-0.137535">
                <text:p>-0.137535</text:p>
              </table:table-cell>
              <table:table-cell office:value-type="float" office:value="0.000227451">
                <text:p>0.000227451</text:p>
              </table:table-cell>
              <table:table-cell office:value-type="float" office:value="1.49008">
                <text:p>1.490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136964">
                <text:p>-0.0136964</text:p>
              </table:table-cell>
              <table:table-cell office:value-type="float" office:value="-0.00704587">
                <text:p>-0.00704587</text:p>
              </table:table-cell>
              <table:table-cell office:value-type="float" office:value="1.45987">
                <text:p>1.45987</text:p>
              </table:table-cell>
              <table:table-cell office:value-type="float" office:value="-0.00543113">
                <text:p>-0.00543113</text:p>
              </table:table-cell>
              <table:table-cell office:value-type="float" office:value="0.13755">
                <text:p>0.13755</text:p>
              </table:table-cell>
              <table:table-cell office:value-type="float" office:value="-0.000291685">
                <text:p>-0.000291685</text:p>
              </table:table-cell>
              <table:table-cell office:value-type="float" office:value="1.48617">
                <text:p>1.486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69">
                <text:p>-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121163">
                <text:p>-0.0121163</text:p>
              </table:table-cell>
              <table:table-cell office:value-type="float" office:value="-0.0055991">
                <text:p>-0.0055991</text:p>
              </table:table-cell>
              <table:table-cell office:value-type="float" office:value="1.46369">
                <text:p>1.46369</text:p>
              </table:table-cell>
              <table:table-cell office:value-type="float" office:value="0.0399066">
                <text:p>0.0399066</text:p>
              </table:table-cell>
              <table:table-cell office:value-type="float" office:value="0.137535">
                <text:p>0.137535</text:p>
              </table:table-cell>
              <table:table-cell office:value-type="float" office:value="-0.000227451">
                <text:p>-0.000227451</text:p>
              </table:table-cell>
              <table:table-cell office:value-type="float" office:value="1.49008">
                <text:p>1.49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5175">
                <text:p>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198542">
                <text:p>-0.0198542</text:p>
              </table:table-cell>
              <table:table-cell office:value-type="float" office:value="0.0106898">
                <text:p>0.0106898</text:p>
              </table:table-cell>
              <table:table-cell office:value-type="float" office:value="1.46876">
                <text:p>1.46876</text:p>
              </table:table-cell>
              <table:table-cell office:value-type="float" office:value="-0.0407448">
                <text:p>-0.0407448</text:p>
              </table:table-cell>
              <table:table-cell office:value-type="float" office:value="-0.137523">
                <text:p>-0.137523</text:p>
              </table:table-cell>
              <table:table-cell office:value-type="float" office:value="-0.000158016">
                <text:p>-0.000158016</text:p>
              </table:table-cell>
              <table:table-cell office:value-type="float" office:value="1.47924">
                <text:p>1.479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69">
                <text:p>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31121">
                <text:p>-0.031121</text:p>
              </table:table-cell>
              <table:table-cell office:value-type="float" office:value="-0.0137036">
                <text:p>-0.0137036</text:p>
              </table:table-cell>
              <table:table-cell office:value-type="float" office:value="1.4556">
                <text:p>1.4556</text:p>
              </table:table-cell>
              <table:table-cell office:value-type="float" office:value="0.00483099">
                <text:p>0.00483099</text:p>
              </table:table-cell>
              <table:table-cell office:value-type="float" office:value="-0.137532">
                <text:p>-0.137532</text:p>
              </table:table-cell>
              <table:table-cell office:value-type="float" office:value="-0.000213111">
                <text:p>-0.000213111</text:p>
              </table:table-cell>
              <table:table-cell office:value-type="float" office:value="1.48856">
                <text:p>1.488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5175">
                <text:p>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198542">
                <text:p>-0.0198542</text:p>
              </table:table-cell>
              <table:table-cell office:value-type="float" office:value="0.0106898">
                <text:p>0.0106898</text:p>
              </table:table-cell>
              <table:table-cell office:value-type="float" office:value="1.46876">
                <text:p>1.46876</text:p>
              </table:table-cell>
              <table:table-cell office:value-type="float" office:value="-0.0407448">
                <text:p>-0.0407448</text:p>
              </table:table-cell>
              <table:table-cell office:value-type="float" office:value="0.137523">
                <text:p>0.137523</text:p>
              </table:table-cell>
              <table:table-cell office:value-type="float" office:value="0.000158016">
                <text:p>0.000158016</text:p>
              </table:table-cell>
              <table:table-cell office:value-type="float" office:value="1.47924">
                <text:p>1.479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69">
                <text:p>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31121">
                <text:p>-0.031121</text:p>
              </table:table-cell>
              <table:table-cell office:value-type="float" office:value="-0.0137036">
                <text:p>-0.0137036</text:p>
              </table:table-cell>
              <table:table-cell office:value-type="float" office:value="1.4556">
                <text:p>1.4556</text:p>
              </table:table-cell>
              <table:table-cell office:value-type="float" office:value="0.00483099">
                <text:p>0.00483099</text:p>
              </table:table-cell>
              <table:table-cell office:value-type="float" office:value="0.137532">
                <text:p>0.137532</text:p>
              </table:table-cell>
              <table:table-cell office:value-type="float" office:value="0.000213111">
                <text:p>0.000213111</text:p>
              </table:table-cell>
              <table:table-cell office:value-type="float" office:value="1.48856">
                <text:p>1.488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69">
                <text:p>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223451">
                <text:p>-0.0223451</text:p>
              </table:table-cell>
              <table:table-cell office:value-type="float" office:value="0.00677348">
                <text:p>0.00677348</text:p>
              </table:table-cell>
              <table:table-cell office:value-type="float" office:value="1.46437">
                <text:p>1.46437</text:p>
              </table:table-cell>
              <table:table-cell office:value-type="float" office:value="0.00947129">
                <text:p>0.00947129</text:p>
              </table:table-cell>
              <table:table-cell office:value-type="float" office:value="-0.137532">
                <text:p>-0.137532</text:p>
              </table:table-cell>
              <table:table-cell office:value-type="float" office:value="-0.000213111">
                <text:p>-0.000213111</text:p>
              </table:table-cell>
              <table:table-cell office:value-type="float" office:value="1.47717">
                <text:p>1.477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5175">
                <text:p>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18267">
                <text:p>-0.018267</text:p>
              </table:table-cell>
              <table:table-cell office:value-type="float" office:value="0.0143934">
                <text:p>0.0143934</text:p>
              </table:table-cell>
              <table:table-cell office:value-type="float" office:value="1.47035">
                <text:p>1.47035</text:p>
              </table:table-cell>
              <table:table-cell office:value-type="float" office:value="-0.0264799">
                <text:p>-0.0264799</text:p>
              </table:table-cell>
              <table:table-cell office:value-type="float" office:value="-0.137523">
                <text:p>-0.137523</text:p>
              </table:table-cell>
              <table:table-cell office:value-type="float" office:value="-0.000158016">
                <text:p>-0.000158016</text:p>
              </table:table-cell>
              <table:table-cell office:value-type="float" office:value="1.4762">
                <text:p>1.4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69">
                <text:p>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223451">
                <text:p>-0.0223451</text:p>
              </table:table-cell>
              <table:table-cell office:value-type="float" office:value="0.00677348">
                <text:p>0.00677348</text:p>
              </table:table-cell>
              <table:table-cell office:value-type="float" office:value="1.46437">
                <text:p>1.46437</text:p>
              </table:table-cell>
              <table:table-cell office:value-type="float" office:value="0.00947129">
                <text:p>0.00947129</text:p>
              </table:table-cell>
              <table:table-cell office:value-type="float" office:value="0.137532">
                <text:p>0.137532</text:p>
              </table:table-cell>
              <table:table-cell office:value-type="float" office:value="0.000213111">
                <text:p>0.000213111</text:p>
              </table:table-cell>
              <table:table-cell office:value-type="float" office:value="1.47717">
                <text:p>1.477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175">
                <text:p>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18267">
                <text:p>-0.018267</text:p>
              </table:table-cell>
              <table:table-cell office:value-type="float" office:value="0.0143934">
                <text:p>0.0143934</text:p>
              </table:table-cell>
              <table:table-cell office:value-type="float" office:value="1.47035">
                <text:p>1.47035</text:p>
              </table:table-cell>
              <table:table-cell office:value-type="float" office:value="-0.0264799">
                <text:p>-0.0264799</text:p>
              </table:table-cell>
              <table:table-cell office:value-type="float" office:value="0.137523">
                <text:p>0.137523</text:p>
              </table:table-cell>
              <table:table-cell office:value-type="float" office:value="0.000158016">
                <text:p>0.000158016</text:p>
              </table:table-cell>
              <table:table-cell office:value-type="float" office:value="1.4762">
                <text:p>1.47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45">
                <text:p>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34206">
                <text:p>-0.0234206</text:p>
              </table:table-cell>
              <table:table-cell office:value-type="float" office:value="0.0122173">
                <text:p>0.0122173</text:p>
              </table:table-cell>
              <table:table-cell office:value-type="float" office:value="1.47032">
                <text:p>1.47032</text:p>
              </table:table-cell>
              <table:table-cell office:value-type="float" office:value="-0.031051">
                <text:p>-0.031051</text:p>
              </table:table-cell>
              <table:table-cell office:value-type="float" office:value="-0.137517">
                <text:p>-0.137517</text:p>
              </table:table-cell>
              <table:table-cell office:value-type="float" office:value="-0.000102955">
                <text:p>-0.000102955</text:p>
              </table:table-cell>
              <table:table-cell office:value-type="float" office:value="1.47863">
                <text:p>1.478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5175">
                <text:p>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59034">
                <text:p>-0.0259034</text:p>
              </table:table-cell>
              <table:table-cell office:value-type="float" office:value="0.00809733">
                <text:p>0.00809733</text:p>
              </table:table-cell>
              <table:table-cell office:value-type="float" office:value="1.46617">
                <text:p>1.46617</text:p>
              </table:table-cell>
              <table:table-cell office:value-type="float" office:value="0.00396189">
                <text:p>0.00396189</text:p>
              </table:table-cell>
              <table:table-cell office:value-type="float" office:value="-0.137523">
                <text:p>-0.137523</text:p>
              </table:table-cell>
              <table:table-cell office:value-type="float" office:value="-0.000158016">
                <text:p>-0.000158016</text:p>
              </table:table-cell>
              <table:table-cell office:value-type="float" office:value="1.47761">
                <text:p>1.477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45">
                <text:p>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34206">
                <text:p>-0.0234206</text:p>
              </table:table-cell>
              <table:table-cell office:value-type="float" office:value="0.0122173">
                <text:p>0.0122173</text:p>
              </table:table-cell>
              <table:table-cell office:value-type="float" office:value="1.47032">
                <text:p>1.47032</text:p>
              </table:table-cell>
              <table:table-cell office:value-type="float" office:value="-0.031051">
                <text:p>-0.031051</text:p>
              </table:table-cell>
              <table:table-cell office:value-type="float" office:value="0.137517">
                <text:p>0.137517</text:p>
              </table:table-cell>
              <table:table-cell office:value-type="float" office:value="0.000102955">
                <text:p>0.000102955</text:p>
              </table:table-cell>
              <table:table-cell office:value-type="float" office:value="1.47863">
                <text:p>1.478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5175">
                <text:p>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59034">
                <text:p>-0.0259034</text:p>
              </table:table-cell>
              <table:table-cell office:value-type="float" office:value="0.00809733">
                <text:p>0.00809733</text:p>
              </table:table-cell>
              <table:table-cell office:value-type="float" office:value="1.46617">
                <text:p>1.46617</text:p>
              </table:table-cell>
              <table:table-cell office:value-type="float" office:value="0.00396189">
                <text:p>0.00396189</text:p>
              </table:table-cell>
              <table:table-cell office:value-type="float" office:value="0.137523">
                <text:p>0.137523</text:p>
              </table:table-cell>
              <table:table-cell office:value-type="float" office:value="0.000158016">
                <text:p>0.000158016</text:p>
              </table:table-cell>
              <table:table-cell office:value-type="float" office:value="1.47761">
                <text:p>1.477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5175">
                <text:p>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43161">
                <text:p>-0.0243161</text:p>
              </table:table-cell>
              <table:table-cell office:value-type="float" office:value="0.0118009">
                <text:p>0.0118009</text:p>
              </table:table-cell>
              <table:table-cell office:value-type="float" office:value="1.46776">
                <text:p>1.46776</text:p>
              </table:table-cell>
              <table:table-cell office:value-type="float" office:value="0.0182268">
                <text:p>0.0182268</text:p>
              </table:table-cell>
              <table:table-cell office:value-type="float" office:value="-0.137523">
                <text:p>-0.137523</text:p>
              </table:table-cell>
              <table:table-cell office:value-type="float" office:value="-0.000158016">
                <text:p>-0.000158016</text:p>
              </table:table-cell>
              <table:table-cell office:value-type="float" office:value="1.47587">
                <text:p>1.475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45">
                <text:p>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43644">
                <text:p>-0.0243644</text:p>
              </table:table-cell>
              <table:table-cell office:value-type="float" office:value="0.0100149">
                <text:p>0.0100149</text:p>
              </table:table-cell>
              <table:table-cell office:value-type="float" office:value="1.46938">
                <text:p>1.46938</text:p>
              </table:table-cell>
              <table:table-cell office:value-type="float" office:value="-0.0182203">
                <text:p>-0.0182203</text:p>
              </table:table-cell>
              <table:table-cell office:value-type="float" office:value="-0.137517">
                <text:p>-0.137517</text:p>
              </table:table-cell>
              <table:table-cell office:value-type="float" office:value="-0.000102955">
                <text:p>-0.000102955</text:p>
              </table:table-cell>
              <table:table-cell office:value-type="float" office:value="1.47921">
                <text:p>1.479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175">
                <text:p>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43161">
                <text:p>-0.0243161</text:p>
              </table:table-cell>
              <table:table-cell office:value-type="float" office:value="0.0118009">
                <text:p>0.0118009</text:p>
              </table:table-cell>
              <table:table-cell office:value-type="float" office:value="1.46776">
                <text:p>1.46776</text:p>
              </table:table-cell>
              <table:table-cell office:value-type="float" office:value="0.0182268">
                <text:p>0.0182268</text:p>
              </table:table-cell>
              <table:table-cell office:value-type="float" office:value="0.137523">
                <text:p>0.137523</text:p>
              </table:table-cell>
              <table:table-cell office:value-type="float" office:value="0.000158016">
                <text:p>0.000158016</text:p>
              </table:table-cell>
              <table:table-cell office:value-type="float" office:value="1.47587">
                <text:p>1.475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45">
                <text:p>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43644">
                <text:p>-0.0243644</text:p>
              </table:table-cell>
              <table:table-cell office:value-type="float" office:value="0.0100149">
                <text:p>0.0100149</text:p>
              </table:table-cell>
              <table:table-cell office:value-type="float" office:value="1.46938">
                <text:p>1.46938</text:p>
              </table:table-cell>
              <table:table-cell office:value-type="float" office:value="-0.0182203">
                <text:p>-0.0182203</text:p>
              </table:table-cell>
              <table:table-cell office:value-type="float" office:value="0.137517">
                <text:p>0.137517</text:p>
              </table:table-cell>
              <table:table-cell office:value-type="float" office:value="0.000102955">
                <text:p>0.000102955</text:p>
              </table:table-cell>
              <table:table-cell office:value-type="float" office:value="1.47921">
                <text:p>1.479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725">
                <text:p>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297323">
                <text:p>-0.0297323</text:p>
              </table:table-cell>
              <table:table-cell office:value-type="float" office:value="0.00493">
                <text:p>0.00493</text:p>
              </table:table-cell>
              <table:table-cell office:value-type="float" office:value="1.46773">
                <text:p>1.46773</text:p>
              </table:table-cell>
              <table:table-cell office:value-type="float" office:value="-0.0215041">
                <text:p>-0.0215041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  <table:table-cell office:value-type="float" office:value="1.48274">
                <text:p>1.482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345">
                <text:p>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79272">
                <text:p>-0.0279272</text:p>
              </table:table-cell>
              <table:table-cell office:value-type="float" office:value="0.0102859">
                <text:p>0.0102859</text:p>
              </table:table-cell>
              <table:table-cell office:value-type="float" office:value="1.46839">
                <text:p>1.46839</text:p>
              </table:table-cell>
              <table:table-cell office:value-type="float" office:value="0.0079553">
                <text:p>0.0079553</text:p>
              </table:table-cell>
              <table:table-cell office:value-type="float" office:value="-0.137517">
                <text:p>-0.137517</text:p>
              </table:table-cell>
              <table:table-cell office:value-type="float" office:value="-0.000102955">
                <text:p>-0.000102955</text:p>
              </table:table-cell>
              <table:table-cell office:value-type="float" office:value="1.47774">
                <text:p>1.477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725">
                <text:p>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297323">
                <text:p>-0.0297323</text:p>
              </table:table-cell>
              <table:table-cell office:value-type="float" office:value="0.00493">
                <text:p>0.00493</text:p>
              </table:table-cell>
              <table:table-cell office:value-type="float" office:value="1.46773">
                <text:p>1.46773</text:p>
              </table:table-cell>
              <table:table-cell office:value-type="float" office:value="-0.0215041">
                <text:p>-0.0215041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  <table:table-cell office:value-type="float" office:value="1.48274">
                <text:p>1.482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345">
                <text:p>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79272">
                <text:p>-0.0279272</text:p>
              </table:table-cell>
              <table:table-cell office:value-type="float" office:value="0.0102859">
                <text:p>0.0102859</text:p>
              </table:table-cell>
              <table:table-cell office:value-type="float" office:value="1.46839">
                <text:p>1.46839</text:p>
              </table:table-cell>
              <table:table-cell office:value-type="float" office:value="0.0079553">
                <text:p>0.0079553</text:p>
              </table:table-cell>
              <table:table-cell office:value-type="float" office:value="0.137517">
                <text:p>0.137517</text:p>
              </table:table-cell>
              <table:table-cell office:value-type="float" office:value="0.000102955">
                <text:p>0.000102955</text:p>
              </table:table-cell>
              <table:table-cell office:value-type="float" office:value="1.47774">
                <text:p>1.477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345">
                <text:p>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88711">
                <text:p>-0.0288711</text:p>
              </table:table-cell>
              <table:table-cell office:value-type="float" office:value="0.0080835">
                <text:p>0.0080835</text:p>
              </table:table-cell>
              <table:table-cell office:value-type="float" office:value="1.46745">
                <text:p>1.46745</text:p>
              </table:table-cell>
              <table:table-cell office:value-type="float" office:value="0.020786">
                <text:p>0.020786</text:p>
              </table:table-cell>
              <table:table-cell office:value-type="float" office:value="-0.137517">
                <text:p>-0.137517</text:p>
              </table:table-cell>
              <table:table-cell office:value-type="float" office:value="-0.000102955">
                <text:p>-0.000102955</text:p>
              </table:table-cell>
              <table:table-cell office:value-type="float" office:value="1.47934">
                <text:p>1.479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725">
                <text:p>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29987">
                <text:p>-0.029987</text:p>
              </table:table-cell>
              <table:table-cell office:value-type="float" office:value="0.00433564">
                <text:p>0.00433564</text:p>
              </table:table-cell>
              <table:table-cell office:value-type="float" office:value="1.46748">
                <text:p>1.46748</text:p>
              </table:table-cell>
              <table:table-cell office:value-type="float" office:value="-0.0140774">
                <text:p>-0.0140774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  <table:table-cell office:value-type="float" office:value="1.4828">
                <text:p>1.48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45">
                <text:p>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88711">
                <text:p>-0.0288711</text:p>
              </table:table-cell>
              <table:table-cell office:value-type="float" office:value="0.0080835">
                <text:p>0.0080835</text:p>
              </table:table-cell>
              <table:table-cell office:value-type="float" office:value="1.46745">
                <text:p>1.46745</text:p>
              </table:table-cell>
              <table:table-cell office:value-type="float" office:value="0.020786">
                <text:p>0.020786</text:p>
              </table:table-cell>
              <table:table-cell office:value-type="float" office:value="0.137517">
                <text:p>0.137517</text:p>
              </table:table-cell>
              <table:table-cell office:value-type="float" office:value="0.000102955">
                <text:p>0.000102955</text:p>
              </table:table-cell>
              <table:table-cell office:value-type="float" office:value="1.47934">
                <text:p>1.479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725">
                <text:p>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29987">
                <text:p>-0.029987</text:p>
              </table:table-cell>
              <table:table-cell office:value-type="float" office:value="0.00433564">
                <text:p>0.00433564</text:p>
              </table:table-cell>
              <table:table-cell office:value-type="float" office:value="1.46748">
                <text:p>1.46748</text:p>
              </table:table-cell>
              <table:table-cell office:value-type="float" office:value="-0.0140774">
                <text:p>-0.0140774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  <table:table-cell office:value-type="float" office:value="1.4828">
                <text:p>1.48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0026">
                <text:p>0.0026</text:p>
              </table:table-cell>
              <table:table-cell office:value-type="float" office:value="-0.0319721">
                <text:p>-0.0319721</text:p>
              </table:table-cell>
              <table:table-cell office:value-type="float" office:value="0.00162692">
                <text:p>0.00162692</text:p>
              </table:table-cell>
              <table:table-cell office:value-type="float" office:value="1.4666">
                <text:p>1.4666</text:p>
              </table:table-cell>
              <table:table-cell office:value-type="float" office:value="-0.015128">
                <text:p>-0.015128</text:p>
              </table:table-cell>
              <table:table-cell office:value-type="float" office:value="-0.137513">
                <text:p>-0.137513</text:p>
              </table:table-cell>
              <table:table-cell office:value-type="float" office:value="NaN">
                <text:p>NaN</text:p>
              </table:table-cell>
              <table:table-cell office:value-type="float" office:value="1.48463">
                <text:p>1.484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725">
                <text:p>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9576">
                <text:p>-0.0309576</text:p>
              </table:table-cell>
              <table:table-cell office:value-type="float" office:value="0.00440488">
                <text:p>0.00440488</text:p>
              </table:table-cell>
              <table:table-cell office:value-type="float" office:value="1.46721">
                <text:p>1.46721</text:p>
              </table:table-cell>
              <table:table-cell office:value-type="float" office:value="0.0112869">
                <text:p>0.0112869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  <table:table-cell office:value-type="float" office:value="1.48241">
                <text:p>1.482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0026">
                <text:p>0.0026</text:p>
              </table:table-cell>
              <table:table-cell office:value-type="float" office:value="-0.0319721">
                <text:p>-0.0319721</text:p>
              </table:table-cell>
              <table:table-cell office:value-type="float" office:value="0.00162692">
                <text:p>0.00162692</text:p>
              </table:table-cell>
              <table:table-cell office:value-type="float" office:value="1.4666">
                <text:p>1.4666</text:p>
              </table:table-cell>
              <table:table-cell office:value-type="float" office:value="-0.015128">
                <text:p>-0.015128</text:p>
              </table:table-cell>
              <table:table-cell office:value-type="float" office:value="0.137513">
                <text:p>0.137513</text:p>
              </table:table-cell>
              <table:table-cell office:value-type="float" office:value="NaN">
                <text:p>NaN</text:p>
              </table:table-cell>
              <table:table-cell office:value-type="float" office:value="1.48463">
                <text:p>1.484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725">
                <text:p>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9576">
                <text:p>-0.0309576</text:p>
              </table:table-cell>
              <table:table-cell office:value-type="float" office:value="0.00440488">
                <text:p>0.00440488</text:p>
              </table:table-cell>
              <table:table-cell office:value-type="float" office:value="1.46721">
                <text:p>1.46721</text:p>
              </table:table-cell>
              <table:table-cell office:value-type="float" office:value="0.0112869">
                <text:p>0.0112869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  <table:table-cell office:value-type="float" office:value="1.48241">
                <text:p>1.482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725">
                <text:p>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12123">
                <text:p>-0.0312123</text:p>
              </table:table-cell>
              <table:table-cell office:value-type="float" office:value="0.00381052">
                <text:p>0.00381052</text:p>
              </table:table-cell>
              <table:table-cell office:value-type="float" office:value="1.46695">
                <text:p>1.46695</text:p>
              </table:table-cell>
              <table:table-cell office:value-type="float" office:value="0.0187137">
                <text:p>0.0187137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  <table:table-cell office:value-type="float" office:value="1.48296">
                <text:p>1.482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0026">
                <text:p>0.0026</text:p>
              </table:table-cell>
              <table:table-cell office:value-type="float" office:value="-0.0319766">
                <text:p>-0.0319766</text:p>
              </table:table-cell>
              <table:table-cell office:value-type="float" office:value="0.0016164">
                <text:p>0.0016164</text:p>
              </table:table-cell>
              <table:table-cell office:value-type="float" office:value="1.4666">
                <text:p>1.4666</text:p>
              </table:table-cell>
              <table:table-cell office:value-type="float" office:value="-0.0149456">
                <text:p>-0.0149456</text:p>
              </table:table-cell>
              <table:table-cell office:value-type="float" office:value="-0.137513">
                <text:p>-0.137513</text:p>
              </table:table-cell>
              <table:table-cell office:value-type="float" office:value="NaN">
                <text:p>NaN</text:p>
              </table:table-cell>
              <table:table-cell office:value-type="float" office:value="1.48463">
                <text:p>1.484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725">
                <text:p>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12123">
                <text:p>-0.0312123</text:p>
              </table:table-cell>
              <table:table-cell office:value-type="float" office:value="0.00381052">
                <text:p>0.00381052</text:p>
              </table:table-cell>
              <table:table-cell office:value-type="float" office:value="1.46695">
                <text:p>1.46695</text:p>
              </table:table-cell>
              <table:table-cell office:value-type="float" office:value="0.0187137">
                <text:p>0.0187137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  <table:table-cell office:value-type="float" office:value="1.48296">
                <text:p>1.482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0026">
                <text:p>0.0026</text:p>
              </table:table-cell>
              <table:table-cell office:value-type="float" office:value="-0.0319766">
                <text:p>-0.0319766</text:p>
              </table:table-cell>
              <table:table-cell office:value-type="float" office:value="0.0016164">
                <text:p>0.0016164</text:p>
              </table:table-cell>
              <table:table-cell office:value-type="float" office:value="1.4666">
                <text:p>1.4666</text:p>
              </table:table-cell>
              <table:table-cell office:value-type="float" office:value="-0.0149456">
                <text:p>-0.0149456</text:p>
              </table:table-cell>
              <table:table-cell office:value-type="float" office:value="0.137513">
                <text:p>0.137513</text:p>
              </table:table-cell>
              <table:table-cell office:value-type="float" office:value="NaN">
                <text:p>NaN</text:p>
              </table:table-cell>
              <table:table-cell office:value-type="float" office:value="1.48463">
                <text:p>1.484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8388">
                <text:p>-0.0308388</text:p>
              </table:table-cell>
              <table:table-cell office:value-type="float" office:value="0.00379191">
                <text:p>0.00379191</text:p>
              </table:table-cell>
              <table:table-cell office:value-type="float" office:value="1.46706">
                <text:p>1.46706</text:p>
              </table:table-cell>
              <table:table-cell office:value-type="float" office:value="-0.0115714">
                <text:p>-0.0115714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  <table:table-cell office:value-type="float" office:value="1.48286">
                <text:p>1.48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0026">
                <text:p>0.0026</text:p>
              </table:table-cell>
              <table:table-cell office:value-type="float" office:value="-0.0315039">
                <text:p>-0.0315039</text:p>
              </table:table-cell>
              <table:table-cell office:value-type="float" office:value="0.00182757">
                <text:p>0.00182757</text:p>
              </table:table-cell>
              <table:table-cell office:value-type="float" office:value="1.4668">
                <text:p>1.4668</text:p>
              </table:table-cell>
              <table:table-cell office:value-type="float" office:value="0.0145663">
                <text:p>0.0145663</text:p>
              </table:table-cell>
              <table:table-cell office:value-type="float" office:value="-0.137513">
                <text:p>-0.137513</text:p>
              </table:table-cell>
              <table:table-cell office:value-type="float" office:value="NaN">
                <text:p>NaN</text:p>
              </table:table-cell>
              <table:table-cell office:value-type="float" office:value="1.48461">
                <text:p>1.484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8388">
                <text:p>-0.0308388</text:p>
              </table:table-cell>
              <table:table-cell office:value-type="float" office:value="0.00379191">
                <text:p>0.00379191</text:p>
              </table:table-cell>
              <table:table-cell office:value-type="float" office:value="1.46706">
                <text:p>1.46706</text:p>
              </table:table-cell>
              <table:table-cell office:value-type="float" office:value="-0.0115714">
                <text:p>-0.0115714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  <table:table-cell office:value-type="float" office:value="1.48286">
                <text:p>1.482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26">
                <text:p>0.0026</text:p>
              </table:table-cell>
              <table:table-cell office:value-type="float" office:value="-0.0315039">
                <text:p>-0.0315039</text:p>
              </table:table-cell>
              <table:table-cell office:value-type="float" office:value="0.00182757">
                <text:p>0.00182757</text:p>
              </table:table-cell>
              <table:table-cell office:value-type="float" office:value="1.4668">
                <text:p>1.4668</text:p>
              </table:table-cell>
              <table:table-cell office:value-type="float" office:value="0.0145663">
                <text:p>0.0145663</text:p>
              </table:table-cell>
              <table:table-cell office:value-type="float" office:value="0.137513">
                <text:p>0.137513</text:p>
              </table:table-cell>
              <table:table-cell office:value-type="float" office:value="NaN">
                <text:p>NaN</text:p>
              </table:table-cell>
              <table:table-cell office:value-type="float" office:value="1.48461">
                <text:p>1.484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026">
                <text:p>0.0026</text:p>
              </table:table-cell>
              <table:table-cell office:value-type="float" office:value="-0.0315085">
                <text:p>-0.0315085</text:p>
              </table:table-cell>
              <table:table-cell office:value-type="float" office:value="0.00181705">
                <text:p>0.00181705</text:p>
              </table:table-cell>
              <table:table-cell office:value-type="float" office:value="1.4668">
                <text:p>1.4668</text:p>
              </table:table-cell>
              <table:table-cell office:value-type="float" office:value="0.0147486">
                <text:p>0.0147486</text:p>
              </table:table-cell>
              <table:table-cell office:value-type="float" office:value="-0.137513">
                <text:p>-0.137513</text:p>
              </table:table-cell>
              <table:table-cell office:value-type="float" office:value="NaN">
                <text:p>NaN</text:p>
              </table:table-cell>
              <table:table-cell office:value-type="float" office:value="1.48462">
                <text:p>1.484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704">
                <text:p>-0.030704</text:p>
              </table:table-cell>
              <table:table-cell office:value-type="float" office:value="0.00410663">
                <text:p>0.00410663</text:p>
              </table:table-cell>
              <table:table-cell office:value-type="float" office:value="1.46719">
                <text:p>1.46719</text:p>
              </table:table-cell>
              <table:table-cell office:value-type="float" office:value="-0.0190937">
                <text:p>-0.0190937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  <table:table-cell office:value-type="float" office:value="1.48292">
                <text:p>1.482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.0026">
                <text:p>0.0026</text:p>
              </table:table-cell>
              <table:table-cell office:value-type="float" office:value="-0.0315085">
                <text:p>-0.0315085</text:p>
              </table:table-cell>
              <table:table-cell office:value-type="float" office:value="0.00181705">
                <text:p>0.00181705</text:p>
              </table:table-cell>
              <table:table-cell office:value-type="float" office:value="1.4668">
                <text:p>1.4668</text:p>
              </table:table-cell>
              <table:table-cell office:value-type="float" office:value="0.0147486">
                <text:p>0.0147486</text:p>
              </table:table-cell>
              <table:table-cell office:value-type="float" office:value="0.137513">
                <text:p>0.137513</text:p>
              </table:table-cell>
              <table:table-cell office:value-type="float" office:value="NaN">
                <text:p>NaN</text:p>
              </table:table-cell>
              <table:table-cell office:value-type="float" office:value="1.48462">
                <text:p>1.484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704">
                <text:p>-0.030704</text:p>
              </table:table-cell>
              <table:table-cell office:value-type="float" office:value="0.00410663">
                <text:p>0.00410663</text:p>
              </table:table-cell>
              <table:table-cell office:value-type="float" office:value="1.46719">
                <text:p>1.46719</text:p>
              </table:table-cell>
              <table:table-cell office:value-type="float" office:value="-0.0190937">
                <text:p>-0.0190937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  <table:table-cell office:value-type="float" office:value="1.48292">
                <text:p>1.482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345">
                <text:p>-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66182">
                <text:p>-0.0266182</text:p>
              </table:table-cell>
              <table:table-cell office:value-type="float" office:value="0.0138873">
                <text:p>0.0138873</text:p>
              </table:table-cell>
              <table:table-cell office:value-type="float" office:value="1.46983">
                <text:p>1.46983</text:p>
              </table:table-cell>
              <table:table-cell office:value-type="float" office:value="-0.00783388">
                <text:p>-0.00783388</text:p>
              </table:table-cell>
              <table:table-cell office:value-type="float" office:value="-0.137519">
                <text:p>-0.137519</text:p>
              </table:table-cell>
              <table:table-cell office:value-type="float" office:value="0.000117302">
                <text:p>0.000117302</text:p>
              </table:table-cell>
              <table:table-cell office:value-type="float" office:value="1.47564">
                <text:p>1.475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3561">
                <text:p>-0.0303561</text:p>
              </table:table-cell>
              <table:table-cell office:value-type="float" office:value="0.0039988">
                <text:p>0.0039988</text:p>
              </table:table-cell>
              <table:table-cell office:value-type="float" office:value="1.46726">
                <text:p>1.46726</text:p>
              </table:table-cell>
              <table:table-cell office:value-type="float" office:value="0.0212897">
                <text:p>0.0212897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  <table:table-cell office:value-type="float" office:value="1.48318">
                <text:p>1.483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345">
                <text:p>-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66182">
                <text:p>-0.0266182</text:p>
              </table:table-cell>
              <table:table-cell office:value-type="float" office:value="0.0138873">
                <text:p>0.0138873</text:p>
              </table:table-cell>
              <table:table-cell office:value-type="float" office:value="1.46983">
                <text:p>1.46983</text:p>
              </table:table-cell>
              <table:table-cell office:value-type="float" office:value="-0.00783388">
                <text:p>-0.00783388</text:p>
              </table:table-cell>
              <table:table-cell office:value-type="float" office:value="0.137519">
                <text:p>0.137519</text:p>
              </table:table-cell>
              <table:table-cell office:value-type="float" office:value="-0.000117302">
                <text:p>-0.000117302</text:p>
              </table:table-cell>
              <table:table-cell office:value-type="float" office:value="1.47564">
                <text:p>1.475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3561">
                <text:p>-0.0303561</text:p>
              </table:table-cell>
              <table:table-cell office:value-type="float" office:value="0.0039988">
                <text:p>0.0039988</text:p>
              </table:table-cell>
              <table:table-cell office:value-type="float" office:value="1.46726">
                <text:p>1.46726</text:p>
              </table:table-cell>
              <table:table-cell office:value-type="float" office:value="0.0212897">
                <text:p>0.0212897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  <table:table-cell office:value-type="float" office:value="1.48318">
                <text:p>1.483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2212">
                <text:p>-0.0302212</text:p>
              </table:table-cell>
              <table:table-cell office:value-type="float" office:value="0.00431351">
                <text:p>0.00431351</text:p>
              </table:table-cell>
              <table:table-cell office:value-type="float" office:value="1.4674">
                <text:p>1.4674</text:p>
              </table:table-cell>
              <table:table-cell office:value-type="float" office:value="0.0137675">
                <text:p>0.0137675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  <table:table-cell office:value-type="float" office:value="1.48274">
                <text:p>1.482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345">
                <text:p>-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88559">
                <text:p>-0.0288559</text:p>
              </table:table-cell>
              <table:table-cell office:value-type="float" office:value="0.00866605">
                <text:p>0.00866605</text:p>
              </table:table-cell>
              <table:table-cell office:value-type="float" office:value="1.4676">
                <text:p>1.4676</text:p>
              </table:table-cell>
              <table:table-cell office:value-type="float" office:value="-0.0212058">
                <text:p>-0.0212058</text:p>
              </table:table-cell>
              <table:table-cell office:value-type="float" office:value="-0.137519">
                <text:p>-0.137519</text:p>
              </table:table-cell>
              <table:table-cell office:value-type="float" office:value="0.000117302">
                <text:p>0.000117302</text:p>
              </table:table-cell>
              <table:table-cell office:value-type="float" office:value="1.47894">
                <text:p>1.478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2212">
                <text:p>-0.0302212</text:p>
              </table:table-cell>
              <table:table-cell office:value-type="float" office:value="0.00431351">
                <text:p>0.00431351</text:p>
              </table:table-cell>
              <table:table-cell office:value-type="float" office:value="1.4674">
                <text:p>1.4674</text:p>
              </table:table-cell>
              <table:table-cell office:value-type="float" office:value="0.0137675">
                <text:p>0.0137675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  <table:table-cell office:value-type="float" office:value="1.48274">
                <text:p>1.482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345">
                <text:p>-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88559">
                <text:p>-0.0288559</text:p>
              </table:table-cell>
              <table:table-cell office:value-type="float" office:value="0.00866605">
                <text:p>0.00866605</text:p>
              </table:table-cell>
              <table:table-cell office:value-type="float" office:value="1.4676">
                <text:p>1.4676</text:p>
              </table:table-cell>
              <table:table-cell office:value-type="float" office:value="-0.0212058">
                <text:p>-0.0212058</text:p>
              </table:table-cell>
              <table:table-cell office:value-type="float" office:value="0.137519">
                <text:p>0.137519</text:p>
              </table:table-cell>
              <table:table-cell office:value-type="float" office:value="-0.000117302">
                <text:p>-0.000117302</text:p>
              </table:table-cell>
              <table:table-cell office:value-type="float" office:value="1.47894">
                <text:p>1.478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81208">
                <text:p>-0.0281208</text:p>
              </table:table-cell>
              <table:table-cell office:value-type="float" office:value="0.00504229">
                <text:p>0.00504229</text:p>
              </table:table-cell>
              <table:table-cell office:value-type="float" office:value="1.46456">
                <text:p>1.46456</text:p>
              </table:table-cell>
              <table:table-cell office:value-type="float" office:value="-0.00417658">
                <text:p>-0.00417658</text:p>
              </table:table-cell>
              <table:table-cell office:value-type="float" office:value="-0.137526">
                <text:p>-0.137526</text:p>
              </table:table-cell>
              <table:table-cell office:value-type="float" office:value="0.000172378">
                <text:p>0.000172378</text:p>
              </table:table-cell>
              <table:table-cell office:value-type="float" office:value="1.47903">
                <text:p>1.479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345">
                <text:p>-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29394">
                <text:p>-0.0229394</text:p>
              </table:table-cell>
              <table:table-cell office:value-type="float" office:value="0.015464">
                <text:p>0.015464</text:p>
              </table:table-cell>
              <table:table-cell office:value-type="float" office:value="1.47141">
                <text:p>1.47141</text:p>
              </table:table-cell>
              <table:table-cell office:value-type="float" office:value="0.0317764">
                <text:p>0.0317764</text:p>
              </table:table-cell>
              <table:table-cell office:value-type="float" office:value="-0.137519">
                <text:p>-0.137519</text:p>
              </table:table-cell>
              <table:table-cell office:value-type="float" office:value="0.000117302">
                <text:p>0.000117302</text:p>
              </table:table-cell>
              <table:table-cell office:value-type="float" office:value="1.47658">
                <text:p>1.476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81208">
                <text:p>-0.0281208</text:p>
              </table:table-cell>
              <table:table-cell office:value-type="float" office:value="0.00504229">
                <text:p>0.00504229</text:p>
              </table:table-cell>
              <table:table-cell office:value-type="float" office:value="1.46456">
                <text:p>1.46456</text:p>
              </table:table-cell>
              <table:table-cell office:value-type="float" office:value="-0.00417658">
                <text:p>-0.00417658</text:p>
              </table:table-cell>
              <table:table-cell office:value-type="float" office:value="0.137526">
                <text:p>0.137526</text:p>
              </table:table-cell>
              <table:table-cell office:value-type="float" office:value="-0.000172378">
                <text:p>-0.000172378</text:p>
              </table:table-cell>
              <table:table-cell office:value-type="float" office:value="1.47903">
                <text:p>1.479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345">
                <text:p>-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29394">
                <text:p>-0.0229394</text:p>
              </table:table-cell>
              <table:table-cell office:value-type="float" office:value="0.015464">
                <text:p>0.015464</text:p>
              </table:table-cell>
              <table:table-cell office:value-type="float" office:value="1.47141">
                <text:p>1.47141</text:p>
              </table:table-cell>
              <table:table-cell office:value-type="float" office:value="0.0317764">
                <text:p>0.0317764</text:p>
              </table:table-cell>
              <table:table-cell office:value-type="float" office:value="0.137519">
                <text:p>0.137519</text:p>
              </table:table-cell>
              <table:table-cell office:value-type="float" office:value="-0.000117302">
                <text:p>-0.000117302</text:p>
              </table:table-cell>
              <table:table-cell office:value-type="float" office:value="1.47658">
                <text:p>1.476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345">
                <text:p>-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51771">
                <text:p>-0.0251771</text:p>
              </table:table-cell>
              <table:table-cell office:value-type="float" office:value="0.0102427">
                <text:p>0.0102427</text:p>
              </table:table-cell>
              <table:table-cell office:value-type="float" office:value="1.46917">
                <text:p>1.46917</text:p>
              </table:table-cell>
              <table:table-cell office:value-type="float" office:value="0.0184045">
                <text:p>0.0184045</text:p>
              </table:table-cell>
              <table:table-cell office:value-type="float" office:value="-0.137519">
                <text:p>-0.137519</text:p>
              </table:table-cell>
              <table:table-cell office:value-type="float" office:value="0.000117302">
                <text:p>0.000117302</text:p>
              </table:table-cell>
              <table:table-cell office:value-type="float" office:value="1.4788">
                <text:p>1.47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52831">
                <text:p>-0.0252831</text:p>
              </table:table-cell>
              <table:table-cell office:value-type="float" office:value="0.0116636">
                <text:p>0.0116636</text:p>
              </table:table-cell>
              <table:table-cell office:value-type="float" office:value="1.4674">
                <text:p>1.4674</text:p>
              </table:table-cell>
              <table:table-cell office:value-type="float" office:value="-0.0179522">
                <text:p>-0.0179522</text:p>
              </table:table-cell>
              <table:table-cell office:value-type="float" office:value="-0.137526">
                <text:p>-0.137526</text:p>
              </table:table-cell>
              <table:table-cell office:value-type="float" office:value="0.000172378">
                <text:p>0.000172378</text:p>
              </table:table-cell>
              <table:table-cell office:value-type="float" office:value="1.47565">
                <text:p>1.475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345">
                <text:p>-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51771">
                <text:p>-0.0251771</text:p>
              </table:table-cell>
              <table:table-cell office:value-type="float" office:value="0.0102427">
                <text:p>0.0102427</text:p>
              </table:table-cell>
              <table:table-cell office:value-type="float" office:value="1.46917">
                <text:p>1.46917</text:p>
              </table:table-cell>
              <table:table-cell office:value-type="float" office:value="0.0184045">
                <text:p>0.0184045</text:p>
              </table:table-cell>
              <table:table-cell office:value-type="float" office:value="0.137519">
                <text:p>0.137519</text:p>
              </table:table-cell>
              <table:table-cell office:value-type="float" office:value="-0.000117302">
                <text:p>-0.000117302</text:p>
              </table:table-cell>
              <table:table-cell office:value-type="float" office:value="1.4788">
                <text:p>1.47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52831">
                <text:p>-0.0252831</text:p>
              </table:table-cell>
              <table:table-cell office:value-type="float" office:value="0.0116636">
                <text:p>0.0116636</text:p>
              </table:table-cell>
              <table:table-cell office:value-type="float" office:value="1.4674">
                <text:p>1.4674</text:p>
              </table:table-cell>
              <table:table-cell office:value-type="float" office:value="-0.0179522">
                <text:p>-0.0179522</text:p>
              </table:table-cell>
              <table:table-cell office:value-type="float" office:value="0.137526">
                <text:p>0.137526</text:p>
              </table:table-cell>
              <table:table-cell office:value-type="float" office:value="-0.000172378">
                <text:p>-0.000172378</text:p>
              </table:table-cell>
              <table:table-cell office:value-type="float" office:value="1.47565">
                <text:p>1.475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69">
                <text:p>-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302092">
                <text:p>-0.0302092</text:p>
              </table:table-cell>
              <table:table-cell office:value-type="float" office:value="-0.0133532">
                <text:p>-0.0133532</text:p>
              </table:table-cell>
              <table:table-cell office:value-type="float" office:value="1.45593">
                <text:p>1.45593</text:p>
              </table:table-cell>
              <table:table-cell office:value-type="float" office:value="-0.00451925">
                <text:p>-0.00451925</text:p>
              </table:table-cell>
              <table:table-cell office:value-type="float" office:value="-0.137535">
                <text:p>-0.137535</text:p>
              </table:table-cell>
              <table:table-cell office:value-type="float" office:value="0.000227451">
                <text:p>0.000227451</text:p>
              </table:table-cell>
              <table:table-cell office:value-type="float" office:value="1.48854">
                <text:p>1.488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0018">
                <text:p>-0.020018</text:p>
              </table:table-cell>
              <table:table-cell office:value-type="float" office:value="0.00851494">
                <text:p>0.00851494</text:p>
              </table:table-cell>
              <table:table-cell office:value-type="float" office:value="1.46803">
                <text:p>1.46803</text:p>
              </table:table-cell>
              <table:table-cell office:value-type="float" office:value="0.0408917">
                <text:p>0.0408917</text:p>
              </table:table-cell>
              <table:table-cell office:value-type="float" office:value="-0.137526">
                <text:p>-0.137526</text:p>
              </table:table-cell>
              <table:table-cell office:value-type="float" office:value="0.000172378">
                <text:p>0.000172378</text:p>
              </table:table-cell>
              <table:table-cell office:value-type="float" office:value="1.48066">
                <text:p>1.480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69">
                <text:p>-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302092">
                <text:p>-0.0302092</text:p>
              </table:table-cell>
              <table:table-cell office:value-type="float" office:value="-0.0133532">
                <text:p>-0.0133532</text:p>
              </table:table-cell>
              <table:table-cell office:value-type="float" office:value="1.45593">
                <text:p>1.45593</text:p>
              </table:table-cell>
              <table:table-cell office:value-type="float" office:value="-0.00451925">
                <text:p>-0.00451925</text:p>
              </table:table-cell>
              <table:table-cell office:value-type="float" office:value="0.137535">
                <text:p>0.137535</text:p>
              </table:table-cell>
              <table:table-cell office:value-type="float" office:value="-0.000227451">
                <text:p>-0.000227451</text:p>
              </table:table-cell>
              <table:table-cell office:value-type="float" office:value="1.48854">
                <text:p>1.488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0018">
                <text:p>-0.020018</text:p>
              </table:table-cell>
              <table:table-cell office:value-type="float" office:value="0.00851494">
                <text:p>0.00851494</text:p>
              </table:table-cell>
              <table:table-cell office:value-type="float" office:value="1.46803">
                <text:p>1.46803</text:p>
              </table:table-cell>
              <table:table-cell office:value-type="float" office:value="0.0408917">
                <text:p>0.0408917</text:p>
              </table:table-cell>
              <table:table-cell office:value-type="float" office:value="0.137526">
                <text:p>0.137526</text:p>
              </table:table-cell>
              <table:table-cell office:value-type="float" office:value="-0.000172378">
                <text:p>-0.000172378</text:p>
              </table:table-cell>
              <table:table-cell office:value-type="float" office:value="1.48066">
                <text:p>1.480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171803">
                <text:p>-0.0171803</text:p>
              </table:table-cell>
              <table:table-cell office:value-type="float" office:value="0.0151362">
                <text:p>0.0151362</text:p>
              </table:table-cell>
              <table:table-cell office:value-type="float" office:value="1.47087">
                <text:p>1.47087</text:p>
              </table:table-cell>
              <table:table-cell office:value-type="float" office:value="0.0271161">
                <text:p>0.0271161</text:p>
              </table:table-cell>
              <table:table-cell office:value-type="float" office:value="-0.137526">
                <text:p>-0.137526</text:p>
              </table:table-cell>
              <table:table-cell office:value-type="float" office:value="0.000172378">
                <text:p>0.000172378</text:p>
              </table:table-cell>
              <table:table-cell office:value-type="float" office:value="1.47602">
                <text:p>1.476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69">
                <text:p>-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215671">
                <text:p>-0.0215671</text:p>
              </table:table-cell>
              <table:table-cell office:value-type="float" office:value="0.00681173">
                <text:p>0.00681173</text:p>
              </table:table-cell>
              <table:table-cell office:value-type="float" office:value="1.46457">
                <text:p>1.46457</text:p>
              </table:table-cell>
              <table:table-cell office:value-type="float" office:value="-0.0091597">
                <text:p>-0.0091597</text:p>
              </table:table-cell>
              <table:table-cell office:value-type="float" office:value="-0.137535">
                <text:p>-0.137535</text:p>
              </table:table-cell>
              <table:table-cell office:value-type="float" office:value="0.000227451">
                <text:p>0.000227451</text:p>
              </table:table-cell>
              <table:table-cell office:value-type="float" office:value="1.47732">
                <text:p>1.477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171803">
                <text:p>-0.0171803</text:p>
              </table:table-cell>
              <table:table-cell office:value-type="float" office:value="0.0151362">
                <text:p>0.0151362</text:p>
              </table:table-cell>
              <table:table-cell office:value-type="float" office:value="1.47087">
                <text:p>1.47087</text:p>
              </table:table-cell>
              <table:table-cell office:value-type="float" office:value="0.0271161">
                <text:p>0.0271161</text:p>
              </table:table-cell>
              <table:table-cell office:value-type="float" office:value="0.137526">
                <text:p>0.137526</text:p>
              </table:table-cell>
              <table:table-cell office:value-type="float" office:value="-0.000172378">
                <text:p>-0.000172378</text:p>
              </table:table-cell>
              <table:table-cell office:value-type="float" office:value="1.47602">
                <text:p>1.476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69">
                <text:p>-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215671">
                <text:p>-0.0215671</text:p>
              </table:table-cell>
              <table:table-cell office:value-type="float" office:value="0.00681173">
                <text:p>0.00681173</text:p>
              </table:table-cell>
              <table:table-cell office:value-type="float" office:value="1.46457">
                <text:p>1.46457</text:p>
              </table:table-cell>
              <table:table-cell office:value-type="float" office:value="-0.0091597">
                <text:p>-0.0091597</text:p>
              </table:table-cell>
              <table:table-cell office:value-type="float" office:value="0.137535">
                <text:p>0.137535</text:p>
              </table:table-cell>
              <table:table-cell office:value-type="float" office:value="-0.000227451">
                <text:p>-0.000227451</text:p>
              </table:table-cell>
              <table:table-cell office:value-type="float" office:value="1.47732">
                <text:p>1.477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3">
                <text:p>0.023</text:p>
              </table:table-cell>
              <table:table-cell office:value-type="float" office:value="0.0026">
                <text:p>0.0026</text:p>
              </table:table-cell>
              <table:table-cell office:value-type="float" office:value="-0.0109411">
                <text:p>-0.0109411</text:p>
              </table:table-cell>
              <table:table-cell office:value-type="float" office:value="-0.0240654">
                <text:p>-0.0240654</text:p>
              </table:table-cell>
              <table:table-cell office:value-type="float" office:value="1.44415">
                <text:p>1.44415</text:p>
              </table:table-cell>
              <table:table-cell office:value-type="float" office:value="0.00480126">
                <text:p>0.00480126</text:p>
              </table:table-cell>
              <table:table-cell office:value-type="float" office:value="-0.137746">
                <text:p>-0.137746</text:p>
              </table:table-cell>
              <table:table-cell office:value-type="float" office:value="-0.000726931">
                <text:p>-0.000726931</text:p>
              </table:table-cell>
              <table:table-cell office:value-type="float" office:value="1.48753">
                <text:p>1.487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-0.0104313">
                <text:p>-0.0104313</text:p>
              </table:table-cell>
              <table:table-cell office:value-type="float" office:value="-0.0233772">
                <text:p>-0.0233772</text:p>
              </table:table-cell>
              <table:table-cell office:value-type="float" office:value="1.44516">
                <text:p>1.44516</text:p>
              </table:table-cell>
              <table:table-cell office:value-type="float" office:value="-0.00689427">
                <text:p>-0.00689427</text:p>
              </table:table-cell>
              <table:table-cell office:value-type="float" office:value="-0.137706">
                <text:p>-0.137706</text:p>
              </table:table-cell>
              <table:table-cell office:value-type="float" office:value="-0.000662704">
                <text:p>-0.000662704</text:p>
              </table:table-cell>
              <table:table-cell office:value-type="float" office:value="1.48786">
                <text:p>1.487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3">
                <text:p>0.023</text:p>
              </table:table-cell>
              <table:table-cell office:value-type="float" office:value="0.0026">
                <text:p>0.0026</text:p>
              </table:table-cell>
              <table:table-cell office:value-type="float" office:value="-0.0109411">
                <text:p>-0.0109411</text:p>
              </table:table-cell>
              <table:table-cell office:value-type="float" office:value="-0.0240654">
                <text:p>-0.0240654</text:p>
              </table:table-cell>
              <table:table-cell office:value-type="float" office:value="1.44415">
                <text:p>1.44415</text:p>
              </table:table-cell>
              <table:table-cell office:value-type="float" office:value="0.00480126">
                <text:p>0.00480126</text:p>
              </table:table-cell>
              <table:table-cell office:value-type="float" office:value="0.137746">
                <text:p>0.137746</text:p>
              </table:table-cell>
              <table:table-cell office:value-type="float" office:value="0.000726931">
                <text:p>0.000726931</text:p>
              </table:table-cell>
              <table:table-cell office:value-type="float" office:value="1.48753">
                <text:p>1.487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-0.0104313">
                <text:p>-0.0104313</text:p>
              </table:table-cell>
              <table:table-cell office:value-type="float" office:value="-0.0233772">
                <text:p>-0.0233772</text:p>
              </table:table-cell>
              <table:table-cell office:value-type="float" office:value="1.44516">
                <text:p>1.44516</text:p>
              </table:table-cell>
              <table:table-cell office:value-type="float" office:value="-0.00689427">
                <text:p>-0.00689427</text:p>
              </table:table-cell>
              <table:table-cell office:value-type="float" office:value="0.137706">
                <text:p>0.137706</text:p>
              </table:table-cell>
              <table:table-cell office:value-type="float" office:value="0.000662704">
                <text:p>0.000662704</text:p>
              </table:table-cell>
              <table:table-cell office:value-type="float" office:value="1.48786">
                <text:p>1.487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-0.0109433">
                <text:p>-0.0109433</text:p>
              </table:table-cell>
              <table:table-cell office:value-type="float" office:value="-0.0235967">
                <text:p>-0.0235967</text:p>
              </table:table-cell>
              <table:table-cell office:value-type="float" office:value="1.44494">
                <text:p>1.44494</text:p>
              </table:table-cell>
              <table:table-cell office:value-type="float" office:value="0.00317711">
                <text:p>0.00317711</text:p>
              </table:table-cell>
              <table:table-cell office:value-type="float" office:value="-0.137706">
                <text:p>-0.137706</text:p>
              </table:table-cell>
              <table:table-cell office:value-type="float" office:value="-0.000662704">
                <text:p>-0.000662704</text:p>
              </table:table-cell>
              <table:table-cell office:value-type="float" office:value="1.48782">
                <text:p>1.487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6">
                <text:p>0.0026</text:p>
              </table:table-cell>
              <table:table-cell office:value-type="float" office:value="-0.0097956">
                <text:p>-0.0097956</text:p>
              </table:table-cell>
              <table:table-cell office:value-type="float" office:value="-0.0216736">
                <text:p>-0.0216736</text:p>
              </table:table-cell>
              <table:table-cell office:value-type="float" office:value="1.44685">
                <text:p>1.44685</text:p>
              </table:table-cell>
              <table:table-cell office:value-type="float" office:value="-0.00963751">
                <text:p>-0.00963751</text:p>
              </table:table-cell>
              <table:table-cell office:value-type="float" office:value="-0.13767">
                <text:p>-0.13767</text:p>
              </table:table-cell>
              <table:table-cell office:value-type="float" office:value="-0.000598478">
                <text:p>-0.000598478</text:p>
              </table:table-cell>
              <table:table-cell office:value-type="float" office:value="1.48787">
                <text:p>1.487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-0.0109433">
                <text:p>-0.0109433</text:p>
              </table:table-cell>
              <table:table-cell office:value-type="float" office:value="-0.0235967">
                <text:p>-0.0235967</text:p>
              </table:table-cell>
              <table:table-cell office:value-type="float" office:value="1.44494">
                <text:p>1.44494</text:p>
              </table:table-cell>
              <table:table-cell office:value-type="float" office:value="0.00317711">
                <text:p>0.00317711</text:p>
              </table:table-cell>
              <table:table-cell office:value-type="float" office:value="0.137706">
                <text:p>0.137706</text:p>
              </table:table-cell>
              <table:table-cell office:value-type="float" office:value="0.000662704">
                <text:p>0.000662704</text:p>
              </table:table-cell>
              <table:table-cell office:value-type="float" office:value="1.48782">
                <text:p>1.487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6">
                <text:p>0.0026</text:p>
              </table:table-cell>
              <table:table-cell office:value-type="float" office:value="-0.0097956">
                <text:p>-0.0097956</text:p>
              </table:table-cell>
              <table:table-cell office:value-type="float" office:value="-0.0216736">
                <text:p>-0.0216736</text:p>
              </table:table-cell>
              <table:table-cell office:value-type="float" office:value="1.44685">
                <text:p>1.44685</text:p>
              </table:table-cell>
              <table:table-cell office:value-type="float" office:value="-0.00963751">
                <text:p>-0.00963751</text:p>
              </table:table-cell>
              <table:table-cell office:value-type="float" office:value="0.13767">
                <text:p>0.13767</text:p>
              </table:table-cell>
              <table:table-cell office:value-type="float" office:value="0.000598478">
                <text:p>0.000598478</text:p>
              </table:table-cell>
              <table:table-cell office:value-type="float" office:value="1.48787">
                <text:p>1.487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6">
                <text:p>0.0026</text:p>
              </table:table-cell>
              <table:table-cell office:value-type="float" office:value="-0.0106122">
                <text:p>-0.0106122</text:p>
              </table:table-cell>
              <table:table-cell office:value-type="float" office:value="-0.0220236">
                <text:p>-0.0220236</text:p>
              </table:table-cell>
              <table:table-cell office:value-type="float" office:value="1.4465">
                <text:p>1.4465</text:p>
              </table:table-cell>
              <table:table-cell office:value-type="float" office:value="0.00211605">
                <text:p>0.00211605</text:p>
              </table:table-cell>
              <table:table-cell office:value-type="float" office:value="-0.13767">
                <text:p>-0.13767</text:p>
              </table:table-cell>
              <table:table-cell office:value-type="float" office:value="-0.000598478">
                <text:p>-0.000598478</text:p>
              </table:table-cell>
              <table:table-cell office:value-type="float" office:value="1.48778">
                <text:p>1.487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-0.00883002">
                <text:p>-0.00883002</text:p>
              </table:table-cell>
              <table:table-cell office:value-type="float" office:value="-0.018874">
                <text:p>-0.018874</text:p>
              </table:table-cell>
              <table:table-cell office:value-type="float" office:value="1.44929">
                <text:p>1.44929</text:p>
              </table:table-cell>
              <table:table-cell office:value-type="float" office:value="-0.0129472">
                <text:p>-0.0129472</text:p>
              </table:table-cell>
              <table:table-cell office:value-type="float" office:value="-0.137638">
                <text:p>-0.137638</text:p>
              </table:table-cell>
              <table:table-cell office:value-type="float" office:value="-0.000534252">
                <text:p>-0.000534252</text:p>
              </table:table-cell>
              <table:table-cell office:value-type="float" office:value="1.48758">
                <text:p>1.487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6">
                <text:p>0.0026</text:p>
              </table:table-cell>
              <table:table-cell office:value-type="float" office:value="-0.0106122">
                <text:p>-0.0106122</text:p>
              </table:table-cell>
              <table:table-cell office:value-type="float" office:value="-0.0220236">
                <text:p>-0.0220236</text:p>
              </table:table-cell>
              <table:table-cell office:value-type="float" office:value="1.4465">
                <text:p>1.4465</text:p>
              </table:table-cell>
              <table:table-cell office:value-type="float" office:value="0.00211605">
                <text:p>0.00211605</text:p>
              </table:table-cell>
              <table:table-cell office:value-type="float" office:value="0.13767">
                <text:p>0.13767</text:p>
              </table:table-cell>
              <table:table-cell office:value-type="float" office:value="0.000598478">
                <text:p>0.000598478</text:p>
              </table:table-cell>
              <table:table-cell office:value-type="float" office:value="1.48778">
                <text:p>1.487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-0.00883002">
                <text:p>-0.00883002</text:p>
              </table:table-cell>
              <table:table-cell office:value-type="float" office:value="-0.018874">
                <text:p>-0.018874</text:p>
              </table:table-cell>
              <table:table-cell office:value-type="float" office:value="1.44929">
                <text:p>1.44929</text:p>
              </table:table-cell>
              <table:table-cell office:value-type="float" office:value="-0.0129472">
                <text:p>-0.0129472</text:p>
              </table:table-cell>
              <table:table-cell office:value-type="float" office:value="0.137638">
                <text:p>0.137638</text:p>
              </table:table-cell>
              <table:table-cell office:value-type="float" office:value="0.000534252">
                <text:p>0.000534252</text:p>
              </table:table-cell>
              <table:table-cell office:value-type="float" office:value="1.48758">
                <text:p>1.487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-0.00994707">
                <text:p>-0.00994707</text:p>
              </table:table-cell>
              <table:table-cell office:value-type="float" office:value="-0.0193527">
                <text:p>-0.0193527</text:p>
              </table:table-cell>
              <table:table-cell office:value-type="float" office:value="1.44881">
                <text:p>1.44881</text:p>
              </table:table-cell>
              <table:table-cell office:value-type="float" office:value="0.00162081">
                <text:p>0.00162081</text:p>
              </table:table-cell>
              <table:table-cell office:value-type="float" office:value="-0.137638">
                <text:p>-0.137638</text:p>
              </table:table-cell>
              <table:table-cell office:value-type="float" office:value="-0.000534252">
                <text:p>-0.000534252</text:p>
              </table:table-cell>
              <table:table-cell office:value-type="float" office:value="1.48741">
                <text:p>1.487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495">
                <text:p>0.01495</text:p>
              </table:table-cell>
              <table:table-cell office:value-type="float" office:value="0.0026">
                <text:p>0.0026</text:p>
              </table:table-cell>
              <table:table-cell office:value-type="float" office:value="-0.00753251">
                <text:p>-0.00753251</text:p>
              </table:table-cell>
              <table:table-cell office:value-type="float" office:value="-0.0149812">
                <text:p>-0.0149812</text:p>
              </table:table-cell>
              <table:table-cell office:value-type="float" office:value="1.45248">
                <text:p>1.45248</text:p>
              </table:table-cell>
              <table:table-cell office:value-type="float" office:value="-0.016825">
                <text:p>-0.016825</text:p>
              </table:table-cell>
              <table:table-cell office:value-type="float" office:value="-0.137609">
                <text:p>-0.137609</text:p>
              </table:table-cell>
              <table:table-cell office:value-type="float" office:value="-0.000470026">
                <text:p>-0.000470026</text:p>
              </table:table-cell>
              <table:table-cell office:value-type="float" office:value="1.48699">
                <text:p>1.486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-0.00994707">
                <text:p>-0.00994707</text:p>
              </table:table-cell>
              <table:table-cell office:value-type="float" office:value="-0.0193527">
                <text:p>-0.0193527</text:p>
              </table:table-cell>
              <table:table-cell office:value-type="float" office:value="1.44881">
                <text:p>1.44881</text:p>
              </table:table-cell>
              <table:table-cell office:value-type="float" office:value="0.00162081">
                <text:p>0.00162081</text:p>
              </table:table-cell>
              <table:table-cell office:value-type="float" office:value="0.137638">
                <text:p>0.137638</text:p>
              </table:table-cell>
              <table:table-cell office:value-type="float" office:value="0.000534252">
                <text:p>0.000534252</text:p>
              </table:table-cell>
              <table:table-cell office:value-type="float" office:value="1.48741">
                <text:p>1.487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495">
                <text:p>0.01495</text:p>
              </table:table-cell>
              <table:table-cell office:value-type="float" office:value="0.0026">
                <text:p>0.0026</text:p>
              </table:table-cell>
              <table:table-cell office:value-type="float" office:value="-0.00753251">
                <text:p>-0.00753251</text:p>
              </table:table-cell>
              <table:table-cell office:value-type="float" office:value="-0.0149812">
                <text:p>-0.0149812</text:p>
              </table:table-cell>
              <table:table-cell office:value-type="float" office:value="1.45248">
                <text:p>1.45248</text:p>
              </table:table-cell>
              <table:table-cell office:value-type="float" office:value="-0.016825">
                <text:p>-0.016825</text:p>
              </table:table-cell>
              <table:table-cell office:value-type="float" office:value="0.137609">
                <text:p>0.137609</text:p>
              </table:table-cell>
              <table:table-cell office:value-type="float" office:value="0.000470026">
                <text:p>0.000470026</text:p>
              </table:table-cell>
              <table:table-cell office:value-type="float" office:value="1.48699">
                <text:p>1.486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495">
                <text:p>0.01495</text:p>
              </table:table-cell>
              <table:table-cell office:value-type="float" office:value="0.0026">
                <text:p>0.0026</text:p>
              </table:table-cell>
              <table:table-cell office:value-type="float" office:value="-0.00892801">
                <text:p>-0.00892801</text:p>
              </table:table-cell>
              <table:table-cell office:value-type="float" office:value="-0.0155792">
                <text:p>-0.0155792</text:p>
              </table:table-cell>
              <table:table-cell office:value-type="float" office:value="1.45189">
                <text:p>1.45189</text:p>
              </table:table-cell>
              <table:table-cell office:value-type="float" office:value="0.00168854">
                <text:p>0.00168854</text:p>
              </table:table-cell>
              <table:table-cell office:value-type="float" office:value="-0.137609">
                <text:p>-0.137609</text:p>
              </table:table-cell>
              <table:table-cell office:value-type="float" office:value="-0.000470026">
                <text:p>-0.000470026</text:p>
              </table:table-cell>
              <table:table-cell office:value-type="float" office:value="1.48671">
                <text:p>1.486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-0.00588037">
                <text:p>-0.00588037</text:p>
              </table:table-cell>
              <table:table-cell office:value-type="float" office:value="-0.00998418">
                <text:p>-0.00998418</text:p>
              </table:table-cell>
              <table:table-cell office:value-type="float" office:value="1.45645">
                <text:p>1.45645</text:p>
              </table:table-cell>
              <table:table-cell office:value-type="float" office:value="-0.0212837">
                <text:p>-0.0212837</text:p>
              </table:table-cell>
              <table:table-cell office:value-type="float" office:value="-0.137585">
                <text:p>-0.137585</text:p>
              </table:table-cell>
              <table:table-cell office:value-type="float" office:value="-0.0004058">
                <text:p>-0.0004058</text:p>
              </table:table-cell>
              <table:table-cell office:value-type="float" office:value="1.48613">
                <text:p>1.486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495">
                <text:p>0.01495</text:p>
              </table:table-cell>
              <table:table-cell office:value-type="float" office:value="0.0026">
                <text:p>0.0026</text:p>
              </table:table-cell>
              <table:table-cell office:value-type="float" office:value="-0.00892801">
                <text:p>-0.00892801</text:p>
              </table:table-cell>
              <table:table-cell office:value-type="float" office:value="-0.0155792">
                <text:p>-0.0155792</text:p>
              </table:table-cell>
              <table:table-cell office:value-type="float" office:value="1.45189">
                <text:p>1.45189</text:p>
              </table:table-cell>
              <table:table-cell office:value-type="float" office:value="0.00168854">
                <text:p>0.00168854</text:p>
              </table:table-cell>
              <table:table-cell office:value-type="float" office:value="0.137609">
                <text:p>0.137609</text:p>
              </table:table-cell>
              <table:table-cell office:value-type="float" office:value="0.000470026">
                <text:p>0.000470026</text:p>
              </table:table-cell>
              <table:table-cell office:value-type="float" office:value="1.48671">
                <text:p>1.486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-0.00588037">
                <text:p>-0.00588037</text:p>
              </table:table-cell>
              <table:table-cell office:value-type="float" office:value="-0.00998418">
                <text:p>-0.00998418</text:p>
              </table:table-cell>
              <table:table-cell office:value-type="float" office:value="1.45645">
                <text:p>1.45645</text:p>
              </table:table-cell>
              <table:table-cell office:value-type="float" office:value="-0.0212837">
                <text:p>-0.0212837</text:p>
              </table:table-cell>
              <table:table-cell office:value-type="float" office:value="0.137585">
                <text:p>0.137585</text:p>
              </table:table-cell>
              <table:table-cell office:value-type="float" office:value="0.0004058">
                <text:p>0.0004058</text:p>
              </table:table-cell>
              <table:table-cell office:value-type="float" office:value="1.48613">
                <text:p>1.486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-0.00753779">
                <text:p>-0.00753779</text:p>
              </table:table-cell>
              <table:table-cell office:value-type="float" office:value="-0.0106945">
                <text:p>-0.0106945</text:p>
              </table:table-cell>
              <table:table-cell office:value-type="float" office:value="1.45574">
                <text:p>1.45574</text:p>
              </table:table-cell>
              <table:table-cell office:value-type="float" office:value="0.00231672">
                <text:p>0.00231672</text:p>
              </table:table-cell>
              <table:table-cell office:value-type="float" office:value="-0.137585">
                <text:p>-0.137585</text:p>
              </table:table-cell>
              <table:table-cell office:value-type="float" office:value="-0.0004058">
                <text:p>-0.0004058</text:p>
              </table:table-cell>
              <table:table-cell office:value-type="float" office:value="1.48568">
                <text:p>1.485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0925">
                <text:p>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38351">
                <text:p>-0.0038351</text:p>
              </table:table-cell>
              <table:table-cell office:value-type="float" office:value="-0.00382463">
                <text:p>-0.00382463</text:p>
              </table:table-cell>
              <table:table-cell office:value-type="float" office:value="1.46121">
                <text:p>1.46121</text:p>
              </table:table-cell>
              <table:table-cell office:value-type="float" office:value="-0.0263374">
                <text:p>-0.0263374</text:p>
              </table:table-cell>
              <table:table-cell office:value-type="float" office:value="-0.137563">
                <text:p>-0.137563</text:p>
              </table:table-cell>
              <table:table-cell office:value-type="float" office:value="-0.000341575">
                <text:p>-0.000341575</text:p>
              </table:table-cell>
              <table:table-cell office:value-type="float" office:value="1.48499">
                <text:p>1.484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-0.00753779">
                <text:p>-0.00753779</text:p>
              </table:table-cell>
              <table:table-cell office:value-type="float" office:value="-0.0106945">
                <text:p>-0.0106945</text:p>
              </table:table-cell>
              <table:table-cell office:value-type="float" office:value="1.45574">
                <text:p>1.45574</text:p>
              </table:table-cell>
              <table:table-cell office:value-type="float" office:value="0.00231672">
                <text:p>0.00231672</text:p>
              </table:table-cell>
              <table:table-cell office:value-type="float" office:value="0.137585">
                <text:p>0.137585</text:p>
              </table:table-cell>
              <table:table-cell office:value-type="float" office:value="0.0004058">
                <text:p>0.0004058</text:p>
              </table:table-cell>
              <table:table-cell office:value-type="float" office:value="1.48568">
                <text:p>1.485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0925">
                <text:p>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38351">
                <text:p>-0.0038351</text:p>
              </table:table-cell>
              <table:table-cell office:value-type="float" office:value="-0.00382463">
                <text:p>-0.00382463</text:p>
              </table:table-cell>
              <table:table-cell office:value-type="float" office:value="1.46121">
                <text:p>1.46121</text:p>
              </table:table-cell>
              <table:table-cell office:value-type="float" office:value="-0.0263374">
                <text:p>-0.0263374</text:p>
              </table:table-cell>
              <table:table-cell office:value-type="float" office:value="0.137563">
                <text:p>0.137563</text:p>
              </table:table-cell>
              <table:table-cell office:value-type="float" office:value="0.000341575">
                <text:p>0.000341575</text:p>
              </table:table-cell>
              <table:table-cell office:value-type="float" office:value="1.48499">
                <text:p>1.484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0925">
                <text:p>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638131">
                <text:p>-0.00638131</text:p>
              </table:table-cell>
              <table:table-cell office:value-type="float" office:value="-0.00491586">
                <text:p>-0.00491586</text:p>
              </table:table-cell>
              <table:table-cell office:value-type="float" office:value="1.46012">
                <text:p>1.46012</text:p>
              </table:table-cell>
              <table:table-cell office:value-type="float" office:value="0.0034187">
                <text:p>0.0034187</text:p>
              </table:table-cell>
              <table:table-cell office:value-type="float" office:value="-0.137563">
                <text:p>-0.137563</text:p>
              </table:table-cell>
              <table:table-cell office:value-type="float" office:value="-0.000341575">
                <text:p>-0.000341575</text:p>
              </table:table-cell>
              <table:table-cell office:value-type="float" office:value="1.4843">
                <text:p>1.48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01466">
                <text:p>-0.001466</text:p>
              </table:table-cell>
              <table:table-cell office:value-type="float" office:value="0.00452844">
                <text:p>0.00452844</text:p>
              </table:table-cell>
              <table:table-cell office:value-type="float" office:value="1.46706">
                <text:p>1.46706</text:p>
              </table:table-cell>
              <table:table-cell office:value-type="float" office:value="-0.0319072">
                <text:p>-0.0319072</text:p>
              </table:table-cell>
              <table:table-cell office:value-type="float" office:value="-0.137546">
                <text:p>-0.137546</text:p>
              </table:table-cell>
              <table:table-cell office:value-type="float" office:value="-0.00027735">
                <text:p>-0.00027735</text:p>
              </table:table-cell>
              <table:table-cell office:value-type="float" office:value="1.48285">
                <text:p>1.482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0925">
                <text:p>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638131">
                <text:p>-0.00638131</text:p>
              </table:table-cell>
              <table:table-cell office:value-type="float" office:value="-0.00491586">
                <text:p>-0.00491586</text:p>
              </table:table-cell>
              <table:table-cell office:value-type="float" office:value="1.46012">
                <text:p>1.46012</text:p>
              </table:table-cell>
              <table:table-cell office:value-type="float" office:value="0.0034187">
                <text:p>0.0034187</text:p>
              </table:table-cell>
              <table:table-cell office:value-type="float" office:value="0.137563">
                <text:p>0.137563</text:p>
              </table:table-cell>
              <table:table-cell office:value-type="float" office:value="0.000341575">
                <text:p>0.000341575</text:p>
              </table:table-cell>
              <table:table-cell office:value-type="float" office:value="1.4843">
                <text:p>1.48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01466">
                <text:p>-0.001466</text:p>
              </table:table-cell>
              <table:table-cell office:value-type="float" office:value="0.00452844">
                <text:p>0.00452844</text:p>
              </table:table-cell>
              <table:table-cell office:value-type="float" office:value="1.46706">
                <text:p>1.46706</text:p>
              </table:table-cell>
              <table:table-cell office:value-type="float" office:value="-0.0319072">
                <text:p>-0.0319072</text:p>
              </table:table-cell>
              <table:table-cell office:value-type="float" office:value="0.137546">
                <text:p>0.137546</text:p>
              </table:table-cell>
              <table:table-cell office:value-type="float" office:value="0.00027735">
                <text:p>0.00027735</text:p>
              </table:table-cell>
              <table:table-cell office:value-type="float" office:value="1.48285">
                <text:p>1.482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104454">
                <text:p>-0.0104454</text:p>
              </table:table-cell>
              <table:table-cell office:value-type="float" office:value="0.000680128">
                <text:p>0.000680128</text:p>
              </table:table-cell>
              <table:table-cell office:value-type="float" office:value="1.46321">
                <text:p>1.46321</text:p>
              </table:table-cell>
              <table:table-cell office:value-type="float" office:value="0.00558354">
                <text:p>0.00558354</text:p>
              </table:table-cell>
              <table:table-cell office:value-type="float" office:value="-0.137546">
                <text:p>-0.137546</text:p>
              </table:table-cell>
              <table:table-cell office:value-type="float" office:value="-0.00027735">
                <text:p>-0.00027735</text:p>
              </table:table-cell>
              <table:table-cell office:value-type="float" office:value="1.48186">
                <text:p>1.481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69">
                <text:p>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0339642">
                <text:p>-0.00339642</text:p>
              </table:table-cell>
              <table:table-cell office:value-type="float" office:value="0.0148943">
                <text:p>0.0148943</text:p>
              </table:table-cell>
              <table:table-cell office:value-type="float" office:value="1.4725">
                <text:p>1.4725</text:p>
              </table:table-cell>
              <table:table-cell office:value-type="float" office:value="-0.0353036">
                <text:p>-0.0353036</text:p>
              </table:table-cell>
              <table:table-cell office:value-type="float" office:value="-0.137532">
                <text:p>-0.137532</text:p>
              </table:table-cell>
              <table:table-cell office:value-type="float" office:value="-0.000213111">
                <text:p>-0.000213111</text:p>
              </table:table-cell>
              <table:table-cell office:value-type="float" office:value="1.47826">
                <text:p>1.478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104454">
                <text:p>-0.0104454</text:p>
              </table:table-cell>
              <table:table-cell office:value-type="float" office:value="0.000680128">
                <text:p>0.000680128</text:p>
              </table:table-cell>
              <table:table-cell office:value-type="float" office:value="1.46321">
                <text:p>1.46321</text:p>
              </table:table-cell>
              <table:table-cell office:value-type="float" office:value="0.00558354">
                <text:p>0.00558354</text:p>
              </table:table-cell>
              <table:table-cell office:value-type="float" office:value="0.137546">
                <text:p>0.137546</text:p>
              </table:table-cell>
              <table:table-cell office:value-type="float" office:value="0.00027735">
                <text:p>0.00027735</text:p>
              </table:table-cell>
              <table:table-cell office:value-type="float" office:value="1.48186">
                <text:p>1.481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69">
                <text:p>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0339642">
                <text:p>-0.00339642</text:p>
              </table:table-cell>
              <table:table-cell office:value-type="float" office:value="0.0148943">
                <text:p>0.0148943</text:p>
              </table:table-cell>
              <table:table-cell office:value-type="float" office:value="1.4725">
                <text:p>1.4725</text:p>
              </table:table-cell>
              <table:table-cell office:value-type="float" office:value="-0.0353036">
                <text:p>-0.0353036</text:p>
              </table:table-cell>
              <table:table-cell office:value-type="float" office:value="0.137532">
                <text:p>0.137532</text:p>
              </table:table-cell>
              <table:table-cell office:value-type="float" office:value="0.000213111">
                <text:p>0.000213111</text:p>
              </table:table-cell>
              <table:table-cell office:value-type="float" office:value="1.47826">
                <text:p>1.478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3">
                <text:p>0.023</text:p>
              </table:table-cell>
              <table:table-cell office:value-type="float" office:value="0.0026">
                <text:p>0.0026</text:p>
              </table:table-cell>
              <table:table-cell office:value-type="float" office:value="0.00892537">
                <text:p>0.00892537</text:p>
              </table:table-cell>
              <table:table-cell office:value-type="float" office:value="0.0222898">
                <text:p>0.0222898</text:p>
              </table:table-cell>
              <table:table-cell office:value-type="float" office:value="1.46402">
                <text:p>1.46402</text:p>
              </table:table-cell>
              <table:table-cell office:value-type="float" office:value="0.00471698">
                <text:p>0.00471698</text:p>
              </table:table-cell>
              <table:table-cell office:value-type="float" office:value="-0.137746">
                <text:p>-0.137746</text:p>
              </table:table-cell>
              <table:table-cell office:value-type="float" office:value="-0.000726931">
                <text:p>-0.000726931</text:p>
              </table:table-cell>
              <table:table-cell office:value-type="float" office:value="1.46139">
                <text:p>1.46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0.00896979">
                <text:p>0.00896979</text:p>
              </table:table-cell>
              <table:table-cell office:value-type="float" office:value="0.0218921">
                <text:p>0.0218921</text:p>
              </table:table-cell>
              <table:table-cell office:value-type="float" office:value="1.46456">
                <text:p>1.46456</text:p>
              </table:table-cell>
              <table:table-cell office:value-type="float" office:value="-0.00699105">
                <text:p>-0.00699105</text:p>
              </table:table-cell>
              <table:table-cell office:value-type="float" office:value="-0.137706">
                <text:p>-0.137706</text:p>
              </table:table-cell>
              <table:table-cell office:value-type="float" office:value="-0.000662704">
                <text:p>-0.000662704</text:p>
              </table:table-cell>
              <table:table-cell office:value-type="float" office:value="1.46233">
                <text:p>1.462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3">
                <text:p>0.023</text:p>
              </table:table-cell>
              <table:table-cell office:value-type="float" office:value="0.0026">
                <text:p>0.0026</text:p>
              </table:table-cell>
              <table:table-cell office:value-type="float" office:value="0.00892537">
                <text:p>0.00892537</text:p>
              </table:table-cell>
              <table:table-cell office:value-type="float" office:value="0.0222898">
                <text:p>0.0222898</text:p>
              </table:table-cell>
              <table:table-cell office:value-type="float" office:value="1.46402">
                <text:p>1.46402</text:p>
              </table:table-cell>
              <table:table-cell office:value-type="float" office:value="0.00471698">
                <text:p>0.00471698</text:p>
              </table:table-cell>
              <table:table-cell office:value-type="float" office:value="0.137746">
                <text:p>0.137746</text:p>
              </table:table-cell>
              <table:table-cell office:value-type="float" office:value="0.000726931">
                <text:p>0.000726931</text:p>
              </table:table-cell>
              <table:table-cell office:value-type="float" office:value="1.46139">
                <text:p>1.461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0.00896979">
                <text:p>0.00896979</text:p>
              </table:table-cell>
              <table:table-cell office:value-type="float" office:value="0.0218921">
                <text:p>0.0218921</text:p>
              </table:table-cell>
              <table:table-cell office:value-type="float" office:value="1.46456">
                <text:p>1.46456</text:p>
              </table:table-cell>
              <table:table-cell office:value-type="float" office:value="-0.00699105">
                <text:p>-0.00699105</text:p>
              </table:table-cell>
              <table:table-cell office:value-type="float" office:value="0.137706">
                <text:p>0.137706</text:p>
              </table:table-cell>
              <table:table-cell office:value-type="float" office:value="0.000662704">
                <text:p>0.000662704</text:p>
              </table:table-cell>
              <table:table-cell office:value-type="float" office:value="1.46233">
                <text:p>1.462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0.00845779">
                <text:p>0.00845779</text:p>
              </table:table-cell>
              <table:table-cell office:value-type="float" office:value="0.0216726">
                <text:p>0.0216726</text:p>
              </table:table-cell>
              <table:table-cell office:value-type="float" office:value="1.46434">
                <text:p>1.46434</text:p>
              </table:table-cell>
              <table:table-cell office:value-type="float" office:value="0.00308034">
                <text:p>0.00308034</text:p>
              </table:table-cell>
              <table:table-cell office:value-type="float" office:value="-0.137706">
                <text:p>-0.137706</text:p>
              </table:table-cell>
              <table:table-cell office:value-type="float" office:value="-0.000662704">
                <text:p>-0.000662704</text:p>
              </table:table-cell>
              <table:table-cell office:value-type="float" office:value="1.46229">
                <text:p>1.462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6">
                <text:p>0.0026</text:p>
              </table:table-cell>
              <table:table-cell office:value-type="float" office:value="0.00820073">
                <text:p>0.00820073</text:p>
              </table:table-cell>
              <table:table-cell office:value-type="float" office:value="0.0203178">
                <text:p>0.0203178</text:p>
              </table:table-cell>
              <table:table-cell office:value-type="float" office:value="1.46484">
                <text:p>1.46484</text:p>
              </table:table-cell>
              <table:table-cell office:value-type="float" office:value="-0.00975332">
                <text:p>-0.00975332</text:p>
              </table:table-cell>
              <table:table-cell office:value-type="float" office:value="-0.13767">
                <text:p>-0.13767</text:p>
              </table:table-cell>
              <table:table-cell office:value-type="float" office:value="-0.000598478">
                <text:p>-0.000598478</text:p>
              </table:table-cell>
              <table:table-cell office:value-type="float" office:value="1.4642">
                <text:p>1.46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0.00845779">
                <text:p>0.00845779</text:p>
              </table:table-cell>
              <table:table-cell office:value-type="float" office:value="0.0216726">
                <text:p>0.0216726</text:p>
              </table:table-cell>
              <table:table-cell office:value-type="float" office:value="1.46434">
                <text:p>1.46434</text:p>
              </table:table-cell>
              <table:table-cell office:value-type="float" office:value="0.00308034">
                <text:p>0.00308034</text:p>
              </table:table-cell>
              <table:table-cell office:value-type="float" office:value="0.137706">
                <text:p>0.137706</text:p>
              </table:table-cell>
              <table:table-cell office:value-type="float" office:value="0.000662704">
                <text:p>0.000662704</text:p>
              </table:table-cell>
              <table:table-cell office:value-type="float" office:value="1.46229">
                <text:p>1.462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6">
                <text:p>0.0026</text:p>
              </table:table-cell>
              <table:table-cell office:value-type="float" office:value="0.00820073">
                <text:p>0.00820073</text:p>
              </table:table-cell>
              <table:table-cell office:value-type="float" office:value="0.0203178">
                <text:p>0.0203178</text:p>
              </table:table-cell>
              <table:table-cell office:value-type="float" office:value="1.46484">
                <text:p>1.46484</text:p>
              </table:table-cell>
              <table:table-cell office:value-type="float" office:value="-0.00975332">
                <text:p>-0.00975332</text:p>
              </table:table-cell>
              <table:table-cell office:value-type="float" office:value="0.13767">
                <text:p>0.13767</text:p>
              </table:table-cell>
              <table:table-cell office:value-type="float" office:value="0.000598478">
                <text:p>0.000598478</text:p>
              </table:table-cell>
              <table:table-cell office:value-type="float" office:value="1.4642">
                <text:p>1.46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6">
                <text:p>0.0026</text:p>
              </table:table-cell>
              <table:table-cell office:value-type="float" office:value="0.00738416">
                <text:p>0.00738416</text:p>
              </table:table-cell>
              <table:table-cell office:value-type="float" office:value="0.0199678">
                <text:p>0.0199678</text:p>
              </table:table-cell>
              <table:table-cell office:value-type="float" office:value="1.46449">
                <text:p>1.46449</text:p>
              </table:table-cell>
              <table:table-cell office:value-type="float" office:value="0.00200024">
                <text:p>0.00200024</text:p>
              </table:table-cell>
              <table:table-cell office:value-type="float" office:value="-0.13767">
                <text:p>-0.13767</text:p>
              </table:table-cell>
              <table:table-cell office:value-type="float" office:value="-0.000598478">
                <text:p>-0.000598478</text:p>
              </table:table-cell>
              <table:table-cell office:value-type="float" office:value="1.4641">
                <text:p>1.46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0.00682197">
                <text:p>0.00682197</text:p>
              </table:table-cell>
              <table:table-cell office:value-type="float" office:value="0.0176473">
                <text:p>0.0176473</text:p>
              </table:table-cell>
              <table:table-cell office:value-type="float" office:value="1.46494">
                <text:p>1.46494</text:p>
              </table:table-cell>
              <table:table-cell office:value-type="float" office:value="-0.0130839">
                <text:p>-0.0130839</text:p>
              </table:table-cell>
              <table:table-cell office:value-type="float" office:value="-0.137638">
                <text:p>-0.137638</text:p>
              </table:table-cell>
              <table:table-cell office:value-type="float" office:value="-0.000534252">
                <text:p>-0.000534252</text:p>
              </table:table-cell>
              <table:table-cell office:value-type="float" office:value="1.46699">
                <text:p>1.466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6">
                <text:p>0.0026</text:p>
              </table:table-cell>
              <table:table-cell office:value-type="float" office:value="0.00738416">
                <text:p>0.00738416</text:p>
              </table:table-cell>
              <table:table-cell office:value-type="float" office:value="0.0199678">
                <text:p>0.0199678</text:p>
              </table:table-cell>
              <table:table-cell office:value-type="float" office:value="1.46449">
                <text:p>1.46449</text:p>
              </table:table-cell>
              <table:table-cell office:value-type="float" office:value="0.00200024">
                <text:p>0.00200024</text:p>
              </table:table-cell>
              <table:table-cell office:value-type="float" office:value="0.13767">
                <text:p>0.13767</text:p>
              </table:table-cell>
              <table:table-cell office:value-type="float" office:value="0.000598478">
                <text:p>0.000598478</text:p>
              </table:table-cell>
              <table:table-cell office:value-type="float" office:value="1.4641">
                <text:p>1.46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0.00682197">
                <text:p>0.00682197</text:p>
              </table:table-cell>
              <table:table-cell office:value-type="float" office:value="0.0176473">
                <text:p>0.0176473</text:p>
              </table:table-cell>
              <table:table-cell office:value-type="float" office:value="1.46494">
                <text:p>1.46494</text:p>
              </table:table-cell>
              <table:table-cell office:value-type="float" office:value="-0.0130839">
                <text:p>-0.0130839</text:p>
              </table:table-cell>
              <table:table-cell office:value-type="float" office:value="0.137638">
                <text:p>0.137638</text:p>
              </table:table-cell>
              <table:table-cell office:value-type="float" office:value="0.000534252">
                <text:p>0.000534252</text:p>
              </table:table-cell>
              <table:table-cell office:value-type="float" office:value="1.46699">
                <text:p>1.466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0.00570492">
                <text:p>0.00570492</text:p>
              </table:table-cell>
              <table:table-cell office:value-type="float" office:value="0.0171686">
                <text:p>0.0171686</text:p>
              </table:table-cell>
              <table:table-cell office:value-type="float" office:value="1.46446">
                <text:p>1.46446</text:p>
              </table:table-cell>
              <table:table-cell office:value-type="float" office:value="0.00148408">
                <text:p>0.00148408</text:p>
              </table:table-cell>
              <table:table-cell office:value-type="float" office:value="-0.137638">
                <text:p>-0.137638</text:p>
              </table:table-cell>
              <table:table-cell office:value-type="float" office:value="-0.000534252">
                <text:p>-0.000534252</text:p>
              </table:table-cell>
              <table:table-cell office:value-type="float" office:value="1.46682">
                <text:p>1.466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495">
                <text:p>0.01495</text:p>
              </table:table-cell>
              <table:table-cell office:value-type="float" office:value="0.0026">
                <text:p>0.0026</text:p>
              </table:table-cell>
              <table:table-cell office:value-type="float" office:value="0.00483616">
                <text:p>0.00483616</text:p>
              </table:table-cell>
              <table:table-cell office:value-type="float" office:value="0.013879">
                <text:p>0.013879</text:p>
              </table:table-cell>
              <table:table-cell office:value-type="float" office:value="1.46485">
                <text:p>1.46485</text:p>
              </table:table-cell>
              <table:table-cell office:value-type="float" office:value="-0.0169787">
                <text:p>-0.0169787</text:p>
              </table:table-cell>
              <table:table-cell office:value-type="float" office:value="-0.137609">
                <text:p>-0.137609</text:p>
              </table:table-cell>
              <table:table-cell office:value-type="float" office:value="-0.000470026">
                <text:p>-0.000470026</text:p>
              </table:table-cell>
              <table:table-cell office:value-type="float" office:value="1.47073">
                <text:p>1.470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0.00570492">
                <text:p>0.00570492</text:p>
              </table:table-cell>
              <table:table-cell office:value-type="float" office:value="0.0171686">
                <text:p>0.0171686</text:p>
              </table:table-cell>
              <table:table-cell office:value-type="float" office:value="1.46446">
                <text:p>1.46446</text:p>
              </table:table-cell>
              <table:table-cell office:value-type="float" office:value="0.00148408">
                <text:p>0.00148408</text:p>
              </table:table-cell>
              <table:table-cell office:value-type="float" office:value="0.137638">
                <text:p>0.137638</text:p>
              </table:table-cell>
              <table:table-cell office:value-type="float" office:value="0.000534252">
                <text:p>0.000534252</text:p>
              </table:table-cell>
              <table:table-cell office:value-type="float" office:value="1.46682">
                <text:p>1.466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495">
                <text:p>0.01495</text:p>
              </table:table-cell>
              <table:table-cell office:value-type="float" office:value="0.0026">
                <text:p>0.0026</text:p>
              </table:table-cell>
              <table:table-cell office:value-type="float" office:value="0.00483616">
                <text:p>0.00483616</text:p>
              </table:table-cell>
              <table:table-cell office:value-type="float" office:value="0.013879">
                <text:p>0.013879</text:p>
              </table:table-cell>
              <table:table-cell office:value-type="float" office:value="1.46485">
                <text:p>1.46485</text:p>
              </table:table-cell>
              <table:table-cell office:value-type="float" office:value="-0.0169787">
                <text:p>-0.0169787</text:p>
              </table:table-cell>
              <table:table-cell office:value-type="float" office:value="0.137609">
                <text:p>0.137609</text:p>
              </table:table-cell>
              <table:table-cell office:value-type="float" office:value="0.000470026">
                <text:p>0.000470026</text:p>
              </table:table-cell>
              <table:table-cell office:value-type="float" office:value="1.47073">
                <text:p>1.470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495">
                <text:p>0.01495</text:p>
              </table:table-cell>
              <table:table-cell office:value-type="float" office:value="0.0026">
                <text:p>0.0026</text:p>
              </table:table-cell>
              <table:table-cell office:value-type="float" office:value="0.00344065">
                <text:p>0.00344065</text:p>
              </table:table-cell>
              <table:table-cell office:value-type="float" office:value="0.013281">
                <text:p>0.013281</text:p>
              </table:table-cell>
              <table:table-cell office:value-type="float" office:value="1.46426">
                <text:p>1.46426</text:p>
              </table:table-cell>
              <table:table-cell office:value-type="float" office:value="0.00153492">
                <text:p>0.00153492</text:p>
              </table:table-cell>
              <table:table-cell office:value-type="float" office:value="-0.137609">
                <text:p>-0.137609</text:p>
              </table:table-cell>
              <table:table-cell office:value-type="float" office:value="-0.000470026">
                <text:p>-0.000470026</text:p>
              </table:table-cell>
              <table:table-cell office:value-type="float" office:value="1.47044">
                <text:p>1.470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0.00226034">
                <text:p>0.00226034</text:p>
              </table:table-cell>
              <table:table-cell office:value-type="float" office:value="0.0090108">
                <text:p>0.0090108</text:p>
              </table:table-cell>
              <table:table-cell office:value-type="float" office:value="1.46459">
                <text:p>1.46459</text:p>
              </table:table-cell>
              <table:table-cell office:value-type="float" office:value="-0.0214265">
                <text:p>-0.0214265</text:p>
              </table:table-cell>
              <table:table-cell office:value-type="float" office:value="-0.137585">
                <text:p>-0.137585</text:p>
              </table:table-cell>
              <table:table-cell office:value-type="float" office:value="-0.0004058">
                <text:p>-0.0004058</text:p>
              </table:table-cell>
              <table:table-cell office:value-type="float" office:value="1.47543">
                <text:p>1.475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495">
                <text:p>0.01495</text:p>
              </table:table-cell>
              <table:table-cell office:value-type="float" office:value="0.0026">
                <text:p>0.0026</text:p>
              </table:table-cell>
              <table:table-cell office:value-type="float" office:value="0.00344065">
                <text:p>0.00344065</text:p>
              </table:table-cell>
              <table:table-cell office:value-type="float" office:value="0.013281">
                <text:p>0.013281</text:p>
              </table:table-cell>
              <table:table-cell office:value-type="float" office:value="1.46426">
                <text:p>1.46426</text:p>
              </table:table-cell>
              <table:table-cell office:value-type="float" office:value="0.00153492">
                <text:p>0.00153492</text:p>
              </table:table-cell>
              <table:table-cell office:value-type="float" office:value="0.137609">
                <text:p>0.137609</text:p>
              </table:table-cell>
              <table:table-cell office:value-type="float" office:value="0.000470026">
                <text:p>0.000470026</text:p>
              </table:table-cell>
              <table:table-cell office:value-type="float" office:value="1.47044">
                <text:p>1.470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0.00226034">
                <text:p>0.00226034</text:p>
              </table:table-cell>
              <table:table-cell office:value-type="float" office:value="0.0090108">
                <text:p>0.0090108</text:p>
              </table:table-cell>
              <table:table-cell office:value-type="float" office:value="1.46459">
                <text:p>1.46459</text:p>
              </table:table-cell>
              <table:table-cell office:value-type="float" office:value="-0.0214265">
                <text:p>-0.0214265</text:p>
              </table:table-cell>
              <table:table-cell office:value-type="float" office:value="0.137585">
                <text:p>0.137585</text:p>
              </table:table-cell>
              <table:table-cell office:value-type="float" office:value="0.0004058">
                <text:p>0.0004058</text:p>
              </table:table-cell>
              <table:table-cell office:value-type="float" office:value="1.47543">
                <text:p>1.475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0.000602914">
                <text:p>0.000602914</text:p>
              </table:table-cell>
              <table:table-cell office:value-type="float" office:value="0.00830048">
                <text:p>0.00830048</text:p>
              </table:table-cell>
              <table:table-cell office:value-type="float" office:value="1.46388">
                <text:p>1.46388</text:p>
              </table:table-cell>
              <table:table-cell office:value-type="float" office:value="0.00217391">
                <text:p>0.00217391</text:p>
              </table:table-cell>
              <table:table-cell office:value-type="float" office:value="-0.137585">
                <text:p>-0.137585</text:p>
              </table:table-cell>
              <table:table-cell office:value-type="float" office:value="-0.0004058">
                <text:p>-0.0004058</text:p>
              </table:table-cell>
              <table:table-cell office:value-type="float" office:value="1.47497">
                <text:p>1.474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0925">
                <text:p>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0826168">
                <text:p>-0.000826168</text:p>
              </table:table-cell>
              <table:table-cell office:value-type="float" office:value="0.00319621">
                <text:p>0.00319621</text:p>
              </table:table-cell>
              <table:table-cell office:value-type="float" office:value="1.46422">
                <text:p>1.46422</text:p>
              </table:table-cell>
              <table:table-cell office:value-type="float" office:value="-0.0263855">
                <text:p>-0.0263855</text:p>
              </table:table-cell>
              <table:table-cell office:value-type="float" office:value="-0.137563">
                <text:p>-0.137563</text:p>
              </table:table-cell>
              <table:table-cell office:value-type="float" office:value="-0.000341575">
                <text:p>-0.000341575</text:p>
              </table:table-cell>
              <table:table-cell office:value-type="float" office:value="1.48103">
                <text:p>1.481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0.000602914">
                <text:p>0.000602914</text:p>
              </table:table-cell>
              <table:table-cell office:value-type="float" office:value="0.00830048">
                <text:p>0.00830048</text:p>
              </table:table-cell>
              <table:table-cell office:value-type="float" office:value="1.46388">
                <text:p>1.46388</text:p>
              </table:table-cell>
              <table:table-cell office:value-type="float" office:value="0.00217391">
                <text:p>0.00217391</text:p>
              </table:table-cell>
              <table:table-cell office:value-type="float" office:value="0.137585">
                <text:p>0.137585</text:p>
              </table:table-cell>
              <table:table-cell office:value-type="float" office:value="0.0004058">
                <text:p>0.0004058</text:p>
              </table:table-cell>
              <table:table-cell office:value-type="float" office:value="1.47497">
                <text:p>1.474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0925">
                <text:p>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0826168">
                <text:p>-0.000826168</text:p>
              </table:table-cell>
              <table:table-cell office:value-type="float" office:value="0.00319621">
                <text:p>0.00319621</text:p>
              </table:table-cell>
              <table:table-cell office:value-type="float" office:value="1.46422">
                <text:p>1.46422</text:p>
              </table:table-cell>
              <table:table-cell office:value-type="float" office:value="-0.0263855">
                <text:p>-0.0263855</text:p>
              </table:table-cell>
              <table:table-cell office:value-type="float" office:value="0.137563">
                <text:p>0.137563</text:p>
              </table:table-cell>
              <table:table-cell office:value-type="float" office:value="0.000341575">
                <text:p>0.000341575</text:p>
              </table:table-cell>
              <table:table-cell office:value-type="float" office:value="1.48103">
                <text:p>1.481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0925">
                <text:p>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337237">
                <text:p>-0.00337237</text:p>
              </table:table-cell>
              <table:table-cell office:value-type="float" office:value="0.00210498">
                <text:p>0.00210498</text:p>
              </table:table-cell>
              <table:table-cell office:value-type="float" office:value="1.46313">
                <text:p>1.46313</text:p>
              </table:table-cell>
              <table:table-cell office:value-type="float" office:value="0.00337053">
                <text:p>0.00337053</text:p>
              </table:table-cell>
              <table:table-cell office:value-type="float" office:value="-0.137563">
                <text:p>-0.137563</text:p>
              </table:table-cell>
              <table:table-cell office:value-type="float" office:value="-0.000341575">
                <text:p>-0.000341575</text:p>
              </table:table-cell>
              <table:table-cell office:value-type="float" office:value="1.48034">
                <text:p>1.480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0477836">
                <text:p>-0.00477836</text:p>
              </table:table-cell>
              <table:table-cell office:value-type="float" office:value="-0.00320039">
                <text:p>-0.00320039</text:p>
              </table:table-cell>
              <table:table-cell office:value-type="float" office:value="1.46375">
                <text:p>1.46375</text:p>
              </table:table-cell>
              <table:table-cell office:value-type="float" office:value="-0.0320736">
                <text:p>-0.0320736</text:p>
              </table:table-cell>
              <table:table-cell office:value-type="float" office:value="-0.137546">
                <text:p>-0.137546</text:p>
              </table:table-cell>
              <table:table-cell office:value-type="float" office:value="-0.00027735">
                <text:p>-0.00027735</text:p>
              </table:table-cell>
              <table:table-cell office:value-type="float" office:value="1.48721">
                <text:p>1.487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0925">
                <text:p>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337237">
                <text:p>-0.00337237</text:p>
              </table:table-cell>
              <table:table-cell office:value-type="float" office:value="0.00210498">
                <text:p>0.00210498</text:p>
              </table:table-cell>
              <table:table-cell office:value-type="float" office:value="1.46313">
                <text:p>1.46313</text:p>
              </table:table-cell>
              <table:table-cell office:value-type="float" office:value="0.00337053">
                <text:p>0.00337053</text:p>
              </table:table-cell>
              <table:table-cell office:value-type="float" office:value="0.137563">
                <text:p>0.137563</text:p>
              </table:table-cell>
              <table:table-cell office:value-type="float" office:value="0.000341575">
                <text:p>0.000341575</text:p>
              </table:table-cell>
              <table:table-cell office:value-type="float" office:value="1.48034">
                <text:p>1.480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0477836">
                <text:p>-0.00477836</text:p>
              </table:table-cell>
              <table:table-cell office:value-type="float" office:value="-0.00320039">
                <text:p>-0.00320039</text:p>
              </table:table-cell>
              <table:table-cell office:value-type="float" office:value="1.46375">
                <text:p>1.46375</text:p>
              </table:table-cell>
              <table:table-cell office:value-type="float" office:value="-0.0320736">
                <text:p>-0.0320736</text:p>
              </table:table-cell>
              <table:table-cell office:value-type="float" office:value="0.137546">
                <text:p>0.137546</text:p>
              </table:table-cell>
              <table:table-cell office:value-type="float" office:value="0.00027735">
                <text:p>0.00027735</text:p>
              </table:table-cell>
              <table:table-cell office:value-type="float" office:value="1.48721">
                <text:p>1.487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137577">
                <text:p>-0.0137577</text:p>
              </table:table-cell>
              <table:table-cell office:value-type="float" office:value="-0.0070487">
                <text:p>-0.0070487</text:p>
              </table:table-cell>
              <table:table-cell office:value-type="float" office:value="1.4599">
                <text:p>1.4599</text:p>
              </table:table-cell>
              <table:table-cell office:value-type="float" office:value="0.00541715">
                <text:p>0.00541715</text:p>
              </table:table-cell>
              <table:table-cell office:value-type="float" office:value="-0.137546">
                <text:p>-0.137546</text:p>
              </table:table-cell>
              <table:table-cell office:value-type="float" office:value="-0.00027735">
                <text:p>-0.00027735</text:p>
              </table:table-cell>
              <table:table-cell office:value-type="float" office:value="1.48621">
                <text:p>1.486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69">
                <text:p>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121723">
                <text:p>-0.0121723</text:p>
              </table:table-cell>
              <table:table-cell office:value-type="float" office:value="-0.00558276">
                <text:p>-0.00558276</text:p>
              </table:table-cell>
              <table:table-cell office:value-type="float" office:value="1.46372">
                <text:p>1.46372</text:p>
              </table:table-cell>
              <table:table-cell office:value-type="float" office:value="-0.0399439">
                <text:p>-0.0399439</text:p>
              </table:table-cell>
              <table:table-cell office:value-type="float" office:value="-0.137532">
                <text:p>-0.137532</text:p>
              </table:table-cell>
              <table:table-cell office:value-type="float" office:value="-0.000213111">
                <text:p>-0.000213111</text:p>
              </table:table-cell>
              <table:table-cell office:value-type="float" office:value="1.4901">
                <text:p>1.49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137577">
                <text:p>-0.0137577</text:p>
              </table:table-cell>
              <table:table-cell office:value-type="float" office:value="-0.0070487">
                <text:p>-0.0070487</text:p>
              </table:table-cell>
              <table:table-cell office:value-type="float" office:value="1.4599">
                <text:p>1.4599</text:p>
              </table:table-cell>
              <table:table-cell office:value-type="float" office:value="0.00541715">
                <text:p>0.00541715</text:p>
              </table:table-cell>
              <table:table-cell office:value-type="float" office:value="0.137546">
                <text:p>0.137546</text:p>
              </table:table-cell>
              <table:table-cell office:value-type="float" office:value="0.00027735">
                <text:p>0.00027735</text:p>
              </table:table-cell>
              <table:table-cell office:value-type="float" office:value="1.48621">
                <text:p>1.486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69">
                <text:p>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121723">
                <text:p>-0.0121723</text:p>
              </table:table-cell>
              <table:table-cell office:value-type="float" office:value="-0.00558276">
                <text:p>-0.00558276</text:p>
              </table:table-cell>
              <table:table-cell office:value-type="float" office:value="1.46372">
                <text:p>1.46372</text:p>
              </table:table-cell>
              <table:table-cell office:value-type="float" office:value="-0.0399439">
                <text:p>-0.0399439</text:p>
              </table:table-cell>
              <table:table-cell office:value-type="float" office:value="0.137532">
                <text:p>0.137532</text:p>
              </table:table-cell>
              <table:table-cell office:value-type="float" office:value="0.000213111">
                <text:p>0.000213111</text:p>
              </table:table-cell>
              <table:table-cell office:value-type="float" office:value="1.4901">
                <text:p>1.4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8cm" svg:y="2.438cm" style:legend-expansion="high" chart:style-name="ch2"/>
        <chart:plot-area chart:style-name="ch3" table:cell-range-address="Sheet1_2.D2:Sheet1_2.E193 Sheet1_2.E1:Sheet1_2.E1 Sheet1_2.P1:Sheet1_2.V193" chart:data-source-has-labels="row" svg:x="0.77cm" svg:y="0.855cm" svg:width="12.668cm" svg:height="7.545cm">
          <chartooo:coordinate-region svg:x="1.185cm" svg:y="1.057cm" svg:width="11.899cm" svg:height="7.1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E2:Sheet1_2.E193" chart:label-cell-address="Sheet1_2.E1:Sheet1_2.E1" chart:class="chart:scatter">
            <chart:domain table:cell-range-address="Sheet1_2.D2:Sheet1_2.D193"/>
            <chart:data-point chart:repeated="192"/>
          </chart:series>
          <chart:series chart:style-name="ch7" chart:values-cell-range-address="Sheet1_2.P2:Sheet1_2.P193" chart:label-cell-address="Sheet1_2.P1:Sheet1_2.P1" chart:class="chart:scatter">
            <chart:data-point chart:repeated="192"/>
          </chart:series>
          <chart:series chart:style-name="ch8" chart:values-cell-range-address="Sheet1_2.Q2:Sheet1_2.Q193" chart:label-cell-address="Sheet1_2.Q1:Sheet1_2.Q1" chart:class="chart:scatter">
            <chart:data-point chart:repeated="192"/>
          </chart:series>
          <chart:series chart:style-name="ch9" chart:values-cell-range-address="Sheet1_2.R2:Sheet1_2.R193" chart:label-cell-address="Sheet1_2.R1:Sheet1_2.R1" chart:class="chart:scatter">
            <chart:data-point chart:repeated="192"/>
          </chart:series>
          <chart:series chart:style-name="ch10" chart:values-cell-range-address="Sheet1_2.S2:Sheet1_2.S193" chart:label-cell-address="Sheet1_2.S1:Sheet1_2.S1" chart:class="chart:scatter">
            <chart:data-point chart:repeated="192"/>
          </chart:series>
          <chart:series chart:style-name="ch11" chart:values-cell-range-address="Sheet1_2.T2:Sheet1_2.T193" chart:label-cell-address="Sheet1_2.T1:Sheet1_2.T1" chart:class="chart:scatter">
            <chart:data-point chart:repeated="192"/>
          </chart:series>
          <chart:series chart:style-name="ch12" chart:values-cell-range-address="Sheet1_2.U2:Sheet1_2.U193" chart:label-cell-address="Sheet1_2.U1:Sheet1_2.U1" chart:class="chart:scatter">
            <chart:data-point chart:repeated="192"/>
          </chart:series>
          <chart:series chart:style-name="ch13" chart:values-cell-range-address="Sheet1_2.V2:Sheet1_2.V193" chart:label-cell-address="Sheet1_2.V1:Sheet1_2.V1" chart:class="chart:scatter">
            <chart:data-point chart:repeated="19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</text:p>
                <draw:g>
                  <svg:desc>Sheet1_2.E1:Sheet1_2.E1</svg:desc>
                </draw:g>
              </table:table-cell>
              <table:table-cell office:value-type="string">
                <text:p>s11</text:p>
                <draw:g>
                  <svg:desc>Sheet1_2.P1:Sheet1_2.P1</svg:desc>
                </draw:g>
              </table:table-cell>
              <table:table-cell office:value-type="string">
                <text:p>s22</text:p>
                <draw:g>
                  <svg:desc>Sheet1_2.Q1:Sheet1_2.Q1</svg:desc>
                </draw:g>
              </table:table-cell>
              <table:table-cell office:value-type="string">
                <text:p>s33</text:p>
                <draw:g>
                  <svg:desc>Sheet1_2.R1:Sheet1_2.R1</svg:desc>
                </draw:g>
              </table:table-cell>
              <table:table-cell office:value-type="string">
                <text:p>s12</text:p>
                <draw:g>
                  <svg:desc>Sheet1_2.S1:Sheet1_2.S1</svg:desc>
                </draw:g>
              </table:table-cell>
              <table:table-cell office:value-type="string">
                <text:p>s23</text:p>
                <draw:g>
                  <svg:desc>Sheet1_2.T1:Sheet1_2.T1</svg:desc>
                </draw:g>
              </table:table-cell>
              <table:table-cell office:value-type="string">
                <text:p>s13</text:p>
                <draw:g>
                  <svg:desc>Sheet1_2.U1:Sheet1_2.U1</svg:desc>
                </draw:g>
              </table:table-cell>
              <table:table-cell office:value-type="string">
                <text:p>von</text:p>
                <draw:g>
                  <svg:desc>Sheet1_2.V1:Sheet1_2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09875">
                <text:p>-0.0209875</text:p>
                <draw:g>
                  <svg:desc>Sheet1_2.D2:Sheet1_2.D193</svg:desc>
                </draw:g>
              </table:table-cell>
              <table:table-cell office:value-type="float" office:value="0.0026">
                <text:p>0.0026</text:p>
                <draw:g>
                  <svg:desc>Sheet1_2.E2:Sheet1_2.E193</svg:desc>
                </draw:g>
              </table:table-cell>
              <table:table-cell office:value-type="float" office:value="-0.0104302">
                <text:p>-0.0104302</text:p>
                <draw:g>
                  <svg:desc>Sheet1_2.P2:Sheet1_2.P193</svg:desc>
                </draw:g>
              </table:table-cell>
              <table:table-cell office:value-type="float" office:value="-0.0233783">
                <text:p>-0.0233783</text:p>
                <draw:g>
                  <svg:desc>Sheet1_2.Q2:Sheet1_2.Q193</svg:desc>
                </draw:g>
              </table:table-cell>
              <table:table-cell office:value-type="float" office:value="1.44505">
                <text:p>1.44505</text:p>
                <draw:g>
                  <svg:desc>Sheet1_2.R2:Sheet1_2.R193</svg:desc>
                </draw:g>
              </table:table-cell>
              <table:table-cell office:value-type="float" office:value="0.00689379">
                <text:p>0.00689379</text:p>
                <draw:g>
                  <svg:desc>Sheet1_2.S2:Sheet1_2.S193</svg:desc>
                </draw:g>
              </table:table-cell>
              <table:table-cell office:value-type="float" office:value="-0.137717">
                <text:p>-0.137717</text:p>
                <draw:g>
                  <svg:desc>Sheet1_2.T2:Sheet1_2.T193</svg:desc>
                </draw:g>
              </table:table-cell>
              <table:table-cell office:value-type="float" office:value="0.000677022">
                <text:p>0.000677022</text:p>
                <draw:g>
                  <svg:desc>Sheet1_2.U2:Sheet1_2.U193</svg:desc>
                </draw:g>
              </table:table-cell>
              <table:table-cell office:value-type="float" office:value="1.48775">
                <text:p>1.48775</text:p>
                <draw:g>
                  <svg:desc>Sheet1_2.V2:Sheet1_2.V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3">
                <text:p>-0.023</text:p>
              </table:table-cell>
              <table:table-cell office:value-type="float" office:value="0.0026">
                <text:p>0.0026</text:p>
              </table:table-cell>
              <table:table-cell office:value-type="float" office:value="-0.0109438">
                <text:p>-0.0109438</text:p>
              </table:table-cell>
              <table:table-cell office:value-type="float" office:value="-0.024068">
                <text:p>-0.024068</text:p>
              </table:table-cell>
              <table:table-cell office:value-type="float" office:value="1.44403">
                <text:p>1.44403</text:p>
              </table:table-cell>
              <table:table-cell office:value-type="float" office:value="-0.00480252">
                <text:p>-0.00480252</text:p>
              </table:table-cell>
              <table:table-cell office:value-type="float" office:value="-0.137758">
                <text:p>-0.137758</text:p>
              </table:table-cell>
              <table:table-cell office:value-type="float" office:value="0.000741244">
                <text:p>0.000741244</text:p>
              </table:table-cell>
              <table:table-cell office:value-type="float" office:value="1.48741">
                <text:p>1.48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09875">
                <text:p>-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-0.0104302">
                <text:p>-0.0104302</text:p>
              </table:table-cell>
              <table:table-cell office:value-type="float" office:value="-0.0233783">
                <text:p>-0.0233783</text:p>
              </table:table-cell>
              <table:table-cell office:value-type="float" office:value="1.44505">
                <text:p>1.44505</text:p>
              </table:table-cell>
              <table:table-cell office:value-type="float" office:value="0.00689379">
                <text:p>0.00689379</text:p>
              </table:table-cell>
              <table:table-cell office:value-type="float" office:value="0.137717">
                <text:p>0.137717</text:p>
              </table:table-cell>
              <table:table-cell office:value-type="float" office:value="-0.000677022">
                <text:p>-0.000677022</text:p>
              </table:table-cell>
              <table:table-cell office:value-type="float" office:value="1.48775">
                <text:p>1.48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3">
                <text:p>-0.023</text:p>
              </table:table-cell>
              <table:table-cell office:value-type="float" office:value="0.0026">
                <text:p>0.0026</text:p>
              </table:table-cell>
              <table:table-cell office:value-type="float" office:value="-0.0109438">
                <text:p>-0.0109438</text:p>
              </table:table-cell>
              <table:table-cell office:value-type="float" office:value="-0.024068">
                <text:p>-0.024068</text:p>
              </table:table-cell>
              <table:table-cell office:value-type="float" office:value="1.44403">
                <text:p>1.44403</text:p>
              </table:table-cell>
              <table:table-cell office:value-type="float" office:value="-0.00480252">
                <text:p>-0.00480252</text:p>
              </table:table-cell>
              <table:table-cell office:value-type="float" office:value="0.137758">
                <text:p>0.137758</text:p>
              </table:table-cell>
              <table:table-cell office:value-type="float" office:value="-0.000741244">
                <text:p>-0.000741244</text:p>
              </table:table-cell>
              <table:table-cell office:value-type="float" office:value="1.48741">
                <text:p>1.48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26">
                <text:p>0.0026</text:p>
              </table:table-cell>
              <table:table-cell office:value-type="float" office:value="-0.0097945">
                <text:p>-0.0097945</text:p>
              </table:table-cell>
              <table:table-cell office:value-type="float" office:value="-0.0216749">
                <text:p>-0.0216749</text:p>
              </table:table-cell>
              <table:table-cell office:value-type="float" office:value="1.44674">
                <text:p>1.44674</text:p>
              </table:table-cell>
              <table:table-cell office:value-type="float" office:value="0.00963677">
                <text:p>0.00963677</text:p>
              </table:table-cell>
              <table:table-cell office:value-type="float" office:value="-0.13768">
                <text:p>-0.13768</text:p>
              </table:table-cell>
              <table:table-cell office:value-type="float" office:value="0.0006128">
                <text:p>0.0006128</text:p>
              </table:table-cell>
              <table:table-cell office:value-type="float" office:value="1.48777">
                <text:p>1.48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09875">
                <text:p>-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-0.010946">
                <text:p>-0.010946</text:p>
              </table:table-cell>
              <table:table-cell office:value-type="float" office:value="-0.0235994">
                <text:p>-0.0235994</text:p>
              </table:table-cell>
              <table:table-cell office:value-type="float" office:value="1.44483">
                <text:p>1.44483</text:p>
              </table:table-cell>
              <table:table-cell office:value-type="float" office:value="-0.00317837">
                <text:p>-0.00317837</text:p>
              </table:table-cell>
              <table:table-cell office:value-type="float" office:value="-0.137717">
                <text:p>-0.137717</text:p>
              </table:table-cell>
              <table:table-cell office:value-type="float" office:value="0.000677022">
                <text:p>0.000677022</text:p>
              </table:table-cell>
              <table:table-cell office:value-type="float" office:value="1.48771">
                <text:p>1.48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26">
                <text:p>0.0026</text:p>
              </table:table-cell>
              <table:table-cell office:value-type="float" office:value="-0.0097945">
                <text:p>-0.0097945</text:p>
              </table:table-cell>
              <table:table-cell office:value-type="float" office:value="-0.0216749">
                <text:p>-0.0216749</text:p>
              </table:table-cell>
              <table:table-cell office:value-type="float" office:value="1.44674">
                <text:p>1.44674</text:p>
              </table:table-cell>
              <table:table-cell office:value-type="float" office:value="0.00963677">
                <text:p>0.00963677</text:p>
              </table:table-cell>
              <table:table-cell office:value-type="float" office:value="0.13768">
                <text:p>0.13768</text:p>
              </table:table-cell>
              <table:table-cell office:value-type="float" office:value="-0.0006128">
                <text:p>-0.0006128</text:p>
              </table:table-cell>
              <table:table-cell office:value-type="float" office:value="1.48777">
                <text:p>1.48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09875">
                <text:p>-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-0.010946">
                <text:p>-0.010946</text:p>
              </table:table-cell>
              <table:table-cell office:value-type="float" office:value="-0.0235994">
                <text:p>-0.0235994</text:p>
              </table:table-cell>
              <table:table-cell office:value-type="float" office:value="1.44483">
                <text:p>1.44483</text:p>
              </table:table-cell>
              <table:table-cell office:value-type="float" office:value="-0.00317837">
                <text:p>-0.00317837</text:p>
              </table:table-cell>
              <table:table-cell office:value-type="float" office:value="0.137717">
                <text:p>0.137717</text:p>
              </table:table-cell>
              <table:table-cell office:value-type="float" office:value="-0.000677022">
                <text:p>-0.000677022</text:p>
              </table:table-cell>
              <table:table-cell office:value-type="float" office:value="1.48771">
                <text:p>1.48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-0.00882895">
                <text:p>-0.00882895</text:p>
              </table:table-cell>
              <table:table-cell office:value-type="float" office:value="-0.0188753">
                <text:p>-0.0188753</text:p>
              </table:table-cell>
              <table:table-cell office:value-type="float" office:value="1.44919">
                <text:p>1.44919</text:p>
              </table:table-cell>
              <table:table-cell office:value-type="float" office:value="0.0129462">
                <text:p>0.0129462</text:p>
              </table:table-cell>
              <table:table-cell office:value-type="float" office:value="-0.137647">
                <text:p>-0.137647</text:p>
              </table:table-cell>
              <table:table-cell office:value-type="float" office:value="0.000548577">
                <text:p>0.000548577</text:p>
              </table:table-cell>
              <table:table-cell office:value-type="float" office:value="1.48749">
                <text:p>1.48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26">
                <text:p>0.0026</text:p>
              </table:table-cell>
              <table:table-cell office:value-type="float" office:value="-0.0106149">
                <text:p>-0.0106149</text:p>
              </table:table-cell>
              <table:table-cell office:value-type="float" office:value="-0.0220264">
                <text:p>-0.0220264</text:p>
              </table:table-cell>
              <table:table-cell office:value-type="float" office:value="1.44639">
                <text:p>1.44639</text:p>
              </table:table-cell>
              <table:table-cell office:value-type="float" office:value="-0.00211715">
                <text:p>-0.00211715</text:p>
              </table:table-cell>
              <table:table-cell office:value-type="float" office:value="-0.13768">
                <text:p>-0.13768</text:p>
              </table:table-cell>
              <table:table-cell office:value-type="float" office:value="0.0006128">
                <text:p>0.0006128</text:p>
              </table:table-cell>
              <table:table-cell office:value-type="float" office:value="1.48768">
                <text:p>1.48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-0.00882895">
                <text:p>-0.00882895</text:p>
              </table:table-cell>
              <table:table-cell office:value-type="float" office:value="-0.0188753">
                <text:p>-0.0188753</text:p>
              </table:table-cell>
              <table:table-cell office:value-type="float" office:value="1.44919">
                <text:p>1.44919</text:p>
              </table:table-cell>
              <table:table-cell office:value-type="float" office:value="0.0129462">
                <text:p>0.0129462</text:p>
              </table:table-cell>
              <table:table-cell office:value-type="float" office:value="0.137647">
                <text:p>0.137647</text:p>
              </table:table-cell>
              <table:table-cell office:value-type="float" office:value="-0.000548577">
                <text:p>-0.000548577</text:p>
              </table:table-cell>
              <table:table-cell office:value-type="float" office:value="1.48749">
                <text:p>1.48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26">
                <text:p>0.0026</text:p>
              </table:table-cell>
              <table:table-cell office:value-type="float" office:value="-0.0106149">
                <text:p>-0.0106149</text:p>
              </table:table-cell>
              <table:table-cell office:value-type="float" office:value="-0.0220264">
                <text:p>-0.0220264</text:p>
              </table:table-cell>
              <table:table-cell office:value-type="float" office:value="1.44639">
                <text:p>1.44639</text:p>
              </table:table-cell>
              <table:table-cell office:value-type="float" office:value="-0.00211715">
                <text:p>-0.00211715</text:p>
              </table:table-cell>
              <table:table-cell office:value-type="float" office:value="0.13768">
                <text:p>0.13768</text:p>
              </table:table-cell>
              <table:table-cell office:value-type="float" office:value="-0.0006128">
                <text:p>-0.0006128</text:p>
              </table:table-cell>
              <table:table-cell office:value-type="float" office:value="1.48768">
                <text:p>1.48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495">
                <text:p>-0.01495</text:p>
              </table:table-cell>
              <table:table-cell office:value-type="float" office:value="0.0026">
                <text:p>0.0026</text:p>
              </table:table-cell>
              <table:table-cell office:value-type="float" office:value="-0.00753152">
                <text:p>-0.00753152</text:p>
              </table:table-cell>
              <table:table-cell office:value-type="float" office:value="-0.0149826">
                <text:p>-0.0149826</text:p>
              </table:table-cell>
              <table:table-cell office:value-type="float" office:value="1.4524">
                <text:p>1.4524</text:p>
              </table:table-cell>
              <table:table-cell office:value-type="float" office:value="0.0168238">
                <text:p>0.0168238</text:p>
              </table:table-cell>
              <table:table-cell office:value-type="float" office:value="-0.137617">
                <text:p>-0.137617</text:p>
              </table:table-cell>
              <table:table-cell office:value-type="float" office:value="0.000484354">
                <text:p>0.000484354</text:p>
              </table:table-cell>
              <table:table-cell office:value-type="float" office:value="1.48691">
                <text:p>1.48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-0.0099499">
                <text:p>-0.0099499</text:p>
              </table:table-cell>
              <table:table-cell office:value-type="float" office:value="-0.0193557">
                <text:p>-0.0193557</text:p>
              </table:table-cell>
              <table:table-cell office:value-type="float" office:value="1.44871">
                <text:p>1.44871</text:p>
              </table:table-cell>
              <table:table-cell office:value-type="float" office:value="-0.00162171">
                <text:p>-0.00162171</text:p>
              </table:table-cell>
              <table:table-cell office:value-type="float" office:value="-0.137647">
                <text:p>-0.137647</text:p>
              </table:table-cell>
              <table:table-cell office:value-type="float" office:value="0.000548577">
                <text:p>0.000548577</text:p>
              </table:table-cell>
              <table:table-cell office:value-type="float" office:value="1.48732">
                <text:p>1.487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495">
                <text:p>-0.01495</text:p>
              </table:table-cell>
              <table:table-cell office:value-type="float" office:value="0.0026">
                <text:p>0.0026</text:p>
              </table:table-cell>
              <table:table-cell office:value-type="float" office:value="-0.00753152">
                <text:p>-0.00753152</text:p>
              </table:table-cell>
              <table:table-cell office:value-type="float" office:value="-0.0149826">
                <text:p>-0.0149826</text:p>
              </table:table-cell>
              <table:table-cell office:value-type="float" office:value="1.4524">
                <text:p>1.4524</text:p>
              </table:table-cell>
              <table:table-cell office:value-type="float" office:value="0.0168238">
                <text:p>0.0168238</text:p>
              </table:table-cell>
              <table:table-cell office:value-type="float" office:value="0.137617">
                <text:p>0.137617</text:p>
              </table:table-cell>
              <table:table-cell office:value-type="float" office:value="-0.000484354">
                <text:p>-0.000484354</text:p>
              </table:table-cell>
              <table:table-cell office:value-type="float" office:value="1.48691">
                <text:p>1.486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-0.0099499">
                <text:p>-0.0099499</text:p>
              </table:table-cell>
              <table:table-cell office:value-type="float" office:value="-0.0193557">
                <text:p>-0.0193557</text:p>
              </table:table-cell>
              <table:table-cell office:value-type="float" office:value="1.44871">
                <text:p>1.44871</text:p>
              </table:table-cell>
              <table:table-cell office:value-type="float" office:value="-0.00162171">
                <text:p>-0.00162171</text:p>
              </table:table-cell>
              <table:table-cell office:value-type="float" office:value="0.137647">
                <text:p>0.137647</text:p>
              </table:table-cell>
              <table:table-cell office:value-type="float" office:value="-0.000548577">
                <text:p>-0.000548577</text:p>
              </table:table-cell>
              <table:table-cell office:value-type="float" office:value="1.48732">
                <text:p>1.48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-0.00587988">
                <text:p>-0.00587988</text:p>
              </table:table-cell>
              <table:table-cell office:value-type="float" office:value="-0.00998466">
                <text:p>-0.00998466</text:p>
              </table:table-cell>
              <table:table-cell office:value-type="float" office:value="1.45638">
                <text:p>1.45638</text:p>
              </table:table-cell>
              <table:table-cell office:value-type="float" office:value="0.021282">
                <text:p>0.021282</text:p>
              </table:table-cell>
              <table:table-cell office:value-type="float" office:value="-0.137591">
                <text:p>-0.137591</text:p>
              </table:table-cell>
              <table:table-cell office:value-type="float" office:value="0.000420131">
                <text:p>0.000420131</text:p>
              </table:table-cell>
              <table:table-cell office:value-type="float" office:value="1.48606">
                <text:p>1.48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495">
                <text:p>-0.01495</text:p>
              </table:table-cell>
              <table:table-cell office:value-type="float" office:value="0.0026">
                <text:p>0.0026</text:p>
              </table:table-cell>
              <table:table-cell office:value-type="float" office:value="-0.00893196">
                <text:p>-0.00893196</text:p>
              </table:table-cell>
              <table:table-cell office:value-type="float" office:value="-0.0155828">
                <text:p>-0.0155828</text:p>
              </table:table-cell>
              <table:table-cell office:value-type="float" office:value="1.4518">
                <text:p>1.4518</text:p>
              </table:table-cell>
              <table:table-cell office:value-type="float" office:value="-0.00168916">
                <text:p>-0.00168916</text:p>
              </table:table-cell>
              <table:table-cell office:value-type="float" office:value="-0.137617">
                <text:p>-0.137617</text:p>
              </table:table-cell>
              <table:table-cell office:value-type="float" office:value="0.000484354">
                <text:p>0.000484354</text:p>
              </table:table-cell>
              <table:table-cell office:value-type="float" office:value="1.48663">
                <text:p>1.486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-0.00587988">
                <text:p>-0.00587988</text:p>
              </table:table-cell>
              <table:table-cell office:value-type="float" office:value="-0.00998466">
                <text:p>-0.00998466</text:p>
              </table:table-cell>
              <table:table-cell office:value-type="float" office:value="1.45638">
                <text:p>1.45638</text:p>
              </table:table-cell>
              <table:table-cell office:value-type="float" office:value="0.021282">
                <text:p>0.021282</text:p>
              </table:table-cell>
              <table:table-cell office:value-type="float" office:value="0.137591">
                <text:p>0.137591</text:p>
              </table:table-cell>
              <table:table-cell office:value-type="float" office:value="-0.000420131">
                <text:p>-0.000420131</text:p>
              </table:table-cell>
              <table:table-cell office:value-type="float" office:value="1.48606">
                <text:p>1.48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495">
                <text:p>-0.01495</text:p>
              </table:table-cell>
              <table:table-cell office:value-type="float" office:value="0.0026">
                <text:p>0.0026</text:p>
              </table:table-cell>
              <table:table-cell office:value-type="float" office:value="-0.00893196">
                <text:p>-0.00893196</text:p>
              </table:table-cell>
              <table:table-cell office:value-type="float" office:value="-0.0155828">
                <text:p>-0.0155828</text:p>
              </table:table-cell>
              <table:table-cell office:value-type="float" office:value="1.4518">
                <text:p>1.4518</text:p>
              </table:table-cell>
              <table:table-cell office:value-type="float" office:value="-0.00168916">
                <text:p>-0.00168916</text:p>
              </table:table-cell>
              <table:table-cell office:value-type="float" office:value="0.137617">
                <text:p>0.137617</text:p>
              </table:table-cell>
              <table:table-cell office:value-type="float" office:value="-0.000484354">
                <text:p>-0.000484354</text:p>
              </table:table-cell>
              <table:table-cell office:value-type="float" office:value="1.48663">
                <text:p>1.486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384103">
                <text:p>-0.00384103</text:p>
              </table:table-cell>
              <table:table-cell office:value-type="float" office:value="-0.00382869">
                <text:p>-0.00382869</text:p>
              </table:table-cell>
              <table:table-cell office:value-type="float" office:value="1.46115">
                <text:p>1.46115</text:p>
              </table:table-cell>
              <table:table-cell office:value-type="float" office:value="0.026332">
                <text:p>0.026332</text:p>
              </table:table-cell>
              <table:table-cell office:value-type="float" office:value="-0.137569">
                <text:p>-0.137569</text:p>
              </table:table-cell>
              <table:table-cell office:value-type="float" office:value="0.000355908">
                <text:p>0.000355908</text:p>
              </table:table-cell>
              <table:table-cell office:value-type="float" office:value="1.48493">
                <text:p>1.484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-0.00754712">
                <text:p>-0.00754712</text:p>
              </table:table-cell>
              <table:table-cell office:value-type="float" office:value="-0.0106992">
                <text:p>-0.0106992</text:p>
              </table:table-cell>
              <table:table-cell office:value-type="float" office:value="1.45566">
                <text:p>1.45566</text:p>
              </table:table-cell>
              <table:table-cell office:value-type="float" office:value="-0.00231813">
                <text:p>-0.00231813</text:p>
              </table:table-cell>
              <table:table-cell office:value-type="float" office:value="-0.137591">
                <text:p>-0.137591</text:p>
              </table:table-cell>
              <table:table-cell office:value-type="float" office:value="0.000420131">
                <text:p>0.000420131</text:p>
              </table:table-cell>
              <table:table-cell office:value-type="float" office:value="1.48561">
                <text:p>1.485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384103">
                <text:p>-0.00384103</text:p>
              </table:table-cell>
              <table:table-cell office:value-type="float" office:value="-0.00382869">
                <text:p>-0.00382869</text:p>
              </table:table-cell>
              <table:table-cell office:value-type="float" office:value="1.46115">
                <text:p>1.46115</text:p>
              </table:table-cell>
              <table:table-cell office:value-type="float" office:value="0.026332">
                <text:p>0.026332</text:p>
              </table:table-cell>
              <table:table-cell office:value-type="float" office:value="0.137569">
                <text:p>0.137569</text:p>
              </table:table-cell>
              <table:table-cell office:value-type="float" office:value="-0.000355908">
                <text:p>-0.000355908</text:p>
              </table:table-cell>
              <table:table-cell office:value-type="float" office:value="1.48493">
                <text:p>1.484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-0.00754712">
                <text:p>-0.00754712</text:p>
              </table:table-cell>
              <table:table-cell office:value-type="float" office:value="-0.0106992">
                <text:p>-0.0106992</text:p>
              </table:table-cell>
              <table:table-cell office:value-type="float" office:value="1.45566">
                <text:p>1.45566</text:p>
              </table:table-cell>
              <table:table-cell office:value-type="float" office:value="-0.00231813">
                <text:p>-0.00231813</text:p>
              </table:table-cell>
              <table:table-cell office:value-type="float" office:value="0.137591">
                <text:p>0.137591</text:p>
              </table:table-cell>
              <table:table-cell office:value-type="float" office:value="-0.000420131">
                <text:p>-0.000420131</text:p>
              </table:table-cell>
              <table:table-cell office:value-type="float" office:value="1.48561">
                <text:p>1.485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0147957">
                <text:p>-0.00147957</text:p>
              </table:table-cell>
              <table:table-cell office:value-type="float" office:value="0.00452978">
                <text:p>0.00452978</text:p>
              </table:table-cell>
              <table:table-cell office:value-type="float" office:value="1.467">
                <text:p>1.467</text:p>
              </table:table-cell>
              <table:table-cell office:value-type="float" office:value="0.0318984">
                <text:p>0.0318984</text:p>
              </table:table-cell>
              <table:table-cell office:value-type="float" office:value="-0.13755">
                <text:p>-0.13755</text:p>
              </table:table-cell>
              <table:table-cell office:value-type="float" office:value="0.000291685">
                <text:p>0.000291685</text:p>
              </table:table-cell>
              <table:table-cell office:value-type="float" office:value="1.48279">
                <text:p>1.482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640326">
                <text:p>-0.00640326</text:p>
              </table:table-cell>
              <table:table-cell office:value-type="float" office:value="-0.00492678">
                <text:p>-0.00492678</text:p>
              </table:table-cell>
              <table:table-cell office:value-type="float" office:value="1.46005">
                <text:p>1.46005</text:p>
              </table:table-cell>
              <table:table-cell office:value-type="float" office:value="-0.00341813">
                <text:p>-0.00341813</text:p>
              </table:table-cell>
              <table:table-cell office:value-type="float" office:value="-0.137569">
                <text:p>-0.137569</text:p>
              </table:table-cell>
              <table:table-cell office:value-type="float" office:value="0.000355908">
                <text:p>0.000355908</text:p>
              </table:table-cell>
              <table:table-cell office:value-type="float" office:value="1.48424">
                <text:p>1.484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0147957">
                <text:p>-0.00147957</text:p>
              </table:table-cell>
              <table:table-cell office:value-type="float" office:value="0.00452978">
                <text:p>0.00452978</text:p>
              </table:table-cell>
              <table:table-cell office:value-type="float" office:value="1.467">
                <text:p>1.467</text:p>
              </table:table-cell>
              <table:table-cell office:value-type="float" office:value="0.0318984">
                <text:p>0.0318984</text:p>
              </table:table-cell>
              <table:table-cell office:value-type="float" office:value="0.13755">
                <text:p>0.13755</text:p>
              </table:table-cell>
              <table:table-cell office:value-type="float" office:value="-0.000291685">
                <text:p>-0.000291685</text:p>
              </table:table-cell>
              <table:table-cell office:value-type="float" office:value="1.48279">
                <text:p>1.482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640326">
                <text:p>-0.00640326</text:p>
              </table:table-cell>
              <table:table-cell office:value-type="float" office:value="-0.00492678">
                <text:p>-0.00492678</text:p>
              </table:table-cell>
              <table:table-cell office:value-type="float" office:value="1.46005">
                <text:p>1.46005</text:p>
              </table:table-cell>
              <table:table-cell office:value-type="float" office:value="-0.00341813">
                <text:p>-0.00341813</text:p>
              </table:table-cell>
              <table:table-cell office:value-type="float" office:value="0.137569">
                <text:p>0.137569</text:p>
              </table:table-cell>
              <table:table-cell office:value-type="float" office:value="-0.000355908">
                <text:p>-0.000355908</text:p>
              </table:table-cell>
              <table:table-cell office:value-type="float" office:value="1.48424">
                <text:p>1.484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69">
                <text:p>-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0347423">
                <text:p>-0.00347423</text:p>
              </table:table-cell>
              <table:table-cell office:value-type="float" office:value="0.0145658">
                <text:p>0.0145658</text:p>
              </table:table-cell>
              <table:table-cell office:value-type="float" office:value="1.47233">
                <text:p>1.47233</text:p>
              </table:table-cell>
              <table:table-cell office:value-type="float" office:value="0.0352662">
                <text:p>0.0352662</text:p>
              </table:table-cell>
              <table:table-cell office:value-type="float" office:value="-0.137535">
                <text:p>-0.137535</text:p>
              </table:table-cell>
              <table:table-cell office:value-type="float" office:value="0.000227451">
                <text:p>0.000227451</text:p>
              </table:table-cell>
              <table:table-cell office:value-type="float" office:value="1.47841">
                <text:p>1.47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10368">
                <text:p>-0.010368</text:p>
              </table:table-cell>
              <table:table-cell office:value-type="float" office:value="0.000720471">
                <text:p>0.000720471</text:p>
              </table:table-cell>
              <table:table-cell office:value-type="float" office:value="1.46319">
                <text:p>1.46319</text:p>
              </table:table-cell>
              <table:table-cell office:value-type="float" office:value="-0.00562352">
                <text:p>-0.00562352</text:p>
              </table:table-cell>
              <table:table-cell office:value-type="float" office:value="-0.13755">
                <text:p>-0.13755</text:p>
              </table:table-cell>
              <table:table-cell office:value-type="float" office:value="0.000291685">
                <text:p>0.000291685</text:p>
              </table:table-cell>
              <table:table-cell office:value-type="float" office:value="1.4818">
                <text:p>1.48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69">
                <text:p>-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0347423">
                <text:p>-0.00347423</text:p>
              </table:table-cell>
              <table:table-cell office:value-type="float" office:value="0.0145658">
                <text:p>0.0145658</text:p>
              </table:table-cell>
              <table:table-cell office:value-type="float" office:value="1.47233">
                <text:p>1.47233</text:p>
              </table:table-cell>
              <table:table-cell office:value-type="float" office:value="0.0352662">
                <text:p>0.0352662</text:p>
              </table:table-cell>
              <table:table-cell office:value-type="float" office:value="0.137535">
                <text:p>0.137535</text:p>
              </table:table-cell>
              <table:table-cell office:value-type="float" office:value="-0.000227451">
                <text:p>-0.000227451</text:p>
              </table:table-cell>
              <table:table-cell office:value-type="float" office:value="1.47841">
                <text:p>1.47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10368">
                <text:p>-0.010368</text:p>
              </table:table-cell>
              <table:table-cell office:value-type="float" office:value="0.000720471">
                <text:p>0.000720471</text:p>
              </table:table-cell>
              <table:table-cell office:value-type="float" office:value="1.46319">
                <text:p>1.46319</text:p>
              </table:table-cell>
              <table:table-cell office:value-type="float" office:value="-0.00562352">
                <text:p>-0.00562352</text:p>
              </table:table-cell>
              <table:table-cell office:value-type="float" office:value="0.13755">
                <text:p>0.13755</text:p>
              </table:table-cell>
              <table:table-cell office:value-type="float" office:value="-0.000291685">
                <text:p>-0.000291685</text:p>
              </table:table-cell>
              <table:table-cell office:value-type="float" office:value="1.4818">
                <text:p>1.4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3">
                <text:p>-0.023</text:p>
              </table:table-cell>
              <table:table-cell office:value-type="float" office:value="0.0026">
                <text:p>0.0026</text:p>
              </table:table-cell>
              <table:table-cell office:value-type="float" office:value="0.00892426">
                <text:p>0.00892426</text:p>
              </table:table-cell>
              <table:table-cell office:value-type="float" office:value="0.0222908">
                <text:p>0.0222908</text:p>
              </table:table-cell>
              <table:table-cell office:value-type="float" office:value="1.4639">
                <text:p>1.4639</text:p>
              </table:table-cell>
              <table:table-cell office:value-type="float" office:value="-0.00471682">
                <text:p>-0.00471682</text:p>
              </table:table-cell>
              <table:table-cell office:value-type="float" office:value="-0.137758">
                <text:p>-0.137758</text:p>
              </table:table-cell>
              <table:table-cell office:value-type="float" office:value="0.000741244">
                <text:p>0.000741244</text:p>
              </table:table-cell>
              <table:table-cell office:value-type="float" office:value="1.46127">
                <text:p>1.46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209875">
                <text:p>-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0.00897261">
                <text:p>0.00897261</text:p>
              </table:table-cell>
              <table:table-cell office:value-type="float" office:value="0.0218949">
                <text:p>0.0218949</text:p>
              </table:table-cell>
              <table:table-cell office:value-type="float" office:value="1.46445">
                <text:p>1.46445</text:p>
              </table:table-cell>
              <table:table-cell office:value-type="float" office:value="0.00699198">
                <text:p>0.00699198</text:p>
              </table:table-cell>
              <table:table-cell office:value-type="float" office:value="-0.137717">
                <text:p>-0.137717</text:p>
              </table:table-cell>
              <table:table-cell office:value-type="float" office:value="0.000677022">
                <text:p>0.000677022</text:p>
              </table:table-cell>
              <table:table-cell office:value-type="float" office:value="1.46223">
                <text:p>1.462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23">
                <text:p>-0.023</text:p>
              </table:table-cell>
              <table:table-cell office:value-type="float" office:value="0.0026">
                <text:p>0.0026</text:p>
              </table:table-cell>
              <table:table-cell office:value-type="float" office:value="0.00892426">
                <text:p>0.00892426</text:p>
              </table:table-cell>
              <table:table-cell office:value-type="float" office:value="0.0222908">
                <text:p>0.0222908</text:p>
              </table:table-cell>
              <table:table-cell office:value-type="float" office:value="1.4639">
                <text:p>1.4639</text:p>
              </table:table-cell>
              <table:table-cell office:value-type="float" office:value="-0.00471682">
                <text:p>-0.00471682</text:p>
              </table:table-cell>
              <table:table-cell office:value-type="float" office:value="0.137758">
                <text:p>0.137758</text:p>
              </table:table-cell>
              <table:table-cell office:value-type="float" office:value="-0.000741244">
                <text:p>-0.000741244</text:p>
              </table:table-cell>
              <table:table-cell office:value-type="float" office:value="1.46127">
                <text:p>1.46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209875">
                <text:p>-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0.00897261">
                <text:p>0.00897261</text:p>
              </table:table-cell>
              <table:table-cell office:value-type="float" office:value="0.0218949">
                <text:p>0.0218949</text:p>
              </table:table-cell>
              <table:table-cell office:value-type="float" office:value="1.46445">
                <text:p>1.46445</text:p>
              </table:table-cell>
              <table:table-cell office:value-type="float" office:value="0.00699198">
                <text:p>0.00699198</text:p>
              </table:table-cell>
              <table:table-cell office:value-type="float" office:value="0.137717">
                <text:p>0.137717</text:p>
              </table:table-cell>
              <table:table-cell office:value-type="float" office:value="-0.000677022">
                <text:p>-0.000677022</text:p>
              </table:table-cell>
              <table:table-cell office:value-type="float" office:value="1.46223">
                <text:p>1.46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209875">
                <text:p>-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0.00845676">
                <text:p>0.00845676</text:p>
              </table:table-cell>
              <table:table-cell office:value-type="float" office:value="0.0216738">
                <text:p>0.0216738</text:p>
              </table:table-cell>
              <table:table-cell office:value-type="float" office:value="1.46423">
                <text:p>1.46423</text:p>
              </table:table-cell>
              <table:table-cell office:value-type="float" office:value="-0.00308018">
                <text:p>-0.00308018</text:p>
              </table:table-cell>
              <table:table-cell office:value-type="float" office:value="-0.137717">
                <text:p>-0.137717</text:p>
              </table:table-cell>
              <table:table-cell office:value-type="float" office:value="0.000677022">
                <text:p>0.000677022</text:p>
              </table:table-cell>
              <table:table-cell office:value-type="float" office:value="1.46219">
                <text:p>1.462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26">
                <text:p>0.0026</text:p>
              </table:table-cell>
              <table:table-cell office:value-type="float" office:value="0.00820361">
                <text:p>0.00820361</text:p>
              </table:table-cell>
              <table:table-cell office:value-type="float" office:value="0.0203207">
                <text:p>0.0203207</text:p>
              </table:table-cell>
              <table:table-cell office:value-type="float" office:value="1.46474">
                <text:p>1.46474</text:p>
              </table:table-cell>
              <table:table-cell office:value-type="float" office:value="0.009754">
                <text:p>0.009754</text:p>
              </table:table-cell>
              <table:table-cell office:value-type="float" office:value="-0.13768">
                <text:p>-0.13768</text:p>
              </table:table-cell>
              <table:table-cell office:value-type="float" office:value="0.0006128">
                <text:p>0.0006128</text:p>
              </table:table-cell>
              <table:table-cell office:value-type="float" office:value="1.4641">
                <text:p>1.4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209875">
                <text:p>-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0.00845676">
                <text:p>0.00845676</text:p>
              </table:table-cell>
              <table:table-cell office:value-type="float" office:value="0.0216738">
                <text:p>0.0216738</text:p>
              </table:table-cell>
              <table:table-cell office:value-type="float" office:value="1.46423">
                <text:p>1.46423</text:p>
              </table:table-cell>
              <table:table-cell office:value-type="float" office:value="-0.00308018">
                <text:p>-0.00308018</text:p>
              </table:table-cell>
              <table:table-cell office:value-type="float" office:value="0.137717">
                <text:p>0.137717</text:p>
              </table:table-cell>
              <table:table-cell office:value-type="float" office:value="-0.000677022">
                <text:p>-0.000677022</text:p>
              </table:table-cell>
              <table:table-cell office:value-type="float" office:value="1.46219">
                <text:p>1.462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26">
                <text:p>0.0026</text:p>
              </table:table-cell>
              <table:table-cell office:value-type="float" office:value="0.00820361">
                <text:p>0.00820361</text:p>
              </table:table-cell>
              <table:table-cell office:value-type="float" office:value="0.0203207">
                <text:p>0.0203207</text:p>
              </table:table-cell>
              <table:table-cell office:value-type="float" office:value="1.46474">
                <text:p>1.46474</text:p>
              </table:table-cell>
              <table:table-cell office:value-type="float" office:value="0.009754">
                <text:p>0.009754</text:p>
              </table:table-cell>
              <table:table-cell office:value-type="float" office:value="0.13768">
                <text:p>0.13768</text:p>
              </table:table-cell>
              <table:table-cell office:value-type="float" office:value="-0.0006128">
                <text:p>-0.0006128</text:p>
              </table:table-cell>
              <table:table-cell office:value-type="float" office:value="1.4641">
                <text:p>1.4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26">
                <text:p>0.0026</text:p>
              </table:table-cell>
              <table:table-cell office:value-type="float" office:value="0.00738323">
                <text:p>0.00738323</text:p>
              </table:table-cell>
              <table:table-cell office:value-type="float" office:value="0.0199691">
                <text:p>0.0199691</text:p>
              </table:table-cell>
              <table:table-cell office:value-type="float" office:value="1.46439">
                <text:p>1.46439</text:p>
              </table:table-cell>
              <table:table-cell office:value-type="float" office:value="-0.00199992">
                <text:p>-0.00199992</text:p>
              </table:table-cell>
              <table:table-cell office:value-type="float" office:value="-0.13768">
                <text:p>-0.13768</text:p>
              </table:table-cell>
              <table:table-cell office:value-type="float" office:value="0.0006128">
                <text:p>0.0006128</text:p>
              </table:table-cell>
              <table:table-cell office:value-type="float" office:value="1.46401">
                <text:p>1.464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0.00682495">
                <text:p>0.00682495</text:p>
              </table:table-cell>
              <table:table-cell office:value-type="float" office:value="0.0176504">
                <text:p>0.0176504</text:p>
              </table:table-cell>
              <table:table-cell office:value-type="float" office:value="1.46485">
                <text:p>1.46485</text:p>
              </table:table-cell>
              <table:table-cell office:value-type="float" office:value="0.0130844">
                <text:p>0.0130844</text:p>
              </table:table-cell>
              <table:table-cell office:value-type="float" office:value="-0.137647">
                <text:p>-0.137647</text:p>
              </table:table-cell>
              <table:table-cell office:value-type="float" office:value="0.000548577">
                <text:p>0.000548577</text:p>
              </table:table-cell>
              <table:table-cell office:value-type="float" office:value="1.4669">
                <text:p>1.46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26">
                <text:p>0.0026</text:p>
              </table:table-cell>
              <table:table-cell office:value-type="float" office:value="0.00738323">
                <text:p>0.00738323</text:p>
              </table:table-cell>
              <table:table-cell office:value-type="float" office:value="0.0199691">
                <text:p>0.0199691</text:p>
              </table:table-cell>
              <table:table-cell office:value-type="float" office:value="1.46439">
                <text:p>1.46439</text:p>
              </table:table-cell>
              <table:table-cell office:value-type="float" office:value="-0.00199992">
                <text:p>-0.00199992</text:p>
              </table:table-cell>
              <table:table-cell office:value-type="float" office:value="0.13768">
                <text:p>0.13768</text:p>
              </table:table-cell>
              <table:table-cell office:value-type="float" office:value="-0.0006128">
                <text:p>-0.0006128</text:p>
              </table:table-cell>
              <table:table-cell office:value-type="float" office:value="1.46401">
                <text:p>1.464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0.00682495">
                <text:p>0.00682495</text:p>
              </table:table-cell>
              <table:table-cell office:value-type="float" office:value="0.0176504">
                <text:p>0.0176504</text:p>
              </table:table-cell>
              <table:table-cell office:value-type="float" office:value="1.46485">
                <text:p>1.46485</text:p>
              </table:table-cell>
              <table:table-cell office:value-type="float" office:value="0.0130844">
                <text:p>0.0130844</text:p>
              </table:table-cell>
              <table:table-cell office:value-type="float" office:value="0.137647">
                <text:p>0.137647</text:p>
              </table:table-cell>
              <table:table-cell office:value-type="float" office:value="-0.000548577">
                <text:p>-0.000548577</text:p>
              </table:table-cell>
              <table:table-cell office:value-type="float" office:value="1.4669">
                <text:p>1.46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0.00570399">
                <text:p>0.00570399</text:p>
              </table:table-cell>
              <table:table-cell office:value-type="float" office:value="0.01717">
                <text:p>0.01717</text:p>
              </table:table-cell>
              <table:table-cell office:value-type="float" office:value="1.46437">
                <text:p>1.46437</text:p>
              </table:table-cell>
              <table:table-cell office:value-type="float" office:value="-0.00148358">
                <text:p>-0.00148358</text:p>
              </table:table-cell>
              <table:table-cell office:value-type="float" office:value="-0.137647">
                <text:p>-0.137647</text:p>
              </table:table-cell>
              <table:table-cell office:value-type="float" office:value="0.000548577">
                <text:p>0.000548577</text:p>
              </table:table-cell>
              <table:table-cell office:value-type="float" office:value="1.46673">
                <text:p>1.466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1495">
                <text:p>-0.01495</text:p>
              </table:table-cell>
              <table:table-cell office:value-type="float" office:value="0.0026">
                <text:p>0.0026</text:p>
              </table:table-cell>
              <table:table-cell office:value-type="float" office:value="0.00483923">
                <text:p>0.00483923</text:p>
              </table:table-cell>
              <table:table-cell office:value-type="float" office:value="0.0138825">
                <text:p>0.0138825</text:p>
              </table:table-cell>
              <table:table-cell office:value-type="float" office:value="1.46477">
                <text:p>1.46477</text:p>
              </table:table-cell>
              <table:table-cell office:value-type="float" office:value="0.0169789">
                <text:p>0.0169789</text:p>
              </table:table-cell>
              <table:table-cell office:value-type="float" office:value="-0.137617">
                <text:p>-0.137617</text:p>
              </table:table-cell>
              <table:table-cell office:value-type="float" office:value="0.000484354">
                <text:p>0.000484354</text:p>
              </table:table-cell>
              <table:table-cell office:value-type="float" office:value="1.47065">
                <text:p>1.470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0.00570399">
                <text:p>0.00570399</text:p>
              </table:table-cell>
              <table:table-cell office:value-type="float" office:value="0.01717">
                <text:p>0.01717</text:p>
              </table:table-cell>
              <table:table-cell office:value-type="float" office:value="1.46437">
                <text:p>1.46437</text:p>
              </table:table-cell>
              <table:table-cell office:value-type="float" office:value="-0.00148358">
                <text:p>-0.00148358</text:p>
              </table:table-cell>
              <table:table-cell office:value-type="float" office:value="0.137647">
                <text:p>0.137647</text:p>
              </table:table-cell>
              <table:table-cell office:value-type="float" office:value="-0.000548577">
                <text:p>-0.000548577</text:p>
              </table:table-cell>
              <table:table-cell office:value-type="float" office:value="1.46673">
                <text:p>1.466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1495">
                <text:p>-0.01495</text:p>
              </table:table-cell>
              <table:table-cell office:value-type="float" office:value="0.0026">
                <text:p>0.0026</text:p>
              </table:table-cell>
              <table:table-cell office:value-type="float" office:value="0.00483923">
                <text:p>0.00483923</text:p>
              </table:table-cell>
              <table:table-cell office:value-type="float" office:value="0.0138825">
                <text:p>0.0138825</text:p>
              </table:table-cell>
              <table:table-cell office:value-type="float" office:value="1.46477">
                <text:p>1.46477</text:p>
              </table:table-cell>
              <table:table-cell office:value-type="float" office:value="0.0169789">
                <text:p>0.0169789</text:p>
              </table:table-cell>
              <table:table-cell office:value-type="float" office:value="0.137617">
                <text:p>0.137617</text:p>
              </table:table-cell>
              <table:table-cell office:value-type="float" office:value="-0.000484354">
                <text:p>-0.000484354</text:p>
              </table:table-cell>
              <table:table-cell office:value-type="float" office:value="1.47065">
                <text:p>1.470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1495">
                <text:p>-0.01495</text:p>
              </table:table-cell>
              <table:table-cell office:value-type="float" office:value="0.0026">
                <text:p>0.0026</text:p>
              </table:table-cell>
              <table:table-cell office:value-type="float" office:value="0.00343879">
                <text:p>0.00343879</text:p>
              </table:table-cell>
              <table:table-cell office:value-type="float" office:value="0.0132823">
                <text:p>0.0132823</text:p>
              </table:table-cell>
              <table:table-cell office:value-type="float" office:value="1.46417">
                <text:p>1.46417</text:p>
              </table:table-cell>
              <table:table-cell office:value-type="float" office:value="-0.0015341">
                <text:p>-0.0015341</text:p>
              </table:table-cell>
              <table:table-cell office:value-type="float" office:value="-0.137617">
                <text:p>-0.137617</text:p>
              </table:table-cell>
              <table:table-cell office:value-type="float" office:value="0.000484354">
                <text:p>0.000484354</text:p>
              </table:table-cell>
              <table:table-cell office:value-type="float" office:value="1.47036">
                <text:p>1.470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0.00226263">
                <text:p>0.00226263</text:p>
              </table:table-cell>
              <table:table-cell office:value-type="float" office:value="0.00901453">
                <text:p>0.00901453</text:p>
              </table:table-cell>
              <table:table-cell office:value-type="float" office:value="1.46452">
                <text:p>1.46452</text:p>
              </table:table-cell>
              <table:table-cell office:value-type="float" office:value="0.0214271">
                <text:p>0.0214271</text:p>
              </table:table-cell>
              <table:table-cell office:value-type="float" office:value="-0.137591">
                <text:p>-0.137591</text:p>
              </table:table-cell>
              <table:table-cell office:value-type="float" office:value="0.000420131">
                <text:p>0.000420131</text:p>
              </table:table-cell>
              <table:table-cell office:value-type="float" office:value="1.47536">
                <text:p>1.475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1495">
                <text:p>-0.01495</text:p>
              </table:table-cell>
              <table:table-cell office:value-type="float" office:value="0.0026">
                <text:p>0.0026</text:p>
              </table:table-cell>
              <table:table-cell office:value-type="float" office:value="0.00343879">
                <text:p>0.00343879</text:p>
              </table:table-cell>
              <table:table-cell office:value-type="float" office:value="0.0132823">
                <text:p>0.0132823</text:p>
              </table:table-cell>
              <table:table-cell office:value-type="float" office:value="1.46417">
                <text:p>1.46417</text:p>
              </table:table-cell>
              <table:table-cell office:value-type="float" office:value="-0.0015341">
                <text:p>-0.0015341</text:p>
              </table:table-cell>
              <table:table-cell office:value-type="float" office:value="0.137617">
                <text:p>0.137617</text:p>
              </table:table-cell>
              <table:table-cell office:value-type="float" office:value="-0.000484354">
                <text:p>-0.000484354</text:p>
              </table:table-cell>
              <table:table-cell office:value-type="float" office:value="1.47036">
                <text:p>1.470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0.00226263">
                <text:p>0.00226263</text:p>
              </table:table-cell>
              <table:table-cell office:value-type="float" office:value="0.00901453">
                <text:p>0.00901453</text:p>
              </table:table-cell>
              <table:table-cell office:value-type="float" office:value="1.46452">
                <text:p>1.46452</text:p>
              </table:table-cell>
              <table:table-cell office:value-type="float" office:value="0.0214271">
                <text:p>0.0214271</text:p>
              </table:table-cell>
              <table:table-cell office:value-type="float" office:value="0.137591">
                <text:p>0.137591</text:p>
              </table:table-cell>
              <table:table-cell office:value-type="float" office:value="-0.000420131">
                <text:p>-0.000420131</text:p>
              </table:table-cell>
              <table:table-cell office:value-type="float" office:value="1.47536">
                <text:p>1.47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0.000595386">
                <text:p>0.000595386</text:p>
              </table:table-cell>
              <table:table-cell office:value-type="float" office:value="0.0083">
                <text:p>0.0083</text:p>
              </table:table-cell>
              <table:table-cell office:value-type="float" office:value="1.4638">
                <text:p>1.4638</text:p>
              </table:table-cell>
              <table:table-cell office:value-type="float" office:value="-0.00217311">
                <text:p>-0.00217311</text:p>
              </table:table-cell>
              <table:table-cell office:value-type="float" office:value="-0.137591">
                <text:p>-0.137591</text:p>
              </table:table-cell>
              <table:table-cell office:value-type="float" office:value="0.000420131">
                <text:p>0.000420131</text:p>
              </table:table-cell>
              <table:table-cell office:value-type="float" office:value="1.4749">
                <text:p>1.47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0827199">
                <text:p>-0.000827199</text:p>
              </table:table-cell>
              <table:table-cell office:value-type="float" office:value="0.00320359">
                <text:p>0.00320359</text:p>
              </table:table-cell>
              <table:table-cell office:value-type="float" office:value="1.46416">
                <text:p>1.46416</text:p>
              </table:table-cell>
              <table:table-cell office:value-type="float" office:value="0.0263878">
                <text:p>0.0263878</text:p>
              </table:table-cell>
              <table:table-cell office:value-type="float" office:value="-0.137569">
                <text:p>-0.137569</text:p>
              </table:table-cell>
              <table:table-cell office:value-type="float" office:value="0.000355908">
                <text:p>0.000355908</text:p>
              </table:table-cell>
              <table:table-cell office:value-type="float" office:value="1.48097">
                <text:p>1.480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0.000595386">
                <text:p>0.000595386</text:p>
              </table:table-cell>
              <table:table-cell office:value-type="float" office:value="0.0083">
                <text:p>0.0083</text:p>
              </table:table-cell>
              <table:table-cell office:value-type="float" office:value="1.4638">
                <text:p>1.4638</text:p>
              </table:table-cell>
              <table:table-cell office:value-type="float" office:value="-0.00217311">
                <text:p>-0.00217311</text:p>
              </table:table-cell>
              <table:table-cell office:value-type="float" office:value="0.137591">
                <text:p>0.137591</text:p>
              </table:table-cell>
              <table:table-cell office:value-type="float" office:value="-0.000420131">
                <text:p>-0.000420131</text:p>
              </table:table-cell>
              <table:table-cell office:value-type="float" office:value="1.4749">
                <text:p>1.4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0827199">
                <text:p>-0.000827199</text:p>
              </table:table-cell>
              <table:table-cell office:value-type="float" office:value="0.00320359">
                <text:p>0.00320359</text:p>
              </table:table-cell>
              <table:table-cell office:value-type="float" office:value="1.46416">
                <text:p>1.46416</text:p>
              </table:table-cell>
              <table:table-cell office:value-type="float" office:value="0.0263878">
                <text:p>0.0263878</text:p>
              </table:table-cell>
              <table:table-cell office:value-type="float" office:value="0.137569">
                <text:p>0.137569</text:p>
              </table:table-cell>
              <table:table-cell office:value-type="float" office:value="-0.000355908">
                <text:p>-0.000355908</text:p>
              </table:table-cell>
              <table:table-cell office:value-type="float" office:value="1.48097">
                <text:p>1.480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338942">
                <text:p>-0.00338942</text:p>
              </table:table-cell>
              <table:table-cell office:value-type="float" office:value="0.0021055">
                <text:p>0.0021055</text:p>
              </table:table-cell>
              <table:table-cell office:value-type="float" office:value="1.46306">
                <text:p>1.46306</text:p>
              </table:table-cell>
              <table:table-cell office:value-type="float" office:value="-0.00336233">
                <text:p>-0.00336233</text:p>
              </table:table-cell>
              <table:table-cell office:value-type="float" office:value="-0.137569">
                <text:p>-0.137569</text:p>
              </table:table-cell>
              <table:table-cell office:value-type="float" office:value="0.000355908">
                <text:p>0.000355908</text:p>
              </table:table-cell>
              <table:table-cell office:value-type="float" office:value="1.48028">
                <text:p>1.480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04808">
                <text:p>-0.004808</text:p>
              </table:table-cell>
              <table:table-cell office:value-type="float" office:value="-0.00323656">
                <text:p>-0.00323656</text:p>
              </table:table-cell>
              <table:table-cell office:value-type="float" office:value="1.46367">
                <text:p>1.46367</text:p>
              </table:table-cell>
              <table:table-cell office:value-type="float" office:value="0.0320908">
                <text:p>0.0320908</text:p>
              </table:table-cell>
              <table:table-cell office:value-type="float" office:value="-0.13755">
                <text:p>-0.13755</text:p>
              </table:table-cell>
              <table:table-cell office:value-type="float" office:value="0.000291685">
                <text:p>0.000291685</text:p>
              </table:table-cell>
              <table:table-cell office:value-type="float" office:value="1.48717">
                <text:p>1.487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338942">
                <text:p>-0.00338942</text:p>
              </table:table-cell>
              <table:table-cell office:value-type="float" office:value="0.0021055">
                <text:p>0.0021055</text:p>
              </table:table-cell>
              <table:table-cell office:value-type="float" office:value="1.46306">
                <text:p>1.46306</text:p>
              </table:table-cell>
              <table:table-cell office:value-type="float" office:value="-0.00336233">
                <text:p>-0.00336233</text:p>
              </table:table-cell>
              <table:table-cell office:value-type="float" office:value="0.137569">
                <text:p>0.137569</text:p>
              </table:table-cell>
              <table:table-cell office:value-type="float" office:value="-0.000355908">
                <text:p>-0.000355908</text:p>
              </table:table-cell>
              <table:table-cell office:value-type="float" office:value="1.48028">
                <text:p>1.48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04808">
                <text:p>-0.004808</text:p>
              </table:table-cell>
              <table:table-cell office:value-type="float" office:value="-0.00323656">
                <text:p>-0.00323656</text:p>
              </table:table-cell>
              <table:table-cell office:value-type="float" office:value="1.46367">
                <text:p>1.46367</text:p>
              </table:table-cell>
              <table:table-cell office:value-type="float" office:value="0.0320908">
                <text:p>0.0320908</text:p>
              </table:table-cell>
              <table:table-cell office:value-type="float" office:value="0.13755">
                <text:p>0.13755</text:p>
              </table:table-cell>
              <table:table-cell office:value-type="float" office:value="-0.000291685">
                <text:p>-0.000291685</text:p>
              </table:table-cell>
              <table:table-cell office:value-type="float" office:value="1.48717">
                <text:p>1.487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136964">
                <text:p>-0.0136964</text:p>
              </table:table-cell>
              <table:table-cell office:value-type="float" office:value="-0.00704587">
                <text:p>-0.00704587</text:p>
              </table:table-cell>
              <table:table-cell office:value-type="float" office:value="1.45987">
                <text:p>1.45987</text:p>
              </table:table-cell>
              <table:table-cell office:value-type="float" office:value="-0.00543113">
                <text:p>-0.00543113</text:p>
              </table:table-cell>
              <table:table-cell office:value-type="float" office:value="-0.13755">
                <text:p>-0.13755</text:p>
              </table:table-cell>
              <table:table-cell office:value-type="float" office:value="0.000291685">
                <text:p>0.000291685</text:p>
              </table:table-cell>
              <table:table-cell office:value-type="float" office:value="1.48617">
                <text:p>1.486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69">
                <text:p>-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121163">
                <text:p>-0.0121163</text:p>
              </table:table-cell>
              <table:table-cell office:value-type="float" office:value="-0.0055991">
                <text:p>-0.0055991</text:p>
              </table:table-cell>
              <table:table-cell office:value-type="float" office:value="1.46369">
                <text:p>1.46369</text:p>
              </table:table-cell>
              <table:table-cell office:value-type="float" office:value="0.0399066">
                <text:p>0.0399066</text:p>
              </table:table-cell>
              <table:table-cell office:value-type="float" office:value="-0.137535">
                <text:p>-0.137535</text:p>
              </table:table-cell>
              <table:table-cell office:value-type="float" office:value="0.000227451">
                <text:p>0.000227451</text:p>
              </table:table-cell>
              <table:table-cell office:value-type="float" office:value="1.49008">
                <text:p>1.490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136964">
                <text:p>-0.0136964</text:p>
              </table:table-cell>
              <table:table-cell office:value-type="float" office:value="-0.00704587">
                <text:p>-0.00704587</text:p>
              </table:table-cell>
              <table:table-cell office:value-type="float" office:value="1.45987">
                <text:p>1.45987</text:p>
              </table:table-cell>
              <table:table-cell office:value-type="float" office:value="-0.00543113">
                <text:p>-0.00543113</text:p>
              </table:table-cell>
              <table:table-cell office:value-type="float" office:value="0.13755">
                <text:p>0.13755</text:p>
              </table:table-cell>
              <table:table-cell office:value-type="float" office:value="-0.000291685">
                <text:p>-0.000291685</text:p>
              </table:table-cell>
              <table:table-cell office:value-type="float" office:value="1.48617">
                <text:p>1.486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69">
                <text:p>-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121163">
                <text:p>-0.0121163</text:p>
              </table:table-cell>
              <table:table-cell office:value-type="float" office:value="-0.0055991">
                <text:p>-0.0055991</text:p>
              </table:table-cell>
              <table:table-cell office:value-type="float" office:value="1.46369">
                <text:p>1.46369</text:p>
              </table:table-cell>
              <table:table-cell office:value-type="float" office:value="0.0399066">
                <text:p>0.0399066</text:p>
              </table:table-cell>
              <table:table-cell office:value-type="float" office:value="0.137535">
                <text:p>0.137535</text:p>
              </table:table-cell>
              <table:table-cell office:value-type="float" office:value="-0.000227451">
                <text:p>-0.000227451</text:p>
              </table:table-cell>
              <table:table-cell office:value-type="float" office:value="1.49008">
                <text:p>1.49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5175">
                <text:p>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198542">
                <text:p>-0.0198542</text:p>
              </table:table-cell>
              <table:table-cell office:value-type="float" office:value="0.0106898">
                <text:p>0.0106898</text:p>
              </table:table-cell>
              <table:table-cell office:value-type="float" office:value="1.46876">
                <text:p>1.46876</text:p>
              </table:table-cell>
              <table:table-cell office:value-type="float" office:value="-0.0407448">
                <text:p>-0.0407448</text:p>
              </table:table-cell>
              <table:table-cell office:value-type="float" office:value="-0.137523">
                <text:p>-0.137523</text:p>
              </table:table-cell>
              <table:table-cell office:value-type="float" office:value="-0.000158016">
                <text:p>-0.000158016</text:p>
              </table:table-cell>
              <table:table-cell office:value-type="float" office:value="1.47924">
                <text:p>1.479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69">
                <text:p>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31121">
                <text:p>-0.031121</text:p>
              </table:table-cell>
              <table:table-cell office:value-type="float" office:value="-0.0137036">
                <text:p>-0.0137036</text:p>
              </table:table-cell>
              <table:table-cell office:value-type="float" office:value="1.4556">
                <text:p>1.4556</text:p>
              </table:table-cell>
              <table:table-cell office:value-type="float" office:value="0.00483099">
                <text:p>0.00483099</text:p>
              </table:table-cell>
              <table:table-cell office:value-type="float" office:value="-0.137532">
                <text:p>-0.137532</text:p>
              </table:table-cell>
              <table:table-cell office:value-type="float" office:value="-0.000213111">
                <text:p>-0.000213111</text:p>
              </table:table-cell>
              <table:table-cell office:value-type="float" office:value="1.48856">
                <text:p>1.488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5175">
                <text:p>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198542">
                <text:p>-0.0198542</text:p>
              </table:table-cell>
              <table:table-cell office:value-type="float" office:value="0.0106898">
                <text:p>0.0106898</text:p>
              </table:table-cell>
              <table:table-cell office:value-type="float" office:value="1.46876">
                <text:p>1.46876</text:p>
              </table:table-cell>
              <table:table-cell office:value-type="float" office:value="-0.0407448">
                <text:p>-0.0407448</text:p>
              </table:table-cell>
              <table:table-cell office:value-type="float" office:value="0.137523">
                <text:p>0.137523</text:p>
              </table:table-cell>
              <table:table-cell office:value-type="float" office:value="0.000158016">
                <text:p>0.000158016</text:p>
              </table:table-cell>
              <table:table-cell office:value-type="float" office:value="1.47924">
                <text:p>1.479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69">
                <text:p>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31121">
                <text:p>-0.031121</text:p>
              </table:table-cell>
              <table:table-cell office:value-type="float" office:value="-0.0137036">
                <text:p>-0.0137036</text:p>
              </table:table-cell>
              <table:table-cell office:value-type="float" office:value="1.4556">
                <text:p>1.4556</text:p>
              </table:table-cell>
              <table:table-cell office:value-type="float" office:value="0.00483099">
                <text:p>0.00483099</text:p>
              </table:table-cell>
              <table:table-cell office:value-type="float" office:value="0.137532">
                <text:p>0.137532</text:p>
              </table:table-cell>
              <table:table-cell office:value-type="float" office:value="0.000213111">
                <text:p>0.000213111</text:p>
              </table:table-cell>
              <table:table-cell office:value-type="float" office:value="1.48856">
                <text:p>1.488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69">
                <text:p>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223451">
                <text:p>-0.0223451</text:p>
              </table:table-cell>
              <table:table-cell office:value-type="float" office:value="0.00677348">
                <text:p>0.00677348</text:p>
              </table:table-cell>
              <table:table-cell office:value-type="float" office:value="1.46437">
                <text:p>1.46437</text:p>
              </table:table-cell>
              <table:table-cell office:value-type="float" office:value="0.00947129">
                <text:p>0.00947129</text:p>
              </table:table-cell>
              <table:table-cell office:value-type="float" office:value="-0.137532">
                <text:p>-0.137532</text:p>
              </table:table-cell>
              <table:table-cell office:value-type="float" office:value="-0.000213111">
                <text:p>-0.000213111</text:p>
              </table:table-cell>
              <table:table-cell office:value-type="float" office:value="1.47717">
                <text:p>1.477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5175">
                <text:p>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18267">
                <text:p>-0.018267</text:p>
              </table:table-cell>
              <table:table-cell office:value-type="float" office:value="0.0143934">
                <text:p>0.0143934</text:p>
              </table:table-cell>
              <table:table-cell office:value-type="float" office:value="1.47035">
                <text:p>1.47035</text:p>
              </table:table-cell>
              <table:table-cell office:value-type="float" office:value="-0.0264799">
                <text:p>-0.0264799</text:p>
              </table:table-cell>
              <table:table-cell office:value-type="float" office:value="-0.137523">
                <text:p>-0.137523</text:p>
              </table:table-cell>
              <table:table-cell office:value-type="float" office:value="-0.000158016">
                <text:p>-0.000158016</text:p>
              </table:table-cell>
              <table:table-cell office:value-type="float" office:value="1.4762">
                <text:p>1.4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69">
                <text:p>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223451">
                <text:p>-0.0223451</text:p>
              </table:table-cell>
              <table:table-cell office:value-type="float" office:value="0.00677348">
                <text:p>0.00677348</text:p>
              </table:table-cell>
              <table:table-cell office:value-type="float" office:value="1.46437">
                <text:p>1.46437</text:p>
              </table:table-cell>
              <table:table-cell office:value-type="float" office:value="0.00947129">
                <text:p>0.00947129</text:p>
              </table:table-cell>
              <table:table-cell office:value-type="float" office:value="0.137532">
                <text:p>0.137532</text:p>
              </table:table-cell>
              <table:table-cell office:value-type="float" office:value="0.000213111">
                <text:p>0.000213111</text:p>
              </table:table-cell>
              <table:table-cell office:value-type="float" office:value="1.47717">
                <text:p>1.477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175">
                <text:p>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18267">
                <text:p>-0.018267</text:p>
              </table:table-cell>
              <table:table-cell office:value-type="float" office:value="0.0143934">
                <text:p>0.0143934</text:p>
              </table:table-cell>
              <table:table-cell office:value-type="float" office:value="1.47035">
                <text:p>1.47035</text:p>
              </table:table-cell>
              <table:table-cell office:value-type="float" office:value="-0.0264799">
                <text:p>-0.0264799</text:p>
              </table:table-cell>
              <table:table-cell office:value-type="float" office:value="0.137523">
                <text:p>0.137523</text:p>
              </table:table-cell>
              <table:table-cell office:value-type="float" office:value="0.000158016">
                <text:p>0.000158016</text:p>
              </table:table-cell>
              <table:table-cell office:value-type="float" office:value="1.4762">
                <text:p>1.47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45">
                <text:p>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34206">
                <text:p>-0.0234206</text:p>
              </table:table-cell>
              <table:table-cell office:value-type="float" office:value="0.0122173">
                <text:p>0.0122173</text:p>
              </table:table-cell>
              <table:table-cell office:value-type="float" office:value="1.47032">
                <text:p>1.47032</text:p>
              </table:table-cell>
              <table:table-cell office:value-type="float" office:value="-0.031051">
                <text:p>-0.031051</text:p>
              </table:table-cell>
              <table:table-cell office:value-type="float" office:value="-0.137517">
                <text:p>-0.137517</text:p>
              </table:table-cell>
              <table:table-cell office:value-type="float" office:value="-0.000102955">
                <text:p>-0.000102955</text:p>
              </table:table-cell>
              <table:table-cell office:value-type="float" office:value="1.47863">
                <text:p>1.478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5175">
                <text:p>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59034">
                <text:p>-0.0259034</text:p>
              </table:table-cell>
              <table:table-cell office:value-type="float" office:value="0.00809733">
                <text:p>0.00809733</text:p>
              </table:table-cell>
              <table:table-cell office:value-type="float" office:value="1.46617">
                <text:p>1.46617</text:p>
              </table:table-cell>
              <table:table-cell office:value-type="float" office:value="0.00396189">
                <text:p>0.00396189</text:p>
              </table:table-cell>
              <table:table-cell office:value-type="float" office:value="-0.137523">
                <text:p>-0.137523</text:p>
              </table:table-cell>
              <table:table-cell office:value-type="float" office:value="-0.000158016">
                <text:p>-0.000158016</text:p>
              </table:table-cell>
              <table:table-cell office:value-type="float" office:value="1.47761">
                <text:p>1.477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45">
                <text:p>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34206">
                <text:p>-0.0234206</text:p>
              </table:table-cell>
              <table:table-cell office:value-type="float" office:value="0.0122173">
                <text:p>0.0122173</text:p>
              </table:table-cell>
              <table:table-cell office:value-type="float" office:value="1.47032">
                <text:p>1.47032</text:p>
              </table:table-cell>
              <table:table-cell office:value-type="float" office:value="-0.031051">
                <text:p>-0.031051</text:p>
              </table:table-cell>
              <table:table-cell office:value-type="float" office:value="0.137517">
                <text:p>0.137517</text:p>
              </table:table-cell>
              <table:table-cell office:value-type="float" office:value="0.000102955">
                <text:p>0.000102955</text:p>
              </table:table-cell>
              <table:table-cell office:value-type="float" office:value="1.47863">
                <text:p>1.478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5175">
                <text:p>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59034">
                <text:p>-0.0259034</text:p>
              </table:table-cell>
              <table:table-cell office:value-type="float" office:value="0.00809733">
                <text:p>0.00809733</text:p>
              </table:table-cell>
              <table:table-cell office:value-type="float" office:value="1.46617">
                <text:p>1.46617</text:p>
              </table:table-cell>
              <table:table-cell office:value-type="float" office:value="0.00396189">
                <text:p>0.00396189</text:p>
              </table:table-cell>
              <table:table-cell office:value-type="float" office:value="0.137523">
                <text:p>0.137523</text:p>
              </table:table-cell>
              <table:table-cell office:value-type="float" office:value="0.000158016">
                <text:p>0.000158016</text:p>
              </table:table-cell>
              <table:table-cell office:value-type="float" office:value="1.47761">
                <text:p>1.477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5175">
                <text:p>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43161">
                <text:p>-0.0243161</text:p>
              </table:table-cell>
              <table:table-cell office:value-type="float" office:value="0.0118009">
                <text:p>0.0118009</text:p>
              </table:table-cell>
              <table:table-cell office:value-type="float" office:value="1.46776">
                <text:p>1.46776</text:p>
              </table:table-cell>
              <table:table-cell office:value-type="float" office:value="0.0182268">
                <text:p>0.0182268</text:p>
              </table:table-cell>
              <table:table-cell office:value-type="float" office:value="-0.137523">
                <text:p>-0.137523</text:p>
              </table:table-cell>
              <table:table-cell office:value-type="float" office:value="-0.000158016">
                <text:p>-0.000158016</text:p>
              </table:table-cell>
              <table:table-cell office:value-type="float" office:value="1.47587">
                <text:p>1.475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45">
                <text:p>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43644">
                <text:p>-0.0243644</text:p>
              </table:table-cell>
              <table:table-cell office:value-type="float" office:value="0.0100149">
                <text:p>0.0100149</text:p>
              </table:table-cell>
              <table:table-cell office:value-type="float" office:value="1.46938">
                <text:p>1.46938</text:p>
              </table:table-cell>
              <table:table-cell office:value-type="float" office:value="-0.0182203">
                <text:p>-0.0182203</text:p>
              </table:table-cell>
              <table:table-cell office:value-type="float" office:value="-0.137517">
                <text:p>-0.137517</text:p>
              </table:table-cell>
              <table:table-cell office:value-type="float" office:value="-0.000102955">
                <text:p>-0.000102955</text:p>
              </table:table-cell>
              <table:table-cell office:value-type="float" office:value="1.47921">
                <text:p>1.479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175">
                <text:p>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43161">
                <text:p>-0.0243161</text:p>
              </table:table-cell>
              <table:table-cell office:value-type="float" office:value="0.0118009">
                <text:p>0.0118009</text:p>
              </table:table-cell>
              <table:table-cell office:value-type="float" office:value="1.46776">
                <text:p>1.46776</text:p>
              </table:table-cell>
              <table:table-cell office:value-type="float" office:value="0.0182268">
                <text:p>0.0182268</text:p>
              </table:table-cell>
              <table:table-cell office:value-type="float" office:value="0.137523">
                <text:p>0.137523</text:p>
              </table:table-cell>
              <table:table-cell office:value-type="float" office:value="0.000158016">
                <text:p>0.000158016</text:p>
              </table:table-cell>
              <table:table-cell office:value-type="float" office:value="1.47587">
                <text:p>1.475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45">
                <text:p>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43644">
                <text:p>-0.0243644</text:p>
              </table:table-cell>
              <table:table-cell office:value-type="float" office:value="0.0100149">
                <text:p>0.0100149</text:p>
              </table:table-cell>
              <table:table-cell office:value-type="float" office:value="1.46938">
                <text:p>1.46938</text:p>
              </table:table-cell>
              <table:table-cell office:value-type="float" office:value="-0.0182203">
                <text:p>-0.0182203</text:p>
              </table:table-cell>
              <table:table-cell office:value-type="float" office:value="0.137517">
                <text:p>0.137517</text:p>
              </table:table-cell>
              <table:table-cell office:value-type="float" office:value="0.000102955">
                <text:p>0.000102955</text:p>
              </table:table-cell>
              <table:table-cell office:value-type="float" office:value="1.47921">
                <text:p>1.479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725">
                <text:p>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297323">
                <text:p>-0.0297323</text:p>
              </table:table-cell>
              <table:table-cell office:value-type="float" office:value="0.00493">
                <text:p>0.00493</text:p>
              </table:table-cell>
              <table:table-cell office:value-type="float" office:value="1.46773">
                <text:p>1.46773</text:p>
              </table:table-cell>
              <table:table-cell office:value-type="float" office:value="-0.0215041">
                <text:p>-0.0215041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  <table:table-cell office:value-type="float" office:value="1.48274">
                <text:p>1.482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345">
                <text:p>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79272">
                <text:p>-0.0279272</text:p>
              </table:table-cell>
              <table:table-cell office:value-type="float" office:value="0.0102859">
                <text:p>0.0102859</text:p>
              </table:table-cell>
              <table:table-cell office:value-type="float" office:value="1.46839">
                <text:p>1.46839</text:p>
              </table:table-cell>
              <table:table-cell office:value-type="float" office:value="0.0079553">
                <text:p>0.0079553</text:p>
              </table:table-cell>
              <table:table-cell office:value-type="float" office:value="-0.137517">
                <text:p>-0.137517</text:p>
              </table:table-cell>
              <table:table-cell office:value-type="float" office:value="-0.000102955">
                <text:p>-0.000102955</text:p>
              </table:table-cell>
              <table:table-cell office:value-type="float" office:value="1.47774">
                <text:p>1.477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725">
                <text:p>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297323">
                <text:p>-0.0297323</text:p>
              </table:table-cell>
              <table:table-cell office:value-type="float" office:value="0.00493">
                <text:p>0.00493</text:p>
              </table:table-cell>
              <table:table-cell office:value-type="float" office:value="1.46773">
                <text:p>1.46773</text:p>
              </table:table-cell>
              <table:table-cell office:value-type="float" office:value="-0.0215041">
                <text:p>-0.0215041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  <table:table-cell office:value-type="float" office:value="1.48274">
                <text:p>1.482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345">
                <text:p>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79272">
                <text:p>-0.0279272</text:p>
              </table:table-cell>
              <table:table-cell office:value-type="float" office:value="0.0102859">
                <text:p>0.0102859</text:p>
              </table:table-cell>
              <table:table-cell office:value-type="float" office:value="1.46839">
                <text:p>1.46839</text:p>
              </table:table-cell>
              <table:table-cell office:value-type="float" office:value="0.0079553">
                <text:p>0.0079553</text:p>
              </table:table-cell>
              <table:table-cell office:value-type="float" office:value="0.137517">
                <text:p>0.137517</text:p>
              </table:table-cell>
              <table:table-cell office:value-type="float" office:value="0.000102955">
                <text:p>0.000102955</text:p>
              </table:table-cell>
              <table:table-cell office:value-type="float" office:value="1.47774">
                <text:p>1.477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345">
                <text:p>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88711">
                <text:p>-0.0288711</text:p>
              </table:table-cell>
              <table:table-cell office:value-type="float" office:value="0.0080835">
                <text:p>0.0080835</text:p>
              </table:table-cell>
              <table:table-cell office:value-type="float" office:value="1.46745">
                <text:p>1.46745</text:p>
              </table:table-cell>
              <table:table-cell office:value-type="float" office:value="0.020786">
                <text:p>0.020786</text:p>
              </table:table-cell>
              <table:table-cell office:value-type="float" office:value="-0.137517">
                <text:p>-0.137517</text:p>
              </table:table-cell>
              <table:table-cell office:value-type="float" office:value="-0.000102955">
                <text:p>-0.000102955</text:p>
              </table:table-cell>
              <table:table-cell office:value-type="float" office:value="1.47934">
                <text:p>1.479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725">
                <text:p>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29987">
                <text:p>-0.029987</text:p>
              </table:table-cell>
              <table:table-cell office:value-type="float" office:value="0.00433564">
                <text:p>0.00433564</text:p>
              </table:table-cell>
              <table:table-cell office:value-type="float" office:value="1.46748">
                <text:p>1.46748</text:p>
              </table:table-cell>
              <table:table-cell office:value-type="float" office:value="-0.0140774">
                <text:p>-0.0140774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  <table:table-cell office:value-type="float" office:value="1.4828">
                <text:p>1.48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45">
                <text:p>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88711">
                <text:p>-0.0288711</text:p>
              </table:table-cell>
              <table:table-cell office:value-type="float" office:value="0.0080835">
                <text:p>0.0080835</text:p>
              </table:table-cell>
              <table:table-cell office:value-type="float" office:value="1.46745">
                <text:p>1.46745</text:p>
              </table:table-cell>
              <table:table-cell office:value-type="float" office:value="0.020786">
                <text:p>0.020786</text:p>
              </table:table-cell>
              <table:table-cell office:value-type="float" office:value="0.137517">
                <text:p>0.137517</text:p>
              </table:table-cell>
              <table:table-cell office:value-type="float" office:value="0.000102955">
                <text:p>0.000102955</text:p>
              </table:table-cell>
              <table:table-cell office:value-type="float" office:value="1.47934">
                <text:p>1.479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725">
                <text:p>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29987">
                <text:p>-0.029987</text:p>
              </table:table-cell>
              <table:table-cell office:value-type="float" office:value="0.00433564">
                <text:p>0.00433564</text:p>
              </table:table-cell>
              <table:table-cell office:value-type="float" office:value="1.46748">
                <text:p>1.46748</text:p>
              </table:table-cell>
              <table:table-cell office:value-type="float" office:value="-0.0140774">
                <text:p>-0.0140774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  <table:table-cell office:value-type="float" office:value="1.4828">
                <text:p>1.48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0026">
                <text:p>0.0026</text:p>
              </table:table-cell>
              <table:table-cell office:value-type="float" office:value="-0.0319721">
                <text:p>-0.0319721</text:p>
              </table:table-cell>
              <table:table-cell office:value-type="float" office:value="0.00162692">
                <text:p>0.00162692</text:p>
              </table:table-cell>
              <table:table-cell office:value-type="float" office:value="1.4666">
                <text:p>1.4666</text:p>
              </table:table-cell>
              <table:table-cell office:value-type="float" office:value="-0.015128">
                <text:p>-0.015128</text:p>
              </table:table-cell>
              <table:table-cell office:value-type="float" office:value="-0.137513">
                <text:p>-0.137513</text:p>
              </table:table-cell>
              <table:table-cell office:value-type="float" office:value="NaN">
                <text:p>NaN</text:p>
              </table:table-cell>
              <table:table-cell office:value-type="float" office:value="1.48463">
                <text:p>1.484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725">
                <text:p>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9576">
                <text:p>-0.0309576</text:p>
              </table:table-cell>
              <table:table-cell office:value-type="float" office:value="0.00440488">
                <text:p>0.00440488</text:p>
              </table:table-cell>
              <table:table-cell office:value-type="float" office:value="1.46721">
                <text:p>1.46721</text:p>
              </table:table-cell>
              <table:table-cell office:value-type="float" office:value="0.0112869">
                <text:p>0.0112869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  <table:table-cell office:value-type="float" office:value="1.48241">
                <text:p>1.482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0026">
                <text:p>0.0026</text:p>
              </table:table-cell>
              <table:table-cell office:value-type="float" office:value="-0.0319721">
                <text:p>-0.0319721</text:p>
              </table:table-cell>
              <table:table-cell office:value-type="float" office:value="0.00162692">
                <text:p>0.00162692</text:p>
              </table:table-cell>
              <table:table-cell office:value-type="float" office:value="1.4666">
                <text:p>1.4666</text:p>
              </table:table-cell>
              <table:table-cell office:value-type="float" office:value="-0.015128">
                <text:p>-0.015128</text:p>
              </table:table-cell>
              <table:table-cell office:value-type="float" office:value="0.137513">
                <text:p>0.137513</text:p>
              </table:table-cell>
              <table:table-cell office:value-type="float" office:value="NaN">
                <text:p>NaN</text:p>
              </table:table-cell>
              <table:table-cell office:value-type="float" office:value="1.48463">
                <text:p>1.484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725">
                <text:p>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9576">
                <text:p>-0.0309576</text:p>
              </table:table-cell>
              <table:table-cell office:value-type="float" office:value="0.00440488">
                <text:p>0.00440488</text:p>
              </table:table-cell>
              <table:table-cell office:value-type="float" office:value="1.46721">
                <text:p>1.46721</text:p>
              </table:table-cell>
              <table:table-cell office:value-type="float" office:value="0.0112869">
                <text:p>0.0112869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  <table:table-cell office:value-type="float" office:value="1.48241">
                <text:p>1.482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725">
                <text:p>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12123">
                <text:p>-0.0312123</text:p>
              </table:table-cell>
              <table:table-cell office:value-type="float" office:value="0.00381052">
                <text:p>0.00381052</text:p>
              </table:table-cell>
              <table:table-cell office:value-type="float" office:value="1.46695">
                <text:p>1.46695</text:p>
              </table:table-cell>
              <table:table-cell office:value-type="float" office:value="0.0187137">
                <text:p>0.0187137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  <table:table-cell office:value-type="float" office:value="1.48296">
                <text:p>1.482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0026">
                <text:p>0.0026</text:p>
              </table:table-cell>
              <table:table-cell office:value-type="float" office:value="-0.0319766">
                <text:p>-0.0319766</text:p>
              </table:table-cell>
              <table:table-cell office:value-type="float" office:value="0.0016164">
                <text:p>0.0016164</text:p>
              </table:table-cell>
              <table:table-cell office:value-type="float" office:value="1.4666">
                <text:p>1.4666</text:p>
              </table:table-cell>
              <table:table-cell office:value-type="float" office:value="-0.0149456">
                <text:p>-0.0149456</text:p>
              </table:table-cell>
              <table:table-cell office:value-type="float" office:value="-0.137513">
                <text:p>-0.137513</text:p>
              </table:table-cell>
              <table:table-cell office:value-type="float" office:value="NaN">
                <text:p>NaN</text:p>
              </table:table-cell>
              <table:table-cell office:value-type="float" office:value="1.48463">
                <text:p>1.484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725">
                <text:p>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12123">
                <text:p>-0.0312123</text:p>
              </table:table-cell>
              <table:table-cell office:value-type="float" office:value="0.00381052">
                <text:p>0.00381052</text:p>
              </table:table-cell>
              <table:table-cell office:value-type="float" office:value="1.46695">
                <text:p>1.46695</text:p>
              </table:table-cell>
              <table:table-cell office:value-type="float" office:value="0.0187137">
                <text:p>0.0187137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  <table:table-cell office:value-type="float" office:value="1.48296">
                <text:p>1.482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0026">
                <text:p>0.0026</text:p>
              </table:table-cell>
              <table:table-cell office:value-type="float" office:value="-0.0319766">
                <text:p>-0.0319766</text:p>
              </table:table-cell>
              <table:table-cell office:value-type="float" office:value="0.0016164">
                <text:p>0.0016164</text:p>
              </table:table-cell>
              <table:table-cell office:value-type="float" office:value="1.4666">
                <text:p>1.4666</text:p>
              </table:table-cell>
              <table:table-cell office:value-type="float" office:value="-0.0149456">
                <text:p>-0.0149456</text:p>
              </table:table-cell>
              <table:table-cell office:value-type="float" office:value="0.137513">
                <text:p>0.137513</text:p>
              </table:table-cell>
              <table:table-cell office:value-type="float" office:value="NaN">
                <text:p>NaN</text:p>
              </table:table-cell>
              <table:table-cell office:value-type="float" office:value="1.48463">
                <text:p>1.484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8388">
                <text:p>-0.0308388</text:p>
              </table:table-cell>
              <table:table-cell office:value-type="float" office:value="0.00379191">
                <text:p>0.00379191</text:p>
              </table:table-cell>
              <table:table-cell office:value-type="float" office:value="1.46706">
                <text:p>1.46706</text:p>
              </table:table-cell>
              <table:table-cell office:value-type="float" office:value="-0.0115714">
                <text:p>-0.0115714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  <table:table-cell office:value-type="float" office:value="1.48286">
                <text:p>1.48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0026">
                <text:p>0.0026</text:p>
              </table:table-cell>
              <table:table-cell office:value-type="float" office:value="-0.0315039">
                <text:p>-0.0315039</text:p>
              </table:table-cell>
              <table:table-cell office:value-type="float" office:value="0.00182757">
                <text:p>0.00182757</text:p>
              </table:table-cell>
              <table:table-cell office:value-type="float" office:value="1.4668">
                <text:p>1.4668</text:p>
              </table:table-cell>
              <table:table-cell office:value-type="float" office:value="0.0145663">
                <text:p>0.0145663</text:p>
              </table:table-cell>
              <table:table-cell office:value-type="float" office:value="-0.137513">
                <text:p>-0.137513</text:p>
              </table:table-cell>
              <table:table-cell office:value-type="float" office:value="NaN">
                <text:p>NaN</text:p>
              </table:table-cell>
              <table:table-cell office:value-type="float" office:value="1.48461">
                <text:p>1.484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8388">
                <text:p>-0.0308388</text:p>
              </table:table-cell>
              <table:table-cell office:value-type="float" office:value="0.00379191">
                <text:p>0.00379191</text:p>
              </table:table-cell>
              <table:table-cell office:value-type="float" office:value="1.46706">
                <text:p>1.46706</text:p>
              </table:table-cell>
              <table:table-cell office:value-type="float" office:value="-0.0115714">
                <text:p>-0.0115714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  <table:table-cell office:value-type="float" office:value="1.48286">
                <text:p>1.482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26">
                <text:p>0.0026</text:p>
              </table:table-cell>
              <table:table-cell office:value-type="float" office:value="-0.0315039">
                <text:p>-0.0315039</text:p>
              </table:table-cell>
              <table:table-cell office:value-type="float" office:value="0.00182757">
                <text:p>0.00182757</text:p>
              </table:table-cell>
              <table:table-cell office:value-type="float" office:value="1.4668">
                <text:p>1.4668</text:p>
              </table:table-cell>
              <table:table-cell office:value-type="float" office:value="0.0145663">
                <text:p>0.0145663</text:p>
              </table:table-cell>
              <table:table-cell office:value-type="float" office:value="0.137513">
                <text:p>0.137513</text:p>
              </table:table-cell>
              <table:table-cell office:value-type="float" office:value="NaN">
                <text:p>NaN</text:p>
              </table:table-cell>
              <table:table-cell office:value-type="float" office:value="1.48461">
                <text:p>1.484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026">
                <text:p>0.0026</text:p>
              </table:table-cell>
              <table:table-cell office:value-type="float" office:value="-0.0315085">
                <text:p>-0.0315085</text:p>
              </table:table-cell>
              <table:table-cell office:value-type="float" office:value="0.00181705">
                <text:p>0.00181705</text:p>
              </table:table-cell>
              <table:table-cell office:value-type="float" office:value="1.4668">
                <text:p>1.4668</text:p>
              </table:table-cell>
              <table:table-cell office:value-type="float" office:value="0.0147486">
                <text:p>0.0147486</text:p>
              </table:table-cell>
              <table:table-cell office:value-type="float" office:value="-0.137513">
                <text:p>-0.137513</text:p>
              </table:table-cell>
              <table:table-cell office:value-type="float" office:value="NaN">
                <text:p>NaN</text:p>
              </table:table-cell>
              <table:table-cell office:value-type="float" office:value="1.48462">
                <text:p>1.484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704">
                <text:p>-0.030704</text:p>
              </table:table-cell>
              <table:table-cell office:value-type="float" office:value="0.00410663">
                <text:p>0.00410663</text:p>
              </table:table-cell>
              <table:table-cell office:value-type="float" office:value="1.46719">
                <text:p>1.46719</text:p>
              </table:table-cell>
              <table:table-cell office:value-type="float" office:value="-0.0190937">
                <text:p>-0.0190937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  <table:table-cell office:value-type="float" office:value="1.48292">
                <text:p>1.482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.0026">
                <text:p>0.0026</text:p>
              </table:table-cell>
              <table:table-cell office:value-type="float" office:value="-0.0315085">
                <text:p>-0.0315085</text:p>
              </table:table-cell>
              <table:table-cell office:value-type="float" office:value="0.00181705">
                <text:p>0.00181705</text:p>
              </table:table-cell>
              <table:table-cell office:value-type="float" office:value="1.4668">
                <text:p>1.4668</text:p>
              </table:table-cell>
              <table:table-cell office:value-type="float" office:value="0.0147486">
                <text:p>0.0147486</text:p>
              </table:table-cell>
              <table:table-cell office:value-type="float" office:value="0.137513">
                <text:p>0.137513</text:p>
              </table:table-cell>
              <table:table-cell office:value-type="float" office:value="NaN">
                <text:p>NaN</text:p>
              </table:table-cell>
              <table:table-cell office:value-type="float" office:value="1.48462">
                <text:p>1.484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704">
                <text:p>-0.030704</text:p>
              </table:table-cell>
              <table:table-cell office:value-type="float" office:value="0.00410663">
                <text:p>0.00410663</text:p>
              </table:table-cell>
              <table:table-cell office:value-type="float" office:value="1.46719">
                <text:p>1.46719</text:p>
              </table:table-cell>
              <table:table-cell office:value-type="float" office:value="-0.0190937">
                <text:p>-0.0190937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  <table:table-cell office:value-type="float" office:value="1.48292">
                <text:p>1.482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345">
                <text:p>-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66182">
                <text:p>-0.0266182</text:p>
              </table:table-cell>
              <table:table-cell office:value-type="float" office:value="0.0138873">
                <text:p>0.0138873</text:p>
              </table:table-cell>
              <table:table-cell office:value-type="float" office:value="1.46983">
                <text:p>1.46983</text:p>
              </table:table-cell>
              <table:table-cell office:value-type="float" office:value="-0.00783388">
                <text:p>-0.00783388</text:p>
              </table:table-cell>
              <table:table-cell office:value-type="float" office:value="-0.137519">
                <text:p>-0.137519</text:p>
              </table:table-cell>
              <table:table-cell office:value-type="float" office:value="0.000117302">
                <text:p>0.000117302</text:p>
              </table:table-cell>
              <table:table-cell office:value-type="float" office:value="1.47564">
                <text:p>1.475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3561">
                <text:p>-0.0303561</text:p>
              </table:table-cell>
              <table:table-cell office:value-type="float" office:value="0.0039988">
                <text:p>0.0039988</text:p>
              </table:table-cell>
              <table:table-cell office:value-type="float" office:value="1.46726">
                <text:p>1.46726</text:p>
              </table:table-cell>
              <table:table-cell office:value-type="float" office:value="0.0212897">
                <text:p>0.0212897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  <table:table-cell office:value-type="float" office:value="1.48318">
                <text:p>1.483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345">
                <text:p>-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66182">
                <text:p>-0.0266182</text:p>
              </table:table-cell>
              <table:table-cell office:value-type="float" office:value="0.0138873">
                <text:p>0.0138873</text:p>
              </table:table-cell>
              <table:table-cell office:value-type="float" office:value="1.46983">
                <text:p>1.46983</text:p>
              </table:table-cell>
              <table:table-cell office:value-type="float" office:value="-0.00783388">
                <text:p>-0.00783388</text:p>
              </table:table-cell>
              <table:table-cell office:value-type="float" office:value="0.137519">
                <text:p>0.137519</text:p>
              </table:table-cell>
              <table:table-cell office:value-type="float" office:value="-0.000117302">
                <text:p>-0.000117302</text:p>
              </table:table-cell>
              <table:table-cell office:value-type="float" office:value="1.47564">
                <text:p>1.475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3561">
                <text:p>-0.0303561</text:p>
              </table:table-cell>
              <table:table-cell office:value-type="float" office:value="0.0039988">
                <text:p>0.0039988</text:p>
              </table:table-cell>
              <table:table-cell office:value-type="float" office:value="1.46726">
                <text:p>1.46726</text:p>
              </table:table-cell>
              <table:table-cell office:value-type="float" office:value="0.0212897">
                <text:p>0.0212897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  <table:table-cell office:value-type="float" office:value="1.48318">
                <text:p>1.483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2212">
                <text:p>-0.0302212</text:p>
              </table:table-cell>
              <table:table-cell office:value-type="float" office:value="0.00431351">
                <text:p>0.00431351</text:p>
              </table:table-cell>
              <table:table-cell office:value-type="float" office:value="1.4674">
                <text:p>1.4674</text:p>
              </table:table-cell>
              <table:table-cell office:value-type="float" office:value="0.0137675">
                <text:p>0.0137675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  <table:table-cell office:value-type="float" office:value="1.48274">
                <text:p>1.482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345">
                <text:p>-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88559">
                <text:p>-0.0288559</text:p>
              </table:table-cell>
              <table:table-cell office:value-type="float" office:value="0.00866605">
                <text:p>0.00866605</text:p>
              </table:table-cell>
              <table:table-cell office:value-type="float" office:value="1.4676">
                <text:p>1.4676</text:p>
              </table:table-cell>
              <table:table-cell office:value-type="float" office:value="-0.0212058">
                <text:p>-0.0212058</text:p>
              </table:table-cell>
              <table:table-cell office:value-type="float" office:value="-0.137519">
                <text:p>-0.137519</text:p>
              </table:table-cell>
              <table:table-cell office:value-type="float" office:value="0.000117302">
                <text:p>0.000117302</text:p>
              </table:table-cell>
              <table:table-cell office:value-type="float" office:value="1.47894">
                <text:p>1.478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026">
                <text:p>0.0026</text:p>
              </table:table-cell>
              <table:table-cell office:value-type="float" office:value="-0.0302212">
                <text:p>-0.0302212</text:p>
              </table:table-cell>
              <table:table-cell office:value-type="float" office:value="0.00431351">
                <text:p>0.00431351</text:p>
              </table:table-cell>
              <table:table-cell office:value-type="float" office:value="1.4674">
                <text:p>1.4674</text:p>
              </table:table-cell>
              <table:table-cell office:value-type="float" office:value="0.0137675">
                <text:p>0.0137675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  <table:table-cell office:value-type="float" office:value="1.48274">
                <text:p>1.482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345">
                <text:p>-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88559">
                <text:p>-0.0288559</text:p>
              </table:table-cell>
              <table:table-cell office:value-type="float" office:value="0.00866605">
                <text:p>0.00866605</text:p>
              </table:table-cell>
              <table:table-cell office:value-type="float" office:value="1.4676">
                <text:p>1.4676</text:p>
              </table:table-cell>
              <table:table-cell office:value-type="float" office:value="-0.0212058">
                <text:p>-0.0212058</text:p>
              </table:table-cell>
              <table:table-cell office:value-type="float" office:value="0.137519">
                <text:p>0.137519</text:p>
              </table:table-cell>
              <table:table-cell office:value-type="float" office:value="-0.000117302">
                <text:p>-0.000117302</text:p>
              </table:table-cell>
              <table:table-cell office:value-type="float" office:value="1.47894">
                <text:p>1.478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81208">
                <text:p>-0.0281208</text:p>
              </table:table-cell>
              <table:table-cell office:value-type="float" office:value="0.00504229">
                <text:p>0.00504229</text:p>
              </table:table-cell>
              <table:table-cell office:value-type="float" office:value="1.46456">
                <text:p>1.46456</text:p>
              </table:table-cell>
              <table:table-cell office:value-type="float" office:value="-0.00417658">
                <text:p>-0.00417658</text:p>
              </table:table-cell>
              <table:table-cell office:value-type="float" office:value="-0.137526">
                <text:p>-0.137526</text:p>
              </table:table-cell>
              <table:table-cell office:value-type="float" office:value="0.000172378">
                <text:p>0.000172378</text:p>
              </table:table-cell>
              <table:table-cell office:value-type="float" office:value="1.47903">
                <text:p>1.479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345">
                <text:p>-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29394">
                <text:p>-0.0229394</text:p>
              </table:table-cell>
              <table:table-cell office:value-type="float" office:value="0.015464">
                <text:p>0.015464</text:p>
              </table:table-cell>
              <table:table-cell office:value-type="float" office:value="1.47141">
                <text:p>1.47141</text:p>
              </table:table-cell>
              <table:table-cell office:value-type="float" office:value="0.0317764">
                <text:p>0.0317764</text:p>
              </table:table-cell>
              <table:table-cell office:value-type="float" office:value="-0.137519">
                <text:p>-0.137519</text:p>
              </table:table-cell>
              <table:table-cell office:value-type="float" office:value="0.000117302">
                <text:p>0.000117302</text:p>
              </table:table-cell>
              <table:table-cell office:value-type="float" office:value="1.47658">
                <text:p>1.476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81208">
                <text:p>-0.0281208</text:p>
              </table:table-cell>
              <table:table-cell office:value-type="float" office:value="0.00504229">
                <text:p>0.00504229</text:p>
              </table:table-cell>
              <table:table-cell office:value-type="float" office:value="1.46456">
                <text:p>1.46456</text:p>
              </table:table-cell>
              <table:table-cell office:value-type="float" office:value="-0.00417658">
                <text:p>-0.00417658</text:p>
              </table:table-cell>
              <table:table-cell office:value-type="float" office:value="0.137526">
                <text:p>0.137526</text:p>
              </table:table-cell>
              <table:table-cell office:value-type="float" office:value="-0.000172378">
                <text:p>-0.000172378</text:p>
              </table:table-cell>
              <table:table-cell office:value-type="float" office:value="1.47903">
                <text:p>1.479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345">
                <text:p>-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29394">
                <text:p>-0.0229394</text:p>
              </table:table-cell>
              <table:table-cell office:value-type="float" office:value="0.015464">
                <text:p>0.015464</text:p>
              </table:table-cell>
              <table:table-cell office:value-type="float" office:value="1.47141">
                <text:p>1.47141</text:p>
              </table:table-cell>
              <table:table-cell office:value-type="float" office:value="0.0317764">
                <text:p>0.0317764</text:p>
              </table:table-cell>
              <table:table-cell office:value-type="float" office:value="0.137519">
                <text:p>0.137519</text:p>
              </table:table-cell>
              <table:table-cell office:value-type="float" office:value="-0.000117302">
                <text:p>-0.000117302</text:p>
              </table:table-cell>
              <table:table-cell office:value-type="float" office:value="1.47658">
                <text:p>1.476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345">
                <text:p>-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51771">
                <text:p>-0.0251771</text:p>
              </table:table-cell>
              <table:table-cell office:value-type="float" office:value="0.0102427">
                <text:p>0.0102427</text:p>
              </table:table-cell>
              <table:table-cell office:value-type="float" office:value="1.46917">
                <text:p>1.46917</text:p>
              </table:table-cell>
              <table:table-cell office:value-type="float" office:value="0.0184045">
                <text:p>0.0184045</text:p>
              </table:table-cell>
              <table:table-cell office:value-type="float" office:value="-0.137519">
                <text:p>-0.137519</text:p>
              </table:table-cell>
              <table:table-cell office:value-type="float" office:value="0.000117302">
                <text:p>0.000117302</text:p>
              </table:table-cell>
              <table:table-cell office:value-type="float" office:value="1.4788">
                <text:p>1.47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52831">
                <text:p>-0.0252831</text:p>
              </table:table-cell>
              <table:table-cell office:value-type="float" office:value="0.0116636">
                <text:p>0.0116636</text:p>
              </table:table-cell>
              <table:table-cell office:value-type="float" office:value="1.4674">
                <text:p>1.4674</text:p>
              </table:table-cell>
              <table:table-cell office:value-type="float" office:value="-0.0179522">
                <text:p>-0.0179522</text:p>
              </table:table-cell>
              <table:table-cell office:value-type="float" office:value="-0.137526">
                <text:p>-0.137526</text:p>
              </table:table-cell>
              <table:table-cell office:value-type="float" office:value="0.000172378">
                <text:p>0.000172378</text:p>
              </table:table-cell>
              <table:table-cell office:value-type="float" office:value="1.47565">
                <text:p>1.475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345">
                <text:p>-0.00345</text:p>
              </table:table-cell>
              <table:table-cell office:value-type="float" office:value="0.0026">
                <text:p>0.0026</text:p>
              </table:table-cell>
              <table:table-cell office:value-type="float" office:value="-0.0251771">
                <text:p>-0.0251771</text:p>
              </table:table-cell>
              <table:table-cell office:value-type="float" office:value="0.0102427">
                <text:p>0.0102427</text:p>
              </table:table-cell>
              <table:table-cell office:value-type="float" office:value="1.46917">
                <text:p>1.46917</text:p>
              </table:table-cell>
              <table:table-cell office:value-type="float" office:value="0.0184045">
                <text:p>0.0184045</text:p>
              </table:table-cell>
              <table:table-cell office:value-type="float" office:value="0.137519">
                <text:p>0.137519</text:p>
              </table:table-cell>
              <table:table-cell office:value-type="float" office:value="-0.000117302">
                <text:p>-0.000117302</text:p>
              </table:table-cell>
              <table:table-cell office:value-type="float" office:value="1.4788">
                <text:p>1.47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52831">
                <text:p>-0.0252831</text:p>
              </table:table-cell>
              <table:table-cell office:value-type="float" office:value="0.0116636">
                <text:p>0.0116636</text:p>
              </table:table-cell>
              <table:table-cell office:value-type="float" office:value="1.4674">
                <text:p>1.4674</text:p>
              </table:table-cell>
              <table:table-cell office:value-type="float" office:value="-0.0179522">
                <text:p>-0.0179522</text:p>
              </table:table-cell>
              <table:table-cell office:value-type="float" office:value="0.137526">
                <text:p>0.137526</text:p>
              </table:table-cell>
              <table:table-cell office:value-type="float" office:value="-0.000172378">
                <text:p>-0.000172378</text:p>
              </table:table-cell>
              <table:table-cell office:value-type="float" office:value="1.47565">
                <text:p>1.475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69">
                <text:p>-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302092">
                <text:p>-0.0302092</text:p>
              </table:table-cell>
              <table:table-cell office:value-type="float" office:value="-0.0133532">
                <text:p>-0.0133532</text:p>
              </table:table-cell>
              <table:table-cell office:value-type="float" office:value="1.45593">
                <text:p>1.45593</text:p>
              </table:table-cell>
              <table:table-cell office:value-type="float" office:value="-0.00451925">
                <text:p>-0.00451925</text:p>
              </table:table-cell>
              <table:table-cell office:value-type="float" office:value="-0.137535">
                <text:p>-0.137535</text:p>
              </table:table-cell>
              <table:table-cell office:value-type="float" office:value="0.000227451">
                <text:p>0.000227451</text:p>
              </table:table-cell>
              <table:table-cell office:value-type="float" office:value="1.48854">
                <text:p>1.488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0018">
                <text:p>-0.020018</text:p>
              </table:table-cell>
              <table:table-cell office:value-type="float" office:value="0.00851494">
                <text:p>0.00851494</text:p>
              </table:table-cell>
              <table:table-cell office:value-type="float" office:value="1.46803">
                <text:p>1.46803</text:p>
              </table:table-cell>
              <table:table-cell office:value-type="float" office:value="0.0408917">
                <text:p>0.0408917</text:p>
              </table:table-cell>
              <table:table-cell office:value-type="float" office:value="-0.137526">
                <text:p>-0.137526</text:p>
              </table:table-cell>
              <table:table-cell office:value-type="float" office:value="0.000172378">
                <text:p>0.000172378</text:p>
              </table:table-cell>
              <table:table-cell office:value-type="float" office:value="1.48066">
                <text:p>1.480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69">
                <text:p>-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302092">
                <text:p>-0.0302092</text:p>
              </table:table-cell>
              <table:table-cell office:value-type="float" office:value="-0.0133532">
                <text:p>-0.0133532</text:p>
              </table:table-cell>
              <table:table-cell office:value-type="float" office:value="1.45593">
                <text:p>1.45593</text:p>
              </table:table-cell>
              <table:table-cell office:value-type="float" office:value="-0.00451925">
                <text:p>-0.00451925</text:p>
              </table:table-cell>
              <table:table-cell office:value-type="float" office:value="0.137535">
                <text:p>0.137535</text:p>
              </table:table-cell>
              <table:table-cell office:value-type="float" office:value="-0.000227451">
                <text:p>-0.000227451</text:p>
              </table:table-cell>
              <table:table-cell office:value-type="float" office:value="1.48854">
                <text:p>1.488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20018">
                <text:p>-0.020018</text:p>
              </table:table-cell>
              <table:table-cell office:value-type="float" office:value="0.00851494">
                <text:p>0.00851494</text:p>
              </table:table-cell>
              <table:table-cell office:value-type="float" office:value="1.46803">
                <text:p>1.46803</text:p>
              </table:table-cell>
              <table:table-cell office:value-type="float" office:value="0.0408917">
                <text:p>0.0408917</text:p>
              </table:table-cell>
              <table:table-cell office:value-type="float" office:value="0.137526">
                <text:p>0.137526</text:p>
              </table:table-cell>
              <table:table-cell office:value-type="float" office:value="-0.000172378">
                <text:p>-0.000172378</text:p>
              </table:table-cell>
              <table:table-cell office:value-type="float" office:value="1.48066">
                <text:p>1.480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171803">
                <text:p>-0.0171803</text:p>
              </table:table-cell>
              <table:table-cell office:value-type="float" office:value="0.0151362">
                <text:p>0.0151362</text:p>
              </table:table-cell>
              <table:table-cell office:value-type="float" office:value="1.47087">
                <text:p>1.47087</text:p>
              </table:table-cell>
              <table:table-cell office:value-type="float" office:value="0.0271161">
                <text:p>0.0271161</text:p>
              </table:table-cell>
              <table:table-cell office:value-type="float" office:value="-0.137526">
                <text:p>-0.137526</text:p>
              </table:table-cell>
              <table:table-cell office:value-type="float" office:value="0.000172378">
                <text:p>0.000172378</text:p>
              </table:table-cell>
              <table:table-cell office:value-type="float" office:value="1.47602">
                <text:p>1.476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69">
                <text:p>-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215671">
                <text:p>-0.0215671</text:p>
              </table:table-cell>
              <table:table-cell office:value-type="float" office:value="0.00681173">
                <text:p>0.00681173</text:p>
              </table:table-cell>
              <table:table-cell office:value-type="float" office:value="1.46457">
                <text:p>1.46457</text:p>
              </table:table-cell>
              <table:table-cell office:value-type="float" office:value="-0.0091597">
                <text:p>-0.0091597</text:p>
              </table:table-cell>
              <table:table-cell office:value-type="float" office:value="-0.137535">
                <text:p>-0.137535</text:p>
              </table:table-cell>
              <table:table-cell office:value-type="float" office:value="0.000227451">
                <text:p>0.000227451</text:p>
              </table:table-cell>
              <table:table-cell office:value-type="float" office:value="1.47732">
                <text:p>1.477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026">
                <text:p>0.0026</text:p>
              </table:table-cell>
              <table:table-cell office:value-type="float" office:value="-0.0171803">
                <text:p>-0.0171803</text:p>
              </table:table-cell>
              <table:table-cell office:value-type="float" office:value="0.0151362">
                <text:p>0.0151362</text:p>
              </table:table-cell>
              <table:table-cell office:value-type="float" office:value="1.47087">
                <text:p>1.47087</text:p>
              </table:table-cell>
              <table:table-cell office:value-type="float" office:value="0.0271161">
                <text:p>0.0271161</text:p>
              </table:table-cell>
              <table:table-cell office:value-type="float" office:value="0.137526">
                <text:p>0.137526</text:p>
              </table:table-cell>
              <table:table-cell office:value-type="float" office:value="-0.000172378">
                <text:p>-0.000172378</text:p>
              </table:table-cell>
              <table:table-cell office:value-type="float" office:value="1.47602">
                <text:p>1.476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69">
                <text:p>-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215671">
                <text:p>-0.0215671</text:p>
              </table:table-cell>
              <table:table-cell office:value-type="float" office:value="0.00681173">
                <text:p>0.00681173</text:p>
              </table:table-cell>
              <table:table-cell office:value-type="float" office:value="1.46457">
                <text:p>1.46457</text:p>
              </table:table-cell>
              <table:table-cell office:value-type="float" office:value="-0.0091597">
                <text:p>-0.0091597</text:p>
              </table:table-cell>
              <table:table-cell office:value-type="float" office:value="0.137535">
                <text:p>0.137535</text:p>
              </table:table-cell>
              <table:table-cell office:value-type="float" office:value="-0.000227451">
                <text:p>-0.000227451</text:p>
              </table:table-cell>
              <table:table-cell office:value-type="float" office:value="1.47732">
                <text:p>1.477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3">
                <text:p>0.023</text:p>
              </table:table-cell>
              <table:table-cell office:value-type="float" office:value="0.0026">
                <text:p>0.0026</text:p>
              </table:table-cell>
              <table:table-cell office:value-type="float" office:value="-0.0109411">
                <text:p>-0.0109411</text:p>
              </table:table-cell>
              <table:table-cell office:value-type="float" office:value="-0.0240654">
                <text:p>-0.0240654</text:p>
              </table:table-cell>
              <table:table-cell office:value-type="float" office:value="1.44415">
                <text:p>1.44415</text:p>
              </table:table-cell>
              <table:table-cell office:value-type="float" office:value="0.00480126">
                <text:p>0.00480126</text:p>
              </table:table-cell>
              <table:table-cell office:value-type="float" office:value="-0.137746">
                <text:p>-0.137746</text:p>
              </table:table-cell>
              <table:table-cell office:value-type="float" office:value="-0.000726931">
                <text:p>-0.000726931</text:p>
              </table:table-cell>
              <table:table-cell office:value-type="float" office:value="1.48753">
                <text:p>1.487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-0.0104313">
                <text:p>-0.0104313</text:p>
              </table:table-cell>
              <table:table-cell office:value-type="float" office:value="-0.0233772">
                <text:p>-0.0233772</text:p>
              </table:table-cell>
              <table:table-cell office:value-type="float" office:value="1.44516">
                <text:p>1.44516</text:p>
              </table:table-cell>
              <table:table-cell office:value-type="float" office:value="-0.00689427">
                <text:p>-0.00689427</text:p>
              </table:table-cell>
              <table:table-cell office:value-type="float" office:value="-0.137706">
                <text:p>-0.137706</text:p>
              </table:table-cell>
              <table:table-cell office:value-type="float" office:value="-0.000662704">
                <text:p>-0.000662704</text:p>
              </table:table-cell>
              <table:table-cell office:value-type="float" office:value="1.48786">
                <text:p>1.487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3">
                <text:p>0.023</text:p>
              </table:table-cell>
              <table:table-cell office:value-type="float" office:value="0.0026">
                <text:p>0.0026</text:p>
              </table:table-cell>
              <table:table-cell office:value-type="float" office:value="-0.0109411">
                <text:p>-0.0109411</text:p>
              </table:table-cell>
              <table:table-cell office:value-type="float" office:value="-0.0240654">
                <text:p>-0.0240654</text:p>
              </table:table-cell>
              <table:table-cell office:value-type="float" office:value="1.44415">
                <text:p>1.44415</text:p>
              </table:table-cell>
              <table:table-cell office:value-type="float" office:value="0.00480126">
                <text:p>0.00480126</text:p>
              </table:table-cell>
              <table:table-cell office:value-type="float" office:value="0.137746">
                <text:p>0.137746</text:p>
              </table:table-cell>
              <table:table-cell office:value-type="float" office:value="0.000726931">
                <text:p>0.000726931</text:p>
              </table:table-cell>
              <table:table-cell office:value-type="float" office:value="1.48753">
                <text:p>1.487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-0.0104313">
                <text:p>-0.0104313</text:p>
              </table:table-cell>
              <table:table-cell office:value-type="float" office:value="-0.0233772">
                <text:p>-0.0233772</text:p>
              </table:table-cell>
              <table:table-cell office:value-type="float" office:value="1.44516">
                <text:p>1.44516</text:p>
              </table:table-cell>
              <table:table-cell office:value-type="float" office:value="-0.00689427">
                <text:p>-0.00689427</text:p>
              </table:table-cell>
              <table:table-cell office:value-type="float" office:value="0.137706">
                <text:p>0.137706</text:p>
              </table:table-cell>
              <table:table-cell office:value-type="float" office:value="0.000662704">
                <text:p>0.000662704</text:p>
              </table:table-cell>
              <table:table-cell office:value-type="float" office:value="1.48786">
                <text:p>1.487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-0.0109433">
                <text:p>-0.0109433</text:p>
              </table:table-cell>
              <table:table-cell office:value-type="float" office:value="-0.0235967">
                <text:p>-0.0235967</text:p>
              </table:table-cell>
              <table:table-cell office:value-type="float" office:value="1.44494">
                <text:p>1.44494</text:p>
              </table:table-cell>
              <table:table-cell office:value-type="float" office:value="0.00317711">
                <text:p>0.00317711</text:p>
              </table:table-cell>
              <table:table-cell office:value-type="float" office:value="-0.137706">
                <text:p>-0.137706</text:p>
              </table:table-cell>
              <table:table-cell office:value-type="float" office:value="-0.000662704">
                <text:p>-0.000662704</text:p>
              </table:table-cell>
              <table:table-cell office:value-type="float" office:value="1.48782">
                <text:p>1.487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6">
                <text:p>0.0026</text:p>
              </table:table-cell>
              <table:table-cell office:value-type="float" office:value="-0.0097956">
                <text:p>-0.0097956</text:p>
              </table:table-cell>
              <table:table-cell office:value-type="float" office:value="-0.0216736">
                <text:p>-0.0216736</text:p>
              </table:table-cell>
              <table:table-cell office:value-type="float" office:value="1.44685">
                <text:p>1.44685</text:p>
              </table:table-cell>
              <table:table-cell office:value-type="float" office:value="-0.00963751">
                <text:p>-0.00963751</text:p>
              </table:table-cell>
              <table:table-cell office:value-type="float" office:value="-0.13767">
                <text:p>-0.13767</text:p>
              </table:table-cell>
              <table:table-cell office:value-type="float" office:value="-0.000598478">
                <text:p>-0.000598478</text:p>
              </table:table-cell>
              <table:table-cell office:value-type="float" office:value="1.48787">
                <text:p>1.487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-0.0109433">
                <text:p>-0.0109433</text:p>
              </table:table-cell>
              <table:table-cell office:value-type="float" office:value="-0.0235967">
                <text:p>-0.0235967</text:p>
              </table:table-cell>
              <table:table-cell office:value-type="float" office:value="1.44494">
                <text:p>1.44494</text:p>
              </table:table-cell>
              <table:table-cell office:value-type="float" office:value="0.00317711">
                <text:p>0.00317711</text:p>
              </table:table-cell>
              <table:table-cell office:value-type="float" office:value="0.137706">
                <text:p>0.137706</text:p>
              </table:table-cell>
              <table:table-cell office:value-type="float" office:value="0.000662704">
                <text:p>0.000662704</text:p>
              </table:table-cell>
              <table:table-cell office:value-type="float" office:value="1.48782">
                <text:p>1.487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6">
                <text:p>0.0026</text:p>
              </table:table-cell>
              <table:table-cell office:value-type="float" office:value="-0.0097956">
                <text:p>-0.0097956</text:p>
              </table:table-cell>
              <table:table-cell office:value-type="float" office:value="-0.0216736">
                <text:p>-0.0216736</text:p>
              </table:table-cell>
              <table:table-cell office:value-type="float" office:value="1.44685">
                <text:p>1.44685</text:p>
              </table:table-cell>
              <table:table-cell office:value-type="float" office:value="-0.00963751">
                <text:p>-0.00963751</text:p>
              </table:table-cell>
              <table:table-cell office:value-type="float" office:value="0.13767">
                <text:p>0.13767</text:p>
              </table:table-cell>
              <table:table-cell office:value-type="float" office:value="0.000598478">
                <text:p>0.000598478</text:p>
              </table:table-cell>
              <table:table-cell office:value-type="float" office:value="1.48787">
                <text:p>1.487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6">
                <text:p>0.0026</text:p>
              </table:table-cell>
              <table:table-cell office:value-type="float" office:value="-0.0106122">
                <text:p>-0.0106122</text:p>
              </table:table-cell>
              <table:table-cell office:value-type="float" office:value="-0.0220236">
                <text:p>-0.0220236</text:p>
              </table:table-cell>
              <table:table-cell office:value-type="float" office:value="1.4465">
                <text:p>1.4465</text:p>
              </table:table-cell>
              <table:table-cell office:value-type="float" office:value="0.00211605">
                <text:p>0.00211605</text:p>
              </table:table-cell>
              <table:table-cell office:value-type="float" office:value="-0.13767">
                <text:p>-0.13767</text:p>
              </table:table-cell>
              <table:table-cell office:value-type="float" office:value="-0.000598478">
                <text:p>-0.000598478</text:p>
              </table:table-cell>
              <table:table-cell office:value-type="float" office:value="1.48778">
                <text:p>1.487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-0.00883002">
                <text:p>-0.00883002</text:p>
              </table:table-cell>
              <table:table-cell office:value-type="float" office:value="-0.018874">
                <text:p>-0.018874</text:p>
              </table:table-cell>
              <table:table-cell office:value-type="float" office:value="1.44929">
                <text:p>1.44929</text:p>
              </table:table-cell>
              <table:table-cell office:value-type="float" office:value="-0.0129472">
                <text:p>-0.0129472</text:p>
              </table:table-cell>
              <table:table-cell office:value-type="float" office:value="-0.137638">
                <text:p>-0.137638</text:p>
              </table:table-cell>
              <table:table-cell office:value-type="float" office:value="-0.000534252">
                <text:p>-0.000534252</text:p>
              </table:table-cell>
              <table:table-cell office:value-type="float" office:value="1.48758">
                <text:p>1.487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6">
                <text:p>0.0026</text:p>
              </table:table-cell>
              <table:table-cell office:value-type="float" office:value="-0.0106122">
                <text:p>-0.0106122</text:p>
              </table:table-cell>
              <table:table-cell office:value-type="float" office:value="-0.0220236">
                <text:p>-0.0220236</text:p>
              </table:table-cell>
              <table:table-cell office:value-type="float" office:value="1.4465">
                <text:p>1.4465</text:p>
              </table:table-cell>
              <table:table-cell office:value-type="float" office:value="0.00211605">
                <text:p>0.00211605</text:p>
              </table:table-cell>
              <table:table-cell office:value-type="float" office:value="0.13767">
                <text:p>0.13767</text:p>
              </table:table-cell>
              <table:table-cell office:value-type="float" office:value="0.000598478">
                <text:p>0.000598478</text:p>
              </table:table-cell>
              <table:table-cell office:value-type="float" office:value="1.48778">
                <text:p>1.487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-0.00883002">
                <text:p>-0.00883002</text:p>
              </table:table-cell>
              <table:table-cell office:value-type="float" office:value="-0.018874">
                <text:p>-0.018874</text:p>
              </table:table-cell>
              <table:table-cell office:value-type="float" office:value="1.44929">
                <text:p>1.44929</text:p>
              </table:table-cell>
              <table:table-cell office:value-type="float" office:value="-0.0129472">
                <text:p>-0.0129472</text:p>
              </table:table-cell>
              <table:table-cell office:value-type="float" office:value="0.137638">
                <text:p>0.137638</text:p>
              </table:table-cell>
              <table:table-cell office:value-type="float" office:value="0.000534252">
                <text:p>0.000534252</text:p>
              </table:table-cell>
              <table:table-cell office:value-type="float" office:value="1.48758">
                <text:p>1.487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-0.00994707">
                <text:p>-0.00994707</text:p>
              </table:table-cell>
              <table:table-cell office:value-type="float" office:value="-0.0193527">
                <text:p>-0.0193527</text:p>
              </table:table-cell>
              <table:table-cell office:value-type="float" office:value="1.44881">
                <text:p>1.44881</text:p>
              </table:table-cell>
              <table:table-cell office:value-type="float" office:value="0.00162081">
                <text:p>0.00162081</text:p>
              </table:table-cell>
              <table:table-cell office:value-type="float" office:value="-0.137638">
                <text:p>-0.137638</text:p>
              </table:table-cell>
              <table:table-cell office:value-type="float" office:value="-0.000534252">
                <text:p>-0.000534252</text:p>
              </table:table-cell>
              <table:table-cell office:value-type="float" office:value="1.48741">
                <text:p>1.487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495">
                <text:p>0.01495</text:p>
              </table:table-cell>
              <table:table-cell office:value-type="float" office:value="0.0026">
                <text:p>0.0026</text:p>
              </table:table-cell>
              <table:table-cell office:value-type="float" office:value="-0.00753251">
                <text:p>-0.00753251</text:p>
              </table:table-cell>
              <table:table-cell office:value-type="float" office:value="-0.0149812">
                <text:p>-0.0149812</text:p>
              </table:table-cell>
              <table:table-cell office:value-type="float" office:value="1.45248">
                <text:p>1.45248</text:p>
              </table:table-cell>
              <table:table-cell office:value-type="float" office:value="-0.016825">
                <text:p>-0.016825</text:p>
              </table:table-cell>
              <table:table-cell office:value-type="float" office:value="-0.137609">
                <text:p>-0.137609</text:p>
              </table:table-cell>
              <table:table-cell office:value-type="float" office:value="-0.000470026">
                <text:p>-0.000470026</text:p>
              </table:table-cell>
              <table:table-cell office:value-type="float" office:value="1.48699">
                <text:p>1.486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-0.00994707">
                <text:p>-0.00994707</text:p>
              </table:table-cell>
              <table:table-cell office:value-type="float" office:value="-0.0193527">
                <text:p>-0.0193527</text:p>
              </table:table-cell>
              <table:table-cell office:value-type="float" office:value="1.44881">
                <text:p>1.44881</text:p>
              </table:table-cell>
              <table:table-cell office:value-type="float" office:value="0.00162081">
                <text:p>0.00162081</text:p>
              </table:table-cell>
              <table:table-cell office:value-type="float" office:value="0.137638">
                <text:p>0.137638</text:p>
              </table:table-cell>
              <table:table-cell office:value-type="float" office:value="0.000534252">
                <text:p>0.000534252</text:p>
              </table:table-cell>
              <table:table-cell office:value-type="float" office:value="1.48741">
                <text:p>1.487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495">
                <text:p>0.01495</text:p>
              </table:table-cell>
              <table:table-cell office:value-type="float" office:value="0.0026">
                <text:p>0.0026</text:p>
              </table:table-cell>
              <table:table-cell office:value-type="float" office:value="-0.00753251">
                <text:p>-0.00753251</text:p>
              </table:table-cell>
              <table:table-cell office:value-type="float" office:value="-0.0149812">
                <text:p>-0.0149812</text:p>
              </table:table-cell>
              <table:table-cell office:value-type="float" office:value="1.45248">
                <text:p>1.45248</text:p>
              </table:table-cell>
              <table:table-cell office:value-type="float" office:value="-0.016825">
                <text:p>-0.016825</text:p>
              </table:table-cell>
              <table:table-cell office:value-type="float" office:value="0.137609">
                <text:p>0.137609</text:p>
              </table:table-cell>
              <table:table-cell office:value-type="float" office:value="0.000470026">
                <text:p>0.000470026</text:p>
              </table:table-cell>
              <table:table-cell office:value-type="float" office:value="1.48699">
                <text:p>1.486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495">
                <text:p>0.01495</text:p>
              </table:table-cell>
              <table:table-cell office:value-type="float" office:value="0.0026">
                <text:p>0.0026</text:p>
              </table:table-cell>
              <table:table-cell office:value-type="float" office:value="-0.00892801">
                <text:p>-0.00892801</text:p>
              </table:table-cell>
              <table:table-cell office:value-type="float" office:value="-0.0155792">
                <text:p>-0.0155792</text:p>
              </table:table-cell>
              <table:table-cell office:value-type="float" office:value="1.45189">
                <text:p>1.45189</text:p>
              </table:table-cell>
              <table:table-cell office:value-type="float" office:value="0.00168854">
                <text:p>0.00168854</text:p>
              </table:table-cell>
              <table:table-cell office:value-type="float" office:value="-0.137609">
                <text:p>-0.137609</text:p>
              </table:table-cell>
              <table:table-cell office:value-type="float" office:value="-0.000470026">
                <text:p>-0.000470026</text:p>
              </table:table-cell>
              <table:table-cell office:value-type="float" office:value="1.48671">
                <text:p>1.486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-0.00588037">
                <text:p>-0.00588037</text:p>
              </table:table-cell>
              <table:table-cell office:value-type="float" office:value="-0.00998418">
                <text:p>-0.00998418</text:p>
              </table:table-cell>
              <table:table-cell office:value-type="float" office:value="1.45645">
                <text:p>1.45645</text:p>
              </table:table-cell>
              <table:table-cell office:value-type="float" office:value="-0.0212837">
                <text:p>-0.0212837</text:p>
              </table:table-cell>
              <table:table-cell office:value-type="float" office:value="-0.137585">
                <text:p>-0.137585</text:p>
              </table:table-cell>
              <table:table-cell office:value-type="float" office:value="-0.0004058">
                <text:p>-0.0004058</text:p>
              </table:table-cell>
              <table:table-cell office:value-type="float" office:value="1.48613">
                <text:p>1.486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495">
                <text:p>0.01495</text:p>
              </table:table-cell>
              <table:table-cell office:value-type="float" office:value="0.0026">
                <text:p>0.0026</text:p>
              </table:table-cell>
              <table:table-cell office:value-type="float" office:value="-0.00892801">
                <text:p>-0.00892801</text:p>
              </table:table-cell>
              <table:table-cell office:value-type="float" office:value="-0.0155792">
                <text:p>-0.0155792</text:p>
              </table:table-cell>
              <table:table-cell office:value-type="float" office:value="1.45189">
                <text:p>1.45189</text:p>
              </table:table-cell>
              <table:table-cell office:value-type="float" office:value="0.00168854">
                <text:p>0.00168854</text:p>
              </table:table-cell>
              <table:table-cell office:value-type="float" office:value="0.137609">
                <text:p>0.137609</text:p>
              </table:table-cell>
              <table:table-cell office:value-type="float" office:value="0.000470026">
                <text:p>0.000470026</text:p>
              </table:table-cell>
              <table:table-cell office:value-type="float" office:value="1.48671">
                <text:p>1.486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-0.00588037">
                <text:p>-0.00588037</text:p>
              </table:table-cell>
              <table:table-cell office:value-type="float" office:value="-0.00998418">
                <text:p>-0.00998418</text:p>
              </table:table-cell>
              <table:table-cell office:value-type="float" office:value="1.45645">
                <text:p>1.45645</text:p>
              </table:table-cell>
              <table:table-cell office:value-type="float" office:value="-0.0212837">
                <text:p>-0.0212837</text:p>
              </table:table-cell>
              <table:table-cell office:value-type="float" office:value="0.137585">
                <text:p>0.137585</text:p>
              </table:table-cell>
              <table:table-cell office:value-type="float" office:value="0.0004058">
                <text:p>0.0004058</text:p>
              </table:table-cell>
              <table:table-cell office:value-type="float" office:value="1.48613">
                <text:p>1.486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-0.00753779">
                <text:p>-0.00753779</text:p>
              </table:table-cell>
              <table:table-cell office:value-type="float" office:value="-0.0106945">
                <text:p>-0.0106945</text:p>
              </table:table-cell>
              <table:table-cell office:value-type="float" office:value="1.45574">
                <text:p>1.45574</text:p>
              </table:table-cell>
              <table:table-cell office:value-type="float" office:value="0.00231672">
                <text:p>0.00231672</text:p>
              </table:table-cell>
              <table:table-cell office:value-type="float" office:value="-0.137585">
                <text:p>-0.137585</text:p>
              </table:table-cell>
              <table:table-cell office:value-type="float" office:value="-0.0004058">
                <text:p>-0.0004058</text:p>
              </table:table-cell>
              <table:table-cell office:value-type="float" office:value="1.48568">
                <text:p>1.485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0925">
                <text:p>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38351">
                <text:p>-0.0038351</text:p>
              </table:table-cell>
              <table:table-cell office:value-type="float" office:value="-0.00382463">
                <text:p>-0.00382463</text:p>
              </table:table-cell>
              <table:table-cell office:value-type="float" office:value="1.46121">
                <text:p>1.46121</text:p>
              </table:table-cell>
              <table:table-cell office:value-type="float" office:value="-0.0263374">
                <text:p>-0.0263374</text:p>
              </table:table-cell>
              <table:table-cell office:value-type="float" office:value="-0.137563">
                <text:p>-0.137563</text:p>
              </table:table-cell>
              <table:table-cell office:value-type="float" office:value="-0.000341575">
                <text:p>-0.000341575</text:p>
              </table:table-cell>
              <table:table-cell office:value-type="float" office:value="1.48499">
                <text:p>1.484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-0.00753779">
                <text:p>-0.00753779</text:p>
              </table:table-cell>
              <table:table-cell office:value-type="float" office:value="-0.0106945">
                <text:p>-0.0106945</text:p>
              </table:table-cell>
              <table:table-cell office:value-type="float" office:value="1.45574">
                <text:p>1.45574</text:p>
              </table:table-cell>
              <table:table-cell office:value-type="float" office:value="0.00231672">
                <text:p>0.00231672</text:p>
              </table:table-cell>
              <table:table-cell office:value-type="float" office:value="0.137585">
                <text:p>0.137585</text:p>
              </table:table-cell>
              <table:table-cell office:value-type="float" office:value="0.0004058">
                <text:p>0.0004058</text:p>
              </table:table-cell>
              <table:table-cell office:value-type="float" office:value="1.48568">
                <text:p>1.485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0925">
                <text:p>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38351">
                <text:p>-0.0038351</text:p>
              </table:table-cell>
              <table:table-cell office:value-type="float" office:value="-0.00382463">
                <text:p>-0.00382463</text:p>
              </table:table-cell>
              <table:table-cell office:value-type="float" office:value="1.46121">
                <text:p>1.46121</text:p>
              </table:table-cell>
              <table:table-cell office:value-type="float" office:value="-0.0263374">
                <text:p>-0.0263374</text:p>
              </table:table-cell>
              <table:table-cell office:value-type="float" office:value="0.137563">
                <text:p>0.137563</text:p>
              </table:table-cell>
              <table:table-cell office:value-type="float" office:value="0.000341575">
                <text:p>0.000341575</text:p>
              </table:table-cell>
              <table:table-cell office:value-type="float" office:value="1.48499">
                <text:p>1.484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0925">
                <text:p>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638131">
                <text:p>-0.00638131</text:p>
              </table:table-cell>
              <table:table-cell office:value-type="float" office:value="-0.00491586">
                <text:p>-0.00491586</text:p>
              </table:table-cell>
              <table:table-cell office:value-type="float" office:value="1.46012">
                <text:p>1.46012</text:p>
              </table:table-cell>
              <table:table-cell office:value-type="float" office:value="0.0034187">
                <text:p>0.0034187</text:p>
              </table:table-cell>
              <table:table-cell office:value-type="float" office:value="-0.137563">
                <text:p>-0.137563</text:p>
              </table:table-cell>
              <table:table-cell office:value-type="float" office:value="-0.000341575">
                <text:p>-0.000341575</text:p>
              </table:table-cell>
              <table:table-cell office:value-type="float" office:value="1.4843">
                <text:p>1.48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01466">
                <text:p>-0.001466</text:p>
              </table:table-cell>
              <table:table-cell office:value-type="float" office:value="0.00452844">
                <text:p>0.00452844</text:p>
              </table:table-cell>
              <table:table-cell office:value-type="float" office:value="1.46706">
                <text:p>1.46706</text:p>
              </table:table-cell>
              <table:table-cell office:value-type="float" office:value="-0.0319072">
                <text:p>-0.0319072</text:p>
              </table:table-cell>
              <table:table-cell office:value-type="float" office:value="-0.137546">
                <text:p>-0.137546</text:p>
              </table:table-cell>
              <table:table-cell office:value-type="float" office:value="-0.00027735">
                <text:p>-0.00027735</text:p>
              </table:table-cell>
              <table:table-cell office:value-type="float" office:value="1.48285">
                <text:p>1.482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0925">
                <text:p>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638131">
                <text:p>-0.00638131</text:p>
              </table:table-cell>
              <table:table-cell office:value-type="float" office:value="-0.00491586">
                <text:p>-0.00491586</text:p>
              </table:table-cell>
              <table:table-cell office:value-type="float" office:value="1.46012">
                <text:p>1.46012</text:p>
              </table:table-cell>
              <table:table-cell office:value-type="float" office:value="0.0034187">
                <text:p>0.0034187</text:p>
              </table:table-cell>
              <table:table-cell office:value-type="float" office:value="0.137563">
                <text:p>0.137563</text:p>
              </table:table-cell>
              <table:table-cell office:value-type="float" office:value="0.000341575">
                <text:p>0.000341575</text:p>
              </table:table-cell>
              <table:table-cell office:value-type="float" office:value="1.4843">
                <text:p>1.48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01466">
                <text:p>-0.001466</text:p>
              </table:table-cell>
              <table:table-cell office:value-type="float" office:value="0.00452844">
                <text:p>0.00452844</text:p>
              </table:table-cell>
              <table:table-cell office:value-type="float" office:value="1.46706">
                <text:p>1.46706</text:p>
              </table:table-cell>
              <table:table-cell office:value-type="float" office:value="-0.0319072">
                <text:p>-0.0319072</text:p>
              </table:table-cell>
              <table:table-cell office:value-type="float" office:value="0.137546">
                <text:p>0.137546</text:p>
              </table:table-cell>
              <table:table-cell office:value-type="float" office:value="0.00027735">
                <text:p>0.00027735</text:p>
              </table:table-cell>
              <table:table-cell office:value-type="float" office:value="1.48285">
                <text:p>1.482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104454">
                <text:p>-0.0104454</text:p>
              </table:table-cell>
              <table:table-cell office:value-type="float" office:value="0.000680128">
                <text:p>0.000680128</text:p>
              </table:table-cell>
              <table:table-cell office:value-type="float" office:value="1.46321">
                <text:p>1.46321</text:p>
              </table:table-cell>
              <table:table-cell office:value-type="float" office:value="0.00558354">
                <text:p>0.00558354</text:p>
              </table:table-cell>
              <table:table-cell office:value-type="float" office:value="-0.137546">
                <text:p>-0.137546</text:p>
              </table:table-cell>
              <table:table-cell office:value-type="float" office:value="-0.00027735">
                <text:p>-0.00027735</text:p>
              </table:table-cell>
              <table:table-cell office:value-type="float" office:value="1.48186">
                <text:p>1.481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69">
                <text:p>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0339642">
                <text:p>-0.00339642</text:p>
              </table:table-cell>
              <table:table-cell office:value-type="float" office:value="0.0148943">
                <text:p>0.0148943</text:p>
              </table:table-cell>
              <table:table-cell office:value-type="float" office:value="1.4725">
                <text:p>1.4725</text:p>
              </table:table-cell>
              <table:table-cell office:value-type="float" office:value="-0.0353036">
                <text:p>-0.0353036</text:p>
              </table:table-cell>
              <table:table-cell office:value-type="float" office:value="-0.137532">
                <text:p>-0.137532</text:p>
              </table:table-cell>
              <table:table-cell office:value-type="float" office:value="-0.000213111">
                <text:p>-0.000213111</text:p>
              </table:table-cell>
              <table:table-cell office:value-type="float" office:value="1.47826">
                <text:p>1.478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104454">
                <text:p>-0.0104454</text:p>
              </table:table-cell>
              <table:table-cell office:value-type="float" office:value="0.000680128">
                <text:p>0.000680128</text:p>
              </table:table-cell>
              <table:table-cell office:value-type="float" office:value="1.46321">
                <text:p>1.46321</text:p>
              </table:table-cell>
              <table:table-cell office:value-type="float" office:value="0.00558354">
                <text:p>0.00558354</text:p>
              </table:table-cell>
              <table:table-cell office:value-type="float" office:value="0.137546">
                <text:p>0.137546</text:p>
              </table:table-cell>
              <table:table-cell office:value-type="float" office:value="0.00027735">
                <text:p>0.00027735</text:p>
              </table:table-cell>
              <table:table-cell office:value-type="float" office:value="1.48186">
                <text:p>1.481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69">
                <text:p>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0339642">
                <text:p>-0.00339642</text:p>
              </table:table-cell>
              <table:table-cell office:value-type="float" office:value="0.0148943">
                <text:p>0.0148943</text:p>
              </table:table-cell>
              <table:table-cell office:value-type="float" office:value="1.4725">
                <text:p>1.4725</text:p>
              </table:table-cell>
              <table:table-cell office:value-type="float" office:value="-0.0353036">
                <text:p>-0.0353036</text:p>
              </table:table-cell>
              <table:table-cell office:value-type="float" office:value="0.137532">
                <text:p>0.137532</text:p>
              </table:table-cell>
              <table:table-cell office:value-type="float" office:value="0.000213111">
                <text:p>0.000213111</text:p>
              </table:table-cell>
              <table:table-cell office:value-type="float" office:value="1.47826">
                <text:p>1.478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3">
                <text:p>0.023</text:p>
              </table:table-cell>
              <table:table-cell office:value-type="float" office:value="0.0026">
                <text:p>0.0026</text:p>
              </table:table-cell>
              <table:table-cell office:value-type="float" office:value="0.00892537">
                <text:p>0.00892537</text:p>
              </table:table-cell>
              <table:table-cell office:value-type="float" office:value="0.0222898">
                <text:p>0.0222898</text:p>
              </table:table-cell>
              <table:table-cell office:value-type="float" office:value="1.46402">
                <text:p>1.46402</text:p>
              </table:table-cell>
              <table:table-cell office:value-type="float" office:value="0.00471698">
                <text:p>0.00471698</text:p>
              </table:table-cell>
              <table:table-cell office:value-type="float" office:value="-0.137746">
                <text:p>-0.137746</text:p>
              </table:table-cell>
              <table:table-cell office:value-type="float" office:value="-0.000726931">
                <text:p>-0.000726931</text:p>
              </table:table-cell>
              <table:table-cell office:value-type="float" office:value="1.46139">
                <text:p>1.46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0.00896979">
                <text:p>0.00896979</text:p>
              </table:table-cell>
              <table:table-cell office:value-type="float" office:value="0.0218921">
                <text:p>0.0218921</text:p>
              </table:table-cell>
              <table:table-cell office:value-type="float" office:value="1.46456">
                <text:p>1.46456</text:p>
              </table:table-cell>
              <table:table-cell office:value-type="float" office:value="-0.00699105">
                <text:p>-0.00699105</text:p>
              </table:table-cell>
              <table:table-cell office:value-type="float" office:value="-0.137706">
                <text:p>-0.137706</text:p>
              </table:table-cell>
              <table:table-cell office:value-type="float" office:value="-0.000662704">
                <text:p>-0.000662704</text:p>
              </table:table-cell>
              <table:table-cell office:value-type="float" office:value="1.46233">
                <text:p>1.462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3">
                <text:p>0.023</text:p>
              </table:table-cell>
              <table:table-cell office:value-type="float" office:value="0.0026">
                <text:p>0.0026</text:p>
              </table:table-cell>
              <table:table-cell office:value-type="float" office:value="0.00892537">
                <text:p>0.00892537</text:p>
              </table:table-cell>
              <table:table-cell office:value-type="float" office:value="0.0222898">
                <text:p>0.0222898</text:p>
              </table:table-cell>
              <table:table-cell office:value-type="float" office:value="1.46402">
                <text:p>1.46402</text:p>
              </table:table-cell>
              <table:table-cell office:value-type="float" office:value="0.00471698">
                <text:p>0.00471698</text:p>
              </table:table-cell>
              <table:table-cell office:value-type="float" office:value="0.137746">
                <text:p>0.137746</text:p>
              </table:table-cell>
              <table:table-cell office:value-type="float" office:value="0.000726931">
                <text:p>0.000726931</text:p>
              </table:table-cell>
              <table:table-cell office:value-type="float" office:value="1.46139">
                <text:p>1.461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0.00896979">
                <text:p>0.00896979</text:p>
              </table:table-cell>
              <table:table-cell office:value-type="float" office:value="0.0218921">
                <text:p>0.0218921</text:p>
              </table:table-cell>
              <table:table-cell office:value-type="float" office:value="1.46456">
                <text:p>1.46456</text:p>
              </table:table-cell>
              <table:table-cell office:value-type="float" office:value="-0.00699105">
                <text:p>-0.00699105</text:p>
              </table:table-cell>
              <table:table-cell office:value-type="float" office:value="0.137706">
                <text:p>0.137706</text:p>
              </table:table-cell>
              <table:table-cell office:value-type="float" office:value="0.000662704">
                <text:p>0.000662704</text:p>
              </table:table-cell>
              <table:table-cell office:value-type="float" office:value="1.46233">
                <text:p>1.462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0.00845779">
                <text:p>0.00845779</text:p>
              </table:table-cell>
              <table:table-cell office:value-type="float" office:value="0.0216726">
                <text:p>0.0216726</text:p>
              </table:table-cell>
              <table:table-cell office:value-type="float" office:value="1.46434">
                <text:p>1.46434</text:p>
              </table:table-cell>
              <table:table-cell office:value-type="float" office:value="0.00308034">
                <text:p>0.00308034</text:p>
              </table:table-cell>
              <table:table-cell office:value-type="float" office:value="-0.137706">
                <text:p>-0.137706</text:p>
              </table:table-cell>
              <table:table-cell office:value-type="float" office:value="-0.000662704">
                <text:p>-0.000662704</text:p>
              </table:table-cell>
              <table:table-cell office:value-type="float" office:value="1.46229">
                <text:p>1.462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6">
                <text:p>0.0026</text:p>
              </table:table-cell>
              <table:table-cell office:value-type="float" office:value="0.00820073">
                <text:p>0.00820073</text:p>
              </table:table-cell>
              <table:table-cell office:value-type="float" office:value="0.0203178">
                <text:p>0.0203178</text:p>
              </table:table-cell>
              <table:table-cell office:value-type="float" office:value="1.46484">
                <text:p>1.46484</text:p>
              </table:table-cell>
              <table:table-cell office:value-type="float" office:value="-0.00975332">
                <text:p>-0.00975332</text:p>
              </table:table-cell>
              <table:table-cell office:value-type="float" office:value="-0.13767">
                <text:p>-0.13767</text:p>
              </table:table-cell>
              <table:table-cell office:value-type="float" office:value="-0.000598478">
                <text:p>-0.000598478</text:p>
              </table:table-cell>
              <table:table-cell office:value-type="float" office:value="1.4642">
                <text:p>1.46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26">
                <text:p>0.0026</text:p>
              </table:table-cell>
              <table:table-cell office:value-type="float" office:value="0.00845779">
                <text:p>0.00845779</text:p>
              </table:table-cell>
              <table:table-cell office:value-type="float" office:value="0.0216726">
                <text:p>0.0216726</text:p>
              </table:table-cell>
              <table:table-cell office:value-type="float" office:value="1.46434">
                <text:p>1.46434</text:p>
              </table:table-cell>
              <table:table-cell office:value-type="float" office:value="0.00308034">
                <text:p>0.00308034</text:p>
              </table:table-cell>
              <table:table-cell office:value-type="float" office:value="0.137706">
                <text:p>0.137706</text:p>
              </table:table-cell>
              <table:table-cell office:value-type="float" office:value="0.000662704">
                <text:p>0.000662704</text:p>
              </table:table-cell>
              <table:table-cell office:value-type="float" office:value="1.46229">
                <text:p>1.462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6">
                <text:p>0.0026</text:p>
              </table:table-cell>
              <table:table-cell office:value-type="float" office:value="0.00820073">
                <text:p>0.00820073</text:p>
              </table:table-cell>
              <table:table-cell office:value-type="float" office:value="0.0203178">
                <text:p>0.0203178</text:p>
              </table:table-cell>
              <table:table-cell office:value-type="float" office:value="1.46484">
                <text:p>1.46484</text:p>
              </table:table-cell>
              <table:table-cell office:value-type="float" office:value="-0.00975332">
                <text:p>-0.00975332</text:p>
              </table:table-cell>
              <table:table-cell office:value-type="float" office:value="0.13767">
                <text:p>0.13767</text:p>
              </table:table-cell>
              <table:table-cell office:value-type="float" office:value="0.000598478">
                <text:p>0.000598478</text:p>
              </table:table-cell>
              <table:table-cell office:value-type="float" office:value="1.4642">
                <text:p>1.46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6">
                <text:p>0.0026</text:p>
              </table:table-cell>
              <table:table-cell office:value-type="float" office:value="0.00738416">
                <text:p>0.00738416</text:p>
              </table:table-cell>
              <table:table-cell office:value-type="float" office:value="0.0199678">
                <text:p>0.0199678</text:p>
              </table:table-cell>
              <table:table-cell office:value-type="float" office:value="1.46449">
                <text:p>1.46449</text:p>
              </table:table-cell>
              <table:table-cell office:value-type="float" office:value="0.00200024">
                <text:p>0.00200024</text:p>
              </table:table-cell>
              <table:table-cell office:value-type="float" office:value="-0.13767">
                <text:p>-0.13767</text:p>
              </table:table-cell>
              <table:table-cell office:value-type="float" office:value="-0.000598478">
                <text:p>-0.000598478</text:p>
              </table:table-cell>
              <table:table-cell office:value-type="float" office:value="1.4641">
                <text:p>1.46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0.00682197">
                <text:p>0.00682197</text:p>
              </table:table-cell>
              <table:table-cell office:value-type="float" office:value="0.0176473">
                <text:p>0.0176473</text:p>
              </table:table-cell>
              <table:table-cell office:value-type="float" office:value="1.46494">
                <text:p>1.46494</text:p>
              </table:table-cell>
              <table:table-cell office:value-type="float" office:value="-0.0130839">
                <text:p>-0.0130839</text:p>
              </table:table-cell>
              <table:table-cell office:value-type="float" office:value="-0.137638">
                <text:p>-0.137638</text:p>
              </table:table-cell>
              <table:table-cell office:value-type="float" office:value="-0.000534252">
                <text:p>-0.000534252</text:p>
              </table:table-cell>
              <table:table-cell office:value-type="float" office:value="1.46699">
                <text:p>1.466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6">
                <text:p>0.0026</text:p>
              </table:table-cell>
              <table:table-cell office:value-type="float" office:value="0.00738416">
                <text:p>0.00738416</text:p>
              </table:table-cell>
              <table:table-cell office:value-type="float" office:value="0.0199678">
                <text:p>0.0199678</text:p>
              </table:table-cell>
              <table:table-cell office:value-type="float" office:value="1.46449">
                <text:p>1.46449</text:p>
              </table:table-cell>
              <table:table-cell office:value-type="float" office:value="0.00200024">
                <text:p>0.00200024</text:p>
              </table:table-cell>
              <table:table-cell office:value-type="float" office:value="0.13767">
                <text:p>0.13767</text:p>
              </table:table-cell>
              <table:table-cell office:value-type="float" office:value="0.000598478">
                <text:p>0.000598478</text:p>
              </table:table-cell>
              <table:table-cell office:value-type="float" office:value="1.4641">
                <text:p>1.46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0.00682197">
                <text:p>0.00682197</text:p>
              </table:table-cell>
              <table:table-cell office:value-type="float" office:value="0.0176473">
                <text:p>0.0176473</text:p>
              </table:table-cell>
              <table:table-cell office:value-type="float" office:value="1.46494">
                <text:p>1.46494</text:p>
              </table:table-cell>
              <table:table-cell office:value-type="float" office:value="-0.0130839">
                <text:p>-0.0130839</text:p>
              </table:table-cell>
              <table:table-cell office:value-type="float" office:value="0.137638">
                <text:p>0.137638</text:p>
              </table:table-cell>
              <table:table-cell office:value-type="float" office:value="0.000534252">
                <text:p>0.000534252</text:p>
              </table:table-cell>
              <table:table-cell office:value-type="float" office:value="1.46699">
                <text:p>1.466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0.00570492">
                <text:p>0.00570492</text:p>
              </table:table-cell>
              <table:table-cell office:value-type="float" office:value="0.0171686">
                <text:p>0.0171686</text:p>
              </table:table-cell>
              <table:table-cell office:value-type="float" office:value="1.46446">
                <text:p>1.46446</text:p>
              </table:table-cell>
              <table:table-cell office:value-type="float" office:value="0.00148408">
                <text:p>0.00148408</text:p>
              </table:table-cell>
              <table:table-cell office:value-type="float" office:value="-0.137638">
                <text:p>-0.137638</text:p>
              </table:table-cell>
              <table:table-cell office:value-type="float" office:value="-0.000534252">
                <text:p>-0.000534252</text:p>
              </table:table-cell>
              <table:table-cell office:value-type="float" office:value="1.46682">
                <text:p>1.466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495">
                <text:p>0.01495</text:p>
              </table:table-cell>
              <table:table-cell office:value-type="float" office:value="0.0026">
                <text:p>0.0026</text:p>
              </table:table-cell>
              <table:table-cell office:value-type="float" office:value="0.00483616">
                <text:p>0.00483616</text:p>
              </table:table-cell>
              <table:table-cell office:value-type="float" office:value="0.013879">
                <text:p>0.013879</text:p>
              </table:table-cell>
              <table:table-cell office:value-type="float" office:value="1.46485">
                <text:p>1.46485</text:p>
              </table:table-cell>
              <table:table-cell office:value-type="float" office:value="-0.0169787">
                <text:p>-0.0169787</text:p>
              </table:table-cell>
              <table:table-cell office:value-type="float" office:value="-0.137609">
                <text:p>-0.137609</text:p>
              </table:table-cell>
              <table:table-cell office:value-type="float" office:value="-0.000470026">
                <text:p>-0.000470026</text:p>
              </table:table-cell>
              <table:table-cell office:value-type="float" office:value="1.47073">
                <text:p>1.470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26">
                <text:p>0.0026</text:p>
              </table:table-cell>
              <table:table-cell office:value-type="float" office:value="0.00570492">
                <text:p>0.00570492</text:p>
              </table:table-cell>
              <table:table-cell office:value-type="float" office:value="0.0171686">
                <text:p>0.0171686</text:p>
              </table:table-cell>
              <table:table-cell office:value-type="float" office:value="1.46446">
                <text:p>1.46446</text:p>
              </table:table-cell>
              <table:table-cell office:value-type="float" office:value="0.00148408">
                <text:p>0.00148408</text:p>
              </table:table-cell>
              <table:table-cell office:value-type="float" office:value="0.137638">
                <text:p>0.137638</text:p>
              </table:table-cell>
              <table:table-cell office:value-type="float" office:value="0.000534252">
                <text:p>0.000534252</text:p>
              </table:table-cell>
              <table:table-cell office:value-type="float" office:value="1.46682">
                <text:p>1.466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495">
                <text:p>0.01495</text:p>
              </table:table-cell>
              <table:table-cell office:value-type="float" office:value="0.0026">
                <text:p>0.0026</text:p>
              </table:table-cell>
              <table:table-cell office:value-type="float" office:value="0.00483616">
                <text:p>0.00483616</text:p>
              </table:table-cell>
              <table:table-cell office:value-type="float" office:value="0.013879">
                <text:p>0.013879</text:p>
              </table:table-cell>
              <table:table-cell office:value-type="float" office:value="1.46485">
                <text:p>1.46485</text:p>
              </table:table-cell>
              <table:table-cell office:value-type="float" office:value="-0.0169787">
                <text:p>-0.0169787</text:p>
              </table:table-cell>
              <table:table-cell office:value-type="float" office:value="0.137609">
                <text:p>0.137609</text:p>
              </table:table-cell>
              <table:table-cell office:value-type="float" office:value="0.000470026">
                <text:p>0.000470026</text:p>
              </table:table-cell>
              <table:table-cell office:value-type="float" office:value="1.47073">
                <text:p>1.470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495">
                <text:p>0.01495</text:p>
              </table:table-cell>
              <table:table-cell office:value-type="float" office:value="0.0026">
                <text:p>0.0026</text:p>
              </table:table-cell>
              <table:table-cell office:value-type="float" office:value="0.00344065">
                <text:p>0.00344065</text:p>
              </table:table-cell>
              <table:table-cell office:value-type="float" office:value="0.013281">
                <text:p>0.013281</text:p>
              </table:table-cell>
              <table:table-cell office:value-type="float" office:value="1.46426">
                <text:p>1.46426</text:p>
              </table:table-cell>
              <table:table-cell office:value-type="float" office:value="0.00153492">
                <text:p>0.00153492</text:p>
              </table:table-cell>
              <table:table-cell office:value-type="float" office:value="-0.137609">
                <text:p>-0.137609</text:p>
              </table:table-cell>
              <table:table-cell office:value-type="float" office:value="-0.000470026">
                <text:p>-0.000470026</text:p>
              </table:table-cell>
              <table:table-cell office:value-type="float" office:value="1.47044">
                <text:p>1.470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0.00226034">
                <text:p>0.00226034</text:p>
              </table:table-cell>
              <table:table-cell office:value-type="float" office:value="0.0090108">
                <text:p>0.0090108</text:p>
              </table:table-cell>
              <table:table-cell office:value-type="float" office:value="1.46459">
                <text:p>1.46459</text:p>
              </table:table-cell>
              <table:table-cell office:value-type="float" office:value="-0.0214265">
                <text:p>-0.0214265</text:p>
              </table:table-cell>
              <table:table-cell office:value-type="float" office:value="-0.137585">
                <text:p>-0.137585</text:p>
              </table:table-cell>
              <table:table-cell office:value-type="float" office:value="-0.0004058">
                <text:p>-0.0004058</text:p>
              </table:table-cell>
              <table:table-cell office:value-type="float" office:value="1.47543">
                <text:p>1.475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495">
                <text:p>0.01495</text:p>
              </table:table-cell>
              <table:table-cell office:value-type="float" office:value="0.0026">
                <text:p>0.0026</text:p>
              </table:table-cell>
              <table:table-cell office:value-type="float" office:value="0.00344065">
                <text:p>0.00344065</text:p>
              </table:table-cell>
              <table:table-cell office:value-type="float" office:value="0.013281">
                <text:p>0.013281</text:p>
              </table:table-cell>
              <table:table-cell office:value-type="float" office:value="1.46426">
                <text:p>1.46426</text:p>
              </table:table-cell>
              <table:table-cell office:value-type="float" office:value="0.00153492">
                <text:p>0.00153492</text:p>
              </table:table-cell>
              <table:table-cell office:value-type="float" office:value="0.137609">
                <text:p>0.137609</text:p>
              </table:table-cell>
              <table:table-cell office:value-type="float" office:value="0.000470026">
                <text:p>0.000470026</text:p>
              </table:table-cell>
              <table:table-cell office:value-type="float" office:value="1.47044">
                <text:p>1.470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0.00226034">
                <text:p>0.00226034</text:p>
              </table:table-cell>
              <table:table-cell office:value-type="float" office:value="0.0090108">
                <text:p>0.0090108</text:p>
              </table:table-cell>
              <table:table-cell office:value-type="float" office:value="1.46459">
                <text:p>1.46459</text:p>
              </table:table-cell>
              <table:table-cell office:value-type="float" office:value="-0.0214265">
                <text:p>-0.0214265</text:p>
              </table:table-cell>
              <table:table-cell office:value-type="float" office:value="0.137585">
                <text:p>0.137585</text:p>
              </table:table-cell>
              <table:table-cell office:value-type="float" office:value="0.0004058">
                <text:p>0.0004058</text:p>
              </table:table-cell>
              <table:table-cell office:value-type="float" office:value="1.47543">
                <text:p>1.475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0.000602914">
                <text:p>0.000602914</text:p>
              </table:table-cell>
              <table:table-cell office:value-type="float" office:value="0.00830048">
                <text:p>0.00830048</text:p>
              </table:table-cell>
              <table:table-cell office:value-type="float" office:value="1.46388">
                <text:p>1.46388</text:p>
              </table:table-cell>
              <table:table-cell office:value-type="float" office:value="0.00217391">
                <text:p>0.00217391</text:p>
              </table:table-cell>
              <table:table-cell office:value-type="float" office:value="-0.137585">
                <text:p>-0.137585</text:p>
              </table:table-cell>
              <table:table-cell office:value-type="float" office:value="-0.0004058">
                <text:p>-0.0004058</text:p>
              </table:table-cell>
              <table:table-cell office:value-type="float" office:value="1.47497">
                <text:p>1.474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0925">
                <text:p>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0826168">
                <text:p>-0.000826168</text:p>
              </table:table-cell>
              <table:table-cell office:value-type="float" office:value="0.00319621">
                <text:p>0.00319621</text:p>
              </table:table-cell>
              <table:table-cell office:value-type="float" office:value="1.46422">
                <text:p>1.46422</text:p>
              </table:table-cell>
              <table:table-cell office:value-type="float" office:value="-0.0263855">
                <text:p>-0.0263855</text:p>
              </table:table-cell>
              <table:table-cell office:value-type="float" office:value="-0.137563">
                <text:p>-0.137563</text:p>
              </table:table-cell>
              <table:table-cell office:value-type="float" office:value="-0.000341575">
                <text:p>-0.000341575</text:p>
              </table:table-cell>
              <table:table-cell office:value-type="float" office:value="1.48103">
                <text:p>1.481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6">
                <text:p>0.0026</text:p>
              </table:table-cell>
              <table:table-cell office:value-type="float" office:value="0.000602914">
                <text:p>0.000602914</text:p>
              </table:table-cell>
              <table:table-cell office:value-type="float" office:value="0.00830048">
                <text:p>0.00830048</text:p>
              </table:table-cell>
              <table:table-cell office:value-type="float" office:value="1.46388">
                <text:p>1.46388</text:p>
              </table:table-cell>
              <table:table-cell office:value-type="float" office:value="0.00217391">
                <text:p>0.00217391</text:p>
              </table:table-cell>
              <table:table-cell office:value-type="float" office:value="0.137585">
                <text:p>0.137585</text:p>
              </table:table-cell>
              <table:table-cell office:value-type="float" office:value="0.0004058">
                <text:p>0.0004058</text:p>
              </table:table-cell>
              <table:table-cell office:value-type="float" office:value="1.47497">
                <text:p>1.474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0925">
                <text:p>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0826168">
                <text:p>-0.000826168</text:p>
              </table:table-cell>
              <table:table-cell office:value-type="float" office:value="0.00319621">
                <text:p>0.00319621</text:p>
              </table:table-cell>
              <table:table-cell office:value-type="float" office:value="1.46422">
                <text:p>1.46422</text:p>
              </table:table-cell>
              <table:table-cell office:value-type="float" office:value="-0.0263855">
                <text:p>-0.0263855</text:p>
              </table:table-cell>
              <table:table-cell office:value-type="float" office:value="0.137563">
                <text:p>0.137563</text:p>
              </table:table-cell>
              <table:table-cell office:value-type="float" office:value="0.000341575">
                <text:p>0.000341575</text:p>
              </table:table-cell>
              <table:table-cell office:value-type="float" office:value="1.48103">
                <text:p>1.481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0925">
                <text:p>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337237">
                <text:p>-0.00337237</text:p>
              </table:table-cell>
              <table:table-cell office:value-type="float" office:value="0.00210498">
                <text:p>0.00210498</text:p>
              </table:table-cell>
              <table:table-cell office:value-type="float" office:value="1.46313">
                <text:p>1.46313</text:p>
              </table:table-cell>
              <table:table-cell office:value-type="float" office:value="0.00337053">
                <text:p>0.00337053</text:p>
              </table:table-cell>
              <table:table-cell office:value-type="float" office:value="-0.137563">
                <text:p>-0.137563</text:p>
              </table:table-cell>
              <table:table-cell office:value-type="float" office:value="-0.000341575">
                <text:p>-0.000341575</text:p>
              </table:table-cell>
              <table:table-cell office:value-type="float" office:value="1.48034">
                <text:p>1.480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0477836">
                <text:p>-0.00477836</text:p>
              </table:table-cell>
              <table:table-cell office:value-type="float" office:value="-0.00320039">
                <text:p>-0.00320039</text:p>
              </table:table-cell>
              <table:table-cell office:value-type="float" office:value="1.46375">
                <text:p>1.46375</text:p>
              </table:table-cell>
              <table:table-cell office:value-type="float" office:value="-0.0320736">
                <text:p>-0.0320736</text:p>
              </table:table-cell>
              <table:table-cell office:value-type="float" office:value="-0.137546">
                <text:p>-0.137546</text:p>
              </table:table-cell>
              <table:table-cell office:value-type="float" office:value="-0.00027735">
                <text:p>-0.00027735</text:p>
              </table:table-cell>
              <table:table-cell office:value-type="float" office:value="1.48721">
                <text:p>1.487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0925">
                <text:p>0.010925</text:p>
              </table:table-cell>
              <table:table-cell office:value-type="float" office:value="0.0026">
                <text:p>0.0026</text:p>
              </table:table-cell>
              <table:table-cell office:value-type="float" office:value="-0.00337237">
                <text:p>-0.00337237</text:p>
              </table:table-cell>
              <table:table-cell office:value-type="float" office:value="0.00210498">
                <text:p>0.00210498</text:p>
              </table:table-cell>
              <table:table-cell office:value-type="float" office:value="1.46313">
                <text:p>1.46313</text:p>
              </table:table-cell>
              <table:table-cell office:value-type="float" office:value="0.00337053">
                <text:p>0.00337053</text:p>
              </table:table-cell>
              <table:table-cell office:value-type="float" office:value="0.137563">
                <text:p>0.137563</text:p>
              </table:table-cell>
              <table:table-cell office:value-type="float" office:value="0.000341575">
                <text:p>0.000341575</text:p>
              </table:table-cell>
              <table:table-cell office:value-type="float" office:value="1.48034">
                <text:p>1.480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0477836">
                <text:p>-0.00477836</text:p>
              </table:table-cell>
              <table:table-cell office:value-type="float" office:value="-0.00320039">
                <text:p>-0.00320039</text:p>
              </table:table-cell>
              <table:table-cell office:value-type="float" office:value="1.46375">
                <text:p>1.46375</text:p>
              </table:table-cell>
              <table:table-cell office:value-type="float" office:value="-0.0320736">
                <text:p>-0.0320736</text:p>
              </table:table-cell>
              <table:table-cell office:value-type="float" office:value="0.137546">
                <text:p>0.137546</text:p>
              </table:table-cell>
              <table:table-cell office:value-type="float" office:value="0.00027735">
                <text:p>0.00027735</text:p>
              </table:table-cell>
              <table:table-cell office:value-type="float" office:value="1.48721">
                <text:p>1.487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137577">
                <text:p>-0.0137577</text:p>
              </table:table-cell>
              <table:table-cell office:value-type="float" office:value="-0.0070487">
                <text:p>-0.0070487</text:p>
              </table:table-cell>
              <table:table-cell office:value-type="float" office:value="1.4599">
                <text:p>1.4599</text:p>
              </table:table-cell>
              <table:table-cell office:value-type="float" office:value="0.00541715">
                <text:p>0.00541715</text:p>
              </table:table-cell>
              <table:table-cell office:value-type="float" office:value="-0.137546">
                <text:p>-0.137546</text:p>
              </table:table-cell>
              <table:table-cell office:value-type="float" office:value="-0.00027735">
                <text:p>-0.00027735</text:p>
              </table:table-cell>
              <table:table-cell office:value-type="float" office:value="1.48621">
                <text:p>1.486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69">
                <text:p>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121723">
                <text:p>-0.0121723</text:p>
              </table:table-cell>
              <table:table-cell office:value-type="float" office:value="-0.00558276">
                <text:p>-0.00558276</text:p>
              </table:table-cell>
              <table:table-cell office:value-type="float" office:value="1.46372">
                <text:p>1.46372</text:p>
              </table:table-cell>
              <table:table-cell office:value-type="float" office:value="-0.0399439">
                <text:p>-0.0399439</text:p>
              </table:table-cell>
              <table:table-cell office:value-type="float" office:value="-0.137532">
                <text:p>-0.137532</text:p>
              </table:table-cell>
              <table:table-cell office:value-type="float" office:value="-0.000213111">
                <text:p>-0.000213111</text:p>
              </table:table-cell>
              <table:table-cell office:value-type="float" office:value="1.4901">
                <text:p>1.49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26">
                <text:p>0.0026</text:p>
              </table:table-cell>
              <table:table-cell office:value-type="float" office:value="-0.0137577">
                <text:p>-0.0137577</text:p>
              </table:table-cell>
              <table:table-cell office:value-type="float" office:value="-0.0070487">
                <text:p>-0.0070487</text:p>
              </table:table-cell>
              <table:table-cell office:value-type="float" office:value="1.4599">
                <text:p>1.4599</text:p>
              </table:table-cell>
              <table:table-cell office:value-type="float" office:value="0.00541715">
                <text:p>0.00541715</text:p>
              </table:table-cell>
              <table:table-cell office:value-type="float" office:value="0.137546">
                <text:p>0.137546</text:p>
              </table:table-cell>
              <table:table-cell office:value-type="float" office:value="0.00027735">
                <text:p>0.00027735</text:p>
              </table:table-cell>
              <table:table-cell office:value-type="float" office:value="1.48621">
                <text:p>1.486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69">
                <text:p>0.0069</text:p>
              </table:table-cell>
              <table:table-cell office:value-type="float" office:value="0.0026">
                <text:p>0.0026</text:p>
              </table:table-cell>
              <table:table-cell office:value-type="float" office:value="-0.0121723">
                <text:p>-0.0121723</text:p>
              </table:table-cell>
              <table:table-cell office:value-type="float" office:value="-0.00558276">
                <text:p>-0.00558276</text:p>
              </table:table-cell>
              <table:table-cell office:value-type="float" office:value="1.46372">
                <text:p>1.46372</text:p>
              </table:table-cell>
              <table:table-cell office:value-type="float" office:value="-0.0399439">
                <text:p>-0.0399439</text:p>
              </table:table-cell>
              <table:table-cell office:value-type="float" office:value="0.137532">
                <text:p>0.137532</text:p>
              </table:table-cell>
              <table:table-cell office:value-type="float" office:value="0.000213111">
                <text:p>0.000213111</text:p>
              </table:table-cell>
              <table:table-cell office:value-type="float" office:value="1.4901">
                <text:p>1.49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39cm" svg:height="9cm" xlink:href=".." xlink:type="simple" chart:class="chart:scatter" chart:style-name="ch1">
        <chart:legend chart:legend-position="end" svg:x="13.906cm" svg:y="3.695cm" style:legend-expansion="high" chart:style-name="ch2"/>
        <chart:plot-area chart:style-name="ch3" table:cell-range-address="Sheet1_2.D2:Sheet1_2.D193 Sheet1_2.S1:Sheet1_2.U193" chart:data-source-has-labels="row" svg:x="0.754cm" svg:y="0.855cm" svg:width="12.544cm" svg:height="7.545cm">
          <chartooo:coordinate-region svg:x="1.17cm" svg:y="1.057cm" svg:width="11.774cm" svg:height="7.1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S2:Sheet1_2.S193" chart:label-cell-address="Sheet1_2.S1:Sheet1_2.S1" chart:class="chart:scatter">
            <chart:domain table:cell-range-address="Sheet1_2.D2:Sheet1_2.D193"/>
            <chart:data-point chart:repeated="192"/>
          </chart:series>
          <chart:series chart:style-name="ch7" chart:values-cell-range-address="Sheet1_2.T2:Sheet1_2.T193" chart:label-cell-address="Sheet1_2.T1:Sheet1_2.T1" chart:class="chart:scatter">
            <chart:data-point chart:repeated="192"/>
          </chart:series>
          <chart:series chart:style-name="ch8" chart:values-cell-range-address="Sheet1_2.U2:Sheet1_2.U193" chart:label-cell-address="Sheet1_2.U1:Sheet1_2.U1" chart:class="chart:scatter">
            <chart:data-point chart:repeated="19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12</text:p>
                <draw:g>
                  <svg:desc>Sheet1_2.S1:Sheet1_2.S1</svg:desc>
                </draw:g>
              </table:table-cell>
              <table:table-cell office:value-type="string">
                <text:p>s23</text:p>
                <draw:g>
                  <svg:desc>Sheet1_2.T1:Sheet1_2.T1</svg:desc>
                </draw:g>
              </table:table-cell>
              <table:table-cell office:value-type="string">
                <text:p>s13</text:p>
                <draw:g>
                  <svg:desc>Sheet1_2.U1:Sheet1_2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09875">
                <text:p>-0.0209875</text:p>
                <draw:g>
                  <svg:desc>Sheet1_2.D2:Sheet1_2.D193</svg:desc>
                </draw:g>
              </table:table-cell>
              <table:table-cell office:value-type="float" office:value="0.00689379">
                <text:p>0.00689379</text:p>
                <draw:g>
                  <svg:desc>Sheet1_2.S2:Sheet1_2.S193</svg:desc>
                </draw:g>
              </table:table-cell>
              <table:table-cell office:value-type="float" office:value="-0.137717">
                <text:p>-0.137717</text:p>
                <draw:g>
                  <svg:desc>Sheet1_2.T2:Sheet1_2.T193</svg:desc>
                </draw:g>
              </table:table-cell>
              <table:table-cell office:value-type="float" office:value="0.000677022">
                <text:p>0.000677022</text:p>
                <draw:g>
                  <svg:desc>Sheet1_2.U2:Sheet1_2.U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3">
                <text:p>-0.023</text:p>
              </table:table-cell>
              <table:table-cell office:value-type="float" office:value="-0.00480252">
                <text:p>-0.00480252</text:p>
              </table:table-cell>
              <table:table-cell office:value-type="float" office:value="-0.137758">
                <text:p>-0.137758</text:p>
              </table:table-cell>
              <table:table-cell office:value-type="float" office:value="0.000741244">
                <text:p>0.000741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09875">
                <text:p>-0.0209875</text:p>
              </table:table-cell>
              <table:table-cell office:value-type="float" office:value="0.00689379">
                <text:p>0.00689379</text:p>
              </table:table-cell>
              <table:table-cell office:value-type="float" office:value="0.137717">
                <text:p>0.137717</text:p>
              </table:table-cell>
              <table:table-cell office:value-type="float" office:value="-0.000677022">
                <text:p>-0.000677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3">
                <text:p>-0.023</text:p>
              </table:table-cell>
              <table:table-cell office:value-type="float" office:value="-0.00480252">
                <text:p>-0.00480252</text:p>
              </table:table-cell>
              <table:table-cell office:value-type="float" office:value="0.137758">
                <text:p>0.137758</text:p>
              </table:table-cell>
              <table:table-cell office:value-type="float" office:value="-0.000741244">
                <text:p>-0.000741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963677">
                <text:p>0.00963677</text:p>
              </table:table-cell>
              <table:table-cell office:value-type="float" office:value="-0.13768">
                <text:p>-0.13768</text:p>
              </table:table-cell>
              <table:table-cell office:value-type="float" office:value="0.0006128">
                <text:p>0.0006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09875">
                <text:p>-0.0209875</text:p>
              </table:table-cell>
              <table:table-cell office:value-type="float" office:value="-0.00317837">
                <text:p>-0.00317837</text:p>
              </table:table-cell>
              <table:table-cell office:value-type="float" office:value="-0.137717">
                <text:p>-0.137717</text:p>
              </table:table-cell>
              <table:table-cell office:value-type="float" office:value="0.000677022">
                <text:p>0.000677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963677">
                <text:p>0.00963677</text:p>
              </table:table-cell>
              <table:table-cell office:value-type="float" office:value="0.13768">
                <text:p>0.13768</text:p>
              </table:table-cell>
              <table:table-cell office:value-type="float" office:value="-0.0006128">
                <text:p>-0.0006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09875">
                <text:p>-0.0209875</text:p>
              </table:table-cell>
              <table:table-cell office:value-type="float" office:value="-0.00317837">
                <text:p>-0.00317837</text:p>
              </table:table-cell>
              <table:table-cell office:value-type="float" office:value="0.137717">
                <text:p>0.137717</text:p>
              </table:table-cell>
              <table:table-cell office:value-type="float" office:value="-0.000677022">
                <text:p>-0.000677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129462">
                <text:p>0.0129462</text:p>
              </table:table-cell>
              <table:table-cell office:value-type="float" office:value="-0.137647">
                <text:p>-0.137647</text:p>
              </table:table-cell>
              <table:table-cell office:value-type="float" office:value="0.000548577">
                <text:p>0.000548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8975">
                <text:p>-0.018975</text:p>
              </table:table-cell>
              <table:table-cell office:value-type="float" office:value="-0.00211715">
                <text:p>-0.00211715</text:p>
              </table:table-cell>
              <table:table-cell office:value-type="float" office:value="-0.13768">
                <text:p>-0.13768</text:p>
              </table:table-cell>
              <table:table-cell office:value-type="float" office:value="0.0006128">
                <text:p>0.0006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129462">
                <text:p>0.0129462</text:p>
              </table:table-cell>
              <table:table-cell office:value-type="float" office:value="0.137647">
                <text:p>0.137647</text:p>
              </table:table-cell>
              <table:table-cell office:value-type="float" office:value="-0.000548577">
                <text:p>-0.000548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8975">
                <text:p>-0.018975</text:p>
              </table:table-cell>
              <table:table-cell office:value-type="float" office:value="-0.00211715">
                <text:p>-0.00211715</text:p>
              </table:table-cell>
              <table:table-cell office:value-type="float" office:value="0.13768">
                <text:p>0.13768</text:p>
              </table:table-cell>
              <table:table-cell office:value-type="float" office:value="-0.0006128">
                <text:p>-0.0006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495">
                <text:p>-0.01495</text:p>
              </table:table-cell>
              <table:table-cell office:value-type="float" office:value="0.0168238">
                <text:p>0.0168238</text:p>
              </table:table-cell>
              <table:table-cell office:value-type="float" office:value="-0.137617">
                <text:p>-0.137617</text:p>
              </table:table-cell>
              <table:table-cell office:value-type="float" office:value="0.000484354">
                <text:p>0.0004843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69625">
                <text:p>-0.0169625</text:p>
              </table:table-cell>
              <table:table-cell office:value-type="float" office:value="-0.00162171">
                <text:p>-0.00162171</text:p>
              </table:table-cell>
              <table:table-cell office:value-type="float" office:value="-0.137647">
                <text:p>-0.137647</text:p>
              </table:table-cell>
              <table:table-cell office:value-type="float" office:value="0.000548577">
                <text:p>0.000548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495">
                <text:p>-0.01495</text:p>
              </table:table-cell>
              <table:table-cell office:value-type="float" office:value="0.0168238">
                <text:p>0.0168238</text:p>
              </table:table-cell>
              <table:table-cell office:value-type="float" office:value="0.137617">
                <text:p>0.137617</text:p>
              </table:table-cell>
              <table:table-cell office:value-type="float" office:value="-0.000484354">
                <text:p>-0.0004843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69625">
                <text:p>-0.0169625</text:p>
              </table:table-cell>
              <table:table-cell office:value-type="float" office:value="-0.00162171">
                <text:p>-0.00162171</text:p>
              </table:table-cell>
              <table:table-cell office:value-type="float" office:value="0.137647">
                <text:p>0.137647</text:p>
              </table:table-cell>
              <table:table-cell office:value-type="float" office:value="-0.000548577">
                <text:p>-0.000548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21282">
                <text:p>0.021282</text:p>
              </table:table-cell>
              <table:table-cell office:value-type="float" office:value="-0.137591">
                <text:p>-0.137591</text:p>
              </table:table-cell>
              <table:table-cell office:value-type="float" office:value="0.000420131">
                <text:p>0.0004201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495">
                <text:p>-0.01495</text:p>
              </table:table-cell>
              <table:table-cell office:value-type="float" office:value="-0.00168916">
                <text:p>-0.00168916</text:p>
              </table:table-cell>
              <table:table-cell office:value-type="float" office:value="-0.137617">
                <text:p>-0.137617</text:p>
              </table:table-cell>
              <table:table-cell office:value-type="float" office:value="0.000484354">
                <text:p>0.000484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21282">
                <text:p>0.021282</text:p>
              </table:table-cell>
              <table:table-cell office:value-type="float" office:value="0.137591">
                <text:p>0.137591</text:p>
              </table:table-cell>
              <table:table-cell office:value-type="float" office:value="-0.000420131">
                <text:p>-0.0004201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495">
                <text:p>-0.01495</text:p>
              </table:table-cell>
              <table:table-cell office:value-type="float" office:value="-0.00168916">
                <text:p>-0.00168916</text:p>
              </table:table-cell>
              <table:table-cell office:value-type="float" office:value="0.137617">
                <text:p>0.137617</text:p>
              </table:table-cell>
              <table:table-cell office:value-type="float" office:value="-0.000484354">
                <text:p>-0.0004843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26332">
                <text:p>0.026332</text:p>
              </table:table-cell>
              <table:table-cell office:value-type="float" office:value="-0.137569">
                <text:p>-0.137569</text:p>
              </table:table-cell>
              <table:table-cell office:value-type="float" office:value="0.000355908">
                <text:p>0.0003559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29375">
                <text:p>-0.0129375</text:p>
              </table:table-cell>
              <table:table-cell office:value-type="float" office:value="-0.00231813">
                <text:p>-0.00231813</text:p>
              </table:table-cell>
              <table:table-cell office:value-type="float" office:value="-0.137591">
                <text:p>-0.137591</text:p>
              </table:table-cell>
              <table:table-cell office:value-type="float" office:value="0.000420131">
                <text:p>0.0004201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26332">
                <text:p>0.026332</text:p>
              </table:table-cell>
              <table:table-cell office:value-type="float" office:value="0.137569">
                <text:p>0.137569</text:p>
              </table:table-cell>
              <table:table-cell office:value-type="float" office:value="-0.000355908">
                <text:p>-0.000355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129375">
                <text:p>-0.0129375</text:p>
              </table:table-cell>
              <table:table-cell office:value-type="float" office:value="-0.00231813">
                <text:p>-0.00231813</text:p>
              </table:table-cell>
              <table:table-cell office:value-type="float" office:value="0.137591">
                <text:p>0.137591</text:p>
              </table:table-cell>
              <table:table-cell office:value-type="float" office:value="-0.000420131">
                <text:p>-0.0004201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318984">
                <text:p>0.0318984</text:p>
              </table:table-cell>
              <table:table-cell office:value-type="float" office:value="-0.13755">
                <text:p>-0.13755</text:p>
              </table:table-cell>
              <table:table-cell office:value-type="float" office:value="0.000291685">
                <text:p>0.000291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0925">
                <text:p>-0.010925</text:p>
              </table:table-cell>
              <table:table-cell office:value-type="float" office:value="-0.00341813">
                <text:p>-0.00341813</text:p>
              </table:table-cell>
              <table:table-cell office:value-type="float" office:value="-0.137569">
                <text:p>-0.137569</text:p>
              </table:table-cell>
              <table:table-cell office:value-type="float" office:value="0.000355908">
                <text:p>0.0003559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318984">
                <text:p>0.0318984</text:p>
              </table:table-cell>
              <table:table-cell office:value-type="float" office:value="0.13755">
                <text:p>0.13755</text:p>
              </table:table-cell>
              <table:table-cell office:value-type="float" office:value="-0.000291685">
                <text:p>-0.0002916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0925">
                <text:p>-0.010925</text:p>
              </table:table-cell>
              <table:table-cell office:value-type="float" office:value="-0.00341813">
                <text:p>-0.00341813</text:p>
              </table:table-cell>
              <table:table-cell office:value-type="float" office:value="0.137569">
                <text:p>0.137569</text:p>
              </table:table-cell>
              <table:table-cell office:value-type="float" office:value="-0.000355908">
                <text:p>-0.000355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69">
                <text:p>-0.0069</text:p>
              </table:table-cell>
              <table:table-cell office:value-type="float" office:value="0.0352662">
                <text:p>0.0352662</text:p>
              </table:table-cell>
              <table:table-cell office:value-type="float" office:value="-0.137535">
                <text:p>-0.137535</text:p>
              </table:table-cell>
              <table:table-cell office:value-type="float" office:value="0.000227451">
                <text:p>0.000227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89125">
                <text:p>-0.0089125</text:p>
              </table:table-cell>
              <table:table-cell office:value-type="float" office:value="-0.00562352">
                <text:p>-0.00562352</text:p>
              </table:table-cell>
              <table:table-cell office:value-type="float" office:value="-0.13755">
                <text:p>-0.13755</text:p>
              </table:table-cell>
              <table:table-cell office:value-type="float" office:value="0.000291685">
                <text:p>0.0002916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69">
                <text:p>-0.0069</text:p>
              </table:table-cell>
              <table:table-cell office:value-type="float" office:value="0.0352662">
                <text:p>0.0352662</text:p>
              </table:table-cell>
              <table:table-cell office:value-type="float" office:value="0.137535">
                <text:p>0.137535</text:p>
              </table:table-cell>
              <table:table-cell office:value-type="float" office:value="-0.000227451">
                <text:p>-0.000227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89125">
                <text:p>-0.0089125</text:p>
              </table:table-cell>
              <table:table-cell office:value-type="float" office:value="-0.00562352">
                <text:p>-0.00562352</text:p>
              </table:table-cell>
              <table:table-cell office:value-type="float" office:value="0.13755">
                <text:p>0.13755</text:p>
              </table:table-cell>
              <table:table-cell office:value-type="float" office:value="-0.000291685">
                <text:p>-0.0002916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3">
                <text:p>-0.023</text:p>
              </table:table-cell>
              <table:table-cell office:value-type="float" office:value="-0.00471682">
                <text:p>-0.00471682</text:p>
              </table:table-cell>
              <table:table-cell office:value-type="float" office:value="-0.137758">
                <text:p>-0.137758</text:p>
              </table:table-cell>
              <table:table-cell office:value-type="float" office:value="0.000741244">
                <text:p>0.000741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209875">
                <text:p>-0.0209875</text:p>
              </table:table-cell>
              <table:table-cell office:value-type="float" office:value="0.00699198">
                <text:p>0.00699198</text:p>
              </table:table-cell>
              <table:table-cell office:value-type="float" office:value="-0.137717">
                <text:p>-0.137717</text:p>
              </table:table-cell>
              <table:table-cell office:value-type="float" office:value="0.000677022">
                <text:p>0.0006770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23">
                <text:p>-0.023</text:p>
              </table:table-cell>
              <table:table-cell office:value-type="float" office:value="-0.00471682">
                <text:p>-0.00471682</text:p>
              </table:table-cell>
              <table:table-cell office:value-type="float" office:value="0.137758">
                <text:p>0.137758</text:p>
              </table:table-cell>
              <table:table-cell office:value-type="float" office:value="-0.000741244">
                <text:p>-0.0007412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209875">
                <text:p>-0.0209875</text:p>
              </table:table-cell>
              <table:table-cell office:value-type="float" office:value="0.00699198">
                <text:p>0.00699198</text:p>
              </table:table-cell>
              <table:table-cell office:value-type="float" office:value="0.137717">
                <text:p>0.137717</text:p>
              </table:table-cell>
              <table:table-cell office:value-type="float" office:value="-0.000677022">
                <text:p>-0.0006770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209875">
                <text:p>-0.0209875</text:p>
              </table:table-cell>
              <table:table-cell office:value-type="float" office:value="-0.00308018">
                <text:p>-0.00308018</text:p>
              </table:table-cell>
              <table:table-cell office:value-type="float" office:value="-0.137717">
                <text:p>-0.137717</text:p>
              </table:table-cell>
              <table:table-cell office:value-type="float" office:value="0.000677022">
                <text:p>0.0006770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9754">
                <text:p>0.009754</text:p>
              </table:table-cell>
              <table:table-cell office:value-type="float" office:value="-0.13768">
                <text:p>-0.13768</text:p>
              </table:table-cell>
              <table:table-cell office:value-type="float" office:value="0.0006128">
                <text:p>0.0006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209875">
                <text:p>-0.0209875</text:p>
              </table:table-cell>
              <table:table-cell office:value-type="float" office:value="-0.00308018">
                <text:p>-0.00308018</text:p>
              </table:table-cell>
              <table:table-cell office:value-type="float" office:value="0.137717">
                <text:p>0.137717</text:p>
              </table:table-cell>
              <table:table-cell office:value-type="float" office:value="-0.000677022">
                <text:p>-0.0006770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18975">
                <text:p>-0.018975</text:p>
              </table:table-cell>
              <table:table-cell office:value-type="float" office:value="0.009754">
                <text:p>0.009754</text:p>
              </table:table-cell>
              <table:table-cell office:value-type="float" office:value="0.13768">
                <text:p>0.13768</text:p>
              </table:table-cell>
              <table:table-cell office:value-type="float" office:value="-0.0006128">
                <text:p>-0.0006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18975">
                <text:p>-0.018975</text:p>
              </table:table-cell>
              <table:table-cell office:value-type="float" office:value="-0.00199992">
                <text:p>-0.00199992</text:p>
              </table:table-cell>
              <table:table-cell office:value-type="float" office:value="-0.13768">
                <text:p>-0.13768</text:p>
              </table:table-cell>
              <table:table-cell office:value-type="float" office:value="0.0006128">
                <text:p>0.0006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130844">
                <text:p>0.0130844</text:p>
              </table:table-cell>
              <table:table-cell office:value-type="float" office:value="-0.137647">
                <text:p>-0.137647</text:p>
              </table:table-cell>
              <table:table-cell office:value-type="float" office:value="0.000548577">
                <text:p>0.0005485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18975">
                <text:p>-0.018975</text:p>
              </table:table-cell>
              <table:table-cell office:value-type="float" office:value="-0.00199992">
                <text:p>-0.00199992</text:p>
              </table:table-cell>
              <table:table-cell office:value-type="float" office:value="0.13768">
                <text:p>0.13768</text:p>
              </table:table-cell>
              <table:table-cell office:value-type="float" office:value="-0.0006128">
                <text:p>-0.00061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169625">
                <text:p>-0.0169625</text:p>
              </table:table-cell>
              <table:table-cell office:value-type="float" office:value="0.0130844">
                <text:p>0.0130844</text:p>
              </table:table-cell>
              <table:table-cell office:value-type="float" office:value="0.137647">
                <text:p>0.137647</text:p>
              </table:table-cell>
              <table:table-cell office:value-type="float" office:value="-0.000548577">
                <text:p>-0.0005485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169625">
                <text:p>-0.0169625</text:p>
              </table:table-cell>
              <table:table-cell office:value-type="float" office:value="-0.00148358">
                <text:p>-0.00148358</text:p>
              </table:table-cell>
              <table:table-cell office:value-type="float" office:value="-0.137647">
                <text:p>-0.137647</text:p>
              </table:table-cell>
              <table:table-cell office:value-type="float" office:value="0.000548577">
                <text:p>0.0005485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1495">
                <text:p>-0.01495</text:p>
              </table:table-cell>
              <table:table-cell office:value-type="float" office:value="0.0169789">
                <text:p>0.0169789</text:p>
              </table:table-cell>
              <table:table-cell office:value-type="float" office:value="-0.137617">
                <text:p>-0.137617</text:p>
              </table:table-cell>
              <table:table-cell office:value-type="float" office:value="0.000484354">
                <text:p>0.0004843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169625">
                <text:p>-0.0169625</text:p>
              </table:table-cell>
              <table:table-cell office:value-type="float" office:value="-0.00148358">
                <text:p>-0.00148358</text:p>
              </table:table-cell>
              <table:table-cell office:value-type="float" office:value="0.137647">
                <text:p>0.137647</text:p>
              </table:table-cell>
              <table:table-cell office:value-type="float" office:value="-0.000548577">
                <text:p>-0.0005485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1495">
                <text:p>-0.01495</text:p>
              </table:table-cell>
              <table:table-cell office:value-type="float" office:value="0.0169789">
                <text:p>0.0169789</text:p>
              </table:table-cell>
              <table:table-cell office:value-type="float" office:value="0.137617">
                <text:p>0.137617</text:p>
              </table:table-cell>
              <table:table-cell office:value-type="float" office:value="-0.000484354">
                <text:p>-0.000484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1495">
                <text:p>-0.01495</text:p>
              </table:table-cell>
              <table:table-cell office:value-type="float" office:value="-0.0015341">
                <text:p>-0.0015341</text:p>
              </table:table-cell>
              <table:table-cell office:value-type="float" office:value="-0.137617">
                <text:p>-0.137617</text:p>
              </table:table-cell>
              <table:table-cell office:value-type="float" office:value="0.000484354">
                <text:p>0.0004843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214271">
                <text:p>0.0214271</text:p>
              </table:table-cell>
              <table:table-cell office:value-type="float" office:value="-0.137591">
                <text:p>-0.137591</text:p>
              </table:table-cell>
              <table:table-cell office:value-type="float" office:value="0.000420131">
                <text:p>0.0004201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1495">
                <text:p>-0.01495</text:p>
              </table:table-cell>
              <table:table-cell office:value-type="float" office:value="-0.0015341">
                <text:p>-0.0015341</text:p>
              </table:table-cell>
              <table:table-cell office:value-type="float" office:value="0.137617">
                <text:p>0.137617</text:p>
              </table:table-cell>
              <table:table-cell office:value-type="float" office:value="-0.000484354">
                <text:p>-0.0004843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129375">
                <text:p>-0.0129375</text:p>
              </table:table-cell>
              <table:table-cell office:value-type="float" office:value="0.0214271">
                <text:p>0.0214271</text:p>
              </table:table-cell>
              <table:table-cell office:value-type="float" office:value="0.137591">
                <text:p>0.137591</text:p>
              </table:table-cell>
              <table:table-cell office:value-type="float" office:value="-0.000420131">
                <text:p>-0.0004201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129375">
                <text:p>-0.0129375</text:p>
              </table:table-cell>
              <table:table-cell office:value-type="float" office:value="-0.00217311">
                <text:p>-0.00217311</text:p>
              </table:table-cell>
              <table:table-cell office:value-type="float" office:value="-0.137591">
                <text:p>-0.137591</text:p>
              </table:table-cell>
              <table:table-cell office:value-type="float" office:value="0.000420131">
                <text:p>0.0004201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263878">
                <text:p>0.0263878</text:p>
              </table:table-cell>
              <table:table-cell office:value-type="float" office:value="-0.137569">
                <text:p>-0.137569</text:p>
              </table:table-cell>
              <table:table-cell office:value-type="float" office:value="0.000355908">
                <text:p>0.0003559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129375">
                <text:p>-0.0129375</text:p>
              </table:table-cell>
              <table:table-cell office:value-type="float" office:value="-0.00217311">
                <text:p>-0.00217311</text:p>
              </table:table-cell>
              <table:table-cell office:value-type="float" office:value="0.137591">
                <text:p>0.137591</text:p>
              </table:table-cell>
              <table:table-cell office:value-type="float" office:value="-0.000420131">
                <text:p>-0.0004201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0925">
                <text:p>-0.010925</text:p>
              </table:table-cell>
              <table:table-cell office:value-type="float" office:value="0.0263878">
                <text:p>0.0263878</text:p>
              </table:table-cell>
              <table:table-cell office:value-type="float" office:value="0.137569">
                <text:p>0.137569</text:p>
              </table:table-cell>
              <table:table-cell office:value-type="float" office:value="-0.000355908">
                <text:p>-0.0003559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10925">
                <text:p>-0.010925</text:p>
              </table:table-cell>
              <table:table-cell office:value-type="float" office:value="-0.00336233">
                <text:p>-0.00336233</text:p>
              </table:table-cell>
              <table:table-cell office:value-type="float" office:value="-0.137569">
                <text:p>-0.137569</text:p>
              </table:table-cell>
              <table:table-cell office:value-type="float" office:value="0.000355908">
                <text:p>0.0003559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320908">
                <text:p>0.0320908</text:p>
              </table:table-cell>
              <table:table-cell office:value-type="float" office:value="-0.13755">
                <text:p>-0.13755</text:p>
              </table:table-cell>
              <table:table-cell office:value-type="float" office:value="0.000291685">
                <text:p>0.0002916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10925">
                <text:p>-0.010925</text:p>
              </table:table-cell>
              <table:table-cell office:value-type="float" office:value="-0.00336233">
                <text:p>-0.00336233</text:p>
              </table:table-cell>
              <table:table-cell office:value-type="float" office:value="0.137569">
                <text:p>0.137569</text:p>
              </table:table-cell>
              <table:table-cell office:value-type="float" office:value="-0.000355908">
                <text:p>-0.0003559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89125">
                <text:p>-0.0089125</text:p>
              </table:table-cell>
              <table:table-cell office:value-type="float" office:value="0.0320908">
                <text:p>0.0320908</text:p>
              </table:table-cell>
              <table:table-cell office:value-type="float" office:value="0.13755">
                <text:p>0.13755</text:p>
              </table:table-cell>
              <table:table-cell office:value-type="float" office:value="-0.000291685">
                <text:p>-0.0002916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89125">
                <text:p>-0.0089125</text:p>
              </table:table-cell>
              <table:table-cell office:value-type="float" office:value="-0.00543113">
                <text:p>-0.00543113</text:p>
              </table:table-cell>
              <table:table-cell office:value-type="float" office:value="-0.13755">
                <text:p>-0.13755</text:p>
              </table:table-cell>
              <table:table-cell office:value-type="float" office:value="0.000291685">
                <text:p>0.0002916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69">
                <text:p>-0.0069</text:p>
              </table:table-cell>
              <table:table-cell office:value-type="float" office:value="0.0399066">
                <text:p>0.0399066</text:p>
              </table:table-cell>
              <table:table-cell office:value-type="float" office:value="-0.137535">
                <text:p>-0.137535</text:p>
              </table:table-cell>
              <table:table-cell office:value-type="float" office:value="0.000227451">
                <text:p>0.0002274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89125">
                <text:p>-0.0089125</text:p>
              </table:table-cell>
              <table:table-cell office:value-type="float" office:value="-0.00543113">
                <text:p>-0.00543113</text:p>
              </table:table-cell>
              <table:table-cell office:value-type="float" office:value="0.13755">
                <text:p>0.13755</text:p>
              </table:table-cell>
              <table:table-cell office:value-type="float" office:value="-0.000291685">
                <text:p>-0.000291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69">
                <text:p>-0.0069</text:p>
              </table:table-cell>
              <table:table-cell office:value-type="float" office:value="0.0399066">
                <text:p>0.0399066</text:p>
              </table:table-cell>
              <table:table-cell office:value-type="float" office:value="0.137535">
                <text:p>0.137535</text:p>
              </table:table-cell>
              <table:table-cell office:value-type="float" office:value="-0.000227451">
                <text:p>-0.0002274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5175">
                <text:p>0.005175</text:p>
              </table:table-cell>
              <table:table-cell office:value-type="float" office:value="-0.0407448">
                <text:p>-0.0407448</text:p>
              </table:table-cell>
              <table:table-cell office:value-type="float" office:value="-0.137523">
                <text:p>-0.137523</text:p>
              </table:table-cell>
              <table:table-cell office:value-type="float" office:value="-0.000158016">
                <text:p>-0.000158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69">
                <text:p>0.0069</text:p>
              </table:table-cell>
              <table:table-cell office:value-type="float" office:value="0.00483099">
                <text:p>0.00483099</text:p>
              </table:table-cell>
              <table:table-cell office:value-type="float" office:value="-0.137532">
                <text:p>-0.137532</text:p>
              </table:table-cell>
              <table:table-cell office:value-type="float" office:value="-0.000213111">
                <text:p>-0.0002131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5175">
                <text:p>0.005175</text:p>
              </table:table-cell>
              <table:table-cell office:value-type="float" office:value="-0.0407448">
                <text:p>-0.0407448</text:p>
              </table:table-cell>
              <table:table-cell office:value-type="float" office:value="0.137523">
                <text:p>0.137523</text:p>
              </table:table-cell>
              <table:table-cell office:value-type="float" office:value="0.000158016">
                <text:p>0.0001580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69">
                <text:p>0.0069</text:p>
              </table:table-cell>
              <table:table-cell office:value-type="float" office:value="0.00483099">
                <text:p>0.00483099</text:p>
              </table:table-cell>
              <table:table-cell office:value-type="float" office:value="0.137532">
                <text:p>0.137532</text:p>
              </table:table-cell>
              <table:table-cell office:value-type="float" office:value="0.000213111">
                <text:p>0.000213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69">
                <text:p>0.0069</text:p>
              </table:table-cell>
              <table:table-cell office:value-type="float" office:value="0.00947129">
                <text:p>0.00947129</text:p>
              </table:table-cell>
              <table:table-cell office:value-type="float" office:value="-0.137532">
                <text:p>-0.137532</text:p>
              </table:table-cell>
              <table:table-cell office:value-type="float" office:value="-0.000213111">
                <text:p>-0.0002131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5175">
                <text:p>0.005175</text:p>
              </table:table-cell>
              <table:table-cell office:value-type="float" office:value="-0.0264799">
                <text:p>-0.0264799</text:p>
              </table:table-cell>
              <table:table-cell office:value-type="float" office:value="-0.137523">
                <text:p>-0.137523</text:p>
              </table:table-cell>
              <table:table-cell office:value-type="float" office:value="-0.000158016">
                <text:p>-0.0001580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69">
                <text:p>0.0069</text:p>
              </table:table-cell>
              <table:table-cell office:value-type="float" office:value="0.00947129">
                <text:p>0.00947129</text:p>
              </table:table-cell>
              <table:table-cell office:value-type="float" office:value="0.137532">
                <text:p>0.137532</text:p>
              </table:table-cell>
              <table:table-cell office:value-type="float" office:value="0.000213111">
                <text:p>0.000213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175">
                <text:p>0.005175</text:p>
              </table:table-cell>
              <table:table-cell office:value-type="float" office:value="-0.0264799">
                <text:p>-0.0264799</text:p>
              </table:table-cell>
              <table:table-cell office:value-type="float" office:value="0.137523">
                <text:p>0.137523</text:p>
              </table:table-cell>
              <table:table-cell office:value-type="float" office:value="0.000158016">
                <text:p>0.000158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45">
                <text:p>0.00345</text:p>
              </table:table-cell>
              <table:table-cell office:value-type="float" office:value="-0.031051">
                <text:p>-0.031051</text:p>
              </table:table-cell>
              <table:table-cell office:value-type="float" office:value="-0.137517">
                <text:p>-0.137517</text:p>
              </table:table-cell>
              <table:table-cell office:value-type="float" office:value="-0.000102955">
                <text:p>-0.0001029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5175">
                <text:p>0.005175</text:p>
              </table:table-cell>
              <table:table-cell office:value-type="float" office:value="0.00396189">
                <text:p>0.00396189</text:p>
              </table:table-cell>
              <table:table-cell office:value-type="float" office:value="-0.137523">
                <text:p>-0.137523</text:p>
              </table:table-cell>
              <table:table-cell office:value-type="float" office:value="-0.000158016">
                <text:p>-0.0001580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45">
                <text:p>0.00345</text:p>
              </table:table-cell>
              <table:table-cell office:value-type="float" office:value="-0.031051">
                <text:p>-0.031051</text:p>
              </table:table-cell>
              <table:table-cell office:value-type="float" office:value="0.137517">
                <text:p>0.137517</text:p>
              </table:table-cell>
              <table:table-cell office:value-type="float" office:value="0.000102955">
                <text:p>0.0001029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5175">
                <text:p>0.005175</text:p>
              </table:table-cell>
              <table:table-cell office:value-type="float" office:value="0.00396189">
                <text:p>0.00396189</text:p>
              </table:table-cell>
              <table:table-cell office:value-type="float" office:value="0.137523">
                <text:p>0.137523</text:p>
              </table:table-cell>
              <table:table-cell office:value-type="float" office:value="0.000158016">
                <text:p>0.000158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5175">
                <text:p>0.005175</text:p>
              </table:table-cell>
              <table:table-cell office:value-type="float" office:value="0.0182268">
                <text:p>0.0182268</text:p>
              </table:table-cell>
              <table:table-cell office:value-type="float" office:value="-0.137523">
                <text:p>-0.137523</text:p>
              </table:table-cell>
              <table:table-cell office:value-type="float" office:value="-0.000158016">
                <text:p>-0.000158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45">
                <text:p>0.00345</text:p>
              </table:table-cell>
              <table:table-cell office:value-type="float" office:value="-0.0182203">
                <text:p>-0.0182203</text:p>
              </table:table-cell>
              <table:table-cell office:value-type="float" office:value="-0.137517">
                <text:p>-0.137517</text:p>
              </table:table-cell>
              <table:table-cell office:value-type="float" office:value="-0.000102955">
                <text:p>-0.0001029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175">
                <text:p>0.005175</text:p>
              </table:table-cell>
              <table:table-cell office:value-type="float" office:value="0.0182268">
                <text:p>0.0182268</text:p>
              </table:table-cell>
              <table:table-cell office:value-type="float" office:value="0.137523">
                <text:p>0.137523</text:p>
              </table:table-cell>
              <table:table-cell office:value-type="float" office:value="0.000158016">
                <text:p>0.0001580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45">
                <text:p>0.00345</text:p>
              </table:table-cell>
              <table:table-cell office:value-type="float" office:value="-0.0182203">
                <text:p>-0.0182203</text:p>
              </table:table-cell>
              <table:table-cell office:value-type="float" office:value="0.137517">
                <text:p>0.137517</text:p>
              </table:table-cell>
              <table:table-cell office:value-type="float" office:value="0.000102955">
                <text:p>0.0001029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725">
                <text:p>0.001725</text:p>
              </table:table-cell>
              <table:table-cell office:value-type="float" office:value="-0.0215041">
                <text:p>-0.0215041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345">
                <text:p>0.00345</text:p>
              </table:table-cell>
              <table:table-cell office:value-type="float" office:value="0.0079553">
                <text:p>0.0079553</text:p>
              </table:table-cell>
              <table:table-cell office:value-type="float" office:value="-0.137517">
                <text:p>-0.137517</text:p>
              </table:table-cell>
              <table:table-cell office:value-type="float" office:value="-0.000102955">
                <text:p>-0.0001029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725">
                <text:p>0.001725</text:p>
              </table:table-cell>
              <table:table-cell office:value-type="float" office:value="-0.0215041">
                <text:p>-0.0215041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345">
                <text:p>0.00345</text:p>
              </table:table-cell>
              <table:table-cell office:value-type="float" office:value="0.0079553">
                <text:p>0.0079553</text:p>
              </table:table-cell>
              <table:table-cell office:value-type="float" office:value="0.137517">
                <text:p>0.137517</text:p>
              </table:table-cell>
              <table:table-cell office:value-type="float" office:value="0.000102955">
                <text:p>0.0001029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345">
                <text:p>0.00345</text:p>
              </table:table-cell>
              <table:table-cell office:value-type="float" office:value="0.020786">
                <text:p>0.020786</text:p>
              </table:table-cell>
              <table:table-cell office:value-type="float" office:value="-0.137517">
                <text:p>-0.137517</text:p>
              </table:table-cell>
              <table:table-cell office:value-type="float" office:value="-0.000102955">
                <text:p>-0.0001029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725">
                <text:p>0.001725</text:p>
              </table:table-cell>
              <table:table-cell office:value-type="float" office:value="-0.0140774">
                <text:p>-0.0140774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45">
                <text:p>0.00345</text:p>
              </table:table-cell>
              <table:table-cell office:value-type="float" office:value="0.020786">
                <text:p>0.020786</text:p>
              </table:table-cell>
              <table:table-cell office:value-type="float" office:value="0.137517">
                <text:p>0.137517</text:p>
              </table:table-cell>
              <table:table-cell office:value-type="float" office:value="0.000102955">
                <text:p>0.0001029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725">
                <text:p>0.001725</text:p>
              </table:table-cell>
              <table:table-cell office:value-type="float" office:value="-0.0140774">
                <text:p>-0.0140774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-0.015128">
                <text:p>-0.015128</text:p>
              </table:table-cell>
              <table:table-cell office:value-type="float" office:value="-0.137513">
                <text:p>-0.137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725">
                <text:p>0.001725</text:p>
              </table:table-cell>
              <table:table-cell office:value-type="float" office:value="0.0112869">
                <text:p>0.0112869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-0.015128">
                <text:p>-0.015128</text:p>
              </table:table-cell>
              <table:table-cell office:value-type="float" office:value="0.137513">
                <text:p>0.137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725">
                <text:p>0.001725</text:p>
              </table:table-cell>
              <table:table-cell office:value-type="float" office:value="0.0112869">
                <text:p>0.0112869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725">
                <text:p>0.001725</text:p>
              </table:table-cell>
              <table:table-cell office:value-type="float" office:value="0.0187137">
                <text:p>0.0187137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-0.0149456">
                <text:p>-0.0149456</text:p>
              </table:table-cell>
              <table:table-cell office:value-type="float" office:value="-0.137513">
                <text:p>-0.137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725">
                <text:p>0.001725</text:p>
              </table:table-cell>
              <table:table-cell office:value-type="float" office:value="0.0187137">
                <text:p>0.0187137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-0.0149456">
                <text:p>-0.0149456</text:p>
              </table:table-cell>
              <table:table-cell office:value-type="float" office:value="0.137513">
                <text:p>0.137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1725">
                <text:p>-0.001725</text:p>
              </table:table-cell>
              <table:table-cell office:value-type="float" office:value="-0.0115714">
                <text:p>-0.0115714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0145663">
                <text:p>0.0145663</text:p>
              </table:table-cell>
              <table:table-cell office:value-type="float" office:value="-0.137513">
                <text:p>-0.137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1725">
                <text:p>-0.001725</text:p>
              </table:table-cell>
              <table:table-cell office:value-type="float" office:value="-0.0115714">
                <text:p>-0.0115714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145663">
                <text:p>0.0145663</text:p>
              </table:table-cell>
              <table:table-cell office:value-type="float" office:value="0.137513">
                <text:p>0.137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147486">
                <text:p>0.0147486</text:p>
              </table:table-cell>
              <table:table-cell office:value-type="float" office:value="-0.137513">
                <text:p>-0.137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1725">
                <text:p>-0.001725</text:p>
              </table:table-cell>
              <table:table-cell office:value-type="float" office:value="-0.0190937">
                <text:p>-0.0190937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.0147486">
                <text:p>0.0147486</text:p>
              </table:table-cell>
              <table:table-cell office:value-type="float" office:value="0.137513">
                <text:p>0.137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1725">
                <text:p>-0.001725</text:p>
              </table:table-cell>
              <table:table-cell office:value-type="float" office:value="-0.0190937">
                <text:p>-0.0190937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345">
                <text:p>-0.00345</text:p>
              </table:table-cell>
              <table:table-cell office:value-type="float" office:value="-0.00783388">
                <text:p>-0.00783388</text:p>
              </table:table-cell>
              <table:table-cell office:value-type="float" office:value="-0.137519">
                <text:p>-0.137519</text:p>
              </table:table-cell>
              <table:table-cell office:value-type="float" office:value="0.000117302">
                <text:p>0.000117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212897">
                <text:p>0.0212897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345">
                <text:p>-0.00345</text:p>
              </table:table-cell>
              <table:table-cell office:value-type="float" office:value="-0.00783388">
                <text:p>-0.00783388</text:p>
              </table:table-cell>
              <table:table-cell office:value-type="float" office:value="0.137519">
                <text:p>0.137519</text:p>
              </table:table-cell>
              <table:table-cell office:value-type="float" office:value="-0.000117302">
                <text:p>-0.0001173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212897">
                <text:p>0.0212897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137675">
                <text:p>0.0137675</text:p>
              </table:table-cell>
              <table:table-cell office:value-type="float" office:value="-0.137514">
                <text:p>-0.13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345">
                <text:p>-0.00345</text:p>
              </table:table-cell>
              <table:table-cell office:value-type="float" office:value="-0.0212058">
                <text:p>-0.0212058</text:p>
              </table:table-cell>
              <table:table-cell office:value-type="float" office:value="-0.137519">
                <text:p>-0.137519</text:p>
              </table:table-cell>
              <table:table-cell office:value-type="float" office:value="0.000117302">
                <text:p>0.0001173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1725">
                <text:p>-0.001725</text:p>
              </table:table-cell>
              <table:table-cell office:value-type="float" office:value="0.0137675">
                <text:p>0.0137675</text:p>
              </table:table-cell>
              <table:table-cell office:value-type="float" office:value="0.137514">
                <text:p>0.13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345">
                <text:p>-0.00345</text:p>
              </table:table-cell>
              <table:table-cell office:value-type="float" office:value="-0.0212058">
                <text:p>-0.0212058</text:p>
              </table:table-cell>
              <table:table-cell office:value-type="float" office:value="0.137519">
                <text:p>0.137519</text:p>
              </table:table-cell>
              <table:table-cell office:value-type="float" office:value="-0.000117302">
                <text:p>-0.0001173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5175">
                <text:p>-0.005175</text:p>
              </table:table-cell>
              <table:table-cell office:value-type="float" office:value="-0.00417658">
                <text:p>-0.00417658</text:p>
              </table:table-cell>
              <table:table-cell office:value-type="float" office:value="-0.137526">
                <text:p>-0.137526</text:p>
              </table:table-cell>
              <table:table-cell office:value-type="float" office:value="0.000172378">
                <text:p>0.0001723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345">
                <text:p>-0.00345</text:p>
              </table:table-cell>
              <table:table-cell office:value-type="float" office:value="0.0317764">
                <text:p>0.0317764</text:p>
              </table:table-cell>
              <table:table-cell office:value-type="float" office:value="-0.137519">
                <text:p>-0.137519</text:p>
              </table:table-cell>
              <table:table-cell office:value-type="float" office:value="0.000117302">
                <text:p>0.0001173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5175">
                <text:p>-0.005175</text:p>
              </table:table-cell>
              <table:table-cell office:value-type="float" office:value="-0.00417658">
                <text:p>-0.00417658</text:p>
              </table:table-cell>
              <table:table-cell office:value-type="float" office:value="0.137526">
                <text:p>0.137526</text:p>
              </table:table-cell>
              <table:table-cell office:value-type="float" office:value="-0.000172378">
                <text:p>-0.0001723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345">
                <text:p>-0.00345</text:p>
              </table:table-cell>
              <table:table-cell office:value-type="float" office:value="0.0317764">
                <text:p>0.0317764</text:p>
              </table:table-cell>
              <table:table-cell office:value-type="float" office:value="0.137519">
                <text:p>0.137519</text:p>
              </table:table-cell>
              <table:table-cell office:value-type="float" office:value="-0.000117302">
                <text:p>-0.0001173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345">
                <text:p>-0.00345</text:p>
              </table:table-cell>
              <table:table-cell office:value-type="float" office:value="0.0184045">
                <text:p>0.0184045</text:p>
              </table:table-cell>
              <table:table-cell office:value-type="float" office:value="-0.137519">
                <text:p>-0.137519</text:p>
              </table:table-cell>
              <table:table-cell office:value-type="float" office:value="0.000117302">
                <text:p>0.0001173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5175">
                <text:p>-0.005175</text:p>
              </table:table-cell>
              <table:table-cell office:value-type="float" office:value="-0.0179522">
                <text:p>-0.0179522</text:p>
              </table:table-cell>
              <table:table-cell office:value-type="float" office:value="-0.137526">
                <text:p>-0.137526</text:p>
              </table:table-cell>
              <table:table-cell office:value-type="float" office:value="0.000172378">
                <text:p>0.0001723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345">
                <text:p>-0.00345</text:p>
              </table:table-cell>
              <table:table-cell office:value-type="float" office:value="0.0184045">
                <text:p>0.0184045</text:p>
              </table:table-cell>
              <table:table-cell office:value-type="float" office:value="0.137519">
                <text:p>0.137519</text:p>
              </table:table-cell>
              <table:table-cell office:value-type="float" office:value="-0.000117302">
                <text:p>-0.0001173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5175">
                <text:p>-0.005175</text:p>
              </table:table-cell>
              <table:table-cell office:value-type="float" office:value="-0.0179522">
                <text:p>-0.0179522</text:p>
              </table:table-cell>
              <table:table-cell office:value-type="float" office:value="0.137526">
                <text:p>0.137526</text:p>
              </table:table-cell>
              <table:table-cell office:value-type="float" office:value="-0.000172378">
                <text:p>-0.0001723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69">
                <text:p>-0.0069</text:p>
              </table:table-cell>
              <table:table-cell office:value-type="float" office:value="-0.00451925">
                <text:p>-0.00451925</text:p>
              </table:table-cell>
              <table:table-cell office:value-type="float" office:value="-0.137535">
                <text:p>-0.137535</text:p>
              </table:table-cell>
              <table:table-cell office:value-type="float" office:value="0.000227451">
                <text:p>0.0002274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408917">
                <text:p>0.0408917</text:p>
              </table:table-cell>
              <table:table-cell office:value-type="float" office:value="-0.137526">
                <text:p>-0.137526</text:p>
              </table:table-cell>
              <table:table-cell office:value-type="float" office:value="0.000172378">
                <text:p>0.0001723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69">
                <text:p>-0.0069</text:p>
              </table:table-cell>
              <table:table-cell office:value-type="float" office:value="-0.00451925">
                <text:p>-0.00451925</text:p>
              </table:table-cell>
              <table:table-cell office:value-type="float" office:value="0.137535">
                <text:p>0.137535</text:p>
              </table:table-cell>
              <table:table-cell office:value-type="float" office:value="-0.000227451">
                <text:p>-0.0002274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408917">
                <text:p>0.0408917</text:p>
              </table:table-cell>
              <table:table-cell office:value-type="float" office:value="0.137526">
                <text:p>0.137526</text:p>
              </table:table-cell>
              <table:table-cell office:value-type="float" office:value="-0.000172378">
                <text:p>-0.0001723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271161">
                <text:p>0.0271161</text:p>
              </table:table-cell>
              <table:table-cell office:value-type="float" office:value="-0.137526">
                <text:p>-0.137526</text:p>
              </table:table-cell>
              <table:table-cell office:value-type="float" office:value="0.000172378">
                <text:p>0.0001723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69">
                <text:p>-0.0069</text:p>
              </table:table-cell>
              <table:table-cell office:value-type="float" office:value="-0.0091597">
                <text:p>-0.0091597</text:p>
              </table:table-cell>
              <table:table-cell office:value-type="float" office:value="-0.137535">
                <text:p>-0.137535</text:p>
              </table:table-cell>
              <table:table-cell office:value-type="float" office:value="0.000227451">
                <text:p>0.0002274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5175">
                <text:p>-0.005175</text:p>
              </table:table-cell>
              <table:table-cell office:value-type="float" office:value="0.0271161">
                <text:p>0.0271161</text:p>
              </table:table-cell>
              <table:table-cell office:value-type="float" office:value="0.137526">
                <text:p>0.137526</text:p>
              </table:table-cell>
              <table:table-cell office:value-type="float" office:value="-0.000172378">
                <text:p>-0.0001723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69">
                <text:p>-0.0069</text:p>
              </table:table-cell>
              <table:table-cell office:value-type="float" office:value="-0.0091597">
                <text:p>-0.0091597</text:p>
              </table:table-cell>
              <table:table-cell office:value-type="float" office:value="0.137535">
                <text:p>0.137535</text:p>
              </table:table-cell>
              <table:table-cell office:value-type="float" office:value="-0.000227451">
                <text:p>-0.0002274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3">
                <text:p>0.023</text:p>
              </table:table-cell>
              <table:table-cell office:value-type="float" office:value="0.00480126">
                <text:p>0.00480126</text:p>
              </table:table-cell>
              <table:table-cell office:value-type="float" office:value="-0.137746">
                <text:p>-0.137746</text:p>
              </table:table-cell>
              <table:table-cell office:value-type="float" office:value="-0.000726931">
                <text:p>-0.0007269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09875">
                <text:p>0.0209875</text:p>
              </table:table-cell>
              <table:table-cell office:value-type="float" office:value="-0.00689427">
                <text:p>-0.00689427</text:p>
              </table:table-cell>
              <table:table-cell office:value-type="float" office:value="-0.137706">
                <text:p>-0.137706</text:p>
              </table:table-cell>
              <table:table-cell office:value-type="float" office:value="-0.000662704">
                <text:p>-0.0006627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3">
                <text:p>0.023</text:p>
              </table:table-cell>
              <table:table-cell office:value-type="float" office:value="0.00480126">
                <text:p>0.00480126</text:p>
              </table:table-cell>
              <table:table-cell office:value-type="float" office:value="0.137746">
                <text:p>0.137746</text:p>
              </table:table-cell>
              <table:table-cell office:value-type="float" office:value="0.000726931">
                <text:p>0.0007269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09875">
                <text:p>0.0209875</text:p>
              </table:table-cell>
              <table:table-cell office:value-type="float" office:value="-0.00689427">
                <text:p>-0.00689427</text:p>
              </table:table-cell>
              <table:table-cell office:value-type="float" office:value="0.137706">
                <text:p>0.137706</text:p>
              </table:table-cell>
              <table:table-cell office:value-type="float" office:value="0.000662704">
                <text:p>0.0006627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317711">
                <text:p>0.00317711</text:p>
              </table:table-cell>
              <table:table-cell office:value-type="float" office:value="-0.137706">
                <text:p>-0.137706</text:p>
              </table:table-cell>
              <table:table-cell office:value-type="float" office:value="-0.000662704">
                <text:p>-0.0006627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8975">
                <text:p>0.018975</text:p>
              </table:table-cell>
              <table:table-cell office:value-type="float" office:value="-0.00963751">
                <text:p>-0.00963751</text:p>
              </table:table-cell>
              <table:table-cell office:value-type="float" office:value="-0.13767">
                <text:p>-0.13767</text:p>
              </table:table-cell>
              <table:table-cell office:value-type="float" office:value="-0.000598478">
                <text:p>-0.0005984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317711">
                <text:p>0.00317711</text:p>
              </table:table-cell>
              <table:table-cell office:value-type="float" office:value="0.137706">
                <text:p>0.137706</text:p>
              </table:table-cell>
              <table:table-cell office:value-type="float" office:value="0.000662704">
                <text:p>0.0006627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8975">
                <text:p>0.018975</text:p>
              </table:table-cell>
              <table:table-cell office:value-type="float" office:value="-0.00963751">
                <text:p>-0.00963751</text:p>
              </table:table-cell>
              <table:table-cell office:value-type="float" office:value="0.13767">
                <text:p>0.13767</text:p>
              </table:table-cell>
              <table:table-cell office:value-type="float" office:value="0.000598478">
                <text:p>0.0005984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11605">
                <text:p>0.00211605</text:p>
              </table:table-cell>
              <table:table-cell office:value-type="float" office:value="-0.13767">
                <text:p>-0.13767</text:p>
              </table:table-cell>
              <table:table-cell office:value-type="float" office:value="-0.000598478">
                <text:p>-0.0005984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69625">
                <text:p>0.0169625</text:p>
              </table:table-cell>
              <table:table-cell office:value-type="float" office:value="-0.0129472">
                <text:p>-0.0129472</text:p>
              </table:table-cell>
              <table:table-cell office:value-type="float" office:value="-0.137638">
                <text:p>-0.137638</text:p>
              </table:table-cell>
              <table:table-cell office:value-type="float" office:value="-0.000534252">
                <text:p>-0.0005342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11605">
                <text:p>0.00211605</text:p>
              </table:table-cell>
              <table:table-cell office:value-type="float" office:value="0.13767">
                <text:p>0.13767</text:p>
              </table:table-cell>
              <table:table-cell office:value-type="float" office:value="0.000598478">
                <text:p>0.0005984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69625">
                <text:p>0.0169625</text:p>
              </table:table-cell>
              <table:table-cell office:value-type="float" office:value="-0.0129472">
                <text:p>-0.0129472</text:p>
              </table:table-cell>
              <table:table-cell office:value-type="float" office:value="0.137638">
                <text:p>0.137638</text:p>
              </table:table-cell>
              <table:table-cell office:value-type="float" office:value="0.000534252">
                <text:p>0.0005342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162081">
                <text:p>0.00162081</text:p>
              </table:table-cell>
              <table:table-cell office:value-type="float" office:value="-0.137638">
                <text:p>-0.137638</text:p>
              </table:table-cell>
              <table:table-cell office:value-type="float" office:value="-0.000534252">
                <text:p>-0.0005342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495">
                <text:p>0.01495</text:p>
              </table:table-cell>
              <table:table-cell office:value-type="float" office:value="-0.016825">
                <text:p>-0.016825</text:p>
              </table:table-cell>
              <table:table-cell office:value-type="float" office:value="-0.137609">
                <text:p>-0.137609</text:p>
              </table:table-cell>
              <table:table-cell office:value-type="float" office:value="-0.000470026">
                <text:p>-0.0004700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162081">
                <text:p>0.00162081</text:p>
              </table:table-cell>
              <table:table-cell office:value-type="float" office:value="0.137638">
                <text:p>0.137638</text:p>
              </table:table-cell>
              <table:table-cell office:value-type="float" office:value="0.000534252">
                <text:p>0.0005342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495">
                <text:p>0.01495</text:p>
              </table:table-cell>
              <table:table-cell office:value-type="float" office:value="-0.016825">
                <text:p>-0.016825</text:p>
              </table:table-cell>
              <table:table-cell office:value-type="float" office:value="0.137609">
                <text:p>0.137609</text:p>
              </table:table-cell>
              <table:table-cell office:value-type="float" office:value="0.000470026">
                <text:p>0.0004700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495">
                <text:p>0.01495</text:p>
              </table:table-cell>
              <table:table-cell office:value-type="float" office:value="0.00168854">
                <text:p>0.00168854</text:p>
              </table:table-cell>
              <table:table-cell office:value-type="float" office:value="-0.137609">
                <text:p>-0.137609</text:p>
              </table:table-cell>
              <table:table-cell office:value-type="float" office:value="-0.000470026">
                <text:p>-0.0004700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29375">
                <text:p>0.0129375</text:p>
              </table:table-cell>
              <table:table-cell office:value-type="float" office:value="-0.0212837">
                <text:p>-0.0212837</text:p>
              </table:table-cell>
              <table:table-cell office:value-type="float" office:value="-0.137585">
                <text:p>-0.137585</text:p>
              </table:table-cell>
              <table:table-cell office:value-type="float" office:value="-0.0004058">
                <text:p>-0.00040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495">
                <text:p>0.01495</text:p>
              </table:table-cell>
              <table:table-cell office:value-type="float" office:value="0.00168854">
                <text:p>0.00168854</text:p>
              </table:table-cell>
              <table:table-cell office:value-type="float" office:value="0.137609">
                <text:p>0.137609</text:p>
              </table:table-cell>
              <table:table-cell office:value-type="float" office:value="0.000470026">
                <text:p>0.0004700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29375">
                <text:p>0.0129375</text:p>
              </table:table-cell>
              <table:table-cell office:value-type="float" office:value="-0.0212837">
                <text:p>-0.0212837</text:p>
              </table:table-cell>
              <table:table-cell office:value-type="float" office:value="0.137585">
                <text:p>0.137585</text:p>
              </table:table-cell>
              <table:table-cell office:value-type="float" office:value="0.0004058">
                <text:p>0.00040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31672">
                <text:p>0.00231672</text:p>
              </table:table-cell>
              <table:table-cell office:value-type="float" office:value="-0.137585">
                <text:p>-0.137585</text:p>
              </table:table-cell>
              <table:table-cell office:value-type="float" office:value="-0.0004058">
                <text:p>-0.00040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0925">
                <text:p>0.010925</text:p>
              </table:table-cell>
              <table:table-cell office:value-type="float" office:value="-0.0263374">
                <text:p>-0.0263374</text:p>
              </table:table-cell>
              <table:table-cell office:value-type="float" office:value="-0.137563">
                <text:p>-0.137563</text:p>
              </table:table-cell>
              <table:table-cell office:value-type="float" office:value="-0.000341575">
                <text:p>-0.0003415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31672">
                <text:p>0.00231672</text:p>
              </table:table-cell>
              <table:table-cell office:value-type="float" office:value="0.137585">
                <text:p>0.137585</text:p>
              </table:table-cell>
              <table:table-cell office:value-type="float" office:value="0.0004058">
                <text:p>0.00040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0925">
                <text:p>0.010925</text:p>
              </table:table-cell>
              <table:table-cell office:value-type="float" office:value="-0.0263374">
                <text:p>-0.0263374</text:p>
              </table:table-cell>
              <table:table-cell office:value-type="float" office:value="0.137563">
                <text:p>0.137563</text:p>
              </table:table-cell>
              <table:table-cell office:value-type="float" office:value="0.000341575">
                <text:p>0.0003415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0925">
                <text:p>0.010925</text:p>
              </table:table-cell>
              <table:table-cell office:value-type="float" office:value="0.0034187">
                <text:p>0.0034187</text:p>
              </table:table-cell>
              <table:table-cell office:value-type="float" office:value="-0.137563">
                <text:p>-0.137563</text:p>
              </table:table-cell>
              <table:table-cell office:value-type="float" office:value="-0.000341575">
                <text:p>-0.0003415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89125">
                <text:p>0.0089125</text:p>
              </table:table-cell>
              <table:table-cell office:value-type="float" office:value="-0.0319072">
                <text:p>-0.0319072</text:p>
              </table:table-cell>
              <table:table-cell office:value-type="float" office:value="-0.137546">
                <text:p>-0.137546</text:p>
              </table:table-cell>
              <table:table-cell office:value-type="float" office:value="-0.00027735">
                <text:p>-0.000277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0925">
                <text:p>0.010925</text:p>
              </table:table-cell>
              <table:table-cell office:value-type="float" office:value="0.0034187">
                <text:p>0.0034187</text:p>
              </table:table-cell>
              <table:table-cell office:value-type="float" office:value="0.137563">
                <text:p>0.137563</text:p>
              </table:table-cell>
              <table:table-cell office:value-type="float" office:value="0.000341575">
                <text:p>0.0003415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89125">
                <text:p>0.0089125</text:p>
              </table:table-cell>
              <table:table-cell office:value-type="float" office:value="-0.0319072">
                <text:p>-0.0319072</text:p>
              </table:table-cell>
              <table:table-cell office:value-type="float" office:value="0.137546">
                <text:p>0.137546</text:p>
              </table:table-cell>
              <table:table-cell office:value-type="float" office:value="0.00027735">
                <text:p>0.000277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558354">
                <text:p>0.00558354</text:p>
              </table:table-cell>
              <table:table-cell office:value-type="float" office:value="-0.137546">
                <text:p>-0.137546</text:p>
              </table:table-cell>
              <table:table-cell office:value-type="float" office:value="-0.00027735">
                <text:p>-0.000277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69">
                <text:p>0.0069</text:p>
              </table:table-cell>
              <table:table-cell office:value-type="float" office:value="-0.0353036">
                <text:p>-0.0353036</text:p>
              </table:table-cell>
              <table:table-cell office:value-type="float" office:value="-0.137532">
                <text:p>-0.137532</text:p>
              </table:table-cell>
              <table:table-cell office:value-type="float" office:value="-0.000213111">
                <text:p>-0.0002131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558354">
                <text:p>0.00558354</text:p>
              </table:table-cell>
              <table:table-cell office:value-type="float" office:value="0.137546">
                <text:p>0.137546</text:p>
              </table:table-cell>
              <table:table-cell office:value-type="float" office:value="0.00027735">
                <text:p>0.000277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69">
                <text:p>0.0069</text:p>
              </table:table-cell>
              <table:table-cell office:value-type="float" office:value="-0.0353036">
                <text:p>-0.0353036</text:p>
              </table:table-cell>
              <table:table-cell office:value-type="float" office:value="0.137532">
                <text:p>0.137532</text:p>
              </table:table-cell>
              <table:table-cell office:value-type="float" office:value="0.000213111">
                <text:p>0.0002131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3">
                <text:p>0.023</text:p>
              </table:table-cell>
              <table:table-cell office:value-type="float" office:value="0.00471698">
                <text:p>0.00471698</text:p>
              </table:table-cell>
              <table:table-cell office:value-type="float" office:value="-0.137746">
                <text:p>-0.137746</text:p>
              </table:table-cell>
              <table:table-cell office:value-type="float" office:value="-0.000726931">
                <text:p>-0.0007269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09875">
                <text:p>0.0209875</text:p>
              </table:table-cell>
              <table:table-cell office:value-type="float" office:value="-0.00699105">
                <text:p>-0.00699105</text:p>
              </table:table-cell>
              <table:table-cell office:value-type="float" office:value="-0.137706">
                <text:p>-0.137706</text:p>
              </table:table-cell>
              <table:table-cell office:value-type="float" office:value="-0.000662704">
                <text:p>-0.0006627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3">
                <text:p>0.023</text:p>
              </table:table-cell>
              <table:table-cell office:value-type="float" office:value="0.00471698">
                <text:p>0.00471698</text:p>
              </table:table-cell>
              <table:table-cell office:value-type="float" office:value="0.137746">
                <text:p>0.137746</text:p>
              </table:table-cell>
              <table:table-cell office:value-type="float" office:value="0.000726931">
                <text:p>0.0007269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09875">
                <text:p>0.0209875</text:p>
              </table:table-cell>
              <table:table-cell office:value-type="float" office:value="-0.00699105">
                <text:p>-0.00699105</text:p>
              </table:table-cell>
              <table:table-cell office:value-type="float" office:value="0.137706">
                <text:p>0.137706</text:p>
              </table:table-cell>
              <table:table-cell office:value-type="float" office:value="0.000662704">
                <text:p>0.0006627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308034">
                <text:p>0.00308034</text:p>
              </table:table-cell>
              <table:table-cell office:value-type="float" office:value="-0.137706">
                <text:p>-0.137706</text:p>
              </table:table-cell>
              <table:table-cell office:value-type="float" office:value="-0.000662704">
                <text:p>-0.0006627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8975">
                <text:p>0.018975</text:p>
              </table:table-cell>
              <table:table-cell office:value-type="float" office:value="-0.00975332">
                <text:p>-0.00975332</text:p>
              </table:table-cell>
              <table:table-cell office:value-type="float" office:value="-0.13767">
                <text:p>-0.13767</text:p>
              </table:table-cell>
              <table:table-cell office:value-type="float" office:value="-0.000598478">
                <text:p>-0.0005984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09875">
                <text:p>0.0209875</text:p>
              </table:table-cell>
              <table:table-cell office:value-type="float" office:value="0.00308034">
                <text:p>0.00308034</text:p>
              </table:table-cell>
              <table:table-cell office:value-type="float" office:value="0.137706">
                <text:p>0.137706</text:p>
              </table:table-cell>
              <table:table-cell office:value-type="float" office:value="0.000662704">
                <text:p>0.0006627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8975">
                <text:p>0.018975</text:p>
              </table:table-cell>
              <table:table-cell office:value-type="float" office:value="-0.00975332">
                <text:p>-0.00975332</text:p>
              </table:table-cell>
              <table:table-cell office:value-type="float" office:value="0.13767">
                <text:p>0.13767</text:p>
              </table:table-cell>
              <table:table-cell office:value-type="float" office:value="0.000598478">
                <text:p>0.0005984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00024">
                <text:p>0.00200024</text:p>
              </table:table-cell>
              <table:table-cell office:value-type="float" office:value="-0.13767">
                <text:p>-0.13767</text:p>
              </table:table-cell>
              <table:table-cell office:value-type="float" office:value="-0.000598478">
                <text:p>-0.0005984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69625">
                <text:p>0.0169625</text:p>
              </table:table-cell>
              <table:table-cell office:value-type="float" office:value="-0.0130839">
                <text:p>-0.0130839</text:p>
              </table:table-cell>
              <table:table-cell office:value-type="float" office:value="-0.137638">
                <text:p>-0.137638</text:p>
              </table:table-cell>
              <table:table-cell office:value-type="float" office:value="-0.000534252">
                <text:p>-0.0005342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8975">
                <text:p>0.018975</text:p>
              </table:table-cell>
              <table:table-cell office:value-type="float" office:value="0.00200024">
                <text:p>0.00200024</text:p>
              </table:table-cell>
              <table:table-cell office:value-type="float" office:value="0.13767">
                <text:p>0.13767</text:p>
              </table:table-cell>
              <table:table-cell office:value-type="float" office:value="0.000598478">
                <text:p>0.0005984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69625">
                <text:p>0.0169625</text:p>
              </table:table-cell>
              <table:table-cell office:value-type="float" office:value="-0.0130839">
                <text:p>-0.0130839</text:p>
              </table:table-cell>
              <table:table-cell office:value-type="float" office:value="0.137638">
                <text:p>0.137638</text:p>
              </table:table-cell>
              <table:table-cell office:value-type="float" office:value="0.000534252">
                <text:p>0.0005342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148408">
                <text:p>0.00148408</text:p>
              </table:table-cell>
              <table:table-cell office:value-type="float" office:value="-0.137638">
                <text:p>-0.137638</text:p>
              </table:table-cell>
              <table:table-cell office:value-type="float" office:value="-0.000534252">
                <text:p>-0.0005342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495">
                <text:p>0.01495</text:p>
              </table:table-cell>
              <table:table-cell office:value-type="float" office:value="-0.0169787">
                <text:p>-0.0169787</text:p>
              </table:table-cell>
              <table:table-cell office:value-type="float" office:value="-0.137609">
                <text:p>-0.137609</text:p>
              </table:table-cell>
              <table:table-cell office:value-type="float" office:value="-0.000470026">
                <text:p>-0.0004700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69625">
                <text:p>0.0169625</text:p>
              </table:table-cell>
              <table:table-cell office:value-type="float" office:value="0.00148408">
                <text:p>0.00148408</text:p>
              </table:table-cell>
              <table:table-cell office:value-type="float" office:value="0.137638">
                <text:p>0.137638</text:p>
              </table:table-cell>
              <table:table-cell office:value-type="float" office:value="0.000534252">
                <text:p>0.0005342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495">
                <text:p>0.01495</text:p>
              </table:table-cell>
              <table:table-cell office:value-type="float" office:value="-0.0169787">
                <text:p>-0.0169787</text:p>
              </table:table-cell>
              <table:table-cell office:value-type="float" office:value="0.137609">
                <text:p>0.137609</text:p>
              </table:table-cell>
              <table:table-cell office:value-type="float" office:value="0.000470026">
                <text:p>0.0004700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495">
                <text:p>0.01495</text:p>
              </table:table-cell>
              <table:table-cell office:value-type="float" office:value="0.00153492">
                <text:p>0.00153492</text:p>
              </table:table-cell>
              <table:table-cell office:value-type="float" office:value="-0.137609">
                <text:p>-0.137609</text:p>
              </table:table-cell>
              <table:table-cell office:value-type="float" office:value="-0.000470026">
                <text:p>-0.0004700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29375">
                <text:p>0.0129375</text:p>
              </table:table-cell>
              <table:table-cell office:value-type="float" office:value="-0.0214265">
                <text:p>-0.0214265</text:p>
              </table:table-cell>
              <table:table-cell office:value-type="float" office:value="-0.137585">
                <text:p>-0.137585</text:p>
              </table:table-cell>
              <table:table-cell office:value-type="float" office:value="-0.0004058">
                <text:p>-0.00040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495">
                <text:p>0.01495</text:p>
              </table:table-cell>
              <table:table-cell office:value-type="float" office:value="0.00153492">
                <text:p>0.00153492</text:p>
              </table:table-cell>
              <table:table-cell office:value-type="float" office:value="0.137609">
                <text:p>0.137609</text:p>
              </table:table-cell>
              <table:table-cell office:value-type="float" office:value="0.000470026">
                <text:p>0.0004700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29375">
                <text:p>0.0129375</text:p>
              </table:table-cell>
              <table:table-cell office:value-type="float" office:value="-0.0214265">
                <text:p>-0.0214265</text:p>
              </table:table-cell>
              <table:table-cell office:value-type="float" office:value="0.137585">
                <text:p>0.137585</text:p>
              </table:table-cell>
              <table:table-cell office:value-type="float" office:value="0.0004058">
                <text:p>0.00040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17391">
                <text:p>0.00217391</text:p>
              </table:table-cell>
              <table:table-cell office:value-type="float" office:value="-0.137585">
                <text:p>-0.137585</text:p>
              </table:table-cell>
              <table:table-cell office:value-type="float" office:value="-0.0004058">
                <text:p>-0.00040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0925">
                <text:p>0.010925</text:p>
              </table:table-cell>
              <table:table-cell office:value-type="float" office:value="-0.0263855">
                <text:p>-0.0263855</text:p>
              </table:table-cell>
              <table:table-cell office:value-type="float" office:value="-0.137563">
                <text:p>-0.137563</text:p>
              </table:table-cell>
              <table:table-cell office:value-type="float" office:value="-0.000341575">
                <text:p>-0.0003415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29375">
                <text:p>0.0129375</text:p>
              </table:table-cell>
              <table:table-cell office:value-type="float" office:value="0.00217391">
                <text:p>0.00217391</text:p>
              </table:table-cell>
              <table:table-cell office:value-type="float" office:value="0.137585">
                <text:p>0.137585</text:p>
              </table:table-cell>
              <table:table-cell office:value-type="float" office:value="0.0004058">
                <text:p>0.00040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0925">
                <text:p>0.010925</text:p>
              </table:table-cell>
              <table:table-cell office:value-type="float" office:value="-0.0263855">
                <text:p>-0.0263855</text:p>
              </table:table-cell>
              <table:table-cell office:value-type="float" office:value="0.137563">
                <text:p>0.137563</text:p>
              </table:table-cell>
              <table:table-cell office:value-type="float" office:value="0.000341575">
                <text:p>0.0003415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0925">
                <text:p>0.010925</text:p>
              </table:table-cell>
              <table:table-cell office:value-type="float" office:value="0.00337053">
                <text:p>0.00337053</text:p>
              </table:table-cell>
              <table:table-cell office:value-type="float" office:value="-0.137563">
                <text:p>-0.137563</text:p>
              </table:table-cell>
              <table:table-cell office:value-type="float" office:value="-0.000341575">
                <text:p>-0.0003415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89125">
                <text:p>0.0089125</text:p>
              </table:table-cell>
              <table:table-cell office:value-type="float" office:value="-0.0320736">
                <text:p>-0.0320736</text:p>
              </table:table-cell>
              <table:table-cell office:value-type="float" office:value="-0.137546">
                <text:p>-0.137546</text:p>
              </table:table-cell>
              <table:table-cell office:value-type="float" office:value="-0.00027735">
                <text:p>-0.000277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0925">
                <text:p>0.010925</text:p>
              </table:table-cell>
              <table:table-cell office:value-type="float" office:value="0.00337053">
                <text:p>0.00337053</text:p>
              </table:table-cell>
              <table:table-cell office:value-type="float" office:value="0.137563">
                <text:p>0.137563</text:p>
              </table:table-cell>
              <table:table-cell office:value-type="float" office:value="0.000341575">
                <text:p>0.0003415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89125">
                <text:p>0.0089125</text:p>
              </table:table-cell>
              <table:table-cell office:value-type="float" office:value="-0.0320736">
                <text:p>-0.0320736</text:p>
              </table:table-cell>
              <table:table-cell office:value-type="float" office:value="0.137546">
                <text:p>0.137546</text:p>
              </table:table-cell>
              <table:table-cell office:value-type="float" office:value="0.00027735">
                <text:p>0.000277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541715">
                <text:p>0.00541715</text:p>
              </table:table-cell>
              <table:table-cell office:value-type="float" office:value="-0.137546">
                <text:p>-0.137546</text:p>
              </table:table-cell>
              <table:table-cell office:value-type="float" office:value="-0.00027735">
                <text:p>-0.000277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69">
                <text:p>0.0069</text:p>
              </table:table-cell>
              <table:table-cell office:value-type="float" office:value="-0.0399439">
                <text:p>-0.0399439</text:p>
              </table:table-cell>
              <table:table-cell office:value-type="float" office:value="-0.137532">
                <text:p>-0.137532</text:p>
              </table:table-cell>
              <table:table-cell office:value-type="float" office:value="-0.000213111">
                <text:p>-0.0002131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89125">
                <text:p>0.0089125</text:p>
              </table:table-cell>
              <table:table-cell office:value-type="float" office:value="0.00541715">
                <text:p>0.00541715</text:p>
              </table:table-cell>
              <table:table-cell office:value-type="float" office:value="0.137546">
                <text:p>0.137546</text:p>
              </table:table-cell>
              <table:table-cell office:value-type="float" office:value="0.00027735">
                <text:p>0.000277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69">
                <text:p>0.0069</text:p>
              </table:table-cell>
              <table:table-cell office:value-type="float" office:value="-0.0399439">
                <text:p>-0.0399439</text:p>
              </table:table-cell>
              <table:table-cell office:value-type="float" office:value="0.137532">
                <text:p>0.137532</text:p>
              </table:table-cell>
              <table:table-cell office:value-type="float" office:value="0.000213111">
                <text:p>0.0002131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